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14" table:style-name="ta1">
        <table:shapes>
          <draw:frame draw:z-index="0" draw:style-name="gr1" draw:text-style-name="P1" svg:width="6.2988in" svg:height="3.5449in" svg:x="1.7362in" svg:y="4.0051in">
            <draw:object draw:notify-on-update-of-ranges="flatDgait14.A1:flatDgait14.A1 flatDgait14.B1:flatDgait14.NL1 flatDgait14.A6:flatDgait14.A6 flatDgait14.B6:flatDgait14.NL6 flatDgait14.A8:flatDgait14.A8 flatDgait14.B8:flatDgait14.N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number-columns-repeated="30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13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22" table:default-cell-style-name="Default"/>
        <table:table-column table:style-name="co11" table:default-cell-style-name="Default"/>
        <table:table-column table:style-name="co8" table:number-columns-repeated="11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number-columns-repeated="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6" table:number-columns-repeated="46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4281463623" calcext:value-type="float">
            <text:p>0.033356428146362</text:p>
          </table:table-cell>
          <table:table-cell office:value-type="float" office:value="0.100069046020508" calcext:value-type="float">
            <text:p>0.100069046020508</text:p>
          </table:table-cell>
          <table:table-cell office:value-type="float" office:value="0.133425235748291" calcext:value-type="float">
            <text:p>0.133425235748291</text:p>
          </table:table-cell>
          <table:table-cell office:value-type="float" office:value="0.200137853622436" calcext:value-type="float">
            <text:p>0.200137853622436</text:p>
          </table:table-cell>
          <table:table-cell office:value-type="float" office:value="0.23349404335022" calcext:value-type="float">
            <text:p>0.23349404335022</text:p>
          </table:table-cell>
          <table:table-cell office:value-type="float" office:value="0.266850471496582" calcext:value-type="float">
            <text:p>0.266850471496582</text:p>
          </table:table-cell>
          <table:table-cell office:value-type="float" office:value="0.333562850952148" calcext:value-type="float">
            <text:p>0.333562850952148</text:p>
          </table:table-cell>
          <table:table-cell office:value-type="float" office:value="0.366919040679932" calcext:value-type="float">
            <text:p>0.366919040679932</text:p>
          </table:table-cell>
          <table:table-cell office:value-type="float" office:value="0.400275707244873" calcext:value-type="float">
            <text:p>0.400275707244873</text:p>
          </table:table-cell>
          <table:table-cell office:value-type="float" office:value="0.466988086700439" calcext:value-type="float">
            <text:p>0.466988086700439</text:p>
          </table:table-cell>
          <table:table-cell office:value-type="float" office:value="0.500344276428223" calcext:value-type="float">
            <text:p>0.500344276428223</text:p>
          </table:table-cell>
          <table:table-cell office:value-type="float" office:value="0.533700466156006" calcext:value-type="float">
            <text:p>0.533700466156006</text:p>
          </table:table-cell>
          <table:table-cell office:value-type="float" office:value="0.600412845611572" calcext:value-type="float">
            <text:p>0.600412845611572</text:p>
          </table:table-cell>
          <table:table-cell office:value-type="float" office:value="0.633769273757935" calcext:value-type="float">
            <text:p>0.633769273757935</text:p>
          </table:table-cell>
          <table:table-cell office:value-type="float" office:value="0.667125463485718" calcext:value-type="float">
            <text:p>0.667125463485718</text:p>
          </table:table-cell>
          <table:table-cell office:value-type="float" office:value="0.733837842941284" calcext:value-type="float">
            <text:p>0.733837842941284</text:p>
          </table:table-cell>
          <table:table-cell office:value-type="float" office:value="0.767193794250488" calcext:value-type="float">
            <text:p>0.767193794250488</text:p>
          </table:table-cell>
          <table:table-cell office:value-type="float" office:value="0.800549745559692" calcext:value-type="float">
            <text:p>0.800549745559692</text:p>
          </table:table-cell>
          <table:table-cell office:value-type="float" office:value="0.867261648178101" calcext:value-type="float">
            <text:p>0.867261648178101</text:p>
          </table:table-cell>
          <table:table-cell office:value-type="float" office:value="0.900617599487305" calcext:value-type="float">
            <text:p>0.900617599487305</text:p>
          </table:table-cell>
          <table:table-cell office:value-type="float" office:value="0.967329502105713" calcext:value-type="float">
            <text:p>0.967329502105713</text:p>
          </table:table-cell>
          <table:table-cell office:value-type="float" office:value="1.00068545341492" calcext:value-type="float">
            <text:p>1.00068545341492</text:p>
          </table:table-cell>
          <table:table-cell office:value-type="float" office:value="1.03404140472412" calcext:value-type="float">
            <text:p>1.03404140472412</text:p>
          </table:table-cell>
          <table:table-cell office:value-type="float" office:value="1.10075330734253" calcext:value-type="float">
            <text:p>1.10075330734253</text:p>
          </table:table-cell>
          <table:table-cell office:value-type="float" office:value="1.16746497154236" calcext:value-type="float">
            <text:p>1.16746497154236</text:p>
          </table:table-cell>
          <table:table-cell office:value-type="float" office:value="1.23417663574219" calcext:value-type="float">
            <text:p>1.23417663574219</text:p>
          </table:table-cell>
          <table:table-cell office:value-type="float" office:value="1.3008885383606" calcext:value-type="float">
            <text:p>1.3008885383606</text:p>
          </table:table-cell>
          <table:table-cell office:value-type="float" office:value="1.36759996414185" calcext:value-type="float">
            <text:p>1.36759996414185</text:p>
          </table:table-cell>
          <table:table-cell office:value-type="float" office:value="1.40095591545105" calcext:value-type="float">
            <text:p>1.40095591545105</text:p>
          </table:table-cell>
          <table:table-cell office:value-type="float" office:value="1.43431162834167" calcext:value-type="float">
            <text:p>1.43431162834167</text:p>
          </table:table-cell>
          <table:table-cell office:value-type="float" office:value="1.4676673412323" calcext:value-type="float">
            <text:p>1.4676673412323</text:p>
          </table:table-cell>
          <table:table-cell office:value-type="float" office:value="1.5010232925415" calcext:value-type="float">
            <text:p>1.5010232925415</text:p>
          </table:table-cell>
          <table:table-cell office:value-type="float" office:value="1.53437900543213" calcext:value-type="float">
            <text:p>1.53437900543213</text:p>
          </table:table-cell>
          <table:table-cell office:value-type="float" office:value="1.60109043121338" calcext:value-type="float">
            <text:p>1.60109043121338</text:p>
          </table:table-cell>
          <table:table-cell office:value-type="float" office:value="1.70115756988525" calcext:value-type="float">
            <text:p>1.70115756988525</text:p>
          </table:table-cell>
          <table:table-cell office:value-type="float" office:value="1.73451328277588" calcext:value-type="float">
            <text:p>1.73451328277588</text:p>
          </table:table-cell>
          <table:table-cell office:value-type="float" office:value="1.80123901367188" calcext:value-type="float">
            <text:p>1.80123901367188</text:p>
          </table:table-cell>
          <table:table-cell office:value-type="float" office:value="1.83460211753845" calcext:value-type="float">
            <text:p>1.83460211753845</text:p>
          </table:table-cell>
          <table:table-cell office:value-type="float" office:value="1.86796474456787" calcext:value-type="float">
            <text:p>1.86796474456787</text:p>
          </table:table-cell>
          <table:table-cell office:value-type="float" office:value="1.93469095230103" calcext:value-type="float">
            <text:p>1.93469095230103</text:p>
          </table:table-cell>
          <table:table-cell office:value-type="float" office:value="1.96805381774902" calcext:value-type="float">
            <text:p>1.96805381774902</text:p>
          </table:table-cell>
          <table:table-cell office:value-type="float" office:value="2.03478002548218" calcext:value-type="float">
            <text:p>2.03478002548218</text:p>
          </table:table-cell>
          <table:table-cell office:value-type="float" office:value="2.06814336776733" calcext:value-type="float">
            <text:p>2.06814336776733</text:p>
          </table:table-cell>
          <table:table-cell office:value-type="float" office:value="2.13486981391907" calcext:value-type="float">
            <text:p>2.13486981391907</text:p>
          </table:table-cell>
          <table:table-cell office:value-type="float" office:value="2.20159649848938" calcext:value-type="float">
            <text:p>2.20159649848938</text:p>
          </table:table-cell>
          <table:table-cell office:value-type="float" office:value="2.23495984077454" calcext:value-type="float">
            <text:p>2.23495984077454</text:p>
          </table:table-cell>
          <table:table-cell office:value-type="float" office:value="2.26832318305969" calcext:value-type="float">
            <text:p>2.26832318305969</text:p>
          </table:table-cell>
          <table:table-cell office:value-type="float" office:value="2.30168676376343" calcext:value-type="float">
            <text:p>2.30168676376343</text:p>
          </table:table-cell>
          <table:table-cell office:value-type="float" office:value="2.33505034446716" calcext:value-type="float">
            <text:p>2.33505034446716</text:p>
          </table:table-cell>
          <table:table-cell office:value-type="float" office:value="2.40177750587463" calcext:value-type="float">
            <text:p>2.40177750587463</text:p>
          </table:table-cell>
          <table:table-cell office:value-type="float" office:value="2.43514108657837" calcext:value-type="float">
            <text:p>2.43514108657837</text:p>
          </table:table-cell>
          <table:table-cell office:value-type="float" office:value="2.46850490570068" calcext:value-type="float">
            <text:p>2.46850490570068</text:p>
          </table:table-cell>
          <table:table-cell office:value-type="float" office:value="2.53523230552673" calcext:value-type="float">
            <text:p>2.53523230552673</text:p>
          </table:table-cell>
          <table:table-cell office:value-type="float" office:value="2.56859612464905" calcext:value-type="float">
            <text:p>2.56859612464905</text:p>
          </table:table-cell>
          <table:table-cell office:value-type="float" office:value="2.60195994377136" calcext:value-type="float">
            <text:p>2.60195994377136</text:p>
          </table:table-cell>
          <table:table-cell office:value-type="float" office:value="2.66868805885315" calcext:value-type="float">
            <text:p>2.66868805885315</text:p>
          </table:table-cell>
          <table:table-cell office:value-type="float" office:value="2.70205187797546" calcext:value-type="float">
            <text:p>2.70205187797546</text:p>
          </table:table-cell>
          <table:table-cell office:value-type="float" office:value="2.73541569709778" calcext:value-type="float">
            <text:p>2.73541569709778</text:p>
          </table:table-cell>
          <table:table-cell office:value-type="float" office:value="2.76877307891846" calcext:value-type="float">
            <text:p>2.76877307891846</text:p>
          </table:table-cell>
          <table:table-cell office:value-type="float" office:value="2.83548784255981" calcext:value-type="float">
            <text:p>2.83548784255981</text:p>
          </table:table-cell>
          <table:table-cell office:value-type="float" office:value="2.90220236778259" calcext:value-type="float">
            <text:p>2.90220236778259</text:p>
          </table:table-cell>
          <table:table-cell office:value-type="float" office:value="2.93555951118469" calcext:value-type="float">
            <text:p>2.93555951118469</text:p>
          </table:table-cell>
          <table:table-cell office:value-type="float" office:value="3.00227427482605" calcext:value-type="float">
            <text:p>3.00227427482605</text:p>
          </table:table-cell>
          <table:table-cell office:value-type="float" office:value="3.03563165664673" calcext:value-type="float">
            <text:p>3.03563165664673</text:p>
          </table:table-cell>
          <table:table-cell office:value-type="float" office:value="3.10234618186951" calcext:value-type="float">
            <text:p>3.10234618186951</text:p>
          </table:table-cell>
          <table:table-cell office:value-type="float" office:value="3.16906070709229" calcext:value-type="float">
            <text:p>3.16906070709229</text:p>
          </table:table-cell>
          <table:table-cell office:value-type="float" office:value="3.20241785049438" calcext:value-type="float">
            <text:p>3.20241785049438</text:p>
          </table:table-cell>
          <table:table-cell office:value-type="float" office:value="3.26913261413574" calcext:value-type="float">
            <text:p>3.26913261413574</text:p>
          </table:table-cell>
          <table:table-cell office:value-type="float" office:value="3.30248975753784" calcext:value-type="float">
            <text:p>3.30248975753784</text:p>
          </table:table-cell>
          <table:table-cell office:value-type="float" office:value="3.36920428276062" calcext:value-type="float">
            <text:p>3.36920428276062</text:p>
          </table:table-cell>
          <table:table-cell office:value-type="float" office:value="3.4359188079834" calcext:value-type="float">
            <text:p>3.4359188079834</text:p>
          </table:table-cell>
          <table:table-cell office:value-type="float" office:value="3.46927618980408" calcext:value-type="float">
            <text:p>3.46927618980408</text:p>
          </table:table-cell>
          <table:table-cell office:value-type="float" office:value="3.53599071502686" calcext:value-type="float">
            <text:p>3.53599071502686</text:p>
          </table:table-cell>
          <table:table-cell office:value-type="float" office:value="3.56934785842895" calcext:value-type="float">
            <text:p>3.56934785842895</text:p>
          </table:table-cell>
          <table:table-cell office:value-type="float" office:value="3.63606238365173" calcext:value-type="float">
            <text:p>3.63606238365173</text:p>
          </table:table-cell>
          <table:table-cell office:value-type="float" office:value="3.66941952705383" calcext:value-type="float">
            <text:p>3.66941952705383</text:p>
          </table:table-cell>
          <table:table-cell office:value-type="float" office:value="3.70277690887451" calcext:value-type="float">
            <text:p>3.70277690887451</text:p>
          </table:table-cell>
          <table:table-cell office:value-type="float" office:value="3.73613405227661" calcext:value-type="float">
            <text:p>3.73613405227661</text:p>
          </table:table-cell>
          <table:table-cell office:value-type="float" office:value="3.80284643173218" calcext:value-type="float">
            <text:p>3.80284643173218</text:p>
          </table:table-cell>
          <table:table-cell office:value-type="float" office:value="3.96962666511536" calcext:value-type="float">
            <text:p>3.96962666511536</text:p>
          </table:table-cell>
          <table:table-cell office:value-type="float" office:value="4.00298261642456" calcext:value-type="float">
            <text:p>4.00298261642456</text:p>
          </table:table-cell>
          <table:table-cell office:value-type="float" office:value="4.03633880615234" calcext:value-type="float">
            <text:p>4.03633880615234</text:p>
          </table:table-cell>
          <table:table-cell office:value-type="float" office:value="4.10305070877075" calcext:value-type="float">
            <text:p>4.10305070877075</text:p>
          </table:table-cell>
          <table:table-cell office:value-type="float" office:value="4.13640666007996" calcext:value-type="float">
            <text:p>4.13640666007996</text:p>
          </table:table-cell>
          <table:table-cell office:value-type="float" office:value="4.16976284980774" calcext:value-type="float">
            <text:p>4.16976284980774</text:p>
          </table:table-cell>
          <table:table-cell office:value-type="float" office:value="4.20311880111694" calcext:value-type="float">
            <text:p>4.20311880111694</text:p>
          </table:table-cell>
          <table:table-cell office:value-type="float" office:value="4.23647475242615" calcext:value-type="float">
            <text:p>4.23647475242615</text:p>
          </table:table-cell>
          <table:table-cell office:value-type="float" office:value="4.30318665504456" calcext:value-type="float">
            <text:p>4.30318665504456</text:p>
          </table:table-cell>
          <table:table-cell office:value-type="float" office:value="4.33654260635376" calcext:value-type="float">
            <text:p>4.33654260635376</text:p>
          </table:table-cell>
          <table:table-cell office:value-type="float" office:value="4.36989855766296" calcext:value-type="float">
            <text:p>4.36989855766296</text:p>
          </table:table-cell>
          <table:table-cell office:value-type="float" office:value="4.40325450897217" calcext:value-type="float">
            <text:p>4.40325450897217</text:p>
          </table:table-cell>
          <table:table-cell office:value-type="float" office:value="4.469966173172" calcext:value-type="float">
            <text:p>4.469966173172</text:p>
          </table:table-cell>
          <table:table-cell office:value-type="float" office:value="4.57003378868103" calcext:value-type="float">
            <text:p>4.57003378868103</text:p>
          </table:table-cell>
          <table:table-cell office:value-type="float" office:value="4.87024140357971" calcext:value-type="float">
            <text:p>4.87024140357971</text:p>
          </table:table-cell>
          <table:table-cell office:value-type="float" office:value="4.90359854698181" calcext:value-type="float">
            <text:p>4.90359854698181</text:p>
          </table:table-cell>
          <table:table-cell office:value-type="float" office:value="4.97031259536743" calcext:value-type="float">
            <text:p>4.97031259536743</text:p>
          </table:table-cell>
          <table:table-cell office:value-type="float" office:value="5.00366973876953" calcext:value-type="float">
            <text:p>5.00366973876953</text:p>
          </table:table-cell>
          <table:table-cell office:value-type="float" office:value="5.10374093055725" calcext:value-type="float">
            <text:p>5.10374093055725</text:p>
          </table:table-cell>
          <table:table-cell office:value-type="float" office:value="5.13709783554077" calcext:value-type="float">
            <text:p>5.13709783554077</text:p>
          </table:table-cell>
          <table:table-cell office:value-type="float" office:value="5.17045474052429" calcext:value-type="float">
            <text:p>5.17045474052429</text:p>
          </table:table-cell>
          <table:table-cell office:value-type="float" office:value="5.23716878890991" calcext:value-type="float">
            <text:p>5.23716878890991</text:p>
          </table:table-cell>
          <table:table-cell office:value-type="float" office:value="5.27052593231201" calcext:value-type="float">
            <text:p>5.27052593231201</text:p>
          </table:table-cell>
          <table:table-cell office:value-type="float" office:value="5.30388307571411" calcext:value-type="float">
            <text:p>5.30388307571411</text:p>
          </table:table-cell>
          <table:table-cell office:value-type="float" office:value="5.33723998069763" calcext:value-type="float">
            <text:p>5.33723998069763</text:p>
          </table:table-cell>
          <table:table-cell office:value-type="float" office:value="5.37059712409973" calcext:value-type="float">
            <text:p>5.37059712409973</text:p>
          </table:table-cell>
          <table:table-cell office:value-type="float" office:value="5.43731093406677" calcext:value-type="float">
            <text:p>5.43731093406677</text:p>
          </table:table-cell>
          <table:table-cell office:value-type="float" office:value="5.47066783905029" calcext:value-type="float">
            <text:p>5.47066783905029</text:p>
          </table:table-cell>
          <table:table-cell office:value-type="float" office:value="5.53738212585449" calcext:value-type="float">
            <text:p>5.53738212585449</text:p>
          </table:table-cell>
          <table:table-cell office:value-type="float" office:value="5.57073903083801" calcext:value-type="float">
            <text:p>5.57073903083801</text:p>
          </table:table-cell>
          <table:table-cell office:value-type="float" office:value="5.60409617424011" calcext:value-type="float">
            <text:p>5.60409617424011</text:p>
          </table:table-cell>
          <table:table-cell office:value-type="float" office:value="5.63745307922363" calcext:value-type="float">
            <text:p>5.63745307922363</text:p>
          </table:table-cell>
          <table:table-cell office:value-type="float" office:value="5.70416688919067" calcext:value-type="float">
            <text:p>5.70416688919067</text:p>
          </table:table-cell>
          <table:table-cell office:value-type="float" office:value="5.77088379859924" calcext:value-type="float">
            <text:p>5.77088379859924</text:p>
          </table:table-cell>
          <table:table-cell office:value-type="float" office:value="5.90432286262512" calcext:value-type="float">
            <text:p>5.90432286262512</text:p>
          </table:table-cell>
          <table:table-cell office:value-type="float" office:value="5.97104263305664" calcext:value-type="float">
            <text:p>5.97104263305664</text:p>
          </table:table-cell>
          <table:table-cell office:value-type="float" office:value="6.03776240348816" calcext:value-type="float">
            <text:p>6.03776240348816</text:p>
          </table:table-cell>
          <table:table-cell office:value-type="float" office:value="6.07112216949463" calcext:value-type="float">
            <text:p>6.07112216949463</text:p>
          </table:table-cell>
          <table:table-cell office:value-type="float" office:value="6.13784193992615" calcext:value-type="float">
            <text:p>6.13784193992615</text:p>
          </table:table-cell>
          <table:table-cell office:value-type="float" office:value="6.20456194877625" calcext:value-type="float">
            <text:p>6.20456194877625</text:p>
          </table:table-cell>
          <table:table-cell office:value-type="float" office:value="6.27128195762634" calcext:value-type="float">
            <text:p>6.27128195762634</text:p>
          </table:table-cell>
          <table:table-cell office:value-type="float" office:value="6.30464196205139" calcext:value-type="float">
            <text:p>6.30464196205139</text:p>
          </table:table-cell>
          <table:table-cell office:value-type="float" office:value="6.47144246101379" calcext:value-type="float">
            <text:p>6.47144246101379</text:p>
          </table:table-cell>
          <table:table-cell office:value-type="float" office:value="6.50480270385742" calcext:value-type="float">
            <text:p>6.50480270385742</text:p>
          </table:table-cell>
          <table:table-cell office:value-type="float" office:value="6.5715229511261" calcext:value-type="float">
            <text:p>6.5715229511261</text:p>
          </table:table-cell>
          <table:table-cell office:value-type="float" office:value="6.70496392250061" calcext:value-type="float">
            <text:p>6.70496392250061</text:p>
          </table:table-cell>
          <table:table-cell office:value-type="float" office:value="6.77167987823486" calcext:value-type="float">
            <text:p>6.77167987823486</text:p>
          </table:table-cell>
          <table:table-cell office:value-type="float" office:value="7.03852581977844" calcext:value-type="float">
            <text:p>7.03852581977844</text:p>
          </table:table-cell>
          <table:table-cell office:value-type="float" office:value="7.10523724555969" calcext:value-type="float">
            <text:p>7.10523724555969</text:p>
          </table:table-cell>
          <table:table-cell office:value-type="float" office:value="7.37208223342896" calcext:value-type="float">
            <text:p>7.37208223342896</text:p>
          </table:table-cell>
          <table:table-cell office:value-type="float" office:value="7.40543794631958" calcext:value-type="float">
            <text:p>7.40543794631958</text:p>
          </table:table-cell>
          <table:table-cell office:value-type="float" office:value="7.43879342079163" calcext:value-type="float">
            <text:p>7.43879342079163</text:p>
          </table:table-cell>
          <table:table-cell office:value-type="float" office:value="7.47214889526367" calcext:value-type="float">
            <text:p>7.47214889526367</text:p>
          </table:table-cell>
          <table:table-cell office:value-type="float" office:value="7.53886008262634" calcext:value-type="float">
            <text:p>7.53886008262634</text:p>
          </table:table-cell>
          <table:table-cell office:value-type="float" office:value="7.60557103157043" calcext:value-type="float">
            <text:p>7.60557103157043</text:p>
          </table:table-cell>
          <table:table-cell office:value-type="float" office:value="7.70563745498657" calcext:value-type="float">
            <text:p>7.70563745498657</text:p>
          </table:table-cell>
          <table:table-cell office:value-type="float" office:value="7.77235078811646" calcext:value-type="float">
            <text:p>7.77235078811646</text:p>
          </table:table-cell>
          <table:table-cell office:value-type="float" office:value="7.83906626701355" calcext:value-type="float">
            <text:p>7.83906626701355</text:p>
          </table:table-cell>
          <table:table-cell office:value-type="float" office:value="7.90578198432922" calcext:value-type="float">
            <text:p>7.90578198432922</text:p>
          </table:table-cell>
          <table:table-cell office:value-type="float" office:value="7.93913984298706" calcext:value-type="float">
            <text:p>7.93913984298706</text:p>
          </table:table-cell>
          <table:table-cell office:value-type="float" office:value="8.00585532188416" calcext:value-type="float">
            <text:p>8.00585532188416</text:p>
          </table:table-cell>
          <table:table-cell office:value-type="float" office:value="8.07257127761841" calcext:value-type="float">
            <text:p>8.07257127761841</text:p>
          </table:table-cell>
          <table:table-cell office:value-type="float" office:value="8.10592889785767" calcext:value-type="float">
            <text:p>8.10592889785767</text:p>
          </table:table-cell>
          <table:table-cell office:value-type="float" office:value="8.17264485359192" calcext:value-type="float">
            <text:p>8.17264485359192</text:p>
          </table:table-cell>
          <table:table-cell office:value-type="float" office:value="8.20600247383118" calcext:value-type="float">
            <text:p>8.20600247383118</text:p>
          </table:table-cell>
          <table:table-cell office:value-type="float" office:value="8.23936033248901" calcext:value-type="float">
            <text:p>8.23936033248901</text:p>
          </table:table-cell>
          <table:table-cell office:value-type="float" office:value="8.33943390846252" calcext:value-type="float">
            <text:p>8.33943390846252</text:p>
          </table:table-cell>
          <table:table-cell office:value-type="float" office:value="8.50622296333313" calcext:value-type="float">
            <text:p>8.50622296333313</text:p>
          </table:table-cell>
          <table:table-cell office:value-type="float" office:value="8.53958082199097" calcext:value-type="float">
            <text:p>8.53958082199097</text:p>
          </table:table-cell>
          <table:table-cell office:value-type="float" office:value="8.5729386806488" calcext:value-type="float">
            <text:p>8.5729386806488</text:p>
          </table:table-cell>
          <table:table-cell office:value-type="float" office:value="8.60629630088806" calcext:value-type="float">
            <text:p>8.60629630088806</text:p>
          </table:table-cell>
          <table:table-cell office:value-type="float" office:value="8.67301201820374" calcext:value-type="float">
            <text:p>8.67301201820374</text:p>
          </table:table-cell>
          <table:table-cell office:value-type="float" office:value="8.70636987686157" calcext:value-type="float">
            <text:p>8.70636987686157</text:p>
          </table:table-cell>
          <table:table-cell office:value-type="float" office:value="8.77308368682861" calcext:value-type="float">
            <text:p>8.77308368682861</text:p>
          </table:table-cell>
          <table:table-cell office:value-type="float" office:value="8.80643963813782" calcext:value-type="float">
            <text:p>8.80643963813782</text:p>
          </table:table-cell>
          <table:table-cell office:value-type="float" office:value="8.87315177917481" calcext:value-type="float">
            <text:p>8.87315177917481</text:p>
          </table:table-cell>
          <table:table-cell office:value-type="float" office:value="9.10664319992065" calcext:value-type="float">
            <text:p>9.10664319992065</text:p>
          </table:table-cell>
          <table:table-cell office:value-type="float" office:value="9.3067786693573" calcext:value-type="float">
            <text:p>9.3067786693573</text:p>
          </table:table-cell>
          <table:table-cell office:value-type="float" office:value="9.37349033355713" calcext:value-type="float">
            <text:p>9.37349033355713</text:p>
          </table:table-cell>
          <table:table-cell office:value-type="float" office:value="9.64033699035645" calcext:value-type="float">
            <text:p>9.64033699035645</text:p>
          </table:table-cell>
          <table:table-cell office:value-type="float" office:value="9.8738317489624" calcext:value-type="float">
            <text:p>9.8738317489624</text:p>
          </table:table-cell>
          <table:table-cell office:value-type="float" office:value="9.97390246391296" calcext:value-type="float">
            <text:p>9.97390246391296</text:p>
          </table:table-cell>
          <table:table-cell office:value-type="float" office:value="10.0406165122986" calcext:value-type="float">
            <text:p>10.0406165122986</text:p>
          </table:table-cell>
          <table:table-cell office:value-type="float" office:value="10.0739734172821" calcext:value-type="float">
            <text:p>10.0739734172821</text:p>
          </table:table-cell>
          <table:table-cell office:value-type="float" office:value="10.1073303222656" calcext:value-type="float">
            <text:p>10.1073303222656</text:p>
          </table:table-cell>
          <table:table-cell office:value-type="float" office:value="10.2074010372162" calcext:value-type="float">
            <text:p>10.2074010372162</text:p>
          </table:table-cell>
          <table:table-cell office:value-type="float" office:value="10.2407579421997" calcext:value-type="float">
            <text:p>10.2407579421997</text:p>
          </table:table-cell>
          <table:table-cell office:value-type="float" office:value="10.2741148471832" calcext:value-type="float">
            <text:p>10.2741148471832</text:p>
          </table:table-cell>
          <table:table-cell office:value-type="float" office:value="10.3408288955688" calcext:value-type="float">
            <text:p>10.3408288955688</text:p>
          </table:table-cell>
          <table:table-cell office:value-type="float" office:value="10.4075427055359" calcext:value-type="float">
            <text:p>10.4075427055359</text:p>
          </table:table-cell>
          <table:table-cell office:value-type="float" office:value="10.4408996105194" calcext:value-type="float">
            <text:p>10.4408996105194</text:p>
          </table:table-cell>
          <table:table-cell office:value-type="float" office:value="10.4742565155029" calcext:value-type="float">
            <text:p>10.4742565155029</text:p>
          </table:table-cell>
          <table:table-cell office:value-type="float" office:value="10.5409700870514" calcext:value-type="float">
            <text:p>10.5409700870514</text:p>
          </table:table-cell>
          <table:table-cell office:value-type="float" office:value="10.607684135437" calcext:value-type="float">
            <text:p>10.607684135437</text:p>
          </table:table-cell>
          <table:table-cell office:value-type="float" office:value="10.6410410404205" calcext:value-type="float">
            <text:p>10.6410410404205</text:p>
          </table:table-cell>
          <table:table-cell office:value-type="float" office:value="10.7077548503876" calcext:value-type="float">
            <text:p>10.7077548503876</text:p>
          </table:table-cell>
          <table:table-cell office:value-type="float" office:value="10.7411117553711" calcext:value-type="float">
            <text:p>10.7411117553711</text:p>
          </table:table-cell>
          <table:table-cell office:value-type="float" office:value="10.7744679450989" calcext:value-type="float">
            <text:p>10.7744679450989</text:p>
          </table:table-cell>
          <table:table-cell office:value-type="float" office:value="10.8078241348267" calcext:value-type="float">
            <text:p>10.8078241348267</text:p>
          </table:table-cell>
          <table:table-cell office:value-type="float" office:value="10.8745365142822" calcext:value-type="float">
            <text:p>10.8745365142822</text:p>
          </table:table-cell>
          <table:table-cell office:value-type="float" office:value="10.90789270401" calcext:value-type="float">
            <text:p>10.90789270401</text:p>
          </table:table-cell>
          <table:table-cell office:value-type="float" office:value="10.9412488937378" calcext:value-type="float">
            <text:p>10.9412488937378</text:p>
          </table:table-cell>
          <table:table-cell office:value-type="float" office:value="11.0079612731934" calcext:value-type="float">
            <text:p>11.0079612731934</text:p>
          </table:table-cell>
          <table:table-cell office:value-type="float" office:value="11.0413172245026" calcext:value-type="float">
            <text:p>11.0413172245026</text:p>
          </table:table-cell>
          <table:table-cell office:value-type="float" office:value="11.1080298423767" calcext:value-type="float">
            <text:p>11.1080298423767</text:p>
          </table:table-cell>
          <table:table-cell office:value-type="float" office:value="11.1413860321045" calcext:value-type="float">
            <text:p>11.1413860321045</text:p>
          </table:table-cell>
          <table:table-cell office:value-type="float" office:value="11.2080981731415" calcext:value-type="float">
            <text:p>11.2080981731415</text:p>
          </table:table-cell>
          <table:table-cell office:value-type="float" office:value="11.2414543628693" calcext:value-type="float">
            <text:p>11.2414543628693</text:p>
          </table:table-cell>
          <table:table-cell office:value-type="float" office:value="11.3081665039063" calcext:value-type="float">
            <text:p>11.3081665039063</text:p>
          </table:table-cell>
          <table:table-cell office:value-type="float" office:value="11.3415224552155" calcext:value-type="float">
            <text:p>11.3415224552155</text:p>
          </table:table-cell>
          <table:table-cell office:value-type="float" office:value="11.3748786449432" calcext:value-type="float">
            <text:p>11.3748786449432</text:p>
          </table:table-cell>
          <table:table-cell office:value-type="float" office:value="11.4082345962524" calcext:value-type="float">
            <text:p>11.4082345962524</text:p>
          </table:table-cell>
          <table:table-cell office:value-type="float" office:value="11.4749467372894" calcext:value-type="float">
            <text:p>11.4749467372894</text:p>
          </table:table-cell>
          <table:table-cell office:value-type="float" office:value="11.5083029270172" calcext:value-type="float">
            <text:p>11.5083029270172</text:p>
          </table:table-cell>
          <table:table-cell office:value-type="float" office:value="11.5416588783264" calcext:value-type="float">
            <text:p>11.5416588783264</text:p>
          </table:table-cell>
          <table:table-cell office:value-type="float" office:value="11.7417950630188" calcext:value-type="float">
            <text:p>11.7417950630188</text:p>
          </table:table-cell>
          <table:table-cell office:value-type="float" office:value="11.8085122108459" calcext:value-type="float">
            <text:p>11.8085122108459</text:p>
          </table:table-cell>
          <table:table-cell office:value-type="float" office:value="11.8752293586731" calcext:value-type="float">
            <text:p>11.8752293586731</text:p>
          </table:table-cell>
          <table:table-cell office:value-type="float" office:value="11.9419465065002" calcext:value-type="float">
            <text:p>11.9419465065002</text:p>
          </table:table-cell>
          <table:table-cell office:value-type="float" office:value="11.9753050804138" calcext:value-type="float">
            <text:p>11.9753050804138</text:p>
          </table:table-cell>
          <table:table-cell office:value-type="float" office:value="12.008663892746" calcext:value-type="float">
            <text:p>12.008663892746</text:p>
          </table:table-cell>
          <table:table-cell office:value-type="float" office:value="12.0753810405731" calcext:value-type="float">
            <text:p>12.0753810405731</text:p>
          </table:table-cell>
          <table:table-cell office:value-type="float" office:value="12.1754570007324" calcext:value-type="float">
            <text:p>12.1754570007324</text:p>
          </table:table-cell>
          <table:table-cell office:value-type="float" office:value="12.2421743869781" calcext:value-type="float">
            <text:p>12.2421743869781</text:p>
          </table:table-cell>
          <table:table-cell office:value-type="float" office:value="12.2755329608917" calcext:value-type="float">
            <text:p>12.2755329608917</text:p>
          </table:table-cell>
          <table:table-cell office:value-type="float" office:value="12.5757610797882" calcext:value-type="float">
            <text:p>12.5757610797882</text:p>
          </table:table-cell>
          <table:table-cell office:value-type="float" office:value="12.6758372783661" calcext:value-type="float">
            <text:p>12.6758372783661</text:p>
          </table:table-cell>
          <table:table-cell office:value-type="float" office:value="12.7425546646118" calcext:value-type="float">
            <text:p>12.7425546646118</text:p>
          </table:table-cell>
          <table:table-cell office:value-type="float" office:value="12.7759113311768" calcext:value-type="float">
            <text:p>12.7759113311768</text:p>
          </table:table-cell>
          <table:table-cell office:value-type="float" office:value="12.8092677593231" calcext:value-type="float">
            <text:p>12.8092677593231</text:p>
          </table:table-cell>
          <table:table-cell office:value-type="float" office:value="12.8759808540344" calcext:value-type="float">
            <text:p>12.8759808540344</text:p>
          </table:table-cell>
          <table:table-cell office:value-type="float" office:value="12.9093372821808" calcext:value-type="float">
            <text:p>12.9093372821808</text:p>
          </table:table-cell>
          <table:table-cell office:value-type="float" office:value="12.9426939487457" calcext:value-type="float">
            <text:p>12.9426939487457</text:p>
          </table:table-cell>
          <table:table-cell office:value-type="float" office:value="13.009407043457" calcext:value-type="float">
            <text:p>13.009407043457</text:p>
          </table:table-cell>
          <table:table-cell office:value-type="float" office:value="13.0427634716034" calcext:value-type="float">
            <text:p>13.0427634716034</text:p>
          </table:table-cell>
          <table:table-cell office:value-type="float" office:value="13.1094765663147" calcext:value-type="float">
            <text:p>13.1094765663147</text:p>
          </table:table-cell>
          <table:table-cell office:value-type="float" office:value="13.1428329944611" calcext:value-type="float">
            <text:p>13.1428329944611</text:p>
          </table:table-cell>
          <table:table-cell office:value-type="float" office:value="13.2095458507538" calcext:value-type="float">
            <text:p>13.2095458507538</text:p>
          </table:table-cell>
          <table:table-cell office:value-type="float" office:value="13.2762589454651" calcext:value-type="float">
            <text:p>13.2762589454651</text:p>
          </table:table-cell>
          <table:table-cell office:value-type="float" office:value="13.3096153736115" calcext:value-type="float">
            <text:p>13.3096153736115</text:p>
          </table:table-cell>
          <table:table-cell office:value-type="float" office:value="13.3429718017578" calcext:value-type="float">
            <text:p>13.3429718017578</text:p>
          </table:table-cell>
          <table:table-cell office:value-type="float" office:value="13.4096846580505" calcext:value-type="float">
            <text:p>13.4096846580505</text:p>
          </table:table-cell>
          <table:table-cell office:value-type="float" office:value="13.4430413246155" calcext:value-type="float">
            <text:p>13.4430413246155</text:p>
          </table:table-cell>
          <table:table-cell office:value-type="float" office:value="13.4763977527618" calcext:value-type="float">
            <text:p>13.4763977527618</text:p>
          </table:table-cell>
          <table:table-cell office:value-type="float" office:value="13.5097541809082" calcext:value-type="float">
            <text:p>13.5097541809082</text:p>
          </table:table-cell>
          <table:table-cell office:value-type="float" office:value="13.5431106090546" calcext:value-type="float">
            <text:p>13.5431106090546</text:p>
          </table:table-cell>
          <table:table-cell office:value-type="float" office:value="13.6098232269287" calcext:value-type="float">
            <text:p>13.6098232269287</text:p>
          </table:table-cell>
          <table:table-cell office:value-type="float" office:value="13.6431796550751" calcext:value-type="float">
            <text:p>13.6431796550751</text:p>
          </table:table-cell>
          <table:table-cell office:value-type="float" office:value="13.6765360832214" calcext:value-type="float">
            <text:p>13.6765360832214</text:p>
          </table:table-cell>
          <table:table-cell office:value-type="float" office:value="13.7098925113678" calcext:value-type="float">
            <text:p>13.7098925113678</text:p>
          </table:table-cell>
          <table:table-cell office:value-type="float" office:value="13.7432489395142" calcext:value-type="float">
            <text:p>13.7432489395142</text:p>
          </table:table-cell>
          <table:table-cell office:value-type="float" office:value="13.776606798172" calcext:value-type="float">
            <text:p>13.776606798172</text:p>
          </table:table-cell>
          <table:table-cell office:value-type="float" office:value="13.8099648952484" calcext:value-type="float">
            <text:p>13.8099648952484</text:p>
          </table:table-cell>
          <table:table-cell office:value-type="float" office:value="13.9100387096405" calcext:value-type="float">
            <text:p>13.9100387096405</text:p>
          </table:table-cell>
          <table:table-cell office:value-type="float" office:value="13.9433968067169" calcext:value-type="float">
            <text:p>13.9433968067169</text:p>
          </table:table-cell>
          <table:table-cell office:value-type="float" office:value="13.9767546653748" calcext:value-type="float">
            <text:p>13.9767546653748</text:p>
          </table:table-cell>
          <table:table-cell office:value-type="float" office:value="14.043470621109" calcext:value-type="float">
            <text:p>14.043470621109</text:p>
          </table:table-cell>
          <table:table-cell office:value-type="float" office:value="14.0768284797668" calcext:value-type="float">
            <text:p>14.0768284797668</text:p>
          </table:table-cell>
          <table:table-cell office:value-type="float" office:value="14.3436925411224" calcext:value-type="float">
            <text:p>14.3436925411224</text:p>
          </table:table-cell>
          <table:table-cell office:value-type="float" office:value="14.4104087352753" calcext:value-type="float">
            <text:p>14.4104087352753</text:p>
          </table:table-cell>
          <table:table-cell office:value-type="float" office:value="14.4437668323517" calcext:value-type="float">
            <text:p>14.4437668323517</text:p>
          </table:table-cell>
          <table:table-cell office:value-type="float" office:value="14.4771246910095" calcext:value-type="float">
            <text:p>14.4771246910095</text:p>
          </table:table-cell>
          <table:table-cell office:value-type="float" office:value="14.5438408851624" calcext:value-type="float">
            <text:p>14.5438408851624</text:p>
          </table:table-cell>
          <table:table-cell office:value-type="float" office:value="14.5771989822388" calcext:value-type="float">
            <text:p>14.5771989822388</text:p>
          </table:table-cell>
          <table:table-cell office:value-type="float" office:value="14.6105568408966" calcext:value-type="float">
            <text:p>14.6105568408966</text:p>
          </table:table-cell>
          <table:table-cell office:value-type="float" office:value="14.643914937973" calcext:value-type="float">
            <text:p>14.643914937973</text:p>
          </table:table-cell>
          <table:table-cell office:value-type="float" office:value="14.7106311321259" calcext:value-type="float">
            <text:p>14.7106311321259</text:p>
          </table:table-cell>
          <table:table-cell office:value-type="float" office:value="14.7773475646973" calcext:value-type="float">
            <text:p>14.7773475646973</text:p>
          </table:table-cell>
          <table:table-cell office:value-type="float" office:value="14.844064950943" calcext:value-type="float">
            <text:p>14.844064950943</text:p>
          </table:table-cell>
          <table:table-cell office:value-type="float" office:value="14.8774235248566" calcext:value-type="float">
            <text:p>14.8774235248566</text:p>
          </table:table-cell>
          <table:table-cell office:value-type="float" office:value="14.9107820987701" calcext:value-type="float">
            <text:p>14.9107820987701</text:p>
          </table:table-cell>
          <table:table-cell office:value-type="float" office:value="14.9774994850159" calcext:value-type="float">
            <text:p>14.9774994850159</text:p>
          </table:table-cell>
          <table:table-cell office:value-type="float" office:value="15.0442168712616" calcext:value-type="float">
            <text:p>15.0442168712616</text:p>
          </table:table-cell>
          <table:table-cell office:value-type="float" office:value="15.1442928314209" calcext:value-type="float">
            <text:p>15.1442928314209</text:p>
          </table:table-cell>
          <table:table-cell office:value-type="float" office:value="15.2110102176666" calcext:value-type="float">
            <text:p>15.2110102176666</text:p>
          </table:table-cell>
          <table:table-cell office:value-type="float" office:value="15.3444449901581" calcext:value-type="float">
            <text:p>15.3444449901581</text:p>
          </table:table-cell>
          <table:table-cell office:value-type="float" office:value="15.444521188736" calcext:value-type="float">
            <text:p>15.444521188736</text:p>
          </table:table-cell>
          <table:table-cell office:value-type="float" office:value="15.4778800010681" calcext:value-type="float">
            <text:p>15.4778800010681</text:p>
          </table:table-cell>
          <table:table-cell office:value-type="float" office:value="15.5445976257324" calcext:value-type="float">
            <text:p>15.5445976257324</text:p>
          </table:table-cell>
          <table:table-cell office:value-type="float" office:value="15.6113152503967" calcext:value-type="float">
            <text:p>15.6113152503967</text:p>
          </table:table-cell>
          <table:table-cell office:value-type="float" office:value="15.6446740627289" calcext:value-type="float">
            <text:p>15.6446740627289</text:p>
          </table:table-cell>
          <table:table-cell office:value-type="float" office:value="15.7113914489746" calcext:value-type="float">
            <text:p>15.7113914489746</text:p>
          </table:table-cell>
          <table:table-cell office:value-type="float" office:value="15.7447502613068" calcext:value-type="float">
            <text:p>15.7447502613068</text:p>
          </table:table-cell>
          <table:table-cell office:value-type="float" office:value="15.778106212616" calcext:value-type="float">
            <text:p>15.778106212616</text:p>
          </table:table-cell>
          <table:table-cell office:value-type="float" office:value="15.8114619255066" calcext:value-type="float">
            <text:p>15.8114619255066</text:p>
          </table:table-cell>
          <table:table-cell office:value-type="float" office:value="15.8781733512878" calcext:value-type="float">
            <text:p>15.8781733512878</text:p>
          </table:table-cell>
          <table:table-cell office:value-type="float" office:value="15.911529302597" calcext:value-type="float">
            <text:p>15.911529302597</text:p>
          </table:table-cell>
          <table:table-cell office:value-type="float" office:value="15.9448850154877" calcext:value-type="float">
            <text:p>15.9448850154877</text:p>
          </table:table-cell>
          <table:table-cell office:value-type="float" office:value="15.9782407283783" calcext:value-type="float">
            <text:p>15.9782407283783</text:p>
          </table:table-cell>
          <table:table-cell office:value-type="float" office:value="16.1450188159943" calcext:value-type="float">
            <text:p>16.1450188159943</text:p>
          </table:table-cell>
          <table:table-cell office:value-type="float" office:value="16.1783745288849" calcext:value-type="float">
            <text:p>16.1783745288849</text:p>
          </table:table-cell>
          <table:table-cell office:value-type="float" office:value="16.2450857162476" calcext:value-type="float">
            <text:p>16.2450857162476</text:p>
          </table:table-cell>
          <table:table-cell office:value-type="float" office:value="16.3451523780823" calcext:value-type="float">
            <text:p>16.3451523780823</text:p>
          </table:table-cell>
          <table:table-cell office:value-type="float" office:value="16.4118633270264" calcext:value-type="float">
            <text:p>16.4118633270264</text:p>
          </table:table-cell>
          <table:table-cell office:value-type="float" office:value="16.478574514389" calcext:value-type="float">
            <text:p>16.478574514389</text:p>
          </table:table-cell>
          <table:table-cell office:value-type="float" office:value="16.9122200012207" calcext:value-type="float">
            <text:p>16.9122200012207</text:p>
          </table:table-cell>
          <table:table-cell office:value-type="float" office:value="16.9789409637451" calcext:value-type="float">
            <text:p>16.9789409637451</text:p>
          </table:table-cell>
          <table:table-cell office:value-type="float" office:value="17.0456619262695" calcext:value-type="float">
            <text:p>17.0456619262695</text:p>
          </table:table-cell>
          <table:table-cell office:value-type="float" office:value="17.1457436084747" calcext:value-type="float">
            <text:p>17.1457436084747</text:p>
          </table:table-cell>
          <table:table-cell office:value-type="float" office:value="17.2124648094177" calcext:value-type="float">
            <text:p>17.2124648094177</text:p>
          </table:table-cell>
          <table:table-cell office:value-type="float" office:value="17.2791860103607" calcext:value-type="float">
            <text:p>17.2791860103607</text:p>
          </table:table-cell>
          <table:table-cell office:value-type="float" office:value="17.3125464916229" calcext:value-type="float">
            <text:p>17.3125464916229</text:p>
          </table:table-cell>
          <table:table-cell office:value-type="float" office:value="17.3792679309845" calcext:value-type="float">
            <text:p>17.3792679309845</text:p>
          </table:table-cell>
          <table:table-cell office:value-type="float" office:value="17.4459891319275" calcext:value-type="float">
            <text:p>17.4459891319275</text:p>
          </table:table-cell>
          <table:table-cell office:value-type="float" office:value="17.6795146465302" calcext:value-type="float">
            <text:p>17.6795146465302</text:p>
          </table:table-cell>
          <table:table-cell office:value-type="float" office:value="17.7128753662109" calcext:value-type="float">
            <text:p>17.7128753662109</text:p>
          </table:table-cell>
          <table:table-cell office:value-type="float" office:value="17.7795944213867" calcext:value-type="float">
            <text:p>17.7795944213867</text:p>
          </table:table-cell>
          <table:table-cell office:value-type="float" office:value="17.8463113307953" calcext:value-type="float">
            <text:p>17.8463113307953</text:p>
          </table:table-cell>
          <table:table-cell office:value-type="float" office:value="17.9130282402039" calcext:value-type="float">
            <text:p>17.9130282402039</text:p>
          </table:table-cell>
          <table:table-cell office:value-type="float" office:value="17.9463865756989" calcext:value-type="float">
            <text:p>17.9463865756989</text:p>
          </table:table-cell>
          <table:table-cell office:value-type="float" office:value="17.9797451496124" calcext:value-type="float">
            <text:p>17.9797451496124</text:p>
          </table:table-cell>
          <table:table-cell office:value-type="float" office:value="18.013103723526" calcext:value-type="float">
            <text:p>18.013103723526</text:p>
          </table:table-cell>
          <table:table-cell office:value-type="float" office:value="18.0798208713532" calcext:value-type="float">
            <text:p>18.0798208713532</text:p>
          </table:table-cell>
          <table:table-cell office:value-type="float" office:value="18.1131794452667" calcext:value-type="float">
            <text:p>18.1131794452667</text:p>
          </table:table-cell>
          <table:table-cell office:value-type="float" office:value="18.1465380191803" calcext:value-type="float">
            <text:p>18.1465380191803</text:p>
          </table:table-cell>
          <table:table-cell office:value-type="float" office:value="18.2132551670074" calcext:value-type="float">
            <text:p>18.2132551670074</text:p>
          </table:table-cell>
          <table:table-cell office:value-type="float" office:value="18.2466139793396" calcext:value-type="float">
            <text:p>18.2466139793396</text:p>
          </table:table-cell>
          <table:table-cell office:value-type="float" office:value="18.3133313655853" calcext:value-type="float">
            <text:p>18.3133313655853</text:p>
          </table:table-cell>
          <table:table-cell office:value-type="float" office:value="18.3466899394989" calcext:value-type="float">
            <text:p>18.3466899394989</text:p>
          </table:table-cell>
          <table:table-cell office:value-type="float" office:value="18.3800485134125" calcext:value-type="float">
            <text:p>18.3800485134125</text:p>
          </table:table-cell>
          <table:table-cell office:value-type="float" office:value="18.4134073257446" calcext:value-type="float">
            <text:p>18.4134073257446</text:p>
          </table:table-cell>
          <table:table-cell office:value-type="float" office:value="18.4801249504089" calcext:value-type="float">
            <text:p>18.4801249504089</text:p>
          </table:table-cell>
          <table:table-cell office:value-type="float" office:value="18.5134837627411" calcext:value-type="float">
            <text:p>18.5134837627411</text:p>
          </table:table-cell>
          <table:table-cell office:value-type="float" office:value="18.5468428134918" calcext:value-type="float">
            <text:p>18.5468428134918</text:p>
          </table:table-cell>
          <table:table-cell office:value-type="float" office:value="18.5802013874054" calcext:value-type="float">
            <text:p>18.5802013874054</text:p>
          </table:table-cell>
          <table:table-cell office:value-type="float" office:value="18.6135601997376" calcext:value-type="float">
            <text:p>18.6135601997376</text:p>
          </table:table-cell>
          <table:table-cell office:value-type="float" office:value="18.6469192504883" calcext:value-type="float">
            <text:p>18.6469192504883</text:p>
          </table:table-cell>
          <table:table-cell office:value-type="float" office:value="18.7136371135712" calcext:value-type="float">
            <text:p>18.7136371135712</text:p>
          </table:table-cell>
          <table:table-cell office:value-type="float" office:value="18.7469961643219" calcext:value-type="float">
            <text:p>18.7469961643219</text:p>
          </table:table-cell>
          <table:table-cell office:value-type="float" office:value="18.8137097358704" calcext:value-type="float">
            <text:p>18.8137097358704</text:p>
          </table:table-cell>
          <table:table-cell office:value-type="float" office:value="18.8804235458374" calcext:value-type="float">
            <text:p>18.8804235458374</text:p>
          </table:table-cell>
          <table:table-cell office:value-type="float" office:value="18.9471373558044" calcext:value-type="float">
            <text:p>18.9471373558044</text:p>
          </table:table-cell>
          <table:table-cell office:value-type="float" office:value="18.9804940223694" calcext:value-type="float">
            <text:p>18.9804940223694</text:p>
          </table:table-cell>
          <table:table-cell office:value-type="float" office:value="19.047208070755" calcext:value-type="float">
            <text:p>19.047208070755</text:p>
          </table:table-cell>
          <table:table-cell office:value-type="float" office:value="19.1139216423035" calcext:value-type="float">
            <text:p>19.1139216423035</text:p>
          </table:table-cell>
          <table:table-cell office:value-type="float" office:value="19.147278547287" calcext:value-type="float">
            <text:p>19.147278547287</text:p>
          </table:table-cell>
          <table:table-cell office:value-type="float" office:value="19.1806354522705" calcext:value-type="float">
            <text:p>19.1806354522705</text:p>
          </table:table-cell>
          <table:table-cell office:value-type="float" office:value="19.2139921188355" calcext:value-type="float">
            <text:p>19.2139921188355</text:p>
          </table:table-cell>
          <table:table-cell office:value-type="float" office:value="19.2807059288025" calcext:value-type="float">
            <text:p>19.2807059288025</text:p>
          </table:table-cell>
          <table:table-cell office:value-type="float" office:value="19.3140625953674" calcext:value-type="float">
            <text:p>19.3140625953674</text:p>
          </table:table-cell>
          <table:table-cell office:value-type="float" office:value="19.3474197387695" calcext:value-type="float">
            <text:p>19.3474197387695</text:p>
          </table:table-cell>
          <table:table-cell office:value-type="float" office:value="19.3807766437531" calcext:value-type="float">
            <text:p>19.3807766437531</text:p>
          </table:table-cell>
          <table:table-cell office:value-type="float" office:value="19.4474902153015" calcext:value-type="float">
            <text:p>19.4474902153015</text:p>
          </table:table-cell>
          <table:table-cell office:value-type="float" office:value="19.4808468818665" calcext:value-type="float">
            <text:p>19.4808468818665</text:p>
          </table:table-cell>
          <table:table-cell office:value-type="float" office:value="19.51420378685" calcext:value-type="float">
            <text:p>19.51420378685</text:p>
          </table:table-cell>
          <table:table-cell office:value-type="float" office:value="19.5475604534149" calcext:value-type="float">
            <text:p>19.5475604534149</text:p>
          </table:table-cell>
          <table:table-cell office:value-type="float" office:value="19.5809173583984" calcext:value-type="float">
            <text:p>19.5809173583984</text:p>
          </table:table-cell>
          <table:table-cell office:value-type="float" office:value="19.614274263382" calcext:value-type="float">
            <text:p>19.614274263382</text:p>
          </table:table-cell>
          <table:table-cell office:value-type="float" office:value="19.680988073349" calcext:value-type="float">
            <text:p>19.680988073349</text:p>
          </table:table-cell>
          <table:table-cell office:value-type="float" office:value="19.7477016448975" calcext:value-type="float">
            <text:p>19.7477016448975</text:p>
          </table:table-cell>
          <table:table-cell office:value-type="float" office:value="19.7810573577881" calcext:value-type="float">
            <text:p>19.7810573577881</text:p>
          </table:table-cell>
          <table:table-cell office:value-type="float" office:value="19.8477690219879" calcext:value-type="float">
            <text:p>19.8477690219879</text:p>
          </table:table-cell>
          <table:table-cell office:value-type="float" office:value="19.9144804477692" calcext:value-type="float">
            <text:p>19.9144804477692</text:p>
          </table:table-cell>
          <table:table-cell office:value-type="float" office:value="19.9478363990784" calcext:value-type="float">
            <text:p>19.9478363990784</text:p>
          </table:table-cell>
          <table:table-cell office:value-type="float" office:value="20.0145478248596" calcext:value-type="float">
            <text:p>20.0145478248596</text:p>
          </table:table-cell>
          <table:table-cell office:value-type="float" office:value="20.0479035377502" calcext:value-type="float">
            <text:p>20.0479035377502</text:p>
          </table:table-cell>
          <table:table-cell office:value-type="float" office:value="20.0812592506409" calcext:value-type="float">
            <text:p>20.0812592506409</text:p>
          </table:table-cell>
          <table:table-cell office:value-type="float" office:value="20.1813261508942" calcext:value-type="float">
            <text:p>20.1813261508942</text:p>
          </table:table-cell>
          <table:table-cell office:value-type="float" office:value="20.2480373382568" calcext:value-type="float">
            <text:p>20.2480373382568</text:p>
          </table:table-cell>
          <table:table-cell office:value-type="float" office:value="20.3147485256195" calcext:value-type="float">
            <text:p>20.3147485256195</text:p>
          </table:table-cell>
          <table:table-cell office:value-type="float" office:value="20.3481042385101" calcext:value-type="float">
            <text:p>20.3481042385101</text:p>
          </table:table-cell>
          <table:table-cell office:value-type="float" office:value="20.3814597129822" calcext:value-type="float">
            <text:p>20.3814597129822</text:p>
          </table:table-cell>
          <table:table-cell office:value-type="float" office:value="20.4148154258728" calcext:value-type="float">
            <text:p>20.4148154258728</text:p>
          </table:table-cell>
          <table:table-cell office:value-type="float" office:value="20.4815263748169" calcext:value-type="float">
            <text:p>20.4815263748169</text:p>
          </table:table-cell>
          <table:table-cell office:value-type="float" office:value="20.548237323761" calcext:value-type="float">
            <text:p>20.548237323761</text:p>
          </table:table-cell>
          <table:table-cell office:value-type="float" office:value="20.6149482727051" calcext:value-type="float">
            <text:p>20.6149482727051</text:p>
          </table:table-cell>
          <table:table-cell office:value-type="float" office:value="20.6483037471771" calcext:value-type="float">
            <text:p>20.6483037471771</text:p>
          </table:table-cell>
          <table:table-cell office:value-type="float" office:value="20.7150146961212" calcext:value-type="float">
            <text:p>20.7150146961212</text:p>
          </table:table-cell>
          <table:table-cell office:value-type="float" office:value="20.7817261219025" calcext:value-type="float">
            <text:p>20.7817261219025</text:p>
          </table:table-cell>
          <table:table-cell office:value-type="float" office:value="20.8150820732117" calcext:value-type="float">
            <text:p>20.8150820732117</text:p>
          </table:table-cell>
          <table:table-cell office:value-type="float" office:value="20.8817942142487" calcext:value-type="float">
            <text:p>20.8817942142487</text:p>
          </table:table-cell>
          <table:table-cell office:value-type="float" office:value="20.9485061168671" calcext:value-type="float">
            <text:p>20.9485061168671</text:p>
          </table:table-cell>
          <table:table-cell office:value-type="float" office:value="21.0152180194855" calcext:value-type="float">
            <text:p>21.0152180194855</text:p>
          </table:table-cell>
          <table:table-cell office:value-type="float" office:value="21.0485739707947" calcext:value-type="float">
            <text:p>21.0485739707947</text:p>
          </table:table-cell>
          <table:table-cell office:value-type="float" office:value="21.1152856349945" calcext:value-type="float">
            <text:p>21.1152856349945</text:p>
          </table:table-cell>
          <table:table-cell office:value-type="float" office:value="21.1819975376129" calcext:value-type="float">
            <text:p>21.1819975376129</text:p>
          </table:table-cell>
          <table:table-cell office:value-type="float" office:value="21.2487092018127" calcext:value-type="float">
            <text:p>21.2487092018127</text:p>
          </table:table-cell>
          <table:table-cell office:value-type="float" office:value="21.2820651531219" calcext:value-type="float">
            <text:p>21.2820651531219</text:p>
          </table:table-cell>
          <table:table-cell office:value-type="float" office:value="21.3487768173218" calcext:value-type="float">
            <text:p>21.3487768173218</text:p>
          </table:table-cell>
          <table:table-cell office:value-type="float" office:value="21.4488441944122" calcext:value-type="float">
            <text:p>21.4488441944122</text:p>
          </table:table-cell>
          <table:table-cell office:value-type="float" office:value="21.4822001457214" calcext:value-type="float">
            <text:p>21.4822001457214</text:p>
          </table:table-cell>
          <table:table-cell office:value-type="float" office:value="21.5155558586121" calcext:value-type="float">
            <text:p>21.5155558586121</text:p>
          </table:table-cell>
          <table:table-cell office:value-type="float" office:value="21.5489115715027" calcext:value-type="float">
            <text:p>21.5489115715027</text:p>
          </table:table-cell>
          <table:table-cell office:value-type="float" office:value="21.5822675228119" calcext:value-type="float">
            <text:p>21.5822675228119</text:p>
          </table:table-cell>
          <table:table-cell office:value-type="float" office:value="21.6489789485931" calcext:value-type="float">
            <text:p>21.6489789485931</text:p>
          </table:table-cell>
          <table:table-cell office:value-type="float" office:value="21.7156903743744" calcext:value-type="float">
            <text:p>21.7156903743744</text:p>
          </table:table-cell>
          <table:table-cell office:value-type="float" office:value="21.7824032306671" calcext:value-type="float">
            <text:p>21.7824032306671</text:p>
          </table:table-cell>
          <table:table-cell office:value-type="float" office:value="21.8491172790527" calcext:value-type="float">
            <text:p>21.8491172790527</text:p>
          </table:table-cell>
          <table:table-cell office:value-type="float" office:value="21.8824746608734" calcext:value-type="float">
            <text:p>21.8824746608734</text:p>
          </table:table-cell>
          <table:table-cell office:value-type="float" office:value="21.9158318042755" calcext:value-type="float">
            <text:p>21.9158318042755</text:p>
          </table:table-cell>
          <table:table-cell office:value-type="float" office:value="21.9491889476776" calcext:value-type="float">
            <text:p>21.9491889476776</text:p>
          </table:table-cell>
          <table:table-cell office:value-type="float" office:value="22.0159029960632" calcext:value-type="float">
            <text:p>22.0159029960632</text:p>
          </table:table-cell>
          <table:table-cell office:value-type="float" office:value="22.0492601394653" calcext:value-type="float">
            <text:p>22.0492601394653</text:p>
          </table:table-cell>
          <table:table-cell office:value-type="float" office:value="22.0826172828674" calcext:value-type="float">
            <text:p>22.0826172828674</text:p>
          </table:table-cell>
          <table:table-cell office:value-type="float" office:value="22.1159746646881" calcext:value-type="float">
            <text:p>22.1159746646881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0327013681954" calcext:value-type="float">
            <text:p>0.150327013681954</text:p>
          </table:table-cell>
          <table:table-cell office:value-type="float" office:value="0.150432882465003" calcext:value-type="float">
            <text:p>0.150432882465003</text:p>
          </table:table-cell>
          <table:table-cell office:value-type="float" office:value="0.150021780393564" calcext:value-type="float">
            <text:p>0.150021780393564</text:p>
          </table:table-cell>
          <table:table-cell office:value-type="float" office:value="0.150472634115562" calcext:value-type="float">
            <text:p>0.150472634115562</text:p>
          </table:table-cell>
          <table:table-cell office:value-type="float" office:value="0.150679186260487" calcext:value-type="float">
            <text:p>0.150679186260487</text:p>
          </table:table-cell>
          <table:table-cell office:value-type="float" office:value="0.150333691074338" calcext:value-type="float">
            <text:p>0.150333691074338</text:p>
          </table:table-cell>
          <table:table-cell office:value-type="float" office:value="0.150448701318747" calcext:value-type="float">
            <text:p>0.150448701318747</text:p>
          </table:table-cell>
          <table:table-cell office:value-type="float" office:value="0.150349124933763" calcext:value-type="float">
            <text:p>0.150349124933763</text:p>
          </table:table-cell>
          <table:table-cell office:value-type="float" office:value="0.150644685366747" calcext:value-type="float">
            <text:p>0.150644685366747</text:p>
          </table:table-cell>
          <table:table-cell office:value-type="float" office:value="0.150165616952078" calcext:value-type="float">
            <text:p>0.150165616952078</text:p>
          </table:table-cell>
          <table:table-cell office:value-type="float" office:value="0.150374014539028" calcext:value-type="float">
            <text:p>0.150374014539028</text:p>
          </table:table-cell>
          <table:table-cell office:value-type="float" office:value="0.150611383006925" calcext:value-type="float">
            <text:p>0.150611383006925</text:p>
          </table:table-cell>
          <table:table-cell office:value-type="float" office:value="0.150679143226602" calcext:value-type="float">
            <text:p>0.150679143226602</text:p>
          </table:table-cell>
          <table:table-cell office:value-type="float" office:value="0.150390926541789" calcext:value-type="float">
            <text:p>0.150390926541789</text:p>
          </table:table-cell>
          <table:table-cell office:value-type="float" office:value="0.150462511222162" calcext:value-type="float">
            <text:p>0.150462511222162</text:p>
          </table:table-cell>
          <table:table-cell office:value-type="float" office:value="0.150271237006528" calcext:value-type="float">
            <text:p>0.150271237006528</text:p>
          </table:table-cell>
          <table:table-cell office:value-type="float" office:value="0.15019665107886" calcext:value-type="float">
            <text:p>0.15019665107886</text:p>
          </table:table-cell>
          <table:table-cell office:value-type="float" office:value="0.150219081635706" calcext:value-type="float">
            <text:p>0.150219081635706</text:p>
          </table:table-cell>
          <table:table-cell office:value-type="float" office:value="0.150342312777299" calcext:value-type="float">
            <text:p>0.150342312777299</text:p>
          </table:table-cell>
          <table:table-cell office:value-type="float" office:value="0.150129057007085" calcext:value-type="float">
            <text:p>0.150129057007085</text:p>
          </table:table-cell>
          <table:table-cell office:value-type="float" office:value="0.150576827568347" calcext:value-type="float">
            <text:p>0.150576827568347</text:p>
          </table:table-cell>
          <table:table-cell office:value-type="float" office:value="0.150083695078848" calcext:value-type="float">
            <text:p>0.150083695078848</text:p>
          </table:table-cell>
          <table:table-cell office:value-type="float" office:value="0.150280948124502" calcext:value-type="float">
            <text:p>0.150280948124502</text:p>
          </table:table-cell>
          <table:table-cell office:value-type="float" office:value="0.150138387508154" calcext:value-type="float">
            <text:p>0.150138387508154</text:p>
          </table:table-cell>
          <table:table-cell office:value-type="float" office:value="0.150537016232917" calcext:value-type="float">
            <text:p>0.150537016232917</text:p>
          </table:table-cell>
          <table:table-cell office:value-type="float" office:value="0.150217589894181" calcext:value-type="float">
            <text:p>0.150217589894181</text:p>
          </table:table-cell>
          <table:table-cell office:value-type="float" office:value="0.150664709195593" calcext:value-type="float">
            <text:p>0.150664709195593</text:p>
          </table:table-cell>
          <table:table-cell office:value-type="float" office:value="0.150173268371858" calcext:value-type="float">
            <text:p>0.150173268371858</text:p>
          </table:table-cell>
          <table:table-cell office:value-type="float" office:value="0.15013441794642" calcext:value-type="float">
            <text:p>0.15013441794642</text:p>
          </table:table-cell>
          <table:table-cell office:value-type="float" office:value="0.15037139969296" calcext:value-type="float">
            <text:p>0.15037139969296</text:p>
          </table:table-cell>
          <table:table-cell office:value-type="float" office:value="0.150610891122062" calcext:value-type="float">
            <text:p>0.150610891122062</text:p>
          </table:table-cell>
          <table:table-cell office:value-type="float" office:value="0.150534623862145" calcext:value-type="float">
            <text:p>0.150534623862145</text:p>
          </table:table-cell>
          <table:table-cell office:value-type="float" office:value="0.150742694861948" calcext:value-type="float">
            <text:p>0.150742694861948</text:p>
          </table:table-cell>
          <table:table-cell office:value-type="float" office:value="0.150473605312445" calcext:value-type="float">
            <text:p>0.150473605312445</text:p>
          </table:table-cell>
          <table:table-cell office:value-type="float" office:value="0.150470292652192" calcext:value-type="float">
            <text:p>0.150470292652192</text:p>
          </table:table-cell>
          <table:table-cell office:value-type="float" office:value="0.150339269044722" calcext:value-type="float">
            <text:p>0.150339269044722</text:p>
          </table:table-cell>
          <table:table-cell office:value-type="float" office:value="0.150708314096093" calcext:value-type="float">
            <text:p>0.150708314096093</text:p>
          </table:table-cell>
          <table:table-cell office:value-type="float" office:value="0.150653404809942" calcext:value-type="float">
            <text:p>0.150653404809942</text:p>
          </table:table-cell>
          <table:table-cell office:value-type="float" office:value="0.150606655022433" calcext:value-type="float">
            <text:p>0.150606655022433</text:p>
          </table:table-cell>
          <table:table-cell office:value-type="float" office:value="0.150343875840096" calcext:value-type="float">
            <text:p>0.150343875840096</text:p>
          </table:table-cell>
          <table:table-cell office:value-type="float" office:value="0.150751530451285" calcext:value-type="float">
            <text:p>0.150751530451285</text:p>
          </table:table-cell>
          <table:table-cell office:value-type="float" office:value="0.150298340883265" calcext:value-type="float">
            <text:p>0.150298340883265</text:p>
          </table:table-cell>
          <table:table-cell office:value-type="float" office:value="0.150780896454758" calcext:value-type="float">
            <text:p>0.150780896454758</text:p>
          </table:table-cell>
          <table:table-cell office:value-type="float" office:value="0.150693520146409" calcext:value-type="float">
            <text:p>0.150693520146409</text:p>
          </table:table-cell>
          <table:table-cell office:value-type="float" office:value="0.150707489658893" calcext:value-type="float">
            <text:p>0.150707489658893</text:p>
          </table:table-cell>
          <table:table-cell office:value-type="float" office:value="0.150356809766163" calcext:value-type="float">
            <text:p>0.150356809766163</text:p>
          </table:table-cell>
          <table:table-cell office:value-type="float" office:value="0.150175348861043" calcext:value-type="float">
            <text:p>0.150175348861043</text:p>
          </table:table-cell>
          <table:table-cell office:value-type="float" office:value="0.150634515594342" calcext:value-type="float">
            <text:p>0.150634515594342</text:p>
          </table:table-cell>
          <table:table-cell office:value-type="float" office:value="0.150142672453446" calcext:value-type="float">
            <text:p>0.150142672453446</text:p>
          </table:table-cell>
          <table:table-cell office:value-type="float" office:value="0.150262509860288" calcext:value-type="float">
            <text:p>0.150262509860288</text:p>
          </table:table-cell>
          <table:table-cell office:value-type="float" office:value="0.150572294750996" calcext:value-type="float">
            <text:p>0.150572294750996</text:p>
          </table:table-cell>
          <table:table-cell office:value-type="float" office:value="0.150257697906277" calcext:value-type="float">
            <text:p>0.150257697906277</text:p>
          </table:table-cell>
          <table:table-cell office:value-type="float" office:value="0.150711468844087" calcext:value-type="float">
            <text:p>0.150711468844087</text:p>
          </table:table-cell>
          <table:table-cell office:value-type="float" office:value="0.151027469176052" calcext:value-type="float">
            <text:p>0.151027469176052</text:p>
          </table:table-cell>
          <table:table-cell office:value-type="float" office:value="0.150835196854272" calcext:value-type="float">
            <text:p>0.150835196854272</text:p>
          </table:table-cell>
          <table:table-cell office:value-type="float" office:value="0.151237768178218" calcext:value-type="float">
            <text:p>0.151237768178218</text:p>
          </table:table-cell>
          <table:table-cell office:value-type="float" office:value="0.151275729447595" calcext:value-type="float">
            <text:p>0.151275729447595</text:p>
          </table:table-cell>
          <table:table-cell office:value-type="float" office:value="0.151228516382203" calcext:value-type="float">
            <text:p>0.151228516382203</text:p>
          </table:table-cell>
          <table:table-cell office:value-type="float" office:value="0.150960187741001" calcext:value-type="float">
            <text:p>0.150960187741001</text:p>
          </table:table-cell>
          <table:table-cell office:value-type="float" office:value="0.151009407780957" calcext:value-type="float">
            <text:p>0.151009407780957</text:p>
          </table:table-cell>
          <table:table-cell office:value-type="float" office:value="0.150298087858291" calcext:value-type="float">
            <text:p>0.150298087858291</text:p>
          </table:table-cell>
          <table:table-cell office:value-type="float" office:value="0.150984979984349" calcext:value-type="float">
            <text:p>0.150984979984349</text:p>
          </table:table-cell>
          <table:table-cell office:value-type="float" office:value="0.151314291203334" calcext:value-type="float">
            <text:p>0.151314291203334</text:p>
          </table:table-cell>
          <table:table-cell office:value-type="float" office:value="0.148696104103181" calcext:value-type="float">
            <text:p>0.148696104103181</text:p>
          </table:table-cell>
          <table:table-cell office:value-type="float" office:value="0.146691570159105" calcext:value-type="float">
            <text:p>0.146691570159105</text:p>
          </table:table-cell>
          <table:table-cell office:value-type="float" office:value="0.138698992855067" calcext:value-type="float">
            <text:p>0.138698992855067</text:p>
          </table:table-cell>
          <table:table-cell office:value-type="float" office:value="0.124277810465108" calcext:value-type="float">
            <text:p>0.124277810465108</text:p>
          </table:table-cell>
          <table:table-cell office:value-type="float" office:value="0.117793205872412" calcext:value-type="float">
            <text:p>0.117793205872412</text:p>
          </table:table-cell>
          <table:table-cell office:value-type="float" office:value="0.12692057914848" calcext:value-type="float">
            <text:p>0.12692057914848</text:p>
          </table:table-cell>
          <table:table-cell office:value-type="float" office:value="0.132254496620624" calcext:value-type="float">
            <text:p>0.132254496620624</text:p>
          </table:table-cell>
          <table:table-cell office:value-type="float" office:value="0.142538338112026" calcext:value-type="float">
            <text:p>0.142538338112026</text:p>
          </table:table-cell>
          <table:table-cell office:value-type="float" office:value="0.152324680712231" calcext:value-type="float">
            <text:p>0.152324680712231</text:p>
          </table:table-cell>
          <table:table-cell office:value-type="float" office:value="0.160473408978808" calcext:value-type="float">
            <text:p>0.160473408978808</text:p>
          </table:table-cell>
          <table:table-cell office:value-type="float" office:value="0.17084298030089" calcext:value-type="float">
            <text:p>0.17084298030089</text:p>
          </table:table-cell>
          <table:table-cell office:value-type="float" office:value="0.174690024104595" calcext:value-type="float">
            <text:p>0.174690024104595</text:p>
          </table:table-cell>
          <table:table-cell office:value-type="float" office:value="0.178875728364757" calcext:value-type="float">
            <text:p>0.178875728364757</text:p>
          </table:table-cell>
          <table:table-cell office:value-type="float" office:value="0.180280746251455" calcext:value-type="float">
            <text:p>0.180280746251455</text:p>
          </table:table-cell>
          <table:table-cell office:value-type="float" office:value="0.178546397380448" calcext:value-type="float">
            <text:p>0.178546397380448</text:p>
          </table:table-cell>
          <table:table-cell office:value-type="float" office:value="0.179553627500545" calcext:value-type="float">
            <text:p>0.179553627500545</text:p>
          </table:table-cell>
          <table:table-cell office:value-type="float" office:value="0.177229110759491" calcext:value-type="float">
            <text:p>0.177229110759491</text:p>
          </table:table-cell>
          <table:table-cell office:value-type="float" office:value="0.191997275135487" calcext:value-type="float">
            <text:p>0.191997275135487</text:p>
          </table:table-cell>
          <table:table-cell office:value-type="float" office:value="0.188472579795941" calcext:value-type="float">
            <text:p>0.188472579795941</text:p>
          </table:table-cell>
          <table:table-cell office:value-type="float" office:value="0.184297745344728" calcext:value-type="float">
            <text:p>0.184297745344728</text:p>
          </table:table-cell>
          <table:table-cell office:value-type="float" office:value="0.174614163187313" calcext:value-type="float">
            <text:p>0.174614163187313</text:p>
          </table:table-cell>
          <table:table-cell office:value-type="float" office:value="0.173450049931182" calcext:value-type="float">
            <text:p>0.173450049931182</text:p>
          </table:table-cell>
          <table:table-cell office:value-type="float" office:value="0.169283370876841" calcext:value-type="float">
            <text:p>0.169283370876841</text:p>
          </table:table-cell>
          <table:table-cell office:value-type="float" office:value="0.165633243859293" calcext:value-type="float">
            <text:p>0.165633243859293</text:p>
          </table:table-cell>
          <table:table-cell office:value-type="float" office:value="0.165501279940895" calcext:value-type="float">
            <text:p>0.165501279940895</text:p>
          </table:table-cell>
          <table:table-cell office:value-type="float" office:value="0.167580579792877" calcext:value-type="float">
            <text:p>0.167580579792877</text:p>
          </table:table-cell>
          <table:table-cell office:value-type="float" office:value="0.166739535275267" calcext:value-type="float">
            <text:p>0.166739535275267</text:p>
          </table:table-cell>
          <table:table-cell office:value-type="float" office:value="0.172264503429969" calcext:value-type="float">
            <text:p>0.172264503429969</text:p>
          </table:table-cell>
          <table:table-cell office:value-type="float" office:value="0.171228673754578" calcext:value-type="float">
            <text:p>0.171228673754578</text:p>
          </table:table-cell>
          <table:table-cell office:value-type="float" office:value="0.173713917523068" calcext:value-type="float">
            <text:p>0.173713917523068</text:p>
          </table:table-cell>
          <table:table-cell office:value-type="float" office:value="0.189989300821344" calcext:value-type="float">
            <text:p>0.189989300821344</text:p>
          </table:table-cell>
          <table:table-cell office:value-type="float" office:value="0.130650711666506" calcext:value-type="float">
            <text:p>0.130650711666506</text:p>
          </table:table-cell>
          <table:table-cell office:value-type="float" office:value="0.122568163874665" calcext:value-type="float">
            <text:p>0.122568163874665</text:p>
          </table:table-cell>
          <table:table-cell office:value-type="float" office:value="0.117478560495637" calcext:value-type="float">
            <text:p>0.117478560495637</text:p>
          </table:table-cell>
          <table:table-cell office:value-type="float" office:value="0.117657045727862" calcext:value-type="float">
            <text:p>0.117657045727862</text:p>
          </table:table-cell>
          <table:table-cell office:value-type="float" office:value="0.118365743009758" calcext:value-type="float">
            <text:p>0.118365743009758</text:p>
          </table:table-cell>
          <table:table-cell office:value-type="float" office:value="0.118976013527726" calcext:value-type="float">
            <text:p>0.118976013527726</text:p>
          </table:table-cell>
          <table:table-cell office:value-type="float" office:value="0.119887132032318" calcext:value-type="float">
            <text:p>0.119887132032318</text:p>
          </table:table-cell>
          <table:table-cell office:value-type="float" office:value="0.125720966346483" calcext:value-type="float">
            <text:p>0.125720966346483</text:p>
          </table:table-cell>
          <table:table-cell office:value-type="float" office:value="0.129680033205757" calcext:value-type="float">
            <text:p>0.129680033205757</text:p>
          </table:table-cell>
          <table:table-cell office:value-type="float" office:value="0.134049567205018" calcext:value-type="float">
            <text:p>0.134049567205018</text:p>
          </table:table-cell>
          <table:table-cell office:value-type="float" office:value="0.137511467172629" calcext:value-type="float">
            <text:p>0.137511467172629</text:p>
          </table:table-cell>
          <table:table-cell office:value-type="float" office:value="0.139889721245473" calcext:value-type="float">
            <text:p>0.139889721245473</text:p>
          </table:table-cell>
          <table:table-cell office:value-type="float" office:value="0.140589488542507" calcext:value-type="float">
            <text:p>0.140589488542507</text:p>
          </table:table-cell>
          <table:table-cell office:value-type="float" office:value="0.139195268854961" calcext:value-type="float">
            <text:p>0.139195268854961</text:p>
          </table:table-cell>
          <table:table-cell office:value-type="float" office:value="0.134129869486875" calcext:value-type="float">
            <text:p>0.134129869486875</text:p>
          </table:table-cell>
          <table:table-cell office:value-type="float" office:value="0.133321070248936" calcext:value-type="float">
            <text:p>0.133321070248936</text:p>
          </table:table-cell>
          <table:table-cell office:value-type="float" office:value="0.129559781826363" calcext:value-type="float">
            <text:p>0.129559781826363</text:p>
          </table:table-cell>
          <table:table-cell office:value-type="float" office:value="0.124903059218018" calcext:value-type="float">
            <text:p>0.124903059218018</text:p>
          </table:table-cell>
          <table:table-cell office:value-type="float" office:value="0.114570885719708" calcext:value-type="float">
            <text:p>0.114570885719708</text:p>
          </table:table-cell>
          <table:table-cell office:value-type="float" office:value="0.125074637985764" calcext:value-type="float">
            <text:p>0.125074637985764</text:p>
          </table:table-cell>
          <table:table-cell office:value-type="float" office:value="0.15064750867332" calcext:value-type="float">
            <text:p>0.15064750867332</text:p>
          </table:table-cell>
          <table:table-cell office:value-type="float" office:value="0.169946365253403" calcext:value-type="float">
            <text:p>0.169946365253403</text:p>
          </table:table-cell>
          <table:table-cell office:value-type="float" office:value="0.176055752963409" calcext:value-type="float">
            <text:p>0.176055752963409</text:p>
          </table:table-cell>
          <table:table-cell office:value-type="float" office:value="0.180012519811819" calcext:value-type="float">
            <text:p>0.180012519811819</text:p>
          </table:table-cell>
          <table:table-cell office:value-type="float" office:value="0.180051212976994" calcext:value-type="float">
            <text:p>0.180051212976994</text:p>
          </table:table-cell>
          <table:table-cell office:value-type="float" office:value="0.178935140783957" calcext:value-type="float">
            <text:p>0.178935140783957</text:p>
          </table:table-cell>
          <table:table-cell office:value-type="float" office:value="0.180802230497406" calcext:value-type="float">
            <text:p>0.180802230497406</text:p>
          </table:table-cell>
          <table:table-cell office:value-type="float" office:value="0.17785202850285" calcext:value-type="float">
            <text:p>0.17785202850285</text:p>
          </table:table-cell>
          <table:table-cell office:value-type="float" office:value="0.187393970123451" calcext:value-type="float">
            <text:p>0.187393970123451</text:p>
          </table:table-cell>
          <table:table-cell office:value-type="float" office:value="0.187252740025451" calcext:value-type="float">
            <text:p>0.187252740025451</text:p>
          </table:table-cell>
          <table:table-cell office:value-type="float" office:value="0.185048997198939" calcext:value-type="float">
            <text:p>0.185048997198939</text:p>
          </table:table-cell>
          <table:table-cell office:value-type="float" office:value="0.166721528021504" calcext:value-type="float">
            <text:p>0.166721528021504</text:p>
          </table:table-cell>
          <table:table-cell office:value-type="float" office:value="0.165886692141596" calcext:value-type="float">
            <text:p>0.165886692141596</text:p>
          </table:table-cell>
          <table:table-cell office:value-type="float" office:value="0.196679282661089" calcext:value-type="float">
            <text:p>0.196679282661089</text:p>
          </table:table-cell>
          <table:table-cell office:value-type="float" office:value="0.195734577979047" calcext:value-type="float">
            <text:p>0.195734577979047</text:p>
          </table:table-cell>
          <table:table-cell office:value-type="float" office:value="0.156286726232345" calcext:value-type="float">
            <text:p>0.156286726232345</text:p>
          </table:table-cell>
          <table:table-cell office:value-type="float" office:value="0.152229631762493" calcext:value-type="float">
            <text:p>0.152229631762493</text:p>
          </table:table-cell>
          <table:table-cell office:value-type="float" office:value="0.151099251300403" calcext:value-type="float">
            <text:p>0.151099251300403</text:p>
          </table:table-cell>
          <table:table-cell office:value-type="float" office:value="0.148607171586345" calcext:value-type="float">
            <text:p>0.148607171586345</text:p>
          </table:table-cell>
          <table:table-cell office:value-type="float" office:value="0.144809965270493" calcext:value-type="float">
            <text:p>0.144809965270493</text:p>
          </table:table-cell>
          <table:table-cell office:value-type="float" office:value="0.141714341354783" calcext:value-type="float">
            <text:p>0.141714341354783</text:p>
          </table:table-cell>
          <table:table-cell office:value-type="float" office:value="0.139576519225036" calcext:value-type="float">
            <text:p>0.139576519225036</text:p>
          </table:table-cell>
          <table:table-cell office:value-type="float" office:value="0.133699473273311" calcext:value-type="float">
            <text:p>0.133699473273311</text:p>
          </table:table-cell>
          <table:table-cell office:value-type="float" office:value="0.142692482738123" calcext:value-type="float">
            <text:p>0.142692482738123</text:p>
          </table:table-cell>
          <table:table-cell office:value-type="float" office:value="0.149476743704189" calcext:value-type="float">
            <text:p>0.149476743704189</text:p>
          </table:table-cell>
          <table:table-cell office:value-type="float" office:value="0.150424209667725" calcext:value-type="float">
            <text:p>0.150424209667725</text:p>
          </table:table-cell>
          <table:table-cell office:value-type="float" office:value="0.149662096875491" calcext:value-type="float">
            <text:p>0.149662096875491</text:p>
          </table:table-cell>
          <table:table-cell office:value-type="float" office:value="0.146551758050673" calcext:value-type="float">
            <text:p>0.146551758050673</text:p>
          </table:table-cell>
          <table:table-cell office:value-type="float" office:value="0.143920253808987" calcext:value-type="float">
            <text:p>0.143920253808987</text:p>
          </table:table-cell>
          <table:table-cell office:value-type="float" office:value="0.136524173992378" calcext:value-type="float">
            <text:p>0.136524173992378</text:p>
          </table:table-cell>
          <table:table-cell office:value-type="float" office:value="0.131014368409003" calcext:value-type="float">
            <text:p>0.131014368409003</text:p>
          </table:table-cell>
          <table:table-cell office:value-type="float" office:value="0.126423209659784" calcext:value-type="float">
            <text:p>0.126423209659784</text:p>
          </table:table-cell>
          <table:table-cell office:value-type="float" office:value="0.124511259437236" calcext:value-type="float">
            <text:p>0.124511259437236</text:p>
          </table:table-cell>
          <table:table-cell office:value-type="float" office:value="0.163140089156043" calcext:value-type="float">
            <text:p>0.163140089156043</text:p>
          </table:table-cell>
          <table:table-cell office:value-type="float" office:value="0.170208926401019" calcext:value-type="float">
            <text:p>0.170208926401019</text:p>
          </table:table-cell>
          <table:table-cell office:value-type="float" office:value="0.175692661150476" calcext:value-type="float">
            <text:p>0.175692661150476</text:p>
          </table:table-cell>
          <table:table-cell office:value-type="float" office:value="0.176310248433318" calcext:value-type="float">
            <text:p>0.176310248433318</text:p>
          </table:table-cell>
          <table:table-cell office:value-type="float" office:value="0.17819215194163" calcext:value-type="float">
            <text:p>0.17819215194163</text:p>
          </table:table-cell>
          <table:table-cell office:value-type="float" office:value="0.179168280136513" calcext:value-type="float">
            <text:p>0.179168280136513</text:p>
          </table:table-cell>
          <table:table-cell office:value-type="float" office:value="0.178575988320742" calcext:value-type="float">
            <text:p>0.178575988320742</text:p>
          </table:table-cell>
          <table:table-cell office:value-type="float" office:value="0.179334712757058" calcext:value-type="float">
            <text:p>0.179334712757058</text:p>
          </table:table-cell>
          <table:table-cell office:value-type="float" office:value="0.177741997568961" calcext:value-type="float">
            <text:p>0.177741997568961</text:p>
          </table:table-cell>
          <table:table-cell office:value-type="float" office:value="0.189843830166932" calcext:value-type="float">
            <text:p>0.189843830166932</text:p>
          </table:table-cell>
          <table:table-cell office:value-type="float" office:value="0.16968216510541" calcext:value-type="float">
            <text:p>0.16968216510541</text:p>
          </table:table-cell>
          <table:table-cell office:value-type="float" office:value="0.170841626211444" calcext:value-type="float">
            <text:p>0.170841626211444</text:p>
          </table:table-cell>
          <table:table-cell office:value-type="float" office:value="0.199499223403497" calcext:value-type="float">
            <text:p>0.199499223403497</text:p>
          </table:table-cell>
          <table:table-cell office:value-type="float" office:value="0.184730939323164" calcext:value-type="float">
            <text:p>0.184730939323164</text:p>
          </table:table-cell>
          <table:table-cell office:value-type="float" office:value="0.168454654134645" calcext:value-type="float">
            <text:p>0.168454654134645</text:p>
          </table:table-cell>
          <table:table-cell office:value-type="float" office:value="0.162147729578159" calcext:value-type="float">
            <text:p>0.162147729578159</text:p>
          </table:table-cell>
          <table:table-cell office:value-type="float" office:value="0.158741686585499" calcext:value-type="float">
            <text:p>0.158741686585499</text:p>
          </table:table-cell>
          <table:table-cell office:value-type="float" office:value="0.15649899822072" calcext:value-type="float">
            <text:p>0.15649899822072</text:p>
          </table:table-cell>
          <table:table-cell office:value-type="float" office:value="0.152103951596799" calcext:value-type="float">
            <text:p>0.152103951596799</text:p>
          </table:table-cell>
          <table:table-cell office:value-type="float" office:value="0.150499289390705" calcext:value-type="float">
            <text:p>0.150499289390705</text:p>
          </table:table-cell>
          <table:table-cell office:value-type="float" office:value="0.15333552885445" calcext:value-type="float">
            <text:p>0.15333552885445</text:p>
          </table:table-cell>
          <table:table-cell office:value-type="float" office:value="0.145577201284243" calcext:value-type="float">
            <text:p>0.145577201284243</text:p>
          </table:table-cell>
          <table:table-cell office:value-type="float" office:value="0.150331221944345" calcext:value-type="float">
            <text:p>0.150331221944345</text:p>
          </table:table-cell>
          <table:table-cell office:value-type="float" office:value="0.153953743244333" calcext:value-type="float">
            <text:p>0.153953743244333</text:p>
          </table:table-cell>
          <table:table-cell office:value-type="float" office:value="0.157764692639699" calcext:value-type="float">
            <text:p>0.157764692639699</text:p>
          </table:table-cell>
          <table:table-cell office:value-type="float" office:value="0.159858802020334" calcext:value-type="float">
            <text:p>0.159858802020334</text:p>
          </table:table-cell>
          <table:table-cell office:value-type="float" office:value="0.157529940939223" calcext:value-type="float">
            <text:p>0.157529940939223</text:p>
          </table:table-cell>
          <table:table-cell office:value-type="float" office:value="0.155126024775501" calcext:value-type="float">
            <text:p>0.155126024775501</text:p>
          </table:table-cell>
          <table:table-cell office:value-type="float" office:value="0.153818006901744" calcext:value-type="float">
            <text:p>0.153818006901744</text:p>
          </table:table-cell>
          <table:table-cell office:value-type="float" office:value="0.150061695254246" calcext:value-type="float">
            <text:p>0.150061695254246</text:p>
          </table:table-cell>
          <table:table-cell office:value-type="float" office:value="0.148250094017146" calcext:value-type="float">
            <text:p>0.148250094017146</text:p>
          </table:table-cell>
          <table:table-cell office:value-type="float" office:value="0.140248952749565" calcext:value-type="float">
            <text:p>0.140248952749565</text:p>
          </table:table-cell>
          <table:table-cell office:value-type="float" office:value="0.129034642282629" calcext:value-type="float">
            <text:p>0.129034642282629</text:p>
          </table:table-cell>
          <table:table-cell office:value-type="float" office:value="0.130195295513766" calcext:value-type="float">
            <text:p>0.130195295513766</text:p>
          </table:table-cell>
          <table:table-cell office:value-type="float" office:value="0.131249167045077" calcext:value-type="float">
            <text:p>0.131249167045077</text:p>
          </table:table-cell>
          <table:table-cell office:value-type="float" office:value="0.139047557690885" calcext:value-type="float">
            <text:p>0.139047557690885</text:p>
          </table:table-cell>
          <table:table-cell office:value-type="float" office:value="0.14436070756624" calcext:value-type="float">
            <text:p>0.14436070756624</text:p>
          </table:table-cell>
          <table:table-cell office:value-type="float" office:value="0.159980909269988" calcext:value-type="float">
            <text:p>0.159980909269988</text:p>
          </table:table-cell>
          <table:table-cell office:value-type="float" office:value="0.164304785391612" calcext:value-type="float">
            <text:p>0.164304785391612</text:p>
          </table:table-cell>
          <table:table-cell office:value-type="float" office:value="0.17418675710651" calcext:value-type="float">
            <text:p>0.17418675710651</text:p>
          </table:table-cell>
          <table:table-cell office:value-type="float" office:value="0.177531414936429" calcext:value-type="float">
            <text:p>0.177531414936429</text:p>
          </table:table-cell>
          <table:table-cell office:value-type="float" office:value="0.179052274830969" calcext:value-type="float">
            <text:p>0.179052274830969</text:p>
          </table:table-cell>
          <table:table-cell office:value-type="float" office:value="0.178143758924524" calcext:value-type="float">
            <text:p>0.178143758924524</text:p>
          </table:table-cell>
          <table:table-cell office:value-type="float" office:value="0.177470872743177" calcext:value-type="float">
            <text:p>0.177470872743177</text:p>
          </table:table-cell>
          <table:table-cell office:value-type="float" office:value="0.177662129081167" calcext:value-type="float">
            <text:p>0.177662129081167</text:p>
          </table:table-cell>
          <table:table-cell office:value-type="float" office:value="0.174619072450449" calcext:value-type="float">
            <text:p>0.174619072450449</text:p>
          </table:table-cell>
          <table:table-cell office:value-type="float" office:value="0.177971904618756" calcext:value-type="float">
            <text:p>0.177971904618756</text:p>
          </table:table-cell>
          <table:table-cell office:value-type="float" office:value="0.17614437241963" calcext:value-type="float">
            <text:p>0.17614437241963</text:p>
          </table:table-cell>
          <table:table-cell office:value-type="float" office:value="0.192502027060253" calcext:value-type="float">
            <text:p>0.192502027060253</text:p>
          </table:table-cell>
          <table:table-cell office:value-type="float" office:value="0.184540379948408" calcext:value-type="float">
            <text:p>0.184540379948408</text:p>
          </table:table-cell>
          <table:table-cell office:value-type="float" office:value="0.179249453023796" calcext:value-type="float">
            <text:p>0.179249453023796</text:p>
          </table:table-cell>
          <table:table-cell office:value-type="float" office:value="0.180080368132174" calcext:value-type="float">
            <text:p>0.180080368132174</text:p>
          </table:table-cell>
          <table:table-cell office:value-type="float" office:value="0.183105117160363" calcext:value-type="float">
            <text:p>0.183105117160363</text:p>
          </table:table-cell>
          <table:table-cell office:value-type="float" office:value="0.187176350330973" calcext:value-type="float">
            <text:p>0.187176350330973</text:p>
          </table:table-cell>
          <table:table-cell office:value-type="float" office:value="0.196787112603583" calcext:value-type="float">
            <text:p>0.196787112603583</text:p>
          </table:table-cell>
          <table:table-cell office:value-type="float" office:value="0.197084396773907" calcext:value-type="float">
            <text:p>0.197084396773907</text:p>
          </table:table-cell>
          <table:table-cell office:value-type="float" office:value="0.198134802772195" calcext:value-type="float">
            <text:p>0.198134802772195</text:p>
          </table:table-cell>
          <table:table-cell office:value-type="float" office:value="0.197755182714177" calcext:value-type="float">
            <text:p>0.197755182714177</text:p>
          </table:table-cell>
          <table:table-cell office:value-type="float" office:value="0.159156872880198" calcext:value-type="float">
            <text:p>0.159156872880198</text:p>
          </table:table-cell>
          <table:table-cell office:value-type="float" office:value="0.141815577615283" calcext:value-type="float">
            <text:p>0.141815577615283</text:p>
          </table:table-cell>
          <table:table-cell office:value-type="float" office:value="0.142148273875535" calcext:value-type="float">
            <text:p>0.142148273875535</text:p>
          </table:table-cell>
          <table:table-cell office:value-type="float" office:value="0.144237123484739" calcext:value-type="float">
            <text:p>0.144237123484739</text:p>
          </table:table-cell>
          <table:table-cell office:value-type="float" office:value="0.142329284655848" calcext:value-type="float">
            <text:p>0.142329284655848</text:p>
          </table:table-cell>
          <table:table-cell office:value-type="float" office:value="0.141613115285284" calcext:value-type="float">
            <text:p>0.141613115285284</text:p>
          </table:table-cell>
          <table:table-cell office:value-type="float" office:value="0.144138245324298" calcext:value-type="float">
            <text:p>0.144138245324298</text:p>
          </table:table-cell>
          <table:table-cell office:value-type="float" office:value="0.146923804408966" calcext:value-type="float">
            <text:p>0.146923804408966</text:p>
          </table:table-cell>
          <table:table-cell office:value-type="float" office:value="0.151420968553506" calcext:value-type="float">
            <text:p>0.151420968553506</text:p>
          </table:table-cell>
          <table:table-cell office:value-type="float" office:value="0.155068130841685" calcext:value-type="float">
            <text:p>0.155068130841685</text:p>
          </table:table-cell>
          <table:table-cell office:value-type="float" office:value="0.158113969568831" calcext:value-type="float">
            <text:p>0.158113969568831</text:p>
          </table:table-cell>
          <table:table-cell office:value-type="float" office:value="0.157983062959311" calcext:value-type="float">
            <text:p>0.157983062959311</text:p>
          </table:table-cell>
          <table:table-cell office:value-type="float" office:value="0.158380648300482" calcext:value-type="float">
            <text:p>0.158380648300482</text:p>
          </table:table-cell>
          <table:table-cell office:value-type="float" office:value="0.155493076700272" calcext:value-type="float">
            <text:p>0.155493076700272</text:p>
          </table:table-cell>
          <table:table-cell office:value-type="float" office:value="0.155365640646838" calcext:value-type="float">
            <text:p>0.155365640646838</text:p>
          </table:table-cell>
          <table:table-cell office:value-type="float" office:value="0.150549665526465" calcext:value-type="float">
            <text:p>0.150549665526465</text:p>
          </table:table-cell>
          <table:table-cell office:value-type="float" office:value="0.139953988964686" calcext:value-type="float">
            <text:p>0.139953988964686</text:p>
          </table:table-cell>
          <table:table-cell office:value-type="float" office:value="0.138878768746379" calcext:value-type="float">
            <text:p>0.138878768746379</text:p>
          </table:table-cell>
          <table:table-cell office:value-type="float" office:value="0.133846058543113" calcext:value-type="float">
            <text:p>0.133846058543113</text:p>
          </table:table-cell>
          <table:table-cell office:value-type="float" office:value="0.13883978024382" calcext:value-type="float">
            <text:p>0.13883978024382</text:p>
          </table:table-cell>
          <table:table-cell office:value-type="float" office:value="0.139248415813188" calcext:value-type="float">
            <text:p>0.139248415813188</text:p>
          </table:table-cell>
          <table:table-cell office:value-type="float" office:value="0.151928917940185" calcext:value-type="float">
            <text:p>0.151928917940185</text:p>
          </table:table-cell>
          <table:table-cell office:value-type="float" office:value="0.155112518730434" calcext:value-type="float">
            <text:p>0.155112518730434</text:p>
          </table:table-cell>
          <table:table-cell office:value-type="float" office:value="0.16690218886165" calcext:value-type="float">
            <text:p>0.16690218886165</text:p>
          </table:table-cell>
          <table:table-cell office:value-type="float" office:value="0.173981974096154" calcext:value-type="float">
            <text:p>0.173981974096154</text:p>
          </table:table-cell>
          <table:table-cell office:value-type="float" office:value="0.176754037978894" calcext:value-type="float">
            <text:p>0.176754037978894</text:p>
          </table:table-cell>
          <table:table-cell office:value-type="float" office:value="0.18321419785836" calcext:value-type="float">
            <text:p>0.18321419785836</text:p>
          </table:table-cell>
          <table:table-cell office:value-type="float" office:value="0.187487604069954" calcext:value-type="float">
            <text:p>0.187487604069954</text:p>
          </table:table-cell>
          <table:table-cell office:value-type="float" office:value="0.191105337465028" calcext:value-type="float">
            <text:p>0.191105337465028</text:p>
          </table:table-cell>
          <table:table-cell office:value-type="float" office:value="0.190328006585872" calcext:value-type="float">
            <text:p>0.190328006585872</text:p>
          </table:table-cell>
          <table:table-cell office:value-type="float" office:value="0.191352376201386" calcext:value-type="float">
            <text:p>0.191352376201386</text:p>
          </table:table-cell>
          <table:table-cell office:value-type="float" office:value="0.186553063225882" calcext:value-type="float">
            <text:p>0.186553063225882</text:p>
          </table:table-cell>
          <table:table-cell office:value-type="float" office:value="0.185835349511471" calcext:value-type="float">
            <text:p>0.185835349511471</text:p>
          </table:table-cell>
          <table:table-cell office:value-type="float" office:value="0.203447775293608" calcext:value-type="float">
            <text:p>0.203447775293608</text:p>
          </table:table-cell>
          <table:table-cell office:value-type="float" office:value="0.198587459177116" calcext:value-type="float">
            <text:p>0.198587459177116</text:p>
          </table:table-cell>
          <table:table-cell office:value-type="float" office:value="0.199558066342926" calcext:value-type="float">
            <text:p>0.199558066342926</text:p>
          </table:table-cell>
          <table:table-cell office:value-type="float" office:value="0.195178398026308" calcext:value-type="float">
            <text:p>0.195178398026308</text:p>
          </table:table-cell>
          <table:table-cell office:value-type="float" office:value="0.195424773861897" calcext:value-type="float">
            <text:p>0.195424773861897</text:p>
          </table:table-cell>
          <table:table-cell office:value-type="float" office:value="0.194214722509012" calcext:value-type="float">
            <text:p>0.194214722509012</text:p>
          </table:table-cell>
          <table:table-cell office:value-type="float" office:value="0.196301959529317" calcext:value-type="float">
            <text:p>0.196301959529317</text:p>
          </table:table-cell>
          <table:table-cell office:value-type="float" office:value="0.195635673452308" calcext:value-type="float">
            <text:p>0.195635673452308</text:p>
          </table:table-cell>
          <table:table-cell office:value-type="float" office:value="0.201964092395624" calcext:value-type="float">
            <text:p>0.201964092395624</text:p>
          </table:table-cell>
          <table:table-cell office:value-type="float" office:value="0.207463391758132" calcext:value-type="float">
            <text:p>0.207463391758132</text:p>
          </table:table-cell>
          <table:table-cell office:value-type="float" office:value="0.207098828428049" calcext:value-type="float">
            <text:p>0.207098828428049</text:p>
          </table:table-cell>
          <table:table-cell office:value-type="float" office:value="0.210998456623728" calcext:value-type="float">
            <text:p>0.210998456623728</text:p>
          </table:table-cell>
          <table:table-cell office:value-type="float" office:value="0.226220454006761" calcext:value-type="float">
            <text:p>0.226220454006761</text:p>
          </table:table-cell>
          <table:table-cell office:value-type="float" office:value="0.222133678925401" calcext:value-type="float">
            <text:p>0.222133678925401</text:p>
          </table:table-cell>
          <table:table-cell office:value-type="float" office:value="0.206245305991655" calcext:value-type="float">
            <text:p>0.206245305991655</text:p>
          </table:table-cell>
          <table:table-cell office:value-type="float" office:value="0.195232284346335" calcext:value-type="float">
            <text:p>0.195232284346335</text:p>
          </table:table-cell>
          <table:table-cell office:value-type="float" office:value="0.187834020500709" calcext:value-type="float">
            <text:p>0.187834020500709</text:p>
          </table:table-cell>
          <table:table-cell office:value-type="float" office:value="0.179444603692923" calcext:value-type="float">
            <text:p>0.179444603692923</text:p>
          </table:table-cell>
          <table:table-cell office:value-type="float" office:value="0.176366121029394" calcext:value-type="float">
            <text:p>0.176366121029394</text:p>
          </table:table-cell>
          <table:table-cell office:value-type="float" office:value="0.178185677115136" calcext:value-type="float">
            <text:p>0.178185677115136</text:p>
          </table:table-cell>
          <table:table-cell office:value-type="float" office:value="0.179913120488785" calcext:value-type="float">
            <text:p>0.179913120488785</text:p>
          </table:table-cell>
          <table:table-cell office:value-type="float" office:value="0.178062219961403" calcext:value-type="float">
            <text:p>0.178062219961403</text:p>
          </table:table-cell>
          <table:table-cell office:value-type="float" office:value="0.177464582456397" calcext:value-type="float">
            <text:p>0.177464582456397</text:p>
          </table:table-cell>
          <table:table-cell office:value-type="float" office:value="0.178749769770921" calcext:value-type="float">
            <text:p>0.178749769770921</text:p>
          </table:table-cell>
          <table:table-cell office:value-type="float" office:value="0.178736477039411" calcext:value-type="float">
            <text:p>0.178736477039411</text:p>
          </table:table-cell>
          <table:table-cell office:value-type="float" office:value="0.17942615242801" calcext:value-type="float">
            <text:p>0.17942615242801</text:p>
          </table:table-cell>
          <table:table-cell office:value-type="float" office:value="0.178077366083771" calcext:value-type="float">
            <text:p>0.178077366083771</text:p>
          </table:table-cell>
          <table:table-cell office:value-type="float" office:value="0.174187880671065" calcext:value-type="float">
            <text:p>0.174187880671065</text:p>
          </table:table-cell>
          <table:table-cell office:value-type="float" office:value="0.169096086191592" calcext:value-type="float">
            <text:p>0.169096086191592</text:p>
          </table:table-cell>
          <table:table-cell office:value-type="float" office:value="0.167649047994989" calcext:value-type="float">
            <text:p>0.167649047994989</text:p>
          </table:table-cell>
          <table:table-cell office:value-type="float" office:value="0.157359252345536" calcext:value-type="float">
            <text:p>0.157359252345536</text:p>
          </table:table-cell>
          <table:table-cell office:value-type="float" office:value="0.146406063756831" calcext:value-type="float">
            <text:p>0.146406063756831</text:p>
          </table:table-cell>
          <table:table-cell office:value-type="float" office:value="0.151731800011614" calcext:value-type="float">
            <text:p>0.151731800011614</text:p>
          </table:table-cell>
          <table:table-cell office:value-type="float" office:value="0.157762012195415" calcext:value-type="float">
            <text:p>0.157762012195415</text:p>
          </table:table-cell>
          <table:table-cell office:value-type="float" office:value="0.170697474697209" calcext:value-type="float">
            <text:p>0.170697474697209</text:p>
          </table:table-cell>
          <table:table-cell office:value-type="float" office:value="0.182611798974532" calcext:value-type="float">
            <text:p>0.182611798974532</text:p>
          </table:table-cell>
          <table:table-cell office:value-type="float" office:value="0.189823422525207" calcext:value-type="float">
            <text:p>0.189823422525207</text:p>
          </table:table-cell>
          <table:table-cell office:value-type="float" office:value="0.203058504831768" calcext:value-type="float">
            <text:p>0.203058504831768</text:p>
          </table:table-cell>
          <table:table-cell office:value-type="float" office:value="0.192458881721461" calcext:value-type="float">
            <text:p>0.192458881721461</text:p>
          </table:table-cell>
          <table:table-cell office:value-type="float" office:value="0.18502366086287" calcext:value-type="float">
            <text:p>0.18502366086287</text:p>
          </table:table-cell>
          <table:table-cell office:value-type="float" office:value="0.175799335189473" calcext:value-type="float">
            <text:p>0.175799335189473</text:p>
          </table:table-cell>
          <table:table-cell office:value-type="float" office:value="0.178417932916886" calcext:value-type="float">
            <text:p>0.178417932916886</text:p>
          </table:table-cell>
          <table:table-cell office:value-type="float" office:value="0.181922649732288" calcext:value-type="float">
            <text:p>0.181922649732288</text:p>
          </table:table-cell>
          <table:table-cell office:value-type="float" office:value="0.182455809009734" calcext:value-type="float">
            <text:p>0.182455809009734</text:p>
          </table:table-cell>
          <table:table-cell office:value-type="float" office:value="0.180133980258565" calcext:value-type="float">
            <text:p>0.180133980258565</text:p>
          </table:table-cell>
          <table:table-cell office:value-type="float" office:value="0.186795784895968" calcext:value-type="float">
            <text:p>0.186795784895968</text:p>
          </table:table-cell>
          <table:table-cell office:value-type="float" office:value="0.132464494186132" calcext:value-type="float">
            <text:p>0.132464494186132</text:p>
          </table:table-cell>
          <table:table-cell office:value-type="float" office:value="0.127351084308439" calcext:value-type="float">
            <text:p>0.127351084308439</text:p>
          </table:table-cell>
          <table:table-cell office:value-type="float" office:value="0.123575845382261" calcext:value-type="float">
            <text:p>0.123575845382261</text:p>
          </table:table-cell>
          <table:table-cell office:value-type="float" office:value="0.126082274521769" calcext:value-type="float">
            <text:p>0.126082274521769</text:p>
          </table:table-cell>
          <table:table-cell office:value-type="float" office:value="0.127097026136917" calcext:value-type="float">
            <text:p>0.127097026136917</text:p>
          </table:table-cell>
          <table:table-cell office:value-type="float" office:value="0.125050392313175" calcext:value-type="float">
            <text:p>0.125050392313175</text:p>
          </table:table-cell>
          <table:table-cell office:value-type="float" office:value="0.125050271735839" calcext:value-type="float">
            <text:p>0.125050271735839</text:p>
          </table:table-cell>
          <table:table-cell office:value-type="float" office:value="0.125823540178085" calcext:value-type="float">
            <text:p>0.125823540178085</text:p>
          </table:table-cell>
          <table:table-cell office:value-type="float" office:value="0.125687178011737" calcext:value-type="float">
            <text:p>0.125687178011737</text:p>
          </table:table-cell>
          <table:table-cell office:value-type="float" office:value="0.125932833448259" calcext:value-type="float">
            <text:p>0.125932833448259</text:p>
          </table:table-cell>
          <table:table-cell office:value-type="float" office:value="0.125561328705946" calcext:value-type="float">
            <text:p>0.125561328705946</text:p>
          </table:table-cell>
          <table:table-cell office:value-type="float" office:value="0.125811787941206" calcext:value-type="float">
            <text:p>0.125811787941206</text:p>
          </table:table-cell>
          <table:table-cell office:value-type="float" office:value="0.125831652033261" calcext:value-type="float">
            <text:p>0.125831652033261</text:p>
          </table:table-cell>
          <table:table-cell office:value-type="float" office:value="0.125759082874998" calcext:value-type="float">
            <text:p>0.125759082874998</text:p>
          </table:table-cell>
          <table:table-cell office:value-type="float" office:value="0.125739129388033" calcext:value-type="float">
            <text:p>0.125739129388033</text:p>
          </table:table-cell>
          <table:table-cell office:value-type="float" office:value="0.125587302566507" calcext:value-type="float">
            <text:p>0.125587302566507</text:p>
          </table:table-cell>
          <table:table-cell office:value-type="float" office:value="0.12571327529501" calcext:value-type="float">
            <text:p>0.12571327529501</text:p>
          </table:table-cell>
          <table:table-cell office:value-type="float" office:value="0.125672074476398" calcext:value-type="float">
            <text:p>0.125672074476398</text:p>
          </table:table-cell>
          <table:table-cell office:value-type="float" office:value="0.125713671908966" calcext:value-type="float">
            <text:p>0.125713671908966</text:p>
          </table:table-cell>
          <table:table-cell office:value-type="float" office:value="0.12572809260667" calcext:value-type="float">
            <text:p>0.12572809260667</text:p>
          </table:table-cell>
          <table:table-cell office:value-type="float" office:value="0.12567995722889" calcext:value-type="float">
            <text:p>0.12567995722889</text:p>
          </table:table-cell>
          <table:table-cell office:value-type="float" office:value="0.125684209136637" calcext:value-type="float">
            <text:p>0.125684209136637</text:p>
          </table:table-cell>
          <table:table-cell office:value-type="float" office:value="0.125570815009476" calcext:value-type="float">
            <text:p>0.125570815009476</text:p>
          </table:table-cell>
          <table:table-cell office:value-type="float" office:value="0.125707738110478" calcext:value-type="float">
            <text:p>0.125707738110478</text:p>
          </table:table-cell>
          <table:table-cell office:value-type="float" office:value="0.125637328043881" calcext:value-type="float">
            <text:p>0.125637328043881</text:p>
          </table:table-cell>
          <table:table-cell office:value-type="float" office:value="0.125650189973334" calcext:value-type="float">
            <text:p>0.125650189973334</text:p>
          </table:table-cell>
          <table:table-cell office:value-type="float" office:value="0.125752401080425" calcext:value-type="float">
            <text:p>0.125752401080425</text:p>
          </table:table-cell>
          <table:table-cell office:value-type="float" office:value="0.125662208665759" calcext:value-type="float">
            <text:p>0.125662208665759</text:p>
          </table:table-cell>
          <table:table-cell office:value-type="float" office:value="0.125629405485782" calcext:value-type="float">
            <text:p>0.125629405485782</text:p>
          </table:table-cell>
          <table:table-cell office:value-type="float" office:value="0.125667521687377" calcext:value-type="float">
            <text:p>0.125667521687377</text:p>
          </table:table-cell>
          <table:table-cell office:value-type="float" office:value="0.125797202970741" calcext:value-type="float">
            <text:p>0.125797202970741</text:p>
          </table:table-cell>
          <table:table-cell office:value-type="float" office:value="0.12580886350702" calcext:value-type="float">
            <text:p>0.12580886350702</text:p>
          </table:table-cell>
          <table:table-cell office:value-type="float" office:value="0.125686640765519" calcext:value-type="float">
            <text:p>0.125686640765519</text:p>
          </table:table-cell>
          <table:table-cell office:value-type="float" office:value="0.125722602361286" calcext:value-type="float">
            <text:p>0.125722602361286</text:p>
          </table:table-cell>
          <table:table-cell office:value-type="float" office:value="0.125632496585668" calcext:value-type="float">
            <text:p>0.125632496585668</text:p>
          </table:table-cell>
          <table:table-cell office:value-type="float" office:value="0.125732214002977" calcext:value-type="float">
            <text:p>0.125732214002977</text:p>
          </table:table-cell>
          <table:table-cell office:value-type="float" office:value="0.125766740247206" calcext:value-type="float">
            <text:p>0.125766740247206</text:p>
          </table:table-cell>
          <table:table-cell office:value-type="float" office:value="0.125824464954396" calcext:value-type="float">
            <text:p>0.125824464954396</text:p>
          </table:table-cell>
          <table:table-cell office:value-type="float" office:value="0.125652513657895" calcext:value-type="float">
            <text:p>0.125652513657895</text:p>
          </table:table-cell>
          <table:table-cell office:value-type="float" office:value="0.125608594549955" calcext:value-type="float">
            <text:p>0.125608594549955</text:p>
          </table:table-cell>
          <table:table-cell office:value-type="float" office:value="0.125689884671482" calcext:value-type="float">
            <text:p>0.125689884671482</text:p>
          </table:table-cell>
          <table:table-cell office:value-type="float" office:value="0.125758997954125" calcext:value-type="float">
            <text:p>0.125758997954125</text:p>
          </table:table-cell>
          <table:table-cell office:value-type="float" office:value="0.125704555109486" calcext:value-type="float">
            <text:p>0.125704555109486</text:p>
          </table:table-cell>
          <table:table-cell office:value-type="float" office:value="0.125728890695482" calcext:value-type="float">
            <text:p>0.125728890695482</text:p>
          </table:table-cell>
          <table:table-cell office:value-type="float" office:value="0.125628783038345" calcext:value-type="float">
            <text:p>0.125628783038345</text:p>
          </table:table-cell>
          <table:table-cell office:value-type="float" office:value="0.12567542012466" calcext:value-type="float">
            <text:p>0.12567542012466</text:p>
          </table:table-cell>
          <table:table-cell office:value-type="float" office:value="0.125574569745608" calcext:value-type="float">
            <text:p>0.125574569745608</text:p>
          </table:table-cell>
          <table:table-cell office:value-type="float" office:value="0.125783287123126" calcext:value-type="float">
            <text:p>0.125783287123126</text:p>
          </table:table-cell>
          <table:table-cell office:value-type="float" office:value="0.125601382000827" calcext:value-type="float">
            <text:p>0.125601382000827</text:p>
          </table:table-cell>
          <table:table-cell office:value-type="float" office:value="0.125550076672695" calcext:value-type="float">
            <text:p>0.125550076672695</text:p>
          </table:table-cell>
          <table:table-cell office:value-type="float" office:value="0.125658342518481" calcext:value-type="float">
            <text:p>0.125658342518481</text:p>
          </table:table-cell>
          <table:table-cell office:value-type="float" office:value="0.125719009218461" calcext:value-type="float">
            <text:p>0.125719009218461</text:p>
          </table:table-cell>
          <table:table-cell office:value-type="float" office:value="0.125861870300943" calcext:value-type="float">
            <text:p>0.125861870300943</text:p>
          </table:table-cell>
          <table:table-cell office:value-type="float" office:value="0.125649399173112" calcext:value-type="float">
            <text:p>0.125649399173112</text:p>
          </table:table-cell>
          <table:table-cell office:value-type="float" office:value="0.125715071134727" calcext:value-type="float">
            <text:p>0.125715071134727</text:p>
          </table:table-cell>
          <table:table-cell office:value-type="float" office:value="0.12571894779828" calcext:value-type="float">
            <text:p>0.12571894779828</text:p>
          </table:table-cell>
          <table:table-cell office:value-type="float" office:value="0.125629405113938" calcext:value-type="float">
            <text:p>0.125629405113938</text:p>
          </table:table-cell>
          <table:table-cell office:value-type="float" office:value="0.125737025995704" calcext:value-type="float">
            <text:p>0.125737025995704</text:p>
          </table:table-cell>
          <table:table-cell office:value-type="float" office:value="0.125792084405199" calcext:value-type="float">
            <text:p>0.125792084405199</text:p>
          </table:table-cell>
          <table:table-cell office:value-type="float" office:value="0.125709307455857" calcext:value-type="float">
            <text:p>0.125709307455857</text:p>
          </table:table-cell>
          <table:table-cell office:value-type="float" office:value="0.125716233671644" calcext:value-type="float">
            <text:p>0.125716233671644</text:p>
          </table:table-cell>
          <table:table-cell office:value-type="float" office:value="0.125631146344396" calcext:value-type="float">
            <text:p>0.125631146344396</text:p>
          </table:table-cell>
          <table:table-cell office:value-type="float" office:value="0.125646112833321" calcext:value-type="float">
            <text:p>0.125646112833321</text:p>
          </table:table-cell>
          <table:table-cell office:value-type="float" office:value="0.125590051852158" calcext:value-type="float">
            <text:p>0.125590051852158</text:p>
          </table:table-cell>
          <table:table-cell office:value-type="float" office:value="0.125784484612921" calcext:value-type="float">
            <text:p>0.125784484612921</text:p>
          </table:table-cell>
          <table:table-cell office:value-type="float" office:value="0.125631195140658" calcext:value-type="float">
            <text:p>0.125631195140658</text:p>
          </table:table-cell>
          <table:table-cell office:value-type="float" office:value="0.125904433476994" calcext:value-type="float">
            <text:p>0.125904433476994</text:p>
          </table:table-cell>
          <table:table-cell office:value-type="float" office:value="0.125703007178929" calcext:value-type="float">
            <text:p>0.125703007178929</text:p>
          </table:table-cell>
          <table:table-cell office:value-type="float" office:value="0.125736794248072" calcext:value-type="float">
            <text:p>0.125736794248072</text:p>
          </table:table-cell>
          <table:table-cell office:value-type="float" office:value="0.125783574349192" calcext:value-type="float">
            <text:p>0.125783574349192</text:p>
          </table:table-cell>
          <table:table-cell office:value-type="float" office:value="0.125799320312748" calcext:value-type="float">
            <text:p>0.125799320312748</text:p>
          </table:table-cell>
          <table:table-cell office:value-type="float" office:value="0.1257855605995" calcext:value-type="float">
            <text:p>0.1257855605995</text:p>
          </table:table-cell>
          <table:table-cell office:value-type="float" office:value="0.125698663301196" calcext:value-type="float">
            <text:p>0.125698663301196</text:p>
          </table:table-cell>
          <table:table-cell office:value-type="float" office:value="0.125766020301944" calcext:value-type="float">
            <text:p>0.125766020301944</text:p>
          </table:table-cell>
          <table:table-cell office:value-type="float" office:value="0.125826608989732" calcext:value-type="float">
            <text:p>0.125826608989732</text:p>
          </table:table-cell>
          <table:table-cell office:value-type="float" office:value="0.12566841972624" calcext:value-type="float">
            <text:p>0.12566841972624</text:p>
          </table:table-cell>
          <table:table-cell office:value-type="float" office:value="0.125688439873865" calcext:value-type="float">
            <text:p>0.125688439873865</text:p>
          </table:table-cell>
          <table:table-cell office:value-type="float" office:value="0.125716815207578" calcext:value-type="float">
            <text:p>0.125716815207578</text:p>
          </table:table-cell>
          <table:table-cell office:value-type="float" office:value="0.125839429874287" calcext:value-type="float">
            <text:p>0.125839429874287</text:p>
          </table:table-cell>
          <table:table-cell office:value-type="float" office:value="0.125670421320111" calcext:value-type="float">
            <text:p>0.125670421320111</text:p>
          </table:table-cell>
          <table:table-cell office:value-type="float" office:value="0.125781331193054" calcext:value-type="float">
            <text:p>0.125781331193054</text:p>
          </table:table-cell>
          <table:table-cell office:value-type="float" office:value="0.125737251398347" calcext:value-type="float">
            <text:p>0.125737251398347</text:p>
          </table:table-cell>
          <table:table-cell office:value-type="float" office:value="0.125605213057488" calcext:value-type="float">
            <text:p>0.125605213057488</text:p>
          </table:table-cell>
          <table:table-cell office:value-type="float" office:value="0.125701334249345" calcext:value-type="float">
            <text:p>0.125701334249345</text:p>
          </table:table-cell>
          <table:table-cell office:value-type="float" office:value="0.125710282307339" calcext:value-type="float">
            <text:p>0.125710282307339</text:p>
          </table:table-cell>
          <table:table-cell office:value-type="float" office:value="0.125762033915421" calcext:value-type="float">
            <text:p>0.125762033915421</text:p>
          </table:table-cell>
          <table:table-cell office:value-type="float" office:value="0.125710618472193" calcext:value-type="float">
            <text:p>0.125710618472193</text:p>
          </table:table-cell>
          <table:table-cell office:value-type="float" office:value="0.125807627298503" calcext:value-type="float">
            <text:p>0.125807627298503</text:p>
          </table:table-cell>
          <table:table-cell office:value-type="float" office:value="0.125795661987203" calcext:value-type="float">
            <text:p>0.125795661987203</text:p>
          </table:table-cell>
          <table:table-cell office:value-type="float" office:value="0.125559897816637" calcext:value-type="float">
            <text:p>0.125559897816637</text:p>
          </table:table-cell>
          <table:table-cell office:value-type="float" office:value="0.125877403632792" calcext:value-type="float">
            <text:p>0.125877403632792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66945285695263" calcext:value-type="float">
            <text:p>-0.016694528569526</text:p>
          </table:table-cell>
          <table:table-cell office:value-type="float" office:value="-0.0166745453109362" calcext:value-type="float">
            <text:p>-0.016674545310936</text:p>
          </table:table-cell>
          <table:table-cell office:value-type="float" office:value="-0.0166574823653782" calcext:value-type="float">
            <text:p>-0.016657482365378</text:p>
          </table:table-cell>
          <table:table-cell office:value-type="float" office:value="-0.0167088259280248" calcext:value-type="float">
            <text:p>-0.016708825928025</text:p>
          </table:table-cell>
          <table:table-cell office:value-type="float" office:value="-0.0167361886024657" calcext:value-type="float">
            <text:p>-0.016736188602466</text:p>
          </table:table-cell>
          <table:table-cell office:value-type="float" office:value="-0.0166643389286591" calcext:value-type="float">
            <text:p>-0.016664338928659</text:p>
          </table:table-cell>
          <table:table-cell office:value-type="float" office:value="-0.0166629334421937" calcext:value-type="float">
            <text:p>-0.016662933442194</text:p>
          </table:table-cell>
          <table:table-cell office:value-type="float" office:value="-0.0166801170515143" calcext:value-type="float">
            <text:p>-0.016680117051514</text:p>
          </table:table-cell>
          <table:table-cell office:value-type="float" office:value="-0.0167329620860773" calcext:value-type="float">
            <text:p>-0.016732962086077</text:p>
          </table:table-cell>
          <table:table-cell office:value-type="float" office:value="-0.0166675159551252" calcext:value-type="float">
            <text:p>-0.016667515955125</text:p>
          </table:table-cell>
          <table:table-cell office:value-type="float" office:value="-0.0166557122840889" calcext:value-type="float">
            <text:p>-0.016655712284089</text:p>
          </table:table-cell>
          <table:table-cell office:value-type="float" office:value="-0.0166936526249327" calcext:value-type="float">
            <text:p>-0.016693652624933</text:p>
          </table:table-cell>
          <table:table-cell office:value-type="float" office:value="-0.0167273242069608" calcext:value-type="float">
            <text:p>-0.016727324206961</text:p>
          </table:table-cell>
          <table:table-cell office:value-type="float" office:value="-0.0166995849905254" calcext:value-type="float">
            <text:p>-0.016699584990525</text:p>
          </table:table-cell>
          <table:table-cell office:value-type="float" office:value="-0.0166590419635482" calcext:value-type="float">
            <text:p>-0.016659041963548</text:p>
          </table:table-cell>
          <table:table-cell office:value-type="float" office:value="-0.016640883826785" calcext:value-type="float">
            <text:p>-0.016640883826785</text:p>
          </table:table-cell>
          <table:table-cell office:value-type="float" office:value="-0.016643467061969" calcext:value-type="float">
            <text:p>-0.016643467061969</text:p>
          </table:table-cell>
          <table:table-cell office:value-type="float" office:value="-0.0166612280807024" calcext:value-type="float">
            <text:p>-0.016661228080702</text:p>
          </table:table-cell>
          <table:table-cell office:value-type="float" office:value="-0.0166752352607512" calcext:value-type="float">
            <text:p>-0.016675235260751</text:p>
          </table:table-cell>
          <table:table-cell office:value-type="float" office:value="-0.0166386323763534" calcext:value-type="float">
            <text:p>-0.016638632376353</text:p>
          </table:table-cell>
          <table:table-cell office:value-type="float" office:value="-0.0167207575088815" calcext:value-type="float">
            <text:p>-0.016720757508882</text:p>
          </table:table-cell>
          <table:table-cell office:value-type="float" office:value="-0.0166561801272819" calcext:value-type="float">
            <text:p>-0.016656180127282</text:p>
          </table:table-cell>
          <table:table-cell office:value-type="float" office:value="-0.0166517923527909" calcext:value-type="float">
            <text:p>-0.016651792352791</text:p>
          </table:table-cell>
          <table:table-cell office:value-type="float" office:value="-0.0166699116988669" calcext:value-type="float">
            <text:p>-0.016669911698867</text:p>
          </table:table-cell>
          <table:table-cell office:value-type="float" office:value="-0.0167148835087265" calcext:value-type="float">
            <text:p>-0.016714883508727</text:p>
          </table:table-cell>
          <table:table-cell office:value-type="float" office:value="-0.0166745595498387" calcext:value-type="float">
            <text:p>-0.016674559549839</text:p>
          </table:table-cell>
          <table:table-cell office:value-type="float" office:value="-0.0167242577675021" calcext:value-type="float">
            <text:p>-0.016724257767502</text:p>
          </table:table-cell>
          <table:table-cell office:value-type="float" office:value="-0.0166635308375151" calcext:value-type="float">
            <text:p>-0.016663530837515</text:p>
          </table:table-cell>
          <table:table-cell office:value-type="float" office:value="-0.0166457817375218" calcext:value-type="float">
            <text:p>-0.016645781737522</text:p>
          </table:table-cell>
          <table:table-cell office:value-type="float" office:value="-0.0166585582588959" calcext:value-type="float">
            <text:p>-0.016658558258896</text:p>
          </table:table-cell>
          <table:table-cell office:value-type="float" office:value="-0.0167313591314076" calcext:value-type="float">
            <text:p>-0.016731359131408</text:p>
          </table:table-cell>
          <table:table-cell office:value-type="float" office:value="-0.0167027900928193" calcext:value-type="float">
            <text:p>-0.016702790092819</text:p>
          </table:table-cell>
          <table:table-cell office:value-type="float" office:value="-0.0167360286836706" calcext:value-type="float">
            <text:p>-0.016736028683671</text:p>
          </table:table-cell>
          <table:table-cell office:value-type="float" office:value="-0.0167093304811128" calcext:value-type="float">
            <text:p>-0.016709330481113</text:p>
          </table:table-cell>
          <table:table-cell office:value-type="float" office:value="-0.0166953843634382" calcext:value-type="float">
            <text:p>-0.016695384363438</text:p>
          </table:table-cell>
          <table:table-cell office:value-type="float" office:value="-0.0166736612110672" calcext:value-type="float">
            <text:p>-0.016673661211067</text:p>
          </table:table-cell>
          <table:table-cell office:value-type="float" office:value="-0.016740325865628" calcext:value-type="float">
            <text:p>-0.016740325865628</text:p>
          </table:table-cell>
          <table:table-cell office:value-type="float" office:value="-0.016743348974405" calcext:value-type="float">
            <text:p>-0.016743348974405</text:p>
          </table:table-cell>
          <table:table-cell office:value-type="float" office:value="-0.0167251577253358" calcext:value-type="float">
            <text:p>-0.016725157725336</text:p>
          </table:table-cell>
          <table:table-cell office:value-type="float" office:value="-0.0166722839741935" calcext:value-type="float">
            <text:p>-0.016672283974194</text:p>
          </table:table-cell>
          <table:table-cell office:value-type="float" office:value="-0.0167492595297579" calcext:value-type="float">
            <text:p>-0.016749259529758</text:p>
          </table:table-cell>
          <table:table-cell office:value-type="float" office:value="-0.0166590361494947" calcext:value-type="float">
            <text:p>-0.016659036149495</text:p>
          </table:table-cell>
          <table:table-cell office:value-type="float" office:value="-0.0167514278431345" calcext:value-type="float">
            <text:p>-0.016751427843135</text:p>
          </table:table-cell>
          <table:table-cell office:value-type="float" office:value="-0.016728492710523" calcext:value-type="float">
            <text:p>-0.016728492710523</text:p>
          </table:table-cell>
          <table:table-cell office:value-type="float" office:value="-0.0167397456388203" calcext:value-type="float">
            <text:p>-0.01673974563882</text:p>
          </table:table-cell>
          <table:table-cell office:value-type="float" office:value="-0.016687667184992" calcext:value-type="float">
            <text:p>-0.016687667184992</text:p>
          </table:table-cell>
          <table:table-cell office:value-type="float" office:value="-0.0166437680884836" calcext:value-type="float">
            <text:p>-0.016643768088484</text:p>
          </table:table-cell>
          <table:table-cell office:value-type="float" office:value="-0.0167443187631771" calcext:value-type="float">
            <text:p>-0.016744318763177</text:p>
          </table:table-cell>
          <table:table-cell office:value-type="float" office:value="-0.0166704376105442" calcext:value-type="float">
            <text:p>-0.016670437610544</text:p>
          </table:table-cell>
          <table:table-cell office:value-type="float" office:value="-0.0166807579065415" calcext:value-type="float">
            <text:p>-0.016680757906542</text:p>
          </table:table-cell>
          <table:table-cell office:value-type="float" office:value="-0.0167323572938206" calcext:value-type="float">
            <text:p>-0.016732357293821</text:p>
          </table:table-cell>
          <table:table-cell office:value-type="float" office:value="-0.0166548493175578" calcext:value-type="float">
            <text:p>-0.016654849317558</text:p>
          </table:table-cell>
          <table:table-cell office:value-type="float" office:value="-0.0167121568902746" calcext:value-type="float">
            <text:p>-0.016712156890275</text:p>
          </table:table-cell>
          <table:table-cell office:value-type="float" office:value="-0.015198290434756" calcext:value-type="float">
            <text:p>-0.015198290434756</text:p>
          </table:table-cell>
          <table:table-cell office:value-type="float" office:value="-0.0152204432503291" calcext:value-type="float">
            <text:p>-0.015220443250329</text:p>
          </table:table-cell>
          <table:table-cell office:value-type="float" office:value="-0.0151883575203216" calcext:value-type="float">
            <text:p>-0.015188357520322</text:p>
          </table:table-cell>
          <table:table-cell office:value-type="float" office:value="-0.0151231449049584" calcext:value-type="float">
            <text:p>-0.015123144904958</text:p>
          </table:table-cell>
          <table:table-cell office:value-type="float" office:value="-0.0150535179804664" calcext:value-type="float">
            <text:p>-0.015053517980466</text:p>
          </table:table-cell>
          <table:table-cell office:value-type="float" office:value="-0.0149729155107066" calcext:value-type="float">
            <text:p>-0.014972915510707</text:p>
          </table:table-cell>
          <table:table-cell office:value-type="float" office:value="-0.0149623081763711" calcext:value-type="float">
            <text:p>-0.014962308176371</text:p>
          </table:table-cell>
          <table:table-cell office:value-type="float" office:value="-0.0148444345363933" calcext:value-type="float">
            <text:p>-0.014844434536393</text:p>
          </table:table-cell>
          <table:table-cell office:value-type="float" office:value="-0.0155415582164873" calcext:value-type="float">
            <text:p>-0.015541558216487</text:p>
          </table:table-cell>
          <table:table-cell office:value-type="float" office:value="-0.0168996403760067" calcext:value-type="float">
            <text:p>-0.016899640376007</text:p>
          </table:table-cell>
          <table:table-cell office:value-type="float" office:value="-0.0222118194265748" calcext:value-type="float">
            <text:p>-0.022211819426575</text:p>
          </table:table-cell>
          <table:table-cell office:value-type="float" office:value="-0.0262350663572471" calcext:value-type="float">
            <text:p>-0.026235066357247</text:p>
          </table:table-cell>
          <table:table-cell office:value-type="float" office:value="-0.0352768312449636" calcext:value-type="float">
            <text:p>-0.035276831244964</text:p>
          </table:table-cell>
          <table:table-cell office:value-type="float" office:value="-0.0369231986180355" calcext:value-type="float">
            <text:p>-0.036923198618036</text:p>
          </table:table-cell>
          <table:table-cell office:value-type="float" office:value="-0.0388346428977064" calcext:value-type="float">
            <text:p>-0.038834642897706</text:p>
          </table:table-cell>
          <table:table-cell office:value-type="float" office:value="-0.0409482072189369" calcext:value-type="float">
            <text:p>-0.040948207218937</text:p>
          </table:table-cell>
          <table:table-cell office:value-type="float" office:value="-0.0388449316434499" calcext:value-type="float">
            <text:p>-0.03884493164345</text:p>
          </table:table-cell>
          <table:table-cell office:value-type="float" office:value="-0.0411399236161675" calcext:value-type="float">
            <text:p>-0.041139923616168</text:p>
          </table:table-cell>
          <table:table-cell office:value-type="float" office:value="-0.0501808679417507" calcext:value-type="float">
            <text:p>-0.050180867941751</text:p>
          </table:table-cell>
          <table:table-cell office:value-type="float" office:value="-0.0519575887311533" calcext:value-type="float">
            <text:p>-0.051957588731153</text:p>
          </table:table-cell>
          <table:table-cell office:value-type="float" office:value="-0.0541460519209435" calcext:value-type="float">
            <text:p>-0.054146051920944</text:p>
          </table:table-cell>
          <table:table-cell office:value-type="float" office:value="-0.0531933616231988" calcext:value-type="float">
            <text:p>-0.053193361623199</text:p>
          </table:table-cell>
          <table:table-cell office:value-type="float" office:value="-0.0530885867706586" calcext:value-type="float">
            <text:p>-0.053088586770659</text:p>
          </table:table-cell>
          <table:table-cell office:value-type="float" office:value="-0.0539137359403097" calcext:value-type="float">
            <text:p>-0.05391373594031</text:p>
          </table:table-cell>
          <table:table-cell office:value-type="float" office:value="-0.0552952509002133" calcext:value-type="float">
            <text:p>-0.055295250900213</text:p>
          </table:table-cell>
          <table:table-cell office:value-type="float" office:value="-0.0552446938224214" calcext:value-type="float">
            <text:p>-0.055244693822421</text:p>
          </table:table-cell>
          <table:table-cell office:value-type="float" office:value="-0.0529995200857838" calcext:value-type="float">
            <text:p>-0.052999520085784</text:p>
          </table:table-cell>
          <table:table-cell office:value-type="float" office:value="-0.0283858919647502" calcext:value-type="float">
            <text:p>-0.02838589196475</text:p>
          </table:table-cell>
          <table:table-cell office:value-type="float" office:value="-0.0264846777230175" calcext:value-type="float">
            <text:p>-0.026484677723018</text:p>
          </table:table-cell>
          <table:table-cell office:value-type="float" office:value="-0.0239226925312833" calcext:value-type="float">
            <text:p>-0.023922692531283</text:p>
          </table:table-cell>
          <table:table-cell office:value-type="float" office:value="-0.0199996520068445" calcext:value-type="float">
            <text:p>-0.019999652006845</text:p>
          </table:table-cell>
          <table:table-cell office:value-type="float" office:value="-0.0185204220078132" calcext:value-type="float">
            <text:p>-0.018520422007813</text:p>
          </table:table-cell>
          <table:table-cell office:value-type="float" office:value="-0.0178850179921619" calcext:value-type="float">
            <text:p>-0.017885017992162</text:p>
          </table:table-cell>
          <table:table-cell office:value-type="float" office:value="-0.0176863661494991" calcext:value-type="float">
            <text:p>-0.017686366149499</text:p>
          </table:table-cell>
          <table:table-cell office:value-type="float" office:value="-0.01858668824544" calcext:value-type="float">
            <text:p>-0.01858668824544</text:p>
          </table:table-cell>
          <table:table-cell office:value-type="float" office:value="-0.0208002460289764" calcext:value-type="float">
            <text:p>-0.020800246028976</text:p>
          </table:table-cell>
          <table:table-cell office:value-type="float" office:value="-0.0220691761331652" calcext:value-type="float">
            <text:p>-0.022069176133165</text:p>
          </table:table-cell>
          <table:table-cell office:value-type="float" office:value="-0.0236258515288711" calcext:value-type="float">
            <text:p>-0.023625851528871</text:p>
          </table:table-cell>
          <table:table-cell office:value-type="float" office:value="-0.0237263881658551" calcext:value-type="float">
            <text:p>-0.023726388165855</text:p>
          </table:table-cell>
          <table:table-cell office:value-type="float" office:value="-0.0228592689520042" calcext:value-type="float">
            <text:p>-0.022859268952004</text:p>
          </table:table-cell>
          <table:table-cell office:value-type="float" office:value="-0.0190381387513039" calcext:value-type="float">
            <text:p>-0.019038138751304</text:p>
          </table:table-cell>
          <table:table-cell office:value-type="float" office:value="-0.0457100092027489" calcext:value-type="float">
            <text:p>-0.045710009202749</text:p>
          </table:table-cell>
          <table:table-cell office:value-type="float" office:value="-0.0413588776748734" calcext:value-type="float">
            <text:p>-0.041358877674873</text:p>
          </table:table-cell>
          <table:table-cell office:value-type="float" office:value="-0.0329704757169907" calcext:value-type="float">
            <text:p>-0.032970475716991</text:p>
          </table:table-cell>
          <table:table-cell office:value-type="float" office:value="-0.0286649712910614" calcext:value-type="float">
            <text:p>-0.028664971291061</text:p>
          </table:table-cell>
          <table:table-cell office:value-type="float" office:value="-0.0266049889578778" calcext:value-type="float">
            <text:p>-0.026604988957878</text:p>
          </table:table-cell>
          <table:table-cell office:value-type="float" office:value="-0.0239376489721394" calcext:value-type="float">
            <text:p>-0.023937648972139</text:p>
          </table:table-cell>
          <table:table-cell office:value-type="float" office:value="-0.020050484228997" calcext:value-type="float">
            <text:p>-0.020050484228997</text:p>
          </table:table-cell>
          <table:table-cell office:value-type="float" office:value="-0.0166780057442735" calcext:value-type="float">
            <text:p>-0.016678005744274</text:p>
          </table:table-cell>
          <table:table-cell office:value-type="float" office:value="-0.0155997380302446" calcext:value-type="float">
            <text:p>-0.015599738030245</text:p>
          </table:table-cell>
          <table:table-cell office:value-type="float" office:value="-0.0150547631039946" calcext:value-type="float">
            <text:p>-0.015054763103995</text:p>
          </table:table-cell>
          <table:table-cell office:value-type="float" office:value="-0.0146903547881511" calcext:value-type="float">
            <text:p>-0.014690354788151</text:p>
          </table:table-cell>
          <table:table-cell office:value-type="float" office:value="-0.0138082241718233" calcext:value-type="float">
            <text:p>-0.013808224171823</text:p>
          </table:table-cell>
          <table:table-cell office:value-type="float" office:value="-0.0127922226326357" calcext:value-type="float">
            <text:p>-0.012792222632636</text:p>
          </table:table-cell>
          <table:table-cell office:value-type="float" office:value="-0.0121076520735523" calcext:value-type="float">
            <text:p>-0.012107652073552</text:p>
          </table:table-cell>
          <table:table-cell office:value-type="float" office:value="-0.0132217759474723" calcext:value-type="float">
            <text:p>-0.013221775947472</text:p>
          </table:table-cell>
          <table:table-cell office:value-type="float" office:value="-0.0145411593409155" calcext:value-type="float">
            <text:p>-0.014541159340916</text:p>
          </table:table-cell>
          <table:table-cell office:value-type="float" office:value="-0.0164006752851023" calcext:value-type="float">
            <text:p>-0.016400675285102</text:p>
          </table:table-cell>
          <table:table-cell office:value-type="float" office:value="-0.0174677010928754" calcext:value-type="float">
            <text:p>-0.017467701092875</text:p>
          </table:table-cell>
          <table:table-cell office:value-type="float" office:value="-0.0213997144910678" calcext:value-type="float">
            <text:p>-0.021399714491068</text:p>
          </table:table-cell>
          <table:table-cell office:value-type="float" office:value="-0.0326185966093414" calcext:value-type="float">
            <text:p>-0.032618596609341</text:p>
          </table:table-cell>
          <table:table-cell office:value-type="float" office:value="-0.0295893344541396" calcext:value-type="float">
            <text:p>-0.02958933445414</text:p>
          </table:table-cell>
          <table:table-cell office:value-type="float" office:value="-0.0390559164184105" calcext:value-type="float">
            <text:p>-0.039055916418411</text:p>
          </table:table-cell>
          <table:table-cell office:value-type="float" office:value="-0.0435682304017095" calcext:value-type="float">
            <text:p>-0.04356823040171</text:p>
          </table:table-cell>
          <table:table-cell office:value-type="float" office:value="-0.0440288095725087" calcext:value-type="float">
            <text:p>-0.044028809572509</text:p>
          </table:table-cell>
          <table:table-cell office:value-type="float" office:value="-0.0440316219817401" calcext:value-type="float">
            <text:p>-0.04403162198174</text:p>
          </table:table-cell>
          <table:table-cell office:value-type="float" office:value="-0.0441041638368755" calcext:value-type="float">
            <text:p>-0.044104163836876</text:p>
          </table:table-cell>
          <table:table-cell office:value-type="float" office:value="-0.0488589242328461" calcext:value-type="float">
            <text:p>-0.048858924232846</text:p>
          </table:table-cell>
          <table:table-cell office:value-type="float" office:value="-0.0496523436725741" calcext:value-type="float">
            <text:p>-0.049652343672574</text:p>
          </table:table-cell>
          <table:table-cell office:value-type="float" office:value="-0.0244562079688596" calcext:value-type="float">
            <text:p>-0.02445620796886</text:p>
          </table:table-cell>
          <table:table-cell office:value-type="float" office:value="-0.0182664814862877" calcext:value-type="float">
            <text:p>-0.018266481486288</text:p>
          </table:table-cell>
          <table:table-cell office:value-type="float" office:value="-0.0159614833685753" calcext:value-type="float">
            <text:p>-0.015961483368575</text:p>
          </table:table-cell>
          <table:table-cell office:value-type="float" office:value="-0.0141875427776382" calcext:value-type="float">
            <text:p>-0.014187542777638</text:p>
          </table:table-cell>
          <table:table-cell office:value-type="float" office:value="-0.0138888258125991" calcext:value-type="float">
            <text:p>-0.013888825812599</text:p>
          </table:table-cell>
          <table:table-cell office:value-type="float" office:value="-0.00807100490680887" calcext:value-type="float">
            <text:p>-0.008071004906809</text:p>
          </table:table-cell>
          <table:table-cell office:value-type="float" office:value="-0.0065426087999319" calcext:value-type="float">
            <text:p>-0.006542608799932</text:p>
          </table:table-cell>
          <table:table-cell office:value-type="float" office:value="-0.0502281680305565" calcext:value-type="float">
            <text:p>-0.050228168030557</text:p>
          </table:table-cell>
          <table:table-cell office:value-type="float" office:value="-0.0497569885332906" calcext:value-type="float">
            <text:p>-0.049756988533291</text:p>
          </table:table-cell>
          <table:table-cell office:value-type="float" office:value="-0.048955062810548" calcext:value-type="float">
            <text:p>-0.048955062810548</text:p>
          </table:table-cell>
          <table:table-cell office:value-type="float" office:value="-0.0463149953445913" calcext:value-type="float">
            <text:p>-0.046314995344591</text:p>
          </table:table-cell>
          <table:table-cell office:value-type="float" office:value="-0.0372566568633497" calcext:value-type="float">
            <text:p>-0.03725665686335</text:p>
          </table:table-cell>
          <table:table-cell office:value-type="float" office:value="-0.0291887321305844" calcext:value-type="float">
            <text:p>-0.029188732130584</text:p>
          </table:table-cell>
          <table:table-cell office:value-type="float" office:value="-0.0250284199090777" calcext:value-type="float">
            <text:p>-0.025028419909078</text:p>
          </table:table-cell>
          <table:table-cell office:value-type="float" office:value="-0.0175808364996134" calcext:value-type="float">
            <text:p>-0.017580836499613</text:p>
          </table:table-cell>
          <table:table-cell office:value-type="float" office:value="-0.0170641282449812" calcext:value-type="float">
            <text:p>-0.017064128244981</text:p>
          </table:table-cell>
          <table:table-cell office:value-type="float" office:value="-0.016861165475833" calcext:value-type="float">
            <text:p>-0.016861165475833</text:p>
          </table:table-cell>
          <table:table-cell office:value-type="float" office:value="-0.0158001391047853" calcext:value-type="float">
            <text:p>-0.015800139104785</text:p>
          </table:table-cell>
          <table:table-cell office:value-type="float" office:value="-0.0143310718434838" calcext:value-type="float">
            <text:p>-0.014331071843484</text:p>
          </table:table-cell>
          <table:table-cell office:value-type="float" office:value="-0.01391048436976" calcext:value-type="float">
            <text:p>-0.01391048436976</text:p>
          </table:table-cell>
          <table:table-cell office:value-type="float" office:value="-0.0143639044571067" calcext:value-type="float">
            <text:p>-0.014363904457107</text:p>
          </table:table-cell>
          <table:table-cell office:value-type="float" office:value="-0.0161551753931547" calcext:value-type="float">
            <text:p>-0.016155175393155</text:p>
          </table:table-cell>
          <table:table-cell office:value-type="float" office:value="-0.0170431529563813" calcext:value-type="float">
            <text:p>-0.017043152956381</text:p>
          </table:table-cell>
          <table:table-cell office:value-type="float" office:value="-0.0183631690589684" calcext:value-type="float">
            <text:p>-0.018363169058968</text:p>
          </table:table-cell>
          <table:table-cell office:value-type="float" office:value="-0.0316893398315674" calcext:value-type="float">
            <text:p>-0.031689339831567</text:p>
          </table:table-cell>
          <table:table-cell office:value-type="float" office:value="-0.0325990380675547" calcext:value-type="float">
            <text:p>-0.032599038067555</text:p>
          </table:table-cell>
          <table:table-cell office:value-type="float" office:value="-0.0373642191673554" calcext:value-type="float">
            <text:p>-0.037364219167355</text:p>
          </table:table-cell>
          <table:table-cell office:value-type="float" office:value="-0.0424555220966986" calcext:value-type="float">
            <text:p>-0.042455522096699</text:p>
          </table:table-cell>
          <table:table-cell office:value-type="float" office:value="-0.0441198633852548" calcext:value-type="float">
            <text:p>-0.044119863385255</text:p>
          </table:table-cell>
          <table:table-cell office:value-type="float" office:value="-0.0460032023004657" calcext:value-type="float">
            <text:p>-0.046003202300466</text:p>
          </table:table-cell>
          <table:table-cell office:value-type="float" office:value="-0.0453672076286218" calcext:value-type="float">
            <text:p>-0.045367207628622</text:p>
          </table:table-cell>
          <table:table-cell office:value-type="float" office:value="-0.0452538996531246" calcext:value-type="float">
            <text:p>-0.045253899653125</text:p>
          </table:table-cell>
          <table:table-cell office:value-type="float" office:value="-0.046559210882462" calcext:value-type="float">
            <text:p>-0.046559210882462</text:p>
          </table:table-cell>
          <table:table-cell office:value-type="float" office:value="-0.0502962658736925" calcext:value-type="float">
            <text:p>-0.050296265873693</text:p>
          </table:table-cell>
          <table:table-cell office:value-type="float" office:value="-0.016526973881035" calcext:value-type="float">
            <text:p>-0.016526973881035</text:p>
          </table:table-cell>
          <table:table-cell office:value-type="float" office:value="-0.0144510936930467" calcext:value-type="float">
            <text:p>-0.014451093693047</text:p>
          </table:table-cell>
          <table:table-cell office:value-type="float" office:value="-0.0129608691273366" calcext:value-type="float">
            <text:p>-0.012960869127337</text:p>
          </table:table-cell>
          <table:table-cell office:value-type="float" office:value="-0.00785104387574387" calcext:value-type="float">
            <text:p>-0.007851043875744</text:p>
          </table:table-cell>
          <table:table-cell office:value-type="float" office:value="-0.046506901055382" calcext:value-type="float">
            <text:p>-0.046506901055382</text:p>
          </table:table-cell>
          <table:table-cell office:value-type="float" office:value="-0.0498243008666968" calcext:value-type="float">
            <text:p>-0.049824300866697</text:p>
          </table:table-cell>
          <table:table-cell office:value-type="float" office:value="-0.0465074943037203" calcext:value-type="float">
            <text:p>-0.04650749430372</text:p>
          </table:table-cell>
          <table:table-cell office:value-type="float" office:value="-0.0426716945443654" calcext:value-type="float">
            <text:p>-0.042671694544365</text:p>
          </table:table-cell>
          <table:table-cell office:value-type="float" office:value="-0.0378144931884052" calcext:value-type="float">
            <text:p>-0.037814493188405</text:p>
          </table:table-cell>
          <table:table-cell office:value-type="float" office:value="-0.024003122243463" calcext:value-type="float">
            <text:p>-0.024003122243463</text:p>
          </table:table-cell>
          <table:table-cell office:value-type="float" office:value="-0.022067767936945" calcext:value-type="float">
            <text:p>-0.022067767936945</text:p>
          </table:table-cell>
          <table:table-cell office:value-type="float" office:value="-0.0186722620388344" calcext:value-type="float">
            <text:p>-0.018672262038834</text:p>
          </table:table-cell>
          <table:table-cell office:value-type="float" office:value="-0.0135195722921777" calcext:value-type="float">
            <text:p>-0.013519572292178</text:p>
          </table:table-cell>
          <table:table-cell office:value-type="float" office:value="-0.0166714743685827" calcext:value-type="float">
            <text:p>-0.016671474368583</text:p>
          </table:table-cell>
          <table:table-cell office:value-type="float" office:value="-0.0173691335928639" calcext:value-type="float">
            <text:p>-0.017369133592864</text:p>
          </table:table-cell>
          <table:table-cell office:value-type="float" office:value="-0.0175324688912723" calcext:value-type="float">
            <text:p>-0.017532468891272</text:p>
          </table:table-cell>
          <table:table-cell office:value-type="float" office:value="-0.0168783162496224" calcext:value-type="float">
            <text:p>-0.016878316249622</text:p>
          </table:table-cell>
          <table:table-cell office:value-type="float" office:value="-0.015037950100611" calcext:value-type="float">
            <text:p>-0.015037950100611</text:p>
          </table:table-cell>
          <table:table-cell office:value-type="float" office:value="-0.0154263970289844" calcext:value-type="float">
            <text:p>-0.015426397028984</text:p>
          </table:table-cell>
          <table:table-cell office:value-type="float" office:value="-0.017157925347702" calcext:value-type="float">
            <text:p>-0.017157925347702</text:p>
          </table:table-cell>
          <table:table-cell office:value-type="float" office:value="-0.018522696702769" calcext:value-type="float">
            <text:p>-0.018522696702769</text:p>
          </table:table-cell>
          <table:table-cell office:value-type="float" office:value="-0.0204552026171738" calcext:value-type="float">
            <text:p>-0.020455202617174</text:p>
          </table:table-cell>
          <table:table-cell office:value-type="float" office:value="-0.0217461527920693" calcext:value-type="float">
            <text:p>-0.021746152792069</text:p>
          </table:table-cell>
          <table:table-cell office:value-type="float" office:value="-0.0262924607340844" calcext:value-type="float">
            <text:p>-0.026292460734084</text:p>
          </table:table-cell>
          <table:table-cell office:value-type="float" office:value="-0.0330283377517423" calcext:value-type="float">
            <text:p>-0.033028337751742</text:p>
          </table:table-cell>
          <table:table-cell office:value-type="float" office:value="-0.0381833315858823" calcext:value-type="float">
            <text:p>-0.038183331585882</text:p>
          </table:table-cell>
          <table:table-cell office:value-type="float" office:value="-0.0385482417208057" calcext:value-type="float">
            <text:p>-0.038548241720806</text:p>
          </table:table-cell>
          <table:table-cell office:value-type="float" office:value="-0.0366616679225535" calcext:value-type="float">
            <text:p>-0.036661667922554</text:p>
          </table:table-cell>
          <table:table-cell office:value-type="float" office:value="-0.0420427513984806" calcext:value-type="float">
            <text:p>-0.042042751398481</text:p>
          </table:table-cell>
          <table:table-cell office:value-type="float" office:value="-0.0473218602535003" calcext:value-type="float">
            <text:p>-0.0473218602535</text:p>
          </table:table-cell>
          <table:table-cell office:value-type="float" office:value="-0.0497002425311054" calcext:value-type="float">
            <text:p>-0.049700242531105</text:p>
          </table:table-cell>
          <table:table-cell office:value-type="float" office:value="-0.0505263381341099" calcext:value-type="float">
            <text:p>-0.05052633813411</text:p>
          </table:table-cell>
          <table:table-cell office:value-type="float" office:value="-0.0499455426072764" calcext:value-type="float">
            <text:p>-0.049945542607276</text:p>
          </table:table-cell>
          <table:table-cell office:value-type="float" office:value="-0.0498471087213797" calcext:value-type="float">
            <text:p>-0.04984710872138</text:p>
          </table:table-cell>
          <table:table-cell office:value-type="float" office:value="-0.0508831378930445" calcext:value-type="float">
            <text:p>-0.050883137893045</text:p>
          </table:table-cell>
          <table:table-cell office:value-type="float" office:value="-0.0527895677869315" calcext:value-type="float">
            <text:p>-0.052789567786932</text:p>
          </table:table-cell>
          <table:table-cell office:value-type="float" office:value="-0.0533670983181032" calcext:value-type="float">
            <text:p>-0.053367098318103</text:p>
          </table:table-cell>
          <table:table-cell office:value-type="float" office:value="-0.0512504802036348" calcext:value-type="float">
            <text:p>-0.051250480203635</text:p>
          </table:table-cell>
          <table:table-cell office:value-type="float" office:value="-0.0468528620160429" calcext:value-type="float">
            <text:p>-0.046852862016043</text:p>
          </table:table-cell>
          <table:table-cell office:value-type="float" office:value="-0.018182801585232" calcext:value-type="float">
            <text:p>-0.018182801585232</text:p>
          </table:table-cell>
          <table:table-cell office:value-type="float" office:value="-0.0153702134779757" calcext:value-type="float">
            <text:p>-0.015370213477976</text:p>
          </table:table-cell>
          <table:table-cell office:value-type="float" office:value="-0.0148722181597524" calcext:value-type="float">
            <text:p>-0.014872218159752</text:p>
          </table:table-cell>
          <table:table-cell office:value-type="float" office:value="-0.015036433716366" calcext:value-type="float">
            <text:p>-0.015036433716366</text:p>
          </table:table-cell>
          <table:table-cell office:value-type="float" office:value="-0.0157950713142652" calcext:value-type="float">
            <text:p>-0.015795071314265</text:p>
          </table:table-cell>
          <table:table-cell office:value-type="float" office:value="-0.0166825779859983" calcext:value-type="float">
            <text:p>-0.016682577985998</text:p>
          </table:table-cell>
          <table:table-cell office:value-type="float" office:value="-0.0190551335795229" calcext:value-type="float">
            <text:p>-0.019055133579523</text:p>
          </table:table-cell>
          <table:table-cell office:value-type="float" office:value="-0.0211055390333865" calcext:value-type="float">
            <text:p>-0.021105539033387</text:p>
          </table:table-cell>
          <table:table-cell office:value-type="float" office:value="-0.0187279695437484" calcext:value-type="float">
            <text:p>-0.018727969543748</text:p>
          </table:table-cell>
          <table:table-cell office:value-type="float" office:value="-0.0160328203400549" calcext:value-type="float">
            <text:p>-0.016032820340055</text:p>
          </table:table-cell>
          <table:table-cell office:value-type="float" office:value="-0.0477498069790712" calcext:value-type="float">
            <text:p>-0.047749806979071</text:p>
          </table:table-cell>
          <table:table-cell office:value-type="float" office:value="-0.0336509079464049" calcext:value-type="float">
            <text:p>-0.033650907946405</text:p>
          </table:table-cell>
          <table:table-cell office:value-type="float" office:value="-0.0224854363802035" calcext:value-type="float">
            <text:p>-0.022485436380204</text:p>
          </table:table-cell>
          <table:table-cell office:value-type="float" office:value="-0.0199067362096569" calcext:value-type="float">
            <text:p>-0.019906736209657</text:p>
          </table:table-cell>
          <table:table-cell office:value-type="float" office:value="-0.0156798386193439" calcext:value-type="float">
            <text:p>-0.015679838619344</text:p>
          </table:table-cell>
          <table:table-cell office:value-type="float" office:value="-0.00946458029519433" calcext:value-type="float">
            <text:p>-0.009464580295194</text:p>
          </table:table-cell>
          <table:table-cell office:value-type="float" office:value="-0.0111062492072824" calcext:value-type="float">
            <text:p>-0.011106249207282</text:p>
          </table:table-cell>
          <table:table-cell office:value-type="float" office:value="-0.0136745366133621" calcext:value-type="float">
            <text:p>-0.013674536613362</text:p>
          </table:table-cell>
          <table:table-cell office:value-type="float" office:value="-0.0177065671660795" calcext:value-type="float">
            <text:p>-0.01770656716608</text:p>
          </table:table-cell>
          <table:table-cell office:value-type="float" office:value="-0.0169718861086931" calcext:value-type="float">
            <text:p>-0.016971886108693</text:p>
          </table:table-cell>
          <table:table-cell office:value-type="float" office:value="-0.0164351304436067" calcext:value-type="float">
            <text:p>-0.016435130443607</text:p>
          </table:table-cell>
          <table:table-cell office:value-type="float" office:value="-0.0156448746533823" calcext:value-type="float">
            <text:p>-0.015644874653382</text:p>
          </table:table-cell>
          <table:table-cell office:value-type="float" office:value="-0.0149126931038861" calcext:value-type="float">
            <text:p>-0.014912693103886</text:p>
          </table:table-cell>
          <table:table-cell office:value-type="float" office:value="-0.0162195226762101" calcext:value-type="float">
            <text:p>-0.01621952267621</text:p>
          </table:table-cell>
          <table:table-cell office:value-type="float" office:value="-0.0184491512950515" calcext:value-type="float">
            <text:p>-0.018449151295052</text:p>
          </table:table-cell>
          <table:table-cell office:value-type="float" office:value="-0.0204702223325897" calcext:value-type="float">
            <text:p>-0.02047022233259</text:p>
          </table:table-cell>
          <table:table-cell office:value-type="float" office:value="-0.0239243873447605" calcext:value-type="float">
            <text:p>-0.023924387344761</text:p>
          </table:table-cell>
          <table:table-cell office:value-type="float" office:value="-0.0254758607321233" calcext:value-type="float">
            <text:p>-0.025475860732123</text:p>
          </table:table-cell>
          <table:table-cell office:value-type="float" office:value="-0.0316277532456416" calcext:value-type="float">
            <text:p>-0.031627753245642</text:p>
          </table:table-cell>
          <table:table-cell office:value-type="float" office:value="-0.0373114382587549" calcext:value-type="float">
            <text:p>-0.037311438258755</text:p>
          </table:table-cell>
          <table:table-cell office:value-type="float" office:value="-0.0384894043342118" calcext:value-type="float">
            <text:p>-0.038489404334212</text:p>
          </table:table-cell>
          <table:table-cell office:value-type="float" office:value="-0.036322262955451" calcext:value-type="float">
            <text:p>-0.036322262955451</text:p>
          </table:table-cell>
          <table:table-cell office:value-type="float" office:value="-0.0347031179184899" calcext:value-type="float">
            <text:p>-0.03470311791849</text:p>
          </table:table-cell>
          <table:table-cell office:value-type="float" office:value="-0.039958677722402" calcext:value-type="float">
            <text:p>-0.039958677722402</text:p>
          </table:table-cell>
          <table:table-cell office:value-type="float" office:value="-0.0463623560362583" calcext:value-type="float">
            <text:p>-0.046362356036258</text:p>
          </table:table-cell>
          <table:table-cell office:value-type="float" office:value="-0.0483254547270732" calcext:value-type="float">
            <text:p>-0.048325454727073</text:p>
          </table:table-cell>
          <table:table-cell office:value-type="float" office:value="-0.0499075595002049" calcext:value-type="float">
            <text:p>-0.049907559500205</text:p>
          </table:table-cell>
          <table:table-cell office:value-type="float" office:value="-0.0515432098594174" calcext:value-type="float">
            <text:p>-0.051543209859417</text:p>
          </table:table-cell>
          <table:table-cell office:value-type="float" office:value="-0.0515437396380387" calcext:value-type="float">
            <text:p>-0.051543739638039</text:p>
          </table:table-cell>
          <table:table-cell office:value-type="float" office:value="-0.051231371433193" calcext:value-type="float">
            <text:p>-0.051231371433193</text:p>
          </table:table-cell>
          <table:table-cell office:value-type="float" office:value="-0.053072358794998" calcext:value-type="float">
            <text:p>-0.053072358794998</text:p>
          </table:table-cell>
          <table:table-cell office:value-type="float" office:value="-0.0530717844900992" calcext:value-type="float">
            <text:p>-0.053071784490099</text:p>
          </table:table-cell>
          <table:table-cell office:value-type="float" office:value="-0.0526873703065568" calcext:value-type="float">
            <text:p>-0.052687370306557</text:p>
          </table:table-cell>
          <table:table-cell office:value-type="float" office:value="-0.0210684740713827" calcext:value-type="float">
            <text:p>-0.021068474071383</text:p>
          </table:table-cell>
          <table:table-cell office:value-type="float" office:value="-0.0189349260215641" calcext:value-type="float">
            <text:p>-0.018934926021564</text:p>
          </table:table-cell>
          <table:table-cell office:value-type="float" office:value="-0.0183898145375633" calcext:value-type="float">
            <text:p>-0.018389814537563</text:p>
          </table:table-cell>
          <table:table-cell office:value-type="float" office:value="-0.0175537113957191" calcext:value-type="float">
            <text:p>-0.017553711395719</text:p>
          </table:table-cell>
          <table:table-cell office:value-type="float" office:value="-0.0190563423884804" calcext:value-type="float">
            <text:p>-0.01905634238848</text:p>
          </table:table-cell>
          <table:table-cell office:value-type="float" office:value="-0.0205915840790801" calcext:value-type="float">
            <text:p>-0.02059158407908</text:p>
          </table:table-cell>
          <table:table-cell office:value-type="float" office:value="-0.0224752787241582" calcext:value-type="float">
            <text:p>-0.022475278724158</text:p>
          </table:table-cell>
          <table:table-cell office:value-type="float" office:value="-0.0239419672724131" calcext:value-type="float">
            <text:p>-0.023941967272413</text:p>
          </table:table-cell>
          <table:table-cell office:value-type="float" office:value="-0.0258108003190233" calcext:value-type="float">
            <text:p>-0.025810800319023</text:p>
          </table:table-cell>
          <table:table-cell office:value-type="float" office:value="-0.0241509356077598" calcext:value-type="float">
            <text:p>-0.02415093560776</text:p>
          </table:table-cell>
          <table:table-cell office:value-type="float" office:value="-0.0214868728943757" calcext:value-type="float">
            <text:p>-0.021486872894376</text:p>
          </table:table-cell>
          <table:table-cell office:value-type="float" office:value="-0.0184448629199941" calcext:value-type="float">
            <text:p>-0.018444862919994</text:p>
          </table:table-cell>
          <table:table-cell office:value-type="float" office:value="-0.0237495201348585" calcext:value-type="float">
            <text:p>-0.023749520134859</text:p>
          </table:table-cell>
          <table:table-cell office:value-type="float" office:value="-0.0375238432589059" calcext:value-type="float">
            <text:p>-0.037523843258906</text:p>
          </table:table-cell>
          <table:table-cell office:value-type="float" office:value="-0.0454411425231893" calcext:value-type="float">
            <text:p>-0.045441142523189</text:p>
          </table:table-cell>
          <table:table-cell office:value-type="float" office:value="-0.0462808889391929" calcext:value-type="float">
            <text:p>-0.046280888939193</text:p>
          </table:table-cell>
          <table:table-cell office:value-type="float" office:value="-0.04070391615527" calcext:value-type="float">
            <text:p>-0.04070391615527</text:p>
          </table:table-cell>
          <table:table-cell office:value-type="float" office:value="-0.0175881315117053" calcext:value-type="float">
            <text:p>-0.017588131511705</text:p>
          </table:table-cell>
          <table:table-cell office:value-type="float" office:value="-0.00773577539239195" calcext:value-type="float">
            <text:p>-0.007735775392392</text:p>
          </table:table-cell>
          <table:table-cell office:value-type="float" office:value="-0.0109172580539715" calcext:value-type="float">
            <text:p>-0.010917258053972</text:p>
          </table:table-cell>
          <table:table-cell office:value-type="float" office:value="-0.0185490337107994" calcext:value-type="float">
            <text:p>-0.018549033710799</text:p>
          </table:table-cell>
          <table:table-cell office:value-type="float" office:value="-0.0181896338105273" calcext:value-type="float">
            <text:p>-0.018189633810527</text:p>
          </table:table-cell>
          <table:table-cell office:value-type="float" office:value="-0.0176770404675861" calcext:value-type="float">
            <text:p>-0.017677040467586</text:p>
          </table:table-cell>
          <table:table-cell office:value-type="float" office:value="-0.0162540010704471" calcext:value-type="float">
            <text:p>-0.016254001070447</text:p>
          </table:table-cell>
          <table:table-cell office:value-type="float" office:value="-0.0164087010919105" calcext:value-type="float">
            <text:p>-0.016408701091911</text:p>
          </table:table-cell>
          <table:table-cell office:value-type="float" office:value="-0.0162774099536704" calcext:value-type="float">
            <text:p>-0.01627740995367</text:p>
          </table:table-cell>
          <table:table-cell office:value-type="float" office:value="-0.0162088337829387" calcext:value-type="float">
            <text:p>-0.016208833782939</text:p>
          </table:table-cell>
          <table:table-cell office:value-type="float" office:value="-0.017418180745485" calcext:value-type="float">
            <text:p>-0.017418180745485</text:p>
          </table:table-cell>
          <table:table-cell office:value-type="float" office:value="-0.0195845132622506" calcext:value-type="float">
            <text:p>-0.019584513262251</text:p>
          </table:table-cell>
          <table:table-cell office:value-type="float" office:value="-0.0234866372862568" calcext:value-type="float">
            <text:p>-0.023486637286257</text:p>
          </table:table-cell>
          <table:table-cell office:value-type="float" office:value="-0.0257483743457414" calcext:value-type="float">
            <text:p>-0.025748374345741</text:p>
          </table:table-cell>
          <table:table-cell office:value-type="float" office:value="-0.0409757540571751" calcext:value-type="float">
            <text:p>-0.040975754057175</text:p>
          </table:table-cell>
          <table:table-cell office:value-type="float" office:value="-0.0398048481580239" calcext:value-type="float">
            <text:p>-0.039804848158024</text:p>
          </table:table-cell>
          <table:table-cell office:value-type="float" office:value="-0.0416150934649402" calcext:value-type="float">
            <text:p>-0.04161509346494</text:p>
          </table:table-cell>
          <table:table-cell office:value-type="float" office:value="-0.0552733651764904" calcext:value-type="float">
            <text:p>-0.05527336517649</text:p>
          </table:table-cell>
          <table:table-cell office:value-type="float" office:value="-0.0576799525984308" calcext:value-type="float">
            <text:p>-0.057679952598431</text:p>
          </table:table-cell>
          <table:table-cell office:value-type="float" office:value="-0.0556303086718491" calcext:value-type="float">
            <text:p>-0.055630308671849</text:p>
          </table:table-cell>
          <table:table-cell office:value-type="float" office:value="-0.0272992325677272" calcext:value-type="float">
            <text:p>-0.027299232567727</text:p>
          </table:table-cell>
          <table:table-cell office:value-type="float" office:value="-0.0202039174969425" calcext:value-type="float">
            <text:p>-0.020203917496943</text:p>
          </table:table-cell>
          <table:table-cell office:value-type="float" office:value="-0.0140461575656898" calcext:value-type="float">
            <text:p>-0.01404615756569</text:p>
          </table:table-cell>
          <table:table-cell office:value-type="float" office:value="-0.00857693111657208" calcext:value-type="float">
            <text:p>-0.008576931116572</text:p>
          </table:table-cell>
          <table:table-cell office:value-type="float" office:value="-0.00566634087778135" calcext:value-type="float">
            <text:p>-0.005666340877781</text:p>
          </table:table-cell>
          <table:table-cell office:value-type="float" office:value="-0.00326535799333637" calcext:value-type="float">
            <text:p>-0.003265357993336</text:p>
          </table:table-cell>
          <table:table-cell office:value-type="float" office:value="-0.00111503177004808" calcext:value-type="float">
            <text:p>-0.001115031770048</text:p>
          </table:table-cell>
          <table:table-cell office:value-type="float" office:value="0.00228557342772595" calcext:value-type="float">
            <text:p>0.002285573427726</text:p>
          </table:table-cell>
          <table:table-cell office:value-type="float" office:value="0.000778362950267916" calcext:value-type="float">
            <text:p>0.000778362950268</text:p>
          </table:table-cell>
          <table:table-cell office:value-type="float" office:value="-0.0244660717482027" calcext:value-type="float">
            <text:p>-0.024466071748203</text:p>
          </table:table-cell>
          <table:table-cell office:value-type="float" office:value="-0.0231141417616486" calcext:value-type="float">
            <text:p>-0.023114141761649</text:p>
          </table:table-cell>
          <table:table-cell office:value-type="float" office:value="-0.0186228673317267" calcext:value-type="float">
            <text:p>-0.018622867331727</text:p>
          </table:table-cell>
          <table:table-cell office:value-type="float" office:value="-0.0187090257803495" calcext:value-type="float">
            <text:p>-0.01870902578035</text:p>
          </table:table-cell>
          <table:table-cell office:value-type="float" office:value="-0.0188055783352125" calcext:value-type="float">
            <text:p>-0.018805578335213</text:p>
          </table:table-cell>
          <table:table-cell office:value-type="float" office:value="-0.0185170709701873" calcext:value-type="float">
            <text:p>-0.018517070970187</text:p>
          </table:table-cell>
          <table:table-cell office:value-type="float" office:value="-0.0185353344671424" calcext:value-type="float">
            <text:p>-0.018535334467142</text:p>
          </table:table-cell>
          <table:table-cell office:value-type="float" office:value="-0.0188177882256529" calcext:value-type="float">
            <text:p>-0.018817788225653</text:p>
          </table:table-cell>
          <table:table-cell office:value-type="float" office:value="-0.0186256625382037" calcext:value-type="float">
            <text:p>-0.018625662538204</text:p>
          </table:table-cell>
          <table:table-cell office:value-type="float" office:value="-0.018535505465875" calcext:value-type="float">
            <text:p>-0.018535505465875</text:p>
          </table:table-cell>
          <table:table-cell office:value-type="float" office:value="-0.0186101661195357" calcext:value-type="float">
            <text:p>-0.018610166119536</text:p>
          </table:table-cell>
          <table:table-cell office:value-type="float" office:value="-0.0187692982267163" calcext:value-type="float">
            <text:p>-0.018769298226716</text:p>
          </table:table-cell>
          <table:table-cell office:value-type="float" office:value="-0.0186787103337599" calcext:value-type="float">
            <text:p>-0.01867871033376</text:p>
          </table:table-cell>
          <table:table-cell office:value-type="float" office:value="-0.0186518413880407" calcext:value-type="float">
            <text:p>-0.018651841388041</text:p>
          </table:table-cell>
          <table:table-cell office:value-type="float" office:value="-0.0186691801723613" calcext:value-type="float">
            <text:p>-0.018669180172361</text:p>
          </table:table-cell>
          <table:table-cell office:value-type="float" office:value="-0.0186453552443442" calcext:value-type="float">
            <text:p>-0.018645355244344</text:p>
          </table:table-cell>
          <table:table-cell office:value-type="float" office:value="-0.018643410667404" calcext:value-type="float">
            <text:p>-0.018643410667404</text:p>
          </table:table-cell>
          <table:table-cell office:value-type="float" office:value="-0.0186400129537903" calcext:value-type="float">
            <text:p>-0.01864001295379</text:p>
          </table:table-cell>
          <table:table-cell office:value-type="float" office:value="-0.0186542656351621" calcext:value-type="float">
            <text:p>-0.018654265635162</text:p>
          </table:table-cell>
          <table:table-cell office:value-type="float" office:value="-0.0186513900686675" calcext:value-type="float">
            <text:p>-0.018651390068668</text:p>
          </table:table-cell>
          <table:table-cell office:value-type="float" office:value="-0.0186266788518291" calcext:value-type="float">
            <text:p>-0.018626678851829</text:p>
          </table:table-cell>
          <table:table-cell office:value-type="float" office:value="-0.0186557025134403" calcext:value-type="float">
            <text:p>-0.01865570251344</text:p>
          </table:table-cell>
          <table:table-cell office:value-type="float" office:value="-0.0186494667890229" calcext:value-type="float">
            <text:p>-0.018649466789023</text:p>
          </table:table-cell>
          <table:table-cell office:value-type="float" office:value="-0.01865066244983" calcext:value-type="float">
            <text:p>-0.01865066244983</text:p>
          </table:table-cell>
          <table:table-cell office:value-type="float" office:value="-0.0186335502195818" calcext:value-type="float">
            <text:p>-0.018633550219582</text:p>
          </table:table-cell>
          <table:table-cell office:value-type="float" office:value="-0.0186371731940102" calcext:value-type="float">
            <text:p>-0.01863717319401</text:p>
          </table:table-cell>
          <table:table-cell office:value-type="float" office:value="-0.018641403163647" calcext:value-type="float">
            <text:p>-0.018641403163647</text:p>
          </table:table-cell>
          <table:table-cell office:value-type="float" office:value="-0.0186395394909022" calcext:value-type="float">
            <text:p>-0.018639539490902</text:p>
          </table:table-cell>
          <table:table-cell office:value-type="float" office:value="-0.0186314631066875" calcext:value-type="float">
            <text:p>-0.018631463106688</text:p>
          </table:table-cell>
          <table:table-cell office:value-type="float" office:value="-0.0186322543153811" calcext:value-type="float">
            <text:p>-0.018632254315381</text:p>
          </table:table-cell>
          <table:table-cell office:value-type="float" office:value="-0.018653946745214" calcext:value-type="float">
            <text:p>-0.018653946745214</text:p>
          </table:table-cell>
          <table:table-cell office:value-type="float" office:value="-0.0186597322256477" calcext:value-type="float">
            <text:p>-0.018659732225648</text:p>
          </table:table-cell>
          <table:table-cell office:value-type="float" office:value="-0.0186388954210707" calcext:value-type="float">
            <text:p>-0.018638895421071</text:p>
          </table:table-cell>
          <table:table-cell office:value-type="float" office:value="-0.0186369959997238" calcext:value-type="float">
            <text:p>-0.018636995999724</text:p>
          </table:table-cell>
          <table:table-cell office:value-type="float" office:value="-0.0186231098952026" calcext:value-type="float">
            <text:p>-0.018623109895203</text:p>
          </table:table-cell>
          <table:table-cell office:value-type="float" office:value="-0.0186411984756504" calcext:value-type="float">
            <text:p>-0.01864119847565</text:p>
          </table:table-cell>
          <table:table-cell office:value-type="float" office:value="-0.0186514948926082" calcext:value-type="float">
            <text:p>-0.018651494892608</text:p>
          </table:table-cell>
          <table:table-cell office:value-type="float" office:value="-0.0186582456938273" calcext:value-type="float">
            <text:p>-0.018658245693827</text:p>
          </table:table-cell>
          <table:table-cell office:value-type="float" office:value="-0.0186243540871901" calcext:value-type="float">
            <text:p>-0.01862435408719</text:p>
          </table:table-cell>
          <table:table-cell office:value-type="float" office:value="-0.0186213673273386" calcext:value-type="float">
            <text:p>-0.018621367327339</text:p>
          </table:table-cell>
          <table:table-cell office:value-type="float" office:value="-0.0186277738534987" calcext:value-type="float">
            <text:p>-0.018627773853499</text:p>
          </table:table-cell>
          <table:table-cell office:value-type="float" office:value="-0.0186398002403897" calcext:value-type="float">
            <text:p>-0.01863980024039</text:p>
          </table:table-cell>
          <table:table-cell office:value-type="float" office:value="-0.0186207232547769" calcext:value-type="float">
            <text:p>-0.018620723254777</text:p>
          </table:table-cell>
          <table:table-cell office:value-type="float" office:value="-0.0186384195287175" calcext:value-type="float">
            <text:p>-0.018638419528718</text:p>
          </table:table-cell>
          <table:table-cell office:value-type="float" office:value="-0.0186270099971021" calcext:value-type="float">
            <text:p>-0.018627009997102</text:p>
          </table:table-cell>
          <table:table-cell office:value-type="float" office:value="-0.0186332158253419" calcext:value-type="float">
            <text:p>-0.018633215825342</text:p>
          </table:table-cell>
          <table:table-cell office:value-type="float" office:value="-0.0186177718492351" calcext:value-type="float">
            <text:p>-0.018617771849235</text:p>
          </table:table-cell>
          <table:table-cell office:value-type="float" office:value="-0.0186548199484921" calcext:value-type="float">
            <text:p>-0.018654819948492</text:p>
          </table:table-cell>
          <table:table-cell office:value-type="float" office:value="-0.0186187015258722" calcext:value-type="float">
            <text:p>-0.018618701525872</text:p>
          </table:table-cell>
          <table:table-cell office:value-type="float" office:value="-0.0186186504792252" calcext:value-type="float">
            <text:p>-0.018618650479225</text:p>
          </table:table-cell>
          <table:table-cell office:value-type="float" office:value="-0.0186270395963991" calcext:value-type="float">
            <text:p>-0.018627039596399</text:p>
          </table:table-cell>
          <table:table-cell office:value-type="float" office:value="-0.0186395705873527" calcext:value-type="float">
            <text:p>-0.018639570587353</text:p>
          </table:table-cell>
          <table:table-cell office:value-type="float" office:value="-0.0186476990978845" calcext:value-type="float">
            <text:p>-0.018647699097885</text:p>
          </table:table-cell>
          <table:table-cell office:value-type="float" office:value="-0.0186238222219147" calcext:value-type="float">
            <text:p>-0.018623822221915</text:p>
          </table:table-cell>
          <table:table-cell office:value-type="float" office:value="-0.0186442503585266" calcext:value-type="float">
            <text:p>-0.018644250358527</text:p>
          </table:table-cell>
          <table:table-cell office:value-type="float" office:value="-0.0186343800436654" calcext:value-type="float">
            <text:p>-0.018634380043665</text:p>
          </table:table-cell>
          <table:table-cell office:value-type="float" office:value="-0.0186230322944288" calcext:value-type="float">
            <text:p>-0.018623032294429</text:p>
          </table:table-cell>
          <table:table-cell office:value-type="float" office:value="-0.0186407793796062" calcext:value-type="float">
            <text:p>-0.018640779379606</text:p>
          </table:table-cell>
          <table:table-cell office:value-type="float" office:value="-0.0186385488621014" calcext:value-type="float">
            <text:p>-0.018638548862101</text:p>
          </table:table-cell>
          <table:table-cell office:value-type="float" office:value="-0.0186350951012867" calcext:value-type="float">
            <text:p>-0.018635095101287</text:p>
          </table:table-cell>
          <table:table-cell office:value-type="float" office:value="-0.0186408254126863" calcext:value-type="float">
            <text:p>-0.018640825412686</text:p>
          </table:table-cell>
          <table:table-cell office:value-type="float" office:value="-0.0186396391539196" calcext:value-type="float">
            <text:p>-0.01863963915392</text:p>
          </table:table-cell>
          <table:table-cell office:value-type="float" office:value="-0.0186354380207416" calcext:value-type="float">
            <text:p>-0.018635438020742</text:p>
          </table:table-cell>
          <table:table-cell office:value-type="float" office:value="-0.0186235597924188" calcext:value-type="float">
            <text:p>-0.018623559792419</text:p>
          </table:table-cell>
          <table:table-cell office:value-type="float" office:value="-0.0186475806216116" calcext:value-type="float">
            <text:p>-0.018647580621612</text:p>
          </table:table-cell>
          <table:table-cell office:value-type="float" office:value="-0.0186238049588029" calcext:value-type="float">
            <text:p>-0.018623804958803</text:p>
          </table:table-cell>
          <table:table-cell office:value-type="float" office:value="-0.0186677256385807" calcext:value-type="float">
            <text:p>-0.018667725638581</text:p>
          </table:table-cell>
          <table:table-cell office:value-type="float" office:value="-0.018648526161035" calcext:value-type="float">
            <text:p>-0.018648526161035</text:p>
          </table:table-cell>
          <table:table-cell office:value-type="float" office:value="-0.0186414609490007" calcext:value-type="float">
            <text:p>-0.018641460949001</text:p>
          </table:table-cell>
          <table:table-cell office:value-type="float" office:value="-0.0186490876250192" calcext:value-type="float">
            <text:p>-0.018649087625019</text:p>
          </table:table-cell>
          <table:table-cell office:value-type="float" office:value="-0.0186545020422269" calcext:value-type="float">
            <text:p>-0.018654502042227</text:p>
          </table:table-cell>
          <table:table-cell office:value-type="float" office:value="-0.0186446218512253" calcext:value-type="float">
            <text:p>-0.018644621851225</text:p>
          </table:table-cell>
          <table:table-cell office:value-type="float" office:value="-0.0186314061575263" calcext:value-type="float">
            <text:p>-0.018631406157526</text:p>
          </table:table-cell>
          <table:table-cell office:value-type="float" office:value="-0.0186390308901779" calcext:value-type="float">
            <text:p>-0.018639030890178</text:p>
          </table:table-cell>
          <table:table-cell office:value-type="float" office:value="-0.0186591504250292" calcext:value-type="float">
            <text:p>-0.018659150425029</text:p>
          </table:table-cell>
          <table:table-cell office:value-type="float" office:value="-0.0186204694362243" calcext:value-type="float">
            <text:p>-0.018620469436224</text:p>
          </table:table-cell>
          <table:table-cell office:value-type="float" office:value="-0.0186408263562236" calcext:value-type="float">
            <text:p>-0.018640826356224</text:p>
          </table:table-cell>
          <table:table-cell office:value-type="float" office:value="-0.0186385715755514" calcext:value-type="float">
            <text:p>-0.018638571575551</text:p>
          </table:table-cell>
          <table:table-cell office:value-type="float" office:value="-0.0186608669551498" calcext:value-type="float">
            <text:p>-0.01866086695515</text:p>
          </table:table-cell>
          <table:table-cell office:value-type="float" office:value="-0.0186373271075423" calcext:value-type="float">
            <text:p>-0.018637327107542</text:p>
          </table:table-cell>
          <table:table-cell office:value-type="float" office:value="-0.0186500351269672" calcext:value-type="float">
            <text:p>-0.018650035126967</text:p>
          </table:table-cell>
          <table:table-cell office:value-type="float" office:value="-0.0186379303704039" calcext:value-type="float">
            <text:p>-0.018637930370404</text:p>
          </table:table-cell>
          <table:table-cell office:value-type="float" office:value="-0.0186147271432243" calcext:value-type="float">
            <text:p>-0.018614727143224</text:p>
          </table:table-cell>
          <table:table-cell office:value-type="float" office:value="-0.0186359385844481" calcext:value-type="float">
            <text:p>-0.018635938584448</text:p>
          </table:table-cell>
          <table:table-cell office:value-type="float" office:value="-0.0186260345180108" calcext:value-type="float">
            <text:p>-0.018626034518011</text:p>
          </table:table-cell>
          <table:table-cell office:value-type="float" office:value="-0.0186403011136941" calcext:value-type="float">
            <text:p>-0.018640301113694</text:p>
          </table:table-cell>
          <table:table-cell office:value-type="float" office:value="-0.0186425369933013" calcext:value-type="float">
            <text:p>-0.018642536993301</text:p>
          </table:table-cell>
          <table:table-cell office:value-type="float" office:value="-0.0186657628038513" calcext:value-type="float">
            <text:p>-0.018665762803851</text:p>
          </table:table-cell>
          <table:table-cell office:value-type="float" office:value="-0.0186532466121158" calcext:value-type="float">
            <text:p>-0.018653246612116</text:p>
          </table:table-cell>
          <table:table-cell office:value-type="float" office:value="-0.0186265784493069" calcext:value-type="float">
            <text:p>-0.018626578449307</text:p>
          </table:table-cell>
          <table:table-cell office:value-type="float" office:value="-0.0186479220465004" calcext:value-type="float">
            <text:p>-0.0186479220465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73929183503841" calcext:value-type="float">
            <text:p>0.573929183503841</text:p>
          </table:table-cell>
          <table:table-cell office:value-type="float" office:value="0.574303909947175" calcext:value-type="float">
            <text:p>0.574303909947175</text:p>
          </table:table-cell>
          <table:table-cell office:value-type="float" office:value="0.572775902820282" calcext:value-type="float">
            <text:p>0.572775902820282</text:p>
          </table:table-cell>
          <table:table-cell office:value-type="float" office:value="0.574456485579387" calcext:value-type="float">
            <text:p>0.574456485579387</text:p>
          </table:table-cell>
          <table:table-cell office:value-type="float" office:value="0.575274137829437" calcext:value-type="float">
            <text:p>0.575274137829437</text:p>
          </table:table-cell>
          <table:table-cell office:value-type="float" office:value="0.573940021270159" calcext:value-type="float">
            <text:p>0.573940021270159</text:p>
          </table:table-cell>
          <table:table-cell office:value-type="float" office:value="0.574378645856965" calcext:value-type="float">
            <text:p>0.574378645856965</text:p>
          </table:table-cell>
          <table:table-cell office:value-type="float" office:value="0.574012294526206" calcext:value-type="float">
            <text:p>0.574012294526206</text:p>
          </table:table-cell>
          <table:table-cell office:value-type="float" office:value="0.575168387024638" calcext:value-type="float">
            <text:p>0.575168387024638</text:p>
          </table:table-cell>
          <table:table-cell office:value-type="float" office:value="0.573372262112" calcext:value-type="float">
            <text:p>0.573372262112</text:p>
          </table:table-cell>
          <table:table-cell office:value-type="float" office:value="0.574080774496303" calcext:value-type="float">
            <text:p>0.574080774496303</text:p>
          </table:table-cell>
          <table:table-cell office:value-type="float" office:value="0.57506733304041" calcext:value-type="float">
            <text:p>0.57506733304041</text:p>
          </table:table-cell>
          <table:table-cell office:value-type="float" office:value="0.575327079885354" calcext:value-type="float">
            <text:p>0.575327079885354</text:p>
          </table:table-cell>
          <table:table-cell office:value-type="float" office:value="0.574206053358342" calcext:value-type="float">
            <text:p>0.574206053358342</text:p>
          </table:table-cell>
          <table:table-cell office:value-type="float" office:value="0.574464815417972" calcext:value-type="float">
            <text:p>0.574464815417972</text:p>
          </table:table-cell>
          <table:table-cell office:value-type="float" office:value="0.573653534106102" calcext:value-type="float">
            <text:p>0.573653534106102</text:p>
          </table:table-cell>
          <table:table-cell office:value-type="float" office:value="0.573465398320054" calcext:value-type="float">
            <text:p>0.573465398320054</text:p>
          </table:table-cell>
          <table:table-cell office:value-type="float" office:value="0.573543040242626" calcext:value-type="float">
            <text:p>0.573543040242626</text:p>
          </table:table-cell>
          <table:table-cell office:value-type="float" office:value="0.573917715956842" calcext:value-type="float">
            <text:p>0.573917715956842</text:p>
          </table:table-cell>
          <table:table-cell office:value-type="float" office:value="0.573182967922902" calcext:value-type="float">
            <text:p>0.573182967922902</text:p>
          </table:table-cell>
          <table:table-cell office:value-type="float" office:value="0.57485503059417" calcext:value-type="float">
            <text:p>0.57485503059417</text:p>
          </table:table-cell>
          <table:table-cell office:value-type="float" office:value="0.573025987060126" calcext:value-type="float">
            <text:p>0.573025987060126</text:p>
          </table:table-cell>
          <table:table-cell office:value-type="float" office:value="0.573791729064296" calcext:value-type="float">
            <text:p>0.573791729064296</text:p>
          </table:table-cell>
          <table:table-cell office:value-type="float" office:value="0.573223558563077" calcext:value-type="float">
            <text:p>0.573223558563077</text:p>
          </table:table-cell>
          <table:table-cell office:value-type="float" office:value="0.57476504877085" calcext:value-type="float">
            <text:p>0.57476504877085</text:p>
          </table:table-cell>
          <table:table-cell office:value-type="float" office:value="0.573506547493287" calcext:value-type="float">
            <text:p>0.573506547493287</text:p>
          </table:table-cell>
          <table:table-cell office:value-type="float" office:value="0.575240100652051" calcext:value-type="float">
            <text:p>0.575240100652051</text:p>
          </table:table-cell>
          <table:table-cell office:value-type="float" office:value="0.573297830042391" calcext:value-type="float">
            <text:p>0.573297830042391</text:p>
          </table:table-cell>
          <table:table-cell office:value-type="float" office:value="0.573149274162727" calcext:value-type="float">
            <text:p>0.573149274162727</text:p>
          </table:table-cell>
          <table:table-cell office:value-type="float" office:value="0.574086992362999" calcext:value-type="float">
            <text:p>0.574086992362999</text:p>
          </table:table-cell>
          <table:table-cell office:value-type="float" office:value="0.575046987309493" calcext:value-type="float">
            <text:p>0.575046987309493</text:p>
          </table:table-cell>
          <table:table-cell office:value-type="float" office:value="0.574750599242259" calcext:value-type="float">
            <text:p>0.574750599242259</text:p>
          </table:table-cell>
          <table:table-cell office:value-type="float" office:value="0.575518844302377" calcext:value-type="float">
            <text:p>0.575518844302377</text:p>
          </table:table-cell>
          <table:table-cell office:value-type="float" office:value="0.574525123998379" calcext:value-type="float">
            <text:p>0.574525123998379</text:p>
          </table:table-cell>
          <table:table-cell office:value-type="float" office:value="0.574396299805123" calcext:value-type="float">
            <text:p>0.574396299805123</text:p>
          </table:table-cell>
          <table:table-cell office:value-type="float" office:value="0.573955373460499" calcext:value-type="float">
            <text:p>0.573955373460499</text:p>
          </table:table-cell>
          <table:table-cell office:value-type="float" office:value="0.575379579670454" calcext:value-type="float">
            <text:p>0.575379579670454</text:p>
          </table:table-cell>
          <table:table-cell office:value-type="float" office:value="0.575209371200667" calcext:value-type="float">
            <text:p>0.575209371200667</text:p>
          </table:table-cell>
          <table:table-cell office:value-type="float" office:value="0.575068198171077" calcext:value-type="float">
            <text:p>0.575068198171077</text:p>
          </table:table-cell>
          <table:table-cell office:value-type="float" office:value="0.574040031364274" calcext:value-type="float">
            <text:p>0.574040031364274</text:p>
          </table:table-cell>
          <table:table-cell office:value-type="float" office:value="0.575611974877307" calcext:value-type="float">
            <text:p>0.575611974877307</text:p>
          </table:table-cell>
          <table:table-cell office:value-type="float" office:value="0.573875997661452" calcext:value-type="float">
            <text:p>0.573875997661452</text:p>
          </table:table-cell>
          <table:table-cell office:value-type="float" office:value="0.575683251796084" calcext:value-type="float">
            <text:p>0.575683251796084</text:p>
          </table:table-cell>
          <table:table-cell office:value-type="float" office:value="0.575328087641882" calcext:value-type="float">
            <text:p>0.575328087641882</text:p>
          </table:table-cell>
          <table:table-cell office:value-type="float" office:value="0.575429182493492" calcext:value-type="float">
            <text:p>0.575429182493492</text:p>
          </table:table-cell>
          <table:table-cell office:value-type="float" office:value="0.574013334590599" calcext:value-type="float">
            <text:p>0.574013334590599</text:p>
          </table:table-cell>
          <table:table-cell office:value-type="float" office:value="0.573357855131035" calcext:value-type="float">
            <text:p>0.573357855131035</text:p>
          </table:table-cell>
          <table:table-cell office:value-type="float" office:value="0.575111612577585" calcext:value-type="float">
            <text:p>0.575111612577585</text:p>
          </table:table-cell>
          <table:table-cell office:value-type="float" office:value="0.57324988999583" calcext:value-type="float">
            <text:p>0.57324988999583</text:p>
          </table:table-cell>
          <table:table-cell office:value-type="float" office:value="0.573673208927898" calcext:value-type="float">
            <text:p>0.573673208927898</text:p>
          </table:table-cell>
          <table:table-cell office:value-type="float" office:value="0.57487217032804" calcext:value-type="float">
            <text:p>0.57487217032804</text:p>
          </table:table-cell>
          <table:table-cell office:value-type="float" office:value="0.573668450987696" calcext:value-type="float">
            <text:p>0.573668450987696</text:p>
          </table:table-cell>
          <table:table-cell office:value-type="float" office:value="0.575430554299309" calcext:value-type="float">
            <text:p>0.575430554299309</text:p>
          </table:table-cell>
          <table:table-cell office:value-type="float" office:value="0.57572456048928" calcext:value-type="float">
            <text:p>0.57572456048928</text:p>
          </table:table-cell>
          <table:table-cell office:value-type="float" office:value="0.575340492284022" calcext:value-type="float">
            <text:p>0.575340492284022</text:p>
          </table:table-cell>
          <table:table-cell office:value-type="float" office:value="0.57655269376486" calcext:value-type="float">
            <text:p>0.57655269376486</text:p>
          </table:table-cell>
          <table:table-cell office:value-type="float" office:value="0.576553768007322" calcext:value-type="float">
            <text:p>0.576553768007322</text:p>
          </table:table-cell>
          <table:table-cell office:value-type="float" office:value="0.576209098070893" calcext:value-type="float">
            <text:p>0.576209098070893</text:p>
          </table:table-cell>
          <table:table-cell office:value-type="float" office:value="0.574661335187183" calcext:value-type="float">
            <text:p>0.574661335187183</text:p>
          </table:table-cell>
          <table:table-cell office:value-type="float" office:value="0.575958426298002" calcext:value-type="float">
            <text:p>0.575958426298002</text:p>
          </table:table-cell>
          <table:table-cell office:value-type="float" office:value="0.573374916836587" calcext:value-type="float">
            <text:p>0.573374916836587</text:p>
          </table:table-cell>
          <table:table-cell office:value-type="float" office:value="0.575165429595869" calcext:value-type="float">
            <text:p>0.575165429595869</text:p>
          </table:table-cell>
          <table:table-cell office:value-type="float" office:value="0.57736048418642" calcext:value-type="float">
            <text:p>0.57736048418642</text:p>
          </table:table-cell>
          <table:table-cell office:value-type="float" office:value="0.574688585617791" calcext:value-type="float">
            <text:p>0.574688585617791</text:p>
          </table:table-cell>
          <table:table-cell office:value-type="float" office:value="0.574090702493163" calcext:value-type="float">
            <text:p>0.574090702493163</text:p>
          </table:table-cell>
          <table:table-cell office:value-type="float" office:value="0.56918994030404" calcext:value-type="float">
            <text:p>0.56918994030404</text:p>
          </table:table-cell>
          <table:table-cell office:value-type="float" office:value="0.544671496808728" calcext:value-type="float">
            <text:p>0.544671496808728</text:p>
          </table:table-cell>
          <table:table-cell office:value-type="float" office:value="0.529292698199414" calcext:value-type="float">
            <text:p>0.529292698199414</text:p>
          </table:table-cell>
          <table:table-cell office:value-type="float" office:value="0.531677398896824" calcext:value-type="float">
            <text:p>0.531677398896824</text:p>
          </table:table-cell>
          <table:table-cell office:value-type="float" office:value="0.527839982921183" calcext:value-type="float">
            <text:p>0.527839982921183</text:p>
          </table:table-cell>
          <table:table-cell office:value-type="float" office:value="0.547309336796733" calcext:value-type="float">
            <text:p>0.547309336796733</text:p>
          </table:table-cell>
          <table:table-cell office:value-type="float" office:value="0.565031136107924" calcext:value-type="float">
            <text:p>0.565031136107924</text:p>
          </table:table-cell>
          <table:table-cell office:value-type="float" office:value="0.585528762880595" calcext:value-type="float">
            <text:p>0.585528762880595</text:p>
          </table:table-cell>
          <table:table-cell office:value-type="float" office:value="0.605246540783153" calcext:value-type="float">
            <text:p>0.605246540783153</text:p>
          </table:table-cell>
          <table:table-cell office:value-type="float" office:value="0.604655310967913" calcext:value-type="float">
            <text:p>0.604655310967913</text:p>
          </table:table-cell>
          <table:table-cell office:value-type="float" office:value="0.599202609701938" calcext:value-type="float">
            <text:p>0.599202609701938</text:p>
          </table:table-cell>
          <table:table-cell office:value-type="float" office:value="0.601116149585603" calcext:value-type="float">
            <text:p>0.601116149585603</text:p>
          </table:table-cell>
          <table:table-cell office:value-type="float" office:value="0.599223995232197" calcext:value-type="float">
            <text:p>0.599223995232197</text:p>
          </table:table-cell>
          <table:table-cell office:value-type="float" office:value="0.607994460986481" calcext:value-type="float">
            <text:p>0.607994460986481</text:p>
          </table:table-cell>
          <table:table-cell office:value-type="float" office:value="0.604112003368512" calcext:value-type="float">
            <text:p>0.604112003368512</text:p>
          </table:table-cell>
          <table:table-cell office:value-type="float" office:value="0.559762243374136" calcext:value-type="float">
            <text:p>0.559762243374136</text:p>
          </table:table-cell>
          <table:table-cell office:value-type="float" office:value="0.551792814972922" calcext:value-type="float">
            <text:p>0.551792814972922</text:p>
          </table:table-cell>
          <table:table-cell office:value-type="float" office:value="0.548700459992291" calcext:value-type="float">
            <text:p>0.548700459992291</text:p>
          </table:table-cell>
          <table:table-cell office:value-type="float" office:value="0.543396027605769" calcext:value-type="float">
            <text:p>0.543396027605769</text:p>
          </table:table-cell>
          <table:table-cell office:value-type="float" office:value="0.550005681154713" calcext:value-type="float">
            <text:p>0.550005681154713</text:p>
          </table:table-cell>
          <table:table-cell office:value-type="float" office:value="0.545368744425727" calcext:value-type="float">
            <text:p>0.545368744425727</text:p>
          </table:table-cell>
          <table:table-cell office:value-type="float" office:value="0.539801637965807" calcext:value-type="float">
            <text:p>0.539801637965807</text:p>
          </table:table-cell>
          <table:table-cell office:value-type="float" office:value="0.540521485380722" calcext:value-type="float">
            <text:p>0.540521485380722</text:p>
          </table:table-cell>
          <table:table-cell office:value-type="float" office:value="0.539696499967164" calcext:value-type="float">
            <text:p>0.539696499967164</text:p>
          </table:table-cell>
          <table:table-cell office:value-type="float" office:value="0.533714294535232" calcext:value-type="float">
            <text:p>0.533714294535232</text:p>
          </table:table-cell>
          <table:table-cell office:value-type="float" office:value="0.537390410042665" calcext:value-type="float">
            <text:p>0.537390410042665</text:p>
          </table:table-cell>
          <table:table-cell office:value-type="float" office:value="0.525133368436636" calcext:value-type="float">
            <text:p>0.525133368436636</text:p>
          </table:table-cell>
          <table:table-cell office:value-type="float" office:value="0.516661007161645" calcext:value-type="float">
            <text:p>0.516661007161645</text:p>
          </table:table-cell>
          <table:table-cell office:value-type="float" office:value="0.549318811398724" calcext:value-type="float">
            <text:p>0.549318811398724</text:p>
          </table:table-cell>
          <table:table-cell office:value-type="float" office:value="0.564028453906046" calcext:value-type="float">
            <text:p>0.564028453906046</text:p>
          </table:table-cell>
          <table:table-cell office:value-type="float" office:value="0.54709629121835" calcext:value-type="float">
            <text:p>0.54709629121835</text:p>
          </table:table-cell>
          <table:table-cell office:value-type="float" office:value="0.519592830277425" calcext:value-type="float">
            <text:p>0.519592830277425</text:p>
          </table:table-cell>
          <table:table-cell office:value-type="float" office:value="0.503330496531284" calcext:value-type="float">
            <text:p>0.503330496531284</text:p>
          </table:table-cell>
          <table:table-cell office:value-type="float" office:value="0.475479993849953" calcext:value-type="float">
            <text:p>0.475479993849953</text:p>
          </table:table-cell>
          <table:table-cell office:value-type="float" office:value="0.479460190273457" calcext:value-type="float">
            <text:p>0.479460190273457</text:p>
          </table:table-cell>
          <table:table-cell office:value-type="float" office:value="0.482151557063563" calcext:value-type="float">
            <text:p>0.482151557063563</text:p>
          </table:table-cell>
          <table:table-cell office:value-type="float" office:value="0.489629534504626" calcext:value-type="float">
            <text:p>0.489629534504626</text:p>
          </table:table-cell>
          <table:table-cell office:value-type="float" office:value="0.496872004475569" calcext:value-type="float">
            <text:p>0.496872004475569</text:p>
          </table:table-cell>
          <table:table-cell office:value-type="float" office:value="0.50444420861288" calcext:value-type="float">
            <text:p>0.50444420861288</text:p>
          </table:table-cell>
          <table:table-cell office:value-type="float" office:value="0.511405163767471" calcext:value-type="float">
            <text:p>0.511405163767471</text:p>
          </table:table-cell>
          <table:table-cell office:value-type="float" office:value="0.521308240338335" calcext:value-type="float">
            <text:p>0.521308240338335</text:p>
          </table:table-cell>
          <table:table-cell office:value-type="float" office:value="0.538015721761679" calcext:value-type="float">
            <text:p>0.538015721761679</text:p>
          </table:table-cell>
          <table:table-cell office:value-type="float" office:value="0.542010667152902" calcext:value-type="float">
            <text:p>0.542010667152902</text:p>
          </table:table-cell>
          <table:table-cell office:value-type="float" office:value="0.546642222602862" calcext:value-type="float">
            <text:p>0.546642222602862</text:p>
          </table:table-cell>
          <table:table-cell office:value-type="float" office:value="0.553101253313188" calcext:value-type="float">
            <text:p>0.553101253313188</text:p>
          </table:table-cell>
          <table:table-cell office:value-type="float" office:value="0.548058308979354" calcext:value-type="float">
            <text:p>0.548058308979354</text:p>
          </table:table-cell>
          <table:table-cell office:value-type="float" office:value="0.54055961802584" calcext:value-type="float">
            <text:p>0.54055961802584</text:p>
          </table:table-cell>
          <table:table-cell office:value-type="float" office:value="0.527178270795805" calcext:value-type="float">
            <text:p>0.527178270795805</text:p>
          </table:table-cell>
          <table:table-cell office:value-type="float" office:value="0.552000738595212" calcext:value-type="float">
            <text:p>0.552000738595212</text:p>
          </table:table-cell>
          <table:table-cell office:value-type="float" office:value="0.532546842890914" calcext:value-type="float">
            <text:p>0.532546842890914</text:p>
          </table:table-cell>
          <table:table-cell office:value-type="float" office:value="0.572672512010585" calcext:value-type="float">
            <text:p>0.572672512010585</text:p>
          </table:table-cell>
          <table:table-cell office:value-type="float" office:value="0.568470017220501" calcext:value-type="float">
            <text:p>0.568470017220501</text:p>
          </table:table-cell>
          <table:table-cell office:value-type="float" office:value="0.58166573470056" calcext:value-type="float">
            <text:p>0.58166573470056</text:p>
          </table:table-cell>
          <table:table-cell office:value-type="float" office:value="0.593737510424766" calcext:value-type="float">
            <text:p>0.593737510424766</text:p>
          </table:table-cell>
          <table:table-cell office:value-type="float" office:value="0.593838922973078" calcext:value-type="float">
            <text:p>0.593838922973078</text:p>
          </table:table-cell>
          <table:table-cell office:value-type="float" office:value="0.598932925050126" calcext:value-type="float">
            <text:p>0.598932925050126</text:p>
          </table:table-cell>
          <table:table-cell office:value-type="float" office:value="0.58751004318553" calcext:value-type="float">
            <text:p>0.58751004318553</text:p>
          </table:table-cell>
          <table:table-cell office:value-type="float" office:value="0.581745266450003" calcext:value-type="float">
            <text:p>0.581745266450003</text:p>
          </table:table-cell>
          <table:table-cell office:value-type="float" office:value="0.571330738673264" calcext:value-type="float">
            <text:p>0.571330738673264</text:p>
          </table:table-cell>
          <table:table-cell office:value-type="float" office:value="0.569739745263834" calcext:value-type="float">
            <text:p>0.569739745263834</text:p>
          </table:table-cell>
          <table:table-cell office:value-type="float" office:value="0.586434524171234" calcext:value-type="float">
            <text:p>0.586434524171234</text:p>
          </table:table-cell>
          <table:table-cell office:value-type="float" office:value="0.580140400907453" calcext:value-type="float">
            <text:p>0.580140400907453</text:p>
          </table:table-cell>
          <table:table-cell office:value-type="float" office:value="0.53506451796559" calcext:value-type="float">
            <text:p>0.53506451796559</text:p>
          </table:table-cell>
          <table:table-cell office:value-type="float" office:value="0.540397421441767" calcext:value-type="float">
            <text:p>0.540397421441767</text:p>
          </table:table-cell>
          <table:table-cell office:value-type="float" office:value="0.575350174843215" calcext:value-type="float">
            <text:p>0.575350174843215</text:p>
          </table:table-cell>
          <table:table-cell office:value-type="float" office:value="0.568015676708055" calcext:value-type="float">
            <text:p>0.568015676708055</text:p>
          </table:table-cell>
          <table:table-cell office:value-type="float" office:value="0.567283943297884" calcext:value-type="float">
            <text:p>0.567283943297884</text:p>
          </table:table-cell>
          <table:table-cell office:value-type="float" office:value="0.561343456033347" calcext:value-type="float">
            <text:p>0.561343456033347</text:p>
          </table:table-cell>
          <table:table-cell office:value-type="float" office:value="0.535424393849747" calcext:value-type="float">
            <text:p>0.535424393849747</text:p>
          </table:table-cell>
          <table:table-cell office:value-type="float" office:value="0.495149406533044" calcext:value-type="float">
            <text:p>0.495149406533044</text:p>
          </table:table-cell>
          <table:table-cell office:value-type="float" office:value="0.507563690157313" calcext:value-type="float">
            <text:p>0.507563690157313</text:p>
          </table:table-cell>
          <table:table-cell office:value-type="float" office:value="0.493999419347096" calcext:value-type="float">
            <text:p>0.493999419347096</text:p>
          </table:table-cell>
          <table:table-cell office:value-type="float" office:value="0.508783263106047" calcext:value-type="float">
            <text:p>0.508783263106047</text:p>
          </table:table-cell>
          <table:table-cell office:value-type="float" office:value="0.526423128813783" calcext:value-type="float">
            <text:p>0.526423128813783</text:p>
          </table:table-cell>
          <table:table-cell office:value-type="float" office:value="0.538799974794057" calcext:value-type="float">
            <text:p>0.538799974794057</text:p>
          </table:table-cell>
          <table:table-cell office:value-type="float" office:value="0.555444082337368" calcext:value-type="float">
            <text:p>0.555444082337368</text:p>
          </table:table-cell>
          <table:table-cell office:value-type="float" office:value="0.562818385946348" calcext:value-type="float">
            <text:p>0.562818385946348</text:p>
          </table:table-cell>
          <table:table-cell office:value-type="float" office:value="0.56396797876971" calcext:value-type="float">
            <text:p>0.56396797876971</text:p>
          </table:table-cell>
          <table:table-cell office:value-type="float" office:value="0.55863876495964" calcext:value-type="float">
            <text:p>0.55863876495964</text:p>
          </table:table-cell>
          <table:table-cell office:value-type="float" office:value="0.550648906141384" calcext:value-type="float">
            <text:p>0.550648906141384</text:p>
          </table:table-cell>
          <table:table-cell office:value-type="float" office:value="0.549191350591443" calcext:value-type="float">
            <text:p>0.549191350591443</text:p>
          </table:table-cell>
          <table:table-cell office:value-type="float" office:value="0.553985111387552" calcext:value-type="float">
            <text:p>0.553985111387552</text:p>
          </table:table-cell>
          <table:table-cell office:value-type="float" office:value="0.575044110833455" calcext:value-type="float">
            <text:p>0.575044110833455</text:p>
          </table:table-cell>
          <table:table-cell office:value-type="float" office:value="0.59163775656821" calcext:value-type="float">
            <text:p>0.59163775656821</text:p>
          </table:table-cell>
          <table:table-cell office:value-type="float" office:value="0.595735888596912" calcext:value-type="float">
            <text:p>0.595735888596912</text:p>
          </table:table-cell>
          <table:table-cell office:value-type="float" office:value="0.589584087755564" calcext:value-type="float">
            <text:p>0.589584087755564</text:p>
          </table:table-cell>
          <table:table-cell office:value-type="float" office:value="0.602719805914306" calcext:value-type="float">
            <text:p>0.602719805914306</text:p>
          </table:table-cell>
          <table:table-cell office:value-type="float" office:value="0.605613282824326" calcext:value-type="float">
            <text:p>0.605613282824326</text:p>
          </table:table-cell>
          <table:table-cell office:value-type="float" office:value="0.606235184613583" calcext:value-type="float">
            <text:p>0.606235184613583</text:p>
          </table:table-cell>
          <table:table-cell office:value-type="float" office:value="0.608986933482489" calcext:value-type="float">
            <text:p>0.608986933482489</text:p>
          </table:table-cell>
          <table:table-cell office:value-type="float" office:value="0.604387458161811" calcext:value-type="float">
            <text:p>0.604387458161811</text:p>
          </table:table-cell>
          <table:table-cell office:value-type="float" office:value="0.579076373634742" calcext:value-type="float">
            <text:p>0.579076373634742</text:p>
          </table:table-cell>
          <table:table-cell office:value-type="float" office:value="0.606698780257527" calcext:value-type="float">
            <text:p>0.606698780257527</text:p>
          </table:table-cell>
          <table:table-cell office:value-type="float" office:value="0.596538222170934" calcext:value-type="float">
            <text:p>0.596538222170934</text:p>
          </table:table-cell>
          <table:table-cell office:value-type="float" office:value="0.55413630295456" calcext:value-type="float">
            <text:p>0.55413630295456</text:p>
          </table:table-cell>
          <table:table-cell office:value-type="float" office:value="0.587325629077032" calcext:value-type="float">
            <text:p>0.587325629077032</text:p>
          </table:table-cell>
          <table:table-cell office:value-type="float" office:value="0.586253974787755" calcext:value-type="float">
            <text:p>0.586253974787755</text:p>
          </table:table-cell>
          <table:table-cell office:value-type="float" office:value="0.582082968119624" calcext:value-type="float">
            <text:p>0.582082968119624</text:p>
          </table:table-cell>
          <table:table-cell office:value-type="float" office:value="0.574598153157482" calcext:value-type="float">
            <text:p>0.574598153157482</text:p>
          </table:table-cell>
          <table:table-cell office:value-type="float" office:value="0.561032968393408" calcext:value-type="float">
            <text:p>0.561032968393408</text:p>
          </table:table-cell>
          <table:table-cell office:value-type="float" office:value="0.508200935224476" calcext:value-type="float">
            <text:p>0.508200935224476</text:p>
          </table:table-cell>
          <table:table-cell office:value-type="float" office:value="0.506379053062714" calcext:value-type="float">
            <text:p>0.506379053062714</text:p>
          </table:table-cell>
          <table:table-cell office:value-type="float" office:value="0.522284053471354" calcext:value-type="float">
            <text:p>0.522284053471354</text:p>
          </table:table-cell>
          <table:table-cell office:value-type="float" office:value="0.51217672136528" calcext:value-type="float">
            <text:p>0.51217672136528</text:p>
          </table:table-cell>
          <table:table-cell office:value-type="float" office:value="0.527300633822717" calcext:value-type="float">
            <text:p>0.527300633822717</text:p>
          </table:table-cell>
          <table:table-cell office:value-type="float" office:value="0.536790398249611" calcext:value-type="float">
            <text:p>0.536790398249611</text:p>
          </table:table-cell>
          <table:table-cell office:value-type="float" office:value="0.549478530071056" calcext:value-type="float">
            <text:p>0.549478530071056</text:p>
          </table:table-cell>
          <table:table-cell office:value-type="float" office:value="0.570230436411473" calcext:value-type="float">
            <text:p>0.570230436411473</text:p>
          </table:table-cell>
          <table:table-cell office:value-type="float" office:value="0.574479955653572" calcext:value-type="float">
            <text:p>0.574479955653572</text:p>
          </table:table-cell>
          <table:table-cell office:value-type="float" office:value="0.575773861439153" calcext:value-type="float">
            <text:p>0.575773861439153</text:p>
          </table:table-cell>
          <table:table-cell office:value-type="float" office:value="0.577054079614052" calcext:value-type="float">
            <text:p>0.577054079614052</text:p>
          </table:table-cell>
          <table:table-cell office:value-type="float" office:value="0.565260501345251" calcext:value-type="float">
            <text:p>0.565260501345251</text:p>
          </table:table-cell>
          <table:table-cell office:value-type="float" office:value="0.56822011258939" calcext:value-type="float">
            <text:p>0.56822011258939</text:p>
          </table:table-cell>
          <table:table-cell office:value-type="float" office:value="0.550980382349991" calcext:value-type="float">
            <text:p>0.550980382349991</text:p>
          </table:table-cell>
          <table:table-cell office:value-type="float" office:value="0.538014034108149" calcext:value-type="float">
            <text:p>0.538014034108149</text:p>
          </table:table-cell>
          <table:table-cell office:value-type="float" office:value="0.541168972063452" calcext:value-type="float">
            <text:p>0.541168972063452</text:p>
          </table:table-cell>
          <table:table-cell office:value-type="float" office:value="0.537541456947616" calcext:value-type="float">
            <text:p>0.537541456947616</text:p>
          </table:table-cell>
          <table:table-cell office:value-type="float" office:value="0.535445224561539" calcext:value-type="float">
            <text:p>0.535445224561539</text:p>
          </table:table-cell>
          <table:table-cell office:value-type="float" office:value="0.542305323292267" calcext:value-type="float">
            <text:p>0.542305323292267</text:p>
          </table:table-cell>
          <table:table-cell office:value-type="float" office:value="0.578732393316585" calcext:value-type="float">
            <text:p>0.578732393316585</text:p>
          </table:table-cell>
          <table:table-cell office:value-type="float" office:value="0.581554818175159" calcext:value-type="float">
            <text:p>0.581554818175159</text:p>
          </table:table-cell>
          <table:table-cell office:value-type="float" office:value="0.59809806372747" calcext:value-type="float">
            <text:p>0.59809806372747</text:p>
          </table:table-cell>
          <table:table-cell office:value-type="float" office:value="0.611186346492967" calcext:value-type="float">
            <text:p>0.611186346492967</text:p>
          </table:table-cell>
          <table:table-cell office:value-type="float" office:value="0.621455162189532" calcext:value-type="float">
            <text:p>0.621455162189532</text:p>
          </table:table-cell>
          <table:table-cell office:value-type="float" office:value="0.62016287988036" calcext:value-type="float">
            <text:p>0.62016287988036</text:p>
          </table:table-cell>
          <table:table-cell office:value-type="float" office:value="0.622634506724606" calcext:value-type="float">
            <text:p>0.622634506724606</text:p>
          </table:table-cell>
          <table:table-cell office:value-type="float" office:value="0.624784808336643" calcext:value-type="float">
            <text:p>0.624784808336643</text:p>
          </table:table-cell>
          <table:table-cell office:value-type="float" office:value="0.617298788211148" calcext:value-type="float">
            <text:p>0.617298788211148</text:p>
          </table:table-cell>
          <table:table-cell office:value-type="float" office:value="0.626668684754496" calcext:value-type="float">
            <text:p>0.626668684754496</text:p>
          </table:table-cell>
          <table:table-cell office:value-type="float" office:value="0.614354207439724" calcext:value-type="float">
            <text:p>0.614354207439724</text:p>
          </table:table-cell>
          <table:table-cell office:value-type="float" office:value="0.566932923821726" calcext:value-type="float">
            <text:p>0.566932923821726</text:p>
          </table:table-cell>
          <table:table-cell office:value-type="float" office:value="0.558738362900092" calcext:value-type="float">
            <text:p>0.558738362900092</text:p>
          </table:table-cell>
          <table:table-cell office:value-type="float" office:value="0.558309070604419" calcext:value-type="float">
            <text:p>0.558309070604419</text:p>
          </table:table-cell>
          <table:table-cell office:value-type="float" office:value="0.562063470437263" calcext:value-type="float">
            <text:p>0.562063470437263</text:p>
          </table:table-cell>
          <table:table-cell office:value-type="float" office:value="0.563336032639914" calcext:value-type="float">
            <text:p>0.563336032639914</text:p>
          </table:table-cell>
          <table:table-cell office:value-type="float" office:value="0.564421226771982" calcext:value-type="float">
            <text:p>0.564421226771982</text:p>
          </table:table-cell>
          <table:table-cell office:value-type="float" office:value="0.568014189345182" calcext:value-type="float">
            <text:p>0.568014189345182</text:p>
          </table:table-cell>
          <table:table-cell office:value-type="float" office:value="0.549491534946228" calcext:value-type="float">
            <text:p>0.549491534946228</text:p>
          </table:table-cell>
          <table:table-cell office:value-type="float" office:value="0.551696916480443" calcext:value-type="float">
            <text:p>0.551696916480443</text:p>
          </table:table-cell>
          <table:table-cell office:value-type="float" office:value="0.549892165498404" calcext:value-type="float">
            <text:p>0.549892165498404</text:p>
          </table:table-cell>
          <table:table-cell office:value-type="float" office:value="0.59970791085195" calcext:value-type="float">
            <text:p>0.59970791085195</text:p>
          </table:table-cell>
          <table:table-cell office:value-type="float" office:value="0.562089475447617" calcext:value-type="float">
            <text:p>0.562089475447617</text:p>
          </table:table-cell>
          <table:table-cell office:value-type="float" office:value="0.530844180106927" calcext:value-type="float">
            <text:p>0.530844180106927</text:p>
          </table:table-cell>
          <table:table-cell office:value-type="float" office:value="0.523127073539437" calcext:value-type="float">
            <text:p>0.523127073539437</text:p>
          </table:table-cell>
          <table:table-cell office:value-type="float" office:value="0.507094325888186" calcext:value-type="float">
            <text:p>0.507094325888186</text:p>
          </table:table-cell>
          <table:table-cell office:value-type="float" office:value="0.503304694624846" calcext:value-type="float">
            <text:p>0.503304694624846</text:p>
          </table:table-cell>
          <table:table-cell office:value-type="float" office:value="0.514596566296078" calcext:value-type="float">
            <text:p>0.514596566296078</text:p>
          </table:table-cell>
          <table:table-cell office:value-type="float" office:value="0.523959079409298" calcext:value-type="float">
            <text:p>0.523959079409298</text:p>
          </table:table-cell>
          <table:table-cell office:value-type="float" office:value="0.541968971002877" calcext:value-type="float">
            <text:p>0.541968971002877</text:p>
          </table:table-cell>
          <table:table-cell office:value-type="float" office:value="0.552605590219686" calcext:value-type="float">
            <text:p>0.552605590219686</text:p>
          </table:table-cell>
          <table:table-cell office:value-type="float" office:value="0.574575210069537" calcext:value-type="float">
            <text:p>0.574575210069537</text:p>
          </table:table-cell>
          <table:table-cell office:value-type="float" office:value="0.57563236205845" calcext:value-type="float">
            <text:p>0.57563236205845</text:p>
          </table:table-cell>
          <table:table-cell office:value-type="float" office:value="0.576712685436272" calcext:value-type="float">
            <text:p>0.576712685436272</text:p>
          </table:table-cell>
          <table:table-cell office:value-type="float" office:value="0.574684029878861" calcext:value-type="float">
            <text:p>0.574684029878861</text:p>
          </table:table-cell>
          <table:table-cell office:value-type="float" office:value="0.581030409725588" calcext:value-type="float">
            <text:p>0.581030409725588</text:p>
          </table:table-cell>
          <table:table-cell office:value-type="float" office:value="0.568268636483599" calcext:value-type="float">
            <text:p>0.568268636483599</text:p>
          </table:table-cell>
          <table:table-cell office:value-type="float" office:value="0.545503226662972" calcext:value-type="float">
            <text:p>0.545503226662972</text:p>
          </table:table-cell>
          <table:table-cell office:value-type="float" office:value="0.548475048483165" calcext:value-type="float">
            <text:p>0.548475048483165</text:p>
          </table:table-cell>
          <table:table-cell office:value-type="float" office:value="0.535485113571165" calcext:value-type="float">
            <text:p>0.535485113571165</text:p>
          </table:table-cell>
          <table:table-cell office:value-type="float" office:value="0.540787504103543" calcext:value-type="float">
            <text:p>0.540787504103543</text:p>
          </table:table-cell>
          <table:table-cell office:value-type="float" office:value="0.527905316776971" calcext:value-type="float">
            <text:p>0.527905316776971</text:p>
          </table:table-cell>
          <table:table-cell office:value-type="float" office:value="0.531929995063458" calcext:value-type="float">
            <text:p>0.531929995063458</text:p>
          </table:table-cell>
          <table:table-cell office:value-type="float" office:value="0.530394431455414" calcext:value-type="float">
            <text:p>0.530394431455414</text:p>
          </table:table-cell>
          <table:table-cell office:value-type="float" office:value="0.565673061974853" calcext:value-type="float">
            <text:p>0.565673061974853</text:p>
          </table:table-cell>
          <table:table-cell office:value-type="float" office:value="0.578886119772312" calcext:value-type="float">
            <text:p>0.578886119772312</text:p>
          </table:table-cell>
          <table:table-cell office:value-type="float" office:value="0.576681852651596" calcext:value-type="float">
            <text:p>0.576681852651596</text:p>
          </table:table-cell>
          <table:table-cell office:value-type="float" office:value="0.59037634469842" calcext:value-type="float">
            <text:p>0.59037634469842</text:p>
          </table:table-cell>
          <table:table-cell office:value-type="float" office:value="0.606893742728997" calcext:value-type="float">
            <text:p>0.606893742728997</text:p>
          </table:table-cell>
          <table:table-cell office:value-type="float" office:value="0.619272324994437" calcext:value-type="float">
            <text:p>0.619272324994437</text:p>
          </table:table-cell>
          <table:table-cell office:value-type="float" office:value="0.617606507621074" calcext:value-type="float">
            <text:p>0.617606507621074</text:p>
          </table:table-cell>
          <table:table-cell office:value-type="float" office:value="0.621953501981841" calcext:value-type="float">
            <text:p>0.621953501981841</text:p>
          </table:table-cell>
          <table:table-cell office:value-type="float" office:value="0.613982170852532" calcext:value-type="float">
            <text:p>0.613982170852532</text:p>
          </table:table-cell>
          <table:table-cell office:value-type="float" office:value="0.614696470512112" calcext:value-type="float">
            <text:p>0.614696470512112</text:p>
          </table:table-cell>
          <table:table-cell office:value-type="float" office:value="0.555384555100197" calcext:value-type="float">
            <text:p>0.555384555100197</text:p>
          </table:table-cell>
          <table:table-cell office:value-type="float" office:value="0.552150896717236" calcext:value-type="float">
            <text:p>0.552150896717236</text:p>
          </table:table-cell>
          <table:table-cell office:value-type="float" office:value="0.555471548561243" calcext:value-type="float">
            <text:p>0.555471548561243</text:p>
          </table:table-cell>
          <table:table-cell office:value-type="float" office:value="0.552613327358858" calcext:value-type="float">
            <text:p>0.552613327358858</text:p>
          </table:table-cell>
          <table:table-cell office:value-type="float" office:value="0.558103260051896" calcext:value-type="float">
            <text:p>0.558103260051896</text:p>
          </table:table-cell>
          <table:table-cell office:value-type="float" office:value="0.551801483430924" calcext:value-type="float">
            <text:p>0.551801483430924</text:p>
          </table:table-cell>
          <table:table-cell office:value-type="float" office:value="0.558141508919438" calcext:value-type="float">
            <text:p>0.558141508919438</text:p>
          </table:table-cell>
          <table:table-cell office:value-type="float" office:value="0.55035622644464" calcext:value-type="float">
            <text:p>0.55035622644464</text:p>
          </table:table-cell>
          <table:table-cell office:value-type="float" office:value="0.54466659985317" calcext:value-type="float">
            <text:p>0.54466659985317</text:p>
          </table:table-cell>
          <table:table-cell office:value-type="float" office:value="0.540866027022669" calcext:value-type="float">
            <text:p>0.540866027022669</text:p>
          </table:table-cell>
          <table:table-cell office:value-type="float" office:value="0.541235906469701" calcext:value-type="float">
            <text:p>0.541235906469701</text:p>
          </table:table-cell>
          <table:table-cell office:value-type="float" office:value="0.547767416777881" calcext:value-type="float">
            <text:p>0.547767416777881</text:p>
          </table:table-cell>
          <table:table-cell office:value-type="float" office:value="0.584965855860041" calcext:value-type="float">
            <text:p>0.584965855860041</text:p>
          </table:table-cell>
          <table:table-cell office:value-type="float" office:value="0.58702363492819" calcext:value-type="float">
            <text:p>0.58702363492819</text:p>
          </table:table-cell>
          <table:table-cell office:value-type="float" office:value="0.570869204438408" calcext:value-type="float">
            <text:p>0.570869204438408</text:p>
          </table:table-cell>
          <table:table-cell office:value-type="float" office:value="0.591804930334544" calcext:value-type="float">
            <text:p>0.591804930334544</text:p>
          </table:table-cell>
          <table:table-cell office:value-type="float" office:value="0.593232942394016" calcext:value-type="float">
            <text:p>0.593232942394016</text:p>
          </table:table-cell>
          <table:table-cell office:value-type="float" office:value="0.529689759704025" calcext:value-type="float">
            <text:p>0.529689759704025</text:p>
          </table:table-cell>
          <table:table-cell office:value-type="float" office:value="0.521996214501703" calcext:value-type="float">
            <text:p>0.521996214501703</text:p>
          </table:table-cell>
          <table:table-cell office:value-type="float" office:value="0.534824896826699" calcext:value-type="float">
            <text:p>0.534824896826699</text:p>
          </table:table-cell>
          <table:table-cell office:value-type="float" office:value="0.562026538032899" calcext:value-type="float">
            <text:p>0.562026538032899</text:p>
          </table:table-cell>
          <table:table-cell office:value-type="float" office:value="0.579266461211658" calcext:value-type="float">
            <text:p>0.579266461211658</text:p>
          </table:table-cell>
          <table:table-cell office:value-type="float" office:value="0.585497357697582" calcext:value-type="float">
            <text:p>0.585497357697582</text:p>
          </table:table-cell>
          <table:table-cell office:value-type="float" office:value="0.592101803200171" calcext:value-type="float">
            <text:p>0.592101803200171</text:p>
          </table:table-cell>
          <table:table-cell office:value-type="float" office:value="0.59168743519689" calcext:value-type="float">
            <text:p>0.59168743519689</text:p>
          </table:table-cell>
          <table:table-cell office:value-type="float" office:value="0.590270591174721" calcext:value-type="float">
            <text:p>0.590270591174721</text:p>
          </table:table-cell>
          <table:table-cell office:value-type="float" office:value="0.592908521362702" calcext:value-type="float">
            <text:p>0.592908521362702</text:p>
          </table:table-cell>
          <table:table-cell office:value-type="float" office:value="0.598526647590081" calcext:value-type="float">
            <text:p>0.598526647590081</text:p>
          </table:table-cell>
          <table:table-cell office:value-type="float" office:value="0.589701105871256" calcext:value-type="float">
            <text:p>0.589701105871256</text:p>
          </table:table-cell>
          <table:table-cell office:value-type="float" office:value="0.600685191383601" calcext:value-type="float">
            <text:p>0.600685191383601</text:p>
          </table:table-cell>
          <table:table-cell office:value-type="float" office:value="0.578881483993769" calcext:value-type="float">
            <text:p>0.578881483993769</text:p>
          </table:table-cell>
          <table:table-cell office:value-type="float" office:value="0.560023346629321" calcext:value-type="float">
            <text:p>0.560023346629321</text:p>
          </table:table-cell>
          <table:table-cell office:value-type="float" office:value="0.558818259419306" calcext:value-type="float">
            <text:p>0.558818259419306</text:p>
          </table:table-cell>
          <table:table-cell office:value-type="float" office:value="0.561240829758964" calcext:value-type="float">
            <text:p>0.561240829758964</text:p>
          </table:table-cell>
          <table:table-cell office:value-type="float" office:value="0.592089855747681" calcext:value-type="float">
            <text:p>0.592089855747681</text:p>
          </table:table-cell>
          <table:table-cell office:value-type="float" office:value="0.61945209638954" calcext:value-type="float">
            <text:p>0.61945209638954</text:p>
          </table:table-cell>
          <table:table-cell office:value-type="float" office:value="0.621986280537551" calcext:value-type="float">
            <text:p>0.621986280537551</text:p>
          </table:table-cell>
          <table:table-cell office:value-type="float" office:value="0.582671976158994" calcext:value-type="float">
            <text:p>0.582671976158994</text:p>
          </table:table-cell>
          <table:table-cell office:value-type="float" office:value="0.571810291143889" calcext:value-type="float">
            <text:p>0.571810291143889</text:p>
          </table:table-cell>
          <table:table-cell office:value-type="float" office:value="0.562888578290254" calcext:value-type="float">
            <text:p>0.562888578290254</text:p>
          </table:table-cell>
          <table:table-cell office:value-type="float" office:value="0.54979255138808" calcext:value-type="float">
            <text:p>0.54979255138808</text:p>
          </table:table-cell>
          <table:table-cell office:value-type="float" office:value="0.545887578536046" calcext:value-type="float">
            <text:p>0.545887578536046</text:p>
          </table:table-cell>
          <table:table-cell office:value-type="float" office:value="0.542867401528232" calcext:value-type="float">
            <text:p>0.542867401528232</text:p>
          </table:table-cell>
          <table:table-cell office:value-type="float" office:value="0.539360010422821" calcext:value-type="float">
            <text:p>0.539360010422821</text:p>
          </table:table-cell>
          <table:table-cell office:value-type="float" office:value="0.532496840307188" calcext:value-type="float">
            <text:p>0.532496840307188</text:p>
          </table:table-cell>
          <table:table-cell office:value-type="float" office:value="0.550342925290651" calcext:value-type="float">
            <text:p>0.550342925290651</text:p>
          </table:table-cell>
          <table:table-cell office:value-type="float" office:value="0.558854755648747" calcext:value-type="float">
            <text:p>0.558854755648747</text:p>
          </table:table-cell>
          <table:table-cell office:value-type="float" office:value="0.553589419282049" calcext:value-type="float">
            <text:p>0.553589419282049</text:p>
          </table:table-cell>
          <table:table-cell office:value-type="float" office:value="0.538334647449598" calcext:value-type="float">
            <text:p>0.538334647449598</text:p>
          </table:table-cell>
          <table:table-cell office:value-type="float" office:value="0.531177847512593" calcext:value-type="float">
            <text:p>0.531177847512593</text:p>
          </table:table-cell>
          <table:table-cell office:value-type="float" office:value="0.53577528001916" calcext:value-type="float">
            <text:p>0.53577528001916</text:p>
          </table:table-cell>
          <table:table-cell office:value-type="float" office:value="0.531965635601475" calcext:value-type="float">
            <text:p>0.531965635601475</text:p>
          </table:table-cell>
          <table:table-cell office:value-type="float" office:value="0.531687286797828" calcext:value-type="float">
            <text:p>0.531687286797828</text:p>
          </table:table-cell>
          <table:table-cell office:value-type="float" office:value="0.532664869601249" calcext:value-type="float">
            <text:p>0.532664869601249</text:p>
          </table:table-cell>
          <table:table-cell office:value-type="float" office:value="0.529842279355899" calcext:value-type="float">
            <text:p>0.529842279355899</text:p>
          </table:table-cell>
          <table:table-cell office:value-type="float" office:value="0.530327698796668" calcext:value-type="float">
            <text:p>0.530327698796668</text:p>
          </table:table-cell>
          <table:table-cell office:value-type="float" office:value="0.529861973111036" calcext:value-type="float">
            <text:p>0.529861973111036</text:p>
          </table:table-cell>
          <table:table-cell office:value-type="float" office:value="0.532136890498521" calcext:value-type="float">
            <text:p>0.532136890498521</text:p>
          </table:table-cell>
          <table:table-cell office:value-type="float" office:value="0.53197516322649" calcext:value-type="float">
            <text:p>0.53197516322649</text:p>
          </table:table-cell>
          <table:table-cell office:value-type="float" office:value="0.530555130381021" calcext:value-type="float">
            <text:p>0.530555130381021</text:p>
          </table:table-cell>
          <table:table-cell office:value-type="float" office:value="0.530202936836461" calcext:value-type="float">
            <text:p>0.530202936836461</text:p>
          </table:table-cell>
          <table:table-cell office:value-type="float" office:value="0.530122119281663" calcext:value-type="float">
            <text:p>0.530122119281663</text:p>
          </table:table-cell>
          <table:table-cell office:value-type="float" office:value="0.531221970161538" calcext:value-type="float">
            <text:p>0.531221970161538</text:p>
          </table:table-cell>
          <table:table-cell office:value-type="float" office:value="0.53069811163838" calcext:value-type="float">
            <text:p>0.53069811163838</text:p>
          </table:table-cell>
          <table:table-cell office:value-type="float" office:value="0.530686230026783" calcext:value-type="float">
            <text:p>0.530686230026783</text:p>
          </table:table-cell>
          <table:table-cell office:value-type="float" office:value="0.530644679111285" calcext:value-type="float">
            <text:p>0.530644679111285</text:p>
          </table:table-cell>
          <table:table-cell office:value-type="float" office:value="0.530734366150431" calcext:value-type="float">
            <text:p>0.530734366150431</text:p>
          </table:table-cell>
          <table:table-cell office:value-type="float" office:value="0.530800839451234" calcext:value-type="float">
            <text:p>0.530800839451234</text:p>
          </table:table-cell>
          <table:table-cell office:value-type="float" office:value="0.53040952970738" calcext:value-type="float">
            <text:p>0.53040952970738</text:p>
          </table:table-cell>
          <table:table-cell office:value-type="float" office:value="0.530828012545635" calcext:value-type="float">
            <text:p>0.530828012545635</text:p>
          </table:table-cell>
          <table:table-cell office:value-type="float" office:value="0.530372622106965" calcext:value-type="float">
            <text:p>0.530372622106965</text:p>
          </table:table-cell>
          <table:table-cell office:value-type="float" office:value="0.530719359026255" calcext:value-type="float">
            <text:p>0.530719359026255</text:p>
          </table:table-cell>
          <table:table-cell office:value-type="float" office:value="0.530986997276007" calcext:value-type="float">
            <text:p>0.530986997276007</text:p>
          </table:table-cell>
          <table:table-cell office:value-type="float" office:value="0.530593362427879" calcext:value-type="float">
            <text:p>0.530593362427879</text:p>
          </table:table-cell>
          <table:table-cell office:value-type="float" office:value="0.530592897415252" calcext:value-type="float">
            <text:p>0.530592897415252</text:p>
          </table:table-cell>
          <table:table-cell office:value-type="float" office:value="0.530717656830265" calcext:value-type="float">
            <text:p>0.530717656830265</text:p>
          </table:table-cell>
          <table:table-cell office:value-type="float" office:value="0.531218642998526" calcext:value-type="float">
            <text:p>0.531218642998526</text:p>
          </table:table-cell>
          <table:table-cell office:value-type="float" office:value="0.53132641769833" calcext:value-type="float">
            <text:p>0.53132641769833</text:p>
          </table:table-cell>
          <table:table-cell office:value-type="float" office:value="0.530828181116359" calcext:value-type="float">
            <text:p>0.530828181116359</text:p>
          </table:table-cell>
          <table:table-cell office:value-type="float" office:value="0.53097922068884" calcext:value-type="float">
            <text:p>0.53097922068884</text:p>
          </table:table-cell>
          <table:table-cell office:value-type="float" office:value="0.530520057194392" calcext:value-type="float">
            <text:p>0.530520057194392</text:p>
          </table:table-cell>
          <table:table-cell office:value-type="float" office:value="0.531036158500876" calcext:value-type="float">
            <text:p>0.531036158500876</text:p>
          </table:table-cell>
          <table:table-cell office:value-type="float" office:value="0.531205217320386" calcext:value-type="float">
            <text:p>0.531205217320386</text:p>
          </table:table-cell>
          <table:table-cell office:value-type="float" office:value="0.531357943055403" calcext:value-type="float">
            <text:p>0.531357943055403</text:p>
          </table:table-cell>
          <table:table-cell office:value-type="float" office:value="0.530595549680384" calcext:value-type="float">
            <text:p>0.530595549680384</text:p>
          </table:table-cell>
          <table:table-cell office:value-type="float" office:value="0.530581177658401" calcext:value-type="float">
            <text:p>0.530581177658401</text:p>
          </table:table-cell>
          <table:table-cell office:value-type="float" office:value="0.530878767297635" calcext:value-type="float">
            <text:p>0.530878767297635</text:p>
          </table:table-cell>
          <table:table-cell office:value-type="float" office:value="0.531109410973865" calcext:value-type="float">
            <text:p>0.531109410973865</text:p>
          </table:table-cell>
          <table:table-cell office:value-type="float" office:value="0.530876632252752" calcext:value-type="float">
            <text:p>0.530876632252752</text:p>
          </table:table-cell>
          <table:table-cell office:value-type="float" office:value="0.530961983056873" calcext:value-type="float">
            <text:p>0.530961983056873</text:p>
          </table:table-cell>
          <table:table-cell office:value-type="float" office:value="0.530681639032757" calcext:value-type="float">
            <text:p>0.530681639032757</text:p>
          </table:table-cell>
          <table:table-cell office:value-type="float" office:value="0.530709746787076" calcext:value-type="float">
            <text:p>0.530709746787076</text:p>
          </table:table-cell>
          <table:table-cell office:value-type="float" office:value="0.530333710498668" calcext:value-type="float">
            <text:p>0.530333710498668</text:p>
          </table:table-cell>
          <table:table-cell office:value-type="float" office:value="0.531224173450259" calcext:value-type="float">
            <text:p>0.531224173450259</text:p>
          </table:table-cell>
          <table:table-cell office:value-type="float" office:value="0.53050811876391" calcext:value-type="float">
            <text:p>0.53050811876391</text:p>
          </table:table-cell>
          <table:table-cell office:value-type="float" office:value="0.530207946639399" calcext:value-type="float">
            <text:p>0.530207946639399</text:p>
          </table:table-cell>
          <table:table-cell office:value-type="float" office:value="0.530616014584014" calcext:value-type="float">
            <text:p>0.530616014584014</text:p>
          </table:table-cell>
          <table:table-cell office:value-type="float" office:value="0.530952813108782" calcext:value-type="float">
            <text:p>0.530952813108782</text:p>
          </table:table-cell>
          <table:table-cell office:value-type="float" office:value="0.531561796749521" calcext:value-type="float">
            <text:p>0.531561796749521</text:p>
          </table:table-cell>
          <table:table-cell office:value-type="float" office:value="0.530660965129826" calcext:value-type="float">
            <text:p>0.530660965129826</text:p>
          </table:table-cell>
          <table:table-cell office:value-type="float" office:value="0.530865373300473" calcext:value-type="float">
            <text:p>0.530865373300473</text:p>
          </table:table-cell>
          <table:table-cell office:value-type="float" office:value="0.530947657850998" calcext:value-type="float">
            <text:p>0.530947657850998</text:p>
          </table:table-cell>
          <table:table-cell office:value-type="float" office:value="0.530549823304215" calcext:value-type="float">
            <text:p>0.530549823304215</text:p>
          </table:table-cell>
          <table:table-cell office:value-type="float" office:value="0.531047452560618" calcext:value-type="float">
            <text:p>0.531047452560618</text:p>
          </table:table-cell>
          <table:table-cell office:value-type="float" office:value="0.531220284375924" calcext:value-type="float">
            <text:p>0.531220284375924</text:p>
          </table:table-cell>
          <table:table-cell office:value-type="float" office:value="0.530800394694272" calcext:value-type="float">
            <text:p>0.530800394694272</text:p>
          </table:table-cell>
          <table:table-cell office:value-type="float" office:value="0.530910005987893" calcext:value-type="float">
            <text:p>0.530910005987893</text:p>
          </table:table-cell>
          <table:table-cell office:value-type="float" office:value="0.530596606409415" calcext:value-type="float">
            <text:p>0.530596606409415</text:p>
          </table:table-cell>
          <table:table-cell office:value-type="float" office:value="0.530561721456047" calcext:value-type="float">
            <text:p>0.530561721456047</text:p>
          </table:table-cell>
          <table:table-cell office:value-type="float" office:value="0.530477053121667" calcext:value-type="float">
            <text:p>0.530477053121667</text:p>
          </table:table-cell>
          <table:table-cell office:value-type="float" office:value="0.531172033799405" calcext:value-type="float">
            <text:p>0.531172033799405</text:p>
          </table:table-cell>
          <table:table-cell office:value-type="float" office:value="0.530524695443671" calcext:value-type="float">
            <text:p>0.530524695443671</text:p>
          </table:table-cell>
          <table:table-cell office:value-type="float" office:value="0.531741133304325" calcext:value-type="float">
            <text:p>0.531741133304325</text:p>
          </table:table-cell>
          <table:table-cell office:value-type="float" office:value="0.530823228315486" calcext:value-type="float">
            <text:p>0.530823228315486</text:p>
          </table:table-cell>
          <table:table-cell office:value-type="float" office:value="0.531006542851719" calcext:value-type="float">
            <text:p>0.531006542851719</text:p>
          </table:table-cell>
          <table:table-cell office:value-type="float" office:value="0.531258480571768" calcext:value-type="float">
            <text:p>0.531258480571768</text:p>
          </table:table-cell>
          <table:table-cell office:value-type="float" office:value="0.531213938468585" calcext:value-type="float">
            <text:p>0.531213938468585</text:p>
          </table:table-cell>
          <table:table-cell office:value-type="float" office:value="0.531177077098585" calcext:value-type="float">
            <text:p>0.531177077098585</text:p>
          </table:table-cell>
          <table:table-cell office:value-type="float" office:value="0.530899698118486" calcext:value-type="float">
            <text:p>0.530899698118486</text:p>
          </table:table-cell>
          <table:table-cell office:value-type="float" office:value="0.531192052567644" calcext:value-type="float">
            <text:p>0.531192052567644</text:p>
          </table:table-cell>
          <table:table-cell office:value-type="float" office:value="0.531387674813569" calcext:value-type="float">
            <text:p>0.531387674813569</text:p>
          </table:table-cell>
          <table:table-cell office:value-type="float" office:value="0.530709885912723" calcext:value-type="float">
            <text:p>0.530709885912723</text:p>
          </table:table-cell>
          <table:table-cell office:value-type="float" office:value="0.53080666175042" calcext:value-type="float">
            <text:p>0.53080666175042</text:p>
          </table:table-cell>
          <table:table-cell office:value-type="float" office:value="0.530966987588818" calcext:value-type="float">
            <text:p>0.530966987588818</text:p>
          </table:table-cell>
          <table:table-cell office:value-type="float" office:value="0.531466164575952" calcext:value-type="float">
            <text:p>0.531466164575952</text:p>
          </table:table-cell>
          <table:table-cell office:value-type="float" office:value="0.530775337838252" calcext:value-type="float">
            <text:p>0.530775337838252</text:p>
          </table:table-cell>
          <table:table-cell office:value-type="float" office:value="0.531240130004888" calcext:value-type="float">
            <text:p>0.531240130004888</text:p>
          </table:table-cell>
          <table:table-cell office:value-type="float" office:value="0.531068626521542" calcext:value-type="float">
            <text:p>0.531068626521542</text:p>
          </table:table-cell>
          <table:table-cell office:value-type="float" office:value="0.53047187631178" calcext:value-type="float">
            <text:p>0.53047187631178</text:p>
          </table:table-cell>
          <table:table-cell office:value-type="float" office:value="0.530877967128863" calcext:value-type="float">
            <text:p>0.530877967128863</text:p>
          </table:table-cell>
          <table:table-cell office:value-type="float" office:value="0.530937432815091" calcext:value-type="float">
            <text:p>0.530937432815091</text:p>
          </table:table-cell>
          <table:table-cell office:value-type="float" office:value="0.531151257194903" calcext:value-type="float">
            <text:p>0.531151257194903</text:p>
          </table:table-cell>
          <table:table-cell office:value-type="float" office:value="0.530954689497342" calcext:value-type="float">
            <text:p>0.530954689497342</text:p>
          </table:table-cell>
          <table:table-cell office:value-type="float" office:value="0.531343886621403" calcext:value-type="float">
            <text:p>0.531343886621403</text:p>
          </table:table-cell>
          <table:table-cell office:value-type="float" office:value="0.531299763993813" calcext:value-type="float">
            <text:p>0.531299763993813</text:p>
          </table:table-cell>
          <table:table-cell office:value-type="float" office:value="0.530365758382763" calcext:value-type="float">
            <text:p>0.530365758382763</text:p>
          </table:table-cell>
          <table:table-cell office:value-type="float" office:value="0.531638905029958" calcext:value-type="float">
            <text:p>0.531638905029958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3387921865593" calcext:value-type="float">
            <text:p>-0.213387921865593</text:p>
          </table:table-cell>
          <table:table-cell office:value-type="float" office:value="-0.21349117537162" calcext:value-type="float">
            <text:p>-0.21349117537162</text:p>
          </table:table-cell>
          <table:table-cell office:value-type="float" office:value="-0.213062979556247" calcext:value-type="float">
            <text:p>-0.213062979556247</text:p>
          </table:table-cell>
          <table:table-cell office:value-type="float" office:value="-0.213528783853808" calcext:value-type="float">
            <text:p>-0.213528783853808</text:p>
          </table:table-cell>
          <table:table-cell office:value-type="float" office:value="-0.213733944680611" calcext:value-type="float">
            <text:p>-0.213733944680611</text:p>
          </table:table-cell>
          <table:table-cell office:value-type="float" office:value="-0.213383175626592" calcext:value-type="float">
            <text:p>-0.213383175626592</text:p>
          </table:table-cell>
          <table:table-cell office:value-type="float" office:value="-0.213496316685533" calcext:value-type="float">
            <text:p>-0.213496316685533</text:p>
          </table:table-cell>
          <table:table-cell office:value-type="float" office:value="-0.213388992497925" calcext:value-type="float">
            <text:p>-0.213388992497925</text:p>
          </table:table-cell>
          <table:table-cell office:value-type="float" office:value="-0.213698685559357" calcext:value-type="float">
            <text:p>-0.213698685559357</text:p>
          </table:table-cell>
          <table:table-cell office:value-type="float" office:value="-0.213224894200962" calcext:value-type="float">
            <text:p>-0.213224894200962</text:p>
          </table:table-cell>
          <table:table-cell office:value-type="float" office:value="-0.213429856390119" calcext:value-type="float">
            <text:p>-0.213429856390119</text:p>
          </table:table-cell>
          <table:table-cell office:value-type="float" office:value="-0.213665700906773" calcext:value-type="float">
            <text:p>-0.213665700906773</text:p>
          </table:table-cell>
          <table:table-cell office:value-type="float" office:value="-0.21372304937495" calcext:value-type="float">
            <text:p>-0.21372304937495</text:p>
          </table:table-cell>
          <table:table-cell office:value-type="float" office:value="-0.213436592175472" calcext:value-type="float">
            <text:p>-0.213436592175472</text:p>
          </table:table-cell>
          <table:table-cell office:value-type="float" office:value="-0.213520317767801" calcext:value-type="float">
            <text:p>-0.213520317767801</text:p>
          </table:table-cell>
          <table:table-cell office:value-type="float" office:value="-0.213302902406573" calcext:value-type="float">
            <text:p>-0.213302902406573</text:p>
          </table:table-cell>
          <table:table-cell office:value-type="float" office:value="-0.21324977278506" calcext:value-type="float">
            <text:p>-0.21324977278506</text:p>
          </table:table-cell>
          <table:table-cell office:value-type="float" office:value="-0.213262034587563" calcext:value-type="float">
            <text:p>-0.213262034587563</text:p>
          </table:table-cell>
          <table:table-cell office:value-type="float" office:value="-0.213369808772199" calcext:value-type="float">
            <text:p>-0.213369808772199</text:p>
          </table:table-cell>
          <table:table-cell office:value-type="float" office:value="-0.21318198278076" calcext:value-type="float">
            <text:p>-0.21318198278076</text:p>
          </table:table-cell>
          <table:table-cell office:value-type="float" office:value="-0.21362700007491" calcext:value-type="float">
            <text:p>-0.21362700007491</text:p>
          </table:table-cell>
          <table:table-cell office:value-type="float" office:value="-0.213141730183815" calcext:value-type="float">
            <text:p>-0.213141730183815</text:p>
          </table:table-cell>
          <table:table-cell office:value-type="float" office:value="-0.213316597002985" calcext:value-type="float">
            <text:p>-0.213316597002985</text:p>
          </table:table-cell>
          <table:table-cell office:value-type="float" office:value="-0.213198337510709" calcext:value-type="float">
            <text:p>-0.213198337510709</text:p>
          </table:table-cell>
          <table:table-cell office:value-type="float" office:value="-0.213582035579437" calcext:value-type="float">
            <text:p>-0.213582035579437</text:p>
          </table:table-cell>
          <table:table-cell office:value-type="float" office:value="-0.21326625746074" calcext:value-type="float">
            <text:p>-0.21326625746074</text:p>
          </table:table-cell>
          <table:table-cell office:value-type="float" office:value="-0.213696274921631" calcext:value-type="float">
            <text:p>-0.213696274921631</text:p>
          </table:table-cell>
          <table:table-cell office:value-type="float" office:value="-0.213228077618048" calcext:value-type="float">
            <text:p>-0.213228077618048</text:p>
          </table:table-cell>
          <table:table-cell office:value-type="float" office:value="-0.213185883009507" calcext:value-type="float">
            <text:p>-0.213185883009507</text:p>
          </table:table-cell>
          <table:table-cell office:value-type="float" office:value="-0.213419456999658" calcext:value-type="float">
            <text:p>-0.213419456999658</text:p>
          </table:table-cell>
          <table:table-cell office:value-type="float" office:value="-0.213641172198046" calcext:value-type="float">
            <text:p>-0.213641172198046</text:p>
          </table:table-cell>
          <table:table-cell office:value-type="float" office:value="-0.213574068606657" calcext:value-type="float">
            <text:p>-0.213574068606657</text:p>
          </table:table-cell>
          <table:table-cell office:value-type="float" office:value="-0.213787360478409" calcext:value-type="float">
            <text:p>-0.213787360478409</text:p>
          </table:table-cell>
          <table:table-cell office:value-type="float" office:value="-0.213518898671239" calcext:value-type="float">
            <text:p>-0.213518898671239</text:p>
          </table:table-cell>
          <table:table-cell office:value-type="float" office:value="-0.21350982796993" calcext:value-type="float">
            <text:p>-0.21350982796993</text:p>
          </table:table-cell>
          <table:table-cell office:value-type="float" office:value="-0.213390366456455" calcext:value-type="float">
            <text:p>-0.213390366456455</text:p>
          </table:table-cell>
          <table:table-cell office:value-type="float" office:value="-0.213751529528008" calcext:value-type="float">
            <text:p>-0.213751529528008</text:p>
          </table:table-cell>
          <table:table-cell office:value-type="float" office:value="-0.213695261659415" calcext:value-type="float">
            <text:p>-0.213695261659415</text:p>
          </table:table-cell>
          <table:table-cell office:value-type="float" office:value="-0.213653896704533" calcext:value-type="float">
            <text:p>-0.213653896704533</text:p>
          </table:table-cell>
          <table:table-cell office:value-type="float" office:value="-0.213391317576243" calcext:value-type="float">
            <text:p>-0.213391317576243</text:p>
          </table:table-cell>
          <table:table-cell office:value-type="float" office:value="-0.213803442757952" calcext:value-type="float">
            <text:p>-0.213803442757952</text:p>
          </table:table-cell>
          <table:table-cell office:value-type="float" office:value="-0.213355564853634" calcext:value-type="float">
            <text:p>-0.213355564853634</text:p>
          </table:table-cell>
          <table:table-cell office:value-type="float" office:value="-0.213837793205285" calcext:value-type="float">
            <text:p>-0.213837793205285</text:p>
          </table:table-cell>
          <table:table-cell office:value-type="float" office:value="-0.21374893801908" calcext:value-type="float">
            <text:p>-0.21374893801908</text:p>
          </table:table-cell>
          <table:table-cell office:value-type="float" office:value="-0.213759696058776" calcext:value-type="float">
            <text:p>-0.213759696058776</text:p>
          </table:table-cell>
          <table:table-cell office:value-type="float" office:value="-0.213396752779796" calcext:value-type="float">
            <text:p>-0.213396752779796</text:p>
          </table:table-cell>
          <table:table-cell office:value-type="float" office:value="-0.213233985427684" calcext:value-type="float">
            <text:p>-0.213233985427684</text:p>
          </table:table-cell>
          <table:table-cell office:value-type="float" office:value="-0.213684069396115" calcext:value-type="float">
            <text:p>-0.213684069396115</text:p>
          </table:table-cell>
          <table:table-cell office:value-type="float" office:value="-0.213195000206521" calcext:value-type="float">
            <text:p>-0.213195000206521</text:p>
          </table:table-cell>
          <table:table-cell office:value-type="float" office:value="-0.213313071066468" calcext:value-type="float">
            <text:p>-0.213313071066468</text:p>
          </table:table-cell>
          <table:table-cell office:value-type="float" office:value="-0.21362472718821" calcext:value-type="float">
            <text:p>-0.21362472718821</text:p>
          </table:table-cell>
          <table:table-cell office:value-type="float" office:value="-0.213305849531093" calcext:value-type="float">
            <text:p>-0.213305849531093</text:p>
          </table:table-cell>
          <table:table-cell office:value-type="float" office:value="-0.213764298203745" calcext:value-type="float">
            <text:p>-0.213764298203745</text:p>
          </table:table-cell>
          <table:table-cell office:value-type="float" office:value="-0.214066315475513" calcext:value-type="float">
            <text:p>-0.214066315475513</text:p>
          </table:table-cell>
          <table:table-cell office:value-type="float" office:value="-0.213889123989558" calcext:value-type="float">
            <text:p>-0.213889123989558</text:p>
          </table:table-cell>
          <table:table-cell office:value-type="float" office:value="-0.214280945903328" calcext:value-type="float">
            <text:p>-0.214280945903328</text:p>
          </table:table-cell>
          <table:table-cell office:value-type="float" office:value="-0.214326334091939" calcext:value-type="float">
            <text:p>-0.214326334091939</text:p>
          </table:table-cell>
          <table:table-cell office:value-type="float" office:value="-0.214281681717031" calcext:value-type="float">
            <text:p>-0.214281681717031</text:p>
          </table:table-cell>
          <table:table-cell office:value-type="float" office:value="-0.214019432488045" calcext:value-type="float">
            <text:p>-0.214019432488045</text:p>
          </table:table-cell>
          <table:table-cell office:value-type="float" office:value="-0.214038450777842" calcext:value-type="float">
            <text:p>-0.214038450777842</text:p>
          </table:table-cell>
          <table:table-cell office:value-type="float" office:value="-0.213344369709981" calcext:value-type="float">
            <text:p>-0.213344369709981</text:p>
          </table:table-cell>
          <table:table-cell office:value-type="float" office:value="-0.21404859984507" calcext:value-type="float">
            <text:p>-0.21404859984507</text:p>
          </table:table-cell>
          <table:table-cell office:value-type="float" office:value="-0.214362740860787" calcext:value-type="float">
            <text:p>-0.214362740860787</text:p>
          </table:table-cell>
          <table:table-cell office:value-type="float" office:value="-0.211730522806022" calcext:value-type="float">
            <text:p>-0.211730522806022</text:p>
          </table:table-cell>
          <table:table-cell office:value-type="float" office:value="-0.209748444076049" calcext:value-type="float">
            <text:p>-0.209748444076049</text:p>
          </table:table-cell>
          <table:table-cell office:value-type="float" office:value="-0.201745576936408" calcext:value-type="float">
            <text:p>-0.201745576936408</text:p>
          </table:table-cell>
          <table:table-cell office:value-type="float" office:value="-0.187325235326893" calcext:value-type="float">
            <text:p>-0.187325235326893</text:p>
          </table:table-cell>
          <table:table-cell office:value-type="float" office:value="-0.180848457036439" calcext:value-type="float">
            <text:p>-0.180848457036439</text:p>
          </table:table-cell>
          <table:table-cell office:value-type="float" office:value="-0.189976819039237" calcext:value-type="float">
            <text:p>-0.189976819039237</text:p>
          </table:table-cell>
          <table:table-cell office:value-type="float" office:value="-0.195333517152842" calcext:value-type="float">
            <text:p>-0.195333517152842</text:p>
          </table:table-cell>
          <table:table-cell office:value-type="float" office:value="-0.205612382054563" calcext:value-type="float">
            <text:p>-0.205612382054563</text:p>
          </table:table-cell>
          <table:table-cell office:value-type="float" office:value="-0.215382761838712" calcext:value-type="float">
            <text:p>-0.215382761838712</text:p>
          </table:table-cell>
          <table:table-cell office:value-type="float" office:value="-0.223522833269137" calcext:value-type="float">
            <text:p>-0.223522833269137</text:p>
          </table:table-cell>
          <table:table-cell office:value-type="float" office:value="-0.233896982744644" calcext:value-type="float">
            <text:p>-0.233896982744644</text:p>
          </table:table-cell>
          <table:table-cell office:value-type="float" office:value="-0.237764595131986" calcext:value-type="float">
            <text:p>-0.237764595131986</text:p>
          </table:table-cell>
          <table:table-cell office:value-type="float" office:value="-0.241930691077754" calcext:value-type="float">
            <text:p>-0.241930691077754</text:p>
          </table:table-cell>
          <table:table-cell office:value-type="float" office:value="-0.243342661668034" calcext:value-type="float">
            <text:p>-0.243342661668034</text:p>
          </table:table-cell>
          <table:table-cell office:value-type="float" office:value="-0.241611142375837" calcext:value-type="float">
            <text:p>-0.241611142375837</text:p>
          </table:table-cell>
          <table:table-cell office:value-type="float" office:value="-0.242607250081466" calcext:value-type="float">
            <text:p>-0.242607250081466</text:p>
          </table:table-cell>
          <table:table-cell office:value-type="float" office:value="-0.240285976559151" calcext:value-type="float">
            <text:p>-0.240285976559151</text:p>
          </table:table-cell>
          <table:table-cell office:value-type="float" office:value="-0.255067155051223" calcext:value-type="float">
            <text:p>-0.255067155051223</text:p>
          </table:table-cell>
          <table:table-cell office:value-type="float" office:value="-0.251543438026243" calcext:value-type="float">
            <text:p>-0.251543438026243</text:p>
          </table:table-cell>
          <table:table-cell office:value-type="float" office:value="-0.247363622369875" calcext:value-type="float">
            <text:p>-0.247363622369875</text:p>
          </table:table-cell>
          <table:table-cell office:value-type="float" office:value="-0.237680809290381" calcext:value-type="float">
            <text:p>-0.237680809290381</text:p>
          </table:table-cell>
          <table:table-cell office:value-type="float" office:value="-0.236512859979279" calcext:value-type="float">
            <text:p>-0.236512859979279</text:p>
          </table:table-cell>
          <table:table-cell office:value-type="float" office:value="-0.232347797896308" calcext:value-type="float">
            <text:p>-0.232347797896308</text:p>
          </table:table-cell>
          <table:table-cell office:value-type="float" office:value="-0.22869190435243" calcext:value-type="float">
            <text:p>-0.22869190435243</text:p>
          </table:table-cell>
          <table:table-cell office:value-type="float" office:value="-0.228555176549281" calcext:value-type="float">
            <text:p>-0.228555176549281</text:p>
          </table:table-cell>
          <table:table-cell office:value-type="float" office:value="-0.230632776899254" calcext:value-type="float">
            <text:p>-0.230632776899254</text:p>
          </table:table-cell>
          <table:table-cell office:value-type="float" office:value="-0.229802418873612" calcext:value-type="float">
            <text:p>-0.229802418873612</text:p>
          </table:table-cell>
          <table:table-cell office:value-type="float" office:value="-0.235322020956924" calcext:value-type="float">
            <text:p>-0.235322020956924</text:p>
          </table:table-cell>
          <table:table-cell office:value-type="float" office:value="-0.23427187788753" calcext:value-type="float">
            <text:p>-0.23427187788753</text:p>
          </table:table-cell>
          <table:table-cell office:value-type="float" office:value="-0.236763239404693" calcext:value-type="float">
            <text:p>-0.236763239404693</text:p>
          </table:table-cell>
          <table:table-cell office:value-type="float" office:value="-0.253052018416166" calcext:value-type="float">
            <text:p>-0.253052018416166</text:p>
          </table:table-cell>
          <table:table-cell office:value-type="float" office:value="-0.193692826555648" calcext:value-type="float">
            <text:p>-0.193692826555648</text:p>
          </table:table-cell>
          <table:table-cell office:value-type="float" office:value="-0.185643399396743" calcext:value-type="float">
            <text:p>-0.185643399396743</text:p>
          </table:table-cell>
          <table:table-cell office:value-type="float" office:value="-0.180529645825107" calcext:value-type="float">
            <text:p>-0.180529645825107</text:p>
          </table:table-cell>
          <table:table-cell office:value-type="float" office:value="-0.180688941950315" calcext:value-type="float">
            <text:p>-0.180688941950315</text:p>
          </table:table-cell>
          <table:table-cell office:value-type="float" office:value="-0.181425406875072" calcext:value-type="float">
            <text:p>-0.181425406875072</text:p>
          </table:table-cell>
          <table:table-cell office:value-type="float" office:value="-0.182033592545388" calcext:value-type="float">
            <text:p>-0.182033592545388</text:p>
          </table:table-cell>
          <table:table-cell office:value-type="float" office:value="-0.182952757305088" calcext:value-type="float">
            <text:p>-0.182952757305088</text:p>
          </table:table-cell>
          <table:table-cell office:value-type="float" office:value="-0.188777673566363" calcext:value-type="float">
            <text:p>-0.188777673566363</text:p>
          </table:table-cell>
          <table:table-cell office:value-type="float" office:value="-0.192737301145492" calcext:value-type="float">
            <text:p>-0.192737301145492</text:p>
          </table:table-cell>
          <table:table-cell office:value-type="float" office:value="-0.197105557863931" calcext:value-type="float">
            <text:p>-0.197105557863931</text:p>
          </table:table-cell>
          <table:table-cell office:value-type="float" office:value="-0.200572656921368" calcext:value-type="float">
            <text:p>-0.200572656921368</text:p>
          </table:table-cell>
          <table:table-cell office:value-type="float" office:value="-0.202948744899233" calcext:value-type="float">
            <text:p>-0.202948744899233</text:p>
          </table:table-cell>
          <table:table-cell office:value-type="float" office:value="-0.203654470513571" calcext:value-type="float">
            <text:p>-0.203654470513571</text:p>
          </table:table-cell>
          <table:table-cell office:value-type="float" office:value="-0.202251239647631" calcext:value-type="float">
            <text:p>-0.202251239647631</text:p>
          </table:table-cell>
          <table:table-cell office:value-type="float" office:value="-0.19718568986741" calcext:value-type="float">
            <text:p>-0.19718568986741</text:p>
          </table:table-cell>
          <table:table-cell office:value-type="float" office:value="-0.196360535552646" calcext:value-type="float">
            <text:p>-0.196360535552646</text:p>
          </table:table-cell>
          <table:table-cell office:value-type="float" office:value="-0.192609750677432" calcext:value-type="float">
            <text:p>-0.192609750677432</text:p>
          </table:table-cell>
          <table:table-cell office:value-type="float" office:value="-0.18795053787714" calcext:value-type="float">
            <text:p>-0.18795053787714</text:p>
          </table:table-cell>
          <table:table-cell office:value-type="float" office:value="-0.177640979507297" calcext:value-type="float">
            <text:p>-0.177640979507297</text:p>
          </table:table-cell>
          <table:table-cell office:value-type="float" office:value="-0.188130226057234" calcext:value-type="float">
            <text:p>-0.188130226057234</text:p>
          </table:table-cell>
          <table:table-cell office:value-type="float" office:value="-0.213691879915144" calcext:value-type="float">
            <text:p>-0.213691879915144</text:p>
          </table:table-cell>
          <table:table-cell office:value-type="float" office:value="-0.233004686276322" calcext:value-type="float">
            <text:p>-0.233004686276322</text:p>
          </table:table-cell>
          <table:table-cell office:value-type="float" office:value="-0.239093643503857" calcext:value-type="float">
            <text:p>-0.239093643503857</text:p>
          </table:table-cell>
          <table:table-cell office:value-type="float" office:value="-0.243067814896761" calcext:value-type="float">
            <text:p>-0.243067814896761</text:p>
          </table:table-cell>
          <table:table-cell office:value-type="float" office:value="-0.24310483889106" calcext:value-type="float">
            <text:p>-0.24310483889106</text:p>
          </table:table-cell>
          <table:table-cell office:value-type="float" office:value="-0.241961555915542" calcext:value-type="float">
            <text:p>-0.241961555915542</text:p>
          </table:table-cell>
          <table:table-cell office:value-type="float" office:value="-0.243859631967482" calcext:value-type="float">
            <text:p>-0.243859631967482</text:p>
          </table:table-cell>
          <table:table-cell office:value-type="float" office:value="-0.24090252450983" calcext:value-type="float">
            <text:p>-0.24090252450983</text:p>
          </table:table-cell>
          <table:table-cell office:value-type="float" office:value="-0.250431065839589" calcext:value-type="float">
            <text:p>-0.250431065839589</text:p>
          </table:table-cell>
          <table:table-cell office:value-type="float" office:value="-0.25028834350755" calcext:value-type="float">
            <text:p>-0.25028834350755</text:p>
          </table:table-cell>
          <table:table-cell office:value-type="float" office:value="-0.248108298781343" calcext:value-type="float">
            <text:p>-0.248108298781343</text:p>
          </table:table-cell>
          <table:table-cell office:value-type="float" office:value="-0.229780699418911" calcext:value-type="float">
            <text:p>-0.229780699418911</text:p>
          </table:table-cell>
          <table:table-cell office:value-type="float" office:value="-0.228938947666305" calcext:value-type="float">
            <text:p>-0.228938947666305</text:p>
          </table:table-cell>
          <table:table-cell office:value-type="float" office:value="-0.259717308737597" calcext:value-type="float">
            <text:p>-0.259717308737597</text:p>
          </table:table-cell>
          <table:table-cell office:value-type="float" office:value="-0.258765378743048" calcext:value-type="float">
            <text:p>-0.258765378743048</text:p>
          </table:table-cell>
          <table:table-cell office:value-type="float" office:value="-0.219322474660257" calcext:value-type="float">
            <text:p>-0.219322474660257</text:p>
          </table:table-cell>
          <table:table-cell office:value-type="float" office:value="-0.215251581723447" calcext:value-type="float">
            <text:p>-0.215251581723447</text:p>
          </table:table-cell>
          <table:table-cell office:value-type="float" office:value="-0.214136746235829" calcext:value-type="float">
            <text:p>-0.214136746235829</text:p>
          </table:table-cell>
          <table:table-cell office:value-type="float" office:value="-0.211648974727936" calcext:value-type="float">
            <text:p>-0.211648974727936</text:p>
          </table:table-cell>
          <table:table-cell office:value-type="float" office:value="-0.207854874205112" calcext:value-type="float">
            <text:p>-0.207854874205112</text:p>
          </table:table-cell>
          <table:table-cell office:value-type="float" office:value="-0.204736948707505" calcext:value-type="float">
            <text:p>-0.204736948707505</text:p>
          </table:table-cell>
          <table:table-cell office:value-type="float" office:value="-0.20260545853748" calcext:value-type="float">
            <text:p>-0.20260545853748</text:p>
          </table:table-cell>
          <table:table-cell office:value-type="float" office:value="-0.196764343341656" calcext:value-type="float">
            <text:p>-0.196764343341656</text:p>
          </table:table-cell>
          <table:table-cell office:value-type="float" office:value="-0.205732691916204" calcext:value-type="float">
            <text:p>-0.205732691916204</text:p>
          </table:table-cell>
          <table:table-cell office:value-type="float" office:value="-0.212529504654487" calcext:value-type="float">
            <text:p>-0.212529504654487</text:p>
          </table:table-cell>
          <table:table-cell office:value-type="float" office:value="-0.213466967110893" calcext:value-type="float">
            <text:p>-0.213466967110893</text:p>
          </table:table-cell>
          <table:table-cell office:value-type="float" office:value="-0.212690993831379" calcext:value-type="float">
            <text:p>-0.212690993831379</text:p>
          </table:table-cell>
          <table:table-cell office:value-type="float" office:value="-0.209592593984825" calcext:value-type="float">
            <text:p>-0.209592593984825</text:p>
          </table:table-cell>
          <table:table-cell office:value-type="float" office:value="-0.206955042000985" calcext:value-type="float">
            <text:p>-0.206955042000985</text:p>
          </table:table-cell>
          <table:table-cell office:value-type="float" office:value="-0.199550793995292" calcext:value-type="float">
            <text:p>-0.199550793995292</text:p>
          </table:table-cell>
          <table:table-cell office:value-type="float" office:value="-0.194048240587408" calcext:value-type="float">
            <text:p>-0.194048240587408</text:p>
          </table:table-cell>
          <table:table-cell office:value-type="float" office:value="-0.189457003407899" calcext:value-type="float">
            <text:p>-0.189457003407899</text:p>
          </table:table-cell>
          <table:table-cell office:value-type="float" office:value="-0.187554777206077" calcext:value-type="float">
            <text:p>-0.187554777206077</text:p>
          </table:table-cell>
          <table:table-cell office:value-type="float" office:value="-0.226169353784647" calcext:value-type="float">
            <text:p>-0.226169353784647</text:p>
          </table:table-cell>
          <table:table-cell office:value-type="float" office:value="-0.233244237429244" calcext:value-type="float">
            <text:p>-0.233244237429244</text:p>
          </table:table-cell>
          <table:table-cell office:value-type="float" office:value="-0.238710613885498" calcext:value-type="float">
            <text:p>-0.238710613885498</text:p>
          </table:table-cell>
          <table:table-cell office:value-type="float" office:value="-0.239356062158766" calcext:value-type="float">
            <text:p>-0.239356062158766</text:p>
          </table:table-cell>
          <table:table-cell office:value-type="float" office:value="-0.241238254297324" calcext:value-type="float">
            <text:p>-0.241238254297324</text:p>
          </table:table-cell>
          <table:table-cell office:value-type="float" office:value="-0.242205271365289" calcext:value-type="float">
            <text:p>-0.242205271365289</text:p>
          </table:table-cell>
          <table:table-cell office:value-type="float" office:value="-0.241624385453669" calcext:value-type="float">
            <text:p>-0.241624385453669</text:p>
          </table:table-cell>
          <table:table-cell office:value-type="float" office:value="-0.242382619282968" calcext:value-type="float">
            <text:p>-0.242382619282968</text:p>
          </table:table-cell>
          <table:table-cell office:value-type="float" office:value="-0.240792457512842" calcext:value-type="float">
            <text:p>-0.240792457512842</text:p>
          </table:table-cell>
          <table:table-cell office:value-type="float" office:value="-0.252892600642221" calcext:value-type="float">
            <text:p>-0.252892600642221</text:p>
          </table:table-cell>
          <table:table-cell office:value-type="float" office:value="-0.232726819071457" calcext:value-type="float">
            <text:p>-0.232726819071457</text:p>
          </table:table-cell>
          <table:table-cell office:value-type="float" office:value="-0.23387298389905" calcext:value-type="float">
            <text:p>-0.23387298389905</text:p>
          </table:table-cell>
          <table:table-cell office:value-type="float" office:value="-0.262532923090272" calcext:value-type="float">
            <text:p>-0.262532923090272</text:p>
          </table:table-cell>
          <table:table-cell office:value-type="float" office:value="-0.24777348223634" calcext:value-type="float">
            <text:p>-0.24777348223634</text:p>
          </table:table-cell>
          <table:table-cell office:value-type="float" office:value="-0.231487264243458" calcext:value-type="float">
            <text:p>-0.231487264243458</text:p>
          </table:table-cell>
          <table:table-cell office:value-type="float" office:value="-0.225187172325513" calcext:value-type="float">
            <text:p>-0.225187172325513</text:p>
          </table:table-cell>
          <table:table-cell office:value-type="float" office:value="-0.221771741908393" calcext:value-type="float">
            <text:p>-0.221771741908393</text:p>
          </table:table-cell>
          <table:table-cell office:value-type="float" office:value="-0.219536886446254" calcext:value-type="float">
            <text:p>-0.219536886446254</text:p>
          </table:table-cell>
          <table:table-cell office:value-type="float" office:value="-0.215136079847422" calcext:value-type="float">
            <text:p>-0.215136079847422</text:p>
          </table:table-cell>
          <table:table-cell office:value-type="float" office:value="-0.213533885186204" calcext:value-type="float">
            <text:p>-0.213533885186204</text:p>
          </table:table-cell>
          <table:table-cell office:value-type="float" office:value="-0.216377296773722" calcext:value-type="float">
            <text:p>-0.216377296773722</text:p>
          </table:table-cell>
          <table:table-cell office:value-type="float" office:value="-0.208616967258203" calcext:value-type="float">
            <text:p>-0.208616967258203</text:p>
          </table:table-cell>
          <table:table-cell office:value-type="float" office:value="-0.213369078029432" calcext:value-type="float">
            <text:p>-0.213369078029432</text:p>
          </table:table-cell>
          <table:table-cell office:value-type="float" office:value="-0.216990501895519" calcext:value-type="float">
            <text:p>-0.216990501895519</text:p>
          </table:table-cell>
          <table:table-cell office:value-type="float" office:value="-0.220800317655736" calcext:value-type="float">
            <text:p>-0.220800317655736</text:p>
          </table:table-cell>
          <table:table-cell office:value-type="float" office:value="-0.222903496678114" calcext:value-type="float">
            <text:p>-0.222903496678114</text:p>
          </table:table-cell>
          <table:table-cell office:value-type="float" office:value="-0.22056694203858" calcext:value-type="float">
            <text:p>-0.22056694203858</text:p>
          </table:table-cell>
          <table:table-cell office:value-type="float" office:value="-0.218174496820198" calcext:value-type="float">
            <text:p>-0.218174496820198</text:p>
          </table:table-cell>
          <table:table-cell office:value-type="float" office:value="-0.216851113949693" calcext:value-type="float">
            <text:p>-0.216851113949693</text:p>
          </table:table-cell>
          <table:table-cell office:value-type="float" office:value="-0.213113535393403" calcext:value-type="float">
            <text:p>-0.213113535393403</text:p>
          </table:table-cell>
          <table:table-cell office:value-type="float" office:value="-0.211274344297704" calcext:value-type="float">
            <text:p>-0.211274344297704</text:p>
          </table:table-cell>
          <table:table-cell office:value-type="float" office:value="-0.203300891398899" calcext:value-type="float">
            <text:p>-0.203300891398899</text:p>
          </table:table-cell>
          <table:table-cell office:value-type="float" office:value="-0.192066224577329" calcext:value-type="float">
            <text:p>-0.192066224577329</text:p>
          </table:table-cell>
          <table:table-cell office:value-type="float" office:value="-0.193231637553597" calcext:value-type="float">
            <text:p>-0.193231637553597</text:p>
          </table:table-cell>
          <table:table-cell office:value-type="float" office:value="-0.194281256982846" calcext:value-type="float">
            <text:p>-0.194281256982846</text:p>
          </table:table-cell>
          <table:table-cell office:value-type="float" office:value="-0.202090049460482" calcext:value-type="float">
            <text:p>-0.202090049460482</text:p>
          </table:table-cell>
          <table:table-cell office:value-type="float" office:value="-0.207399211792059" calcext:value-type="float">
            <text:p>-0.207399211792059</text:p>
          </table:table-cell>
          <table:table-cell office:value-type="float" office:value="-0.223015852110805" calcext:value-type="float">
            <text:p>-0.223015852110805</text:p>
          </table:table-cell>
          <table:table-cell office:value-type="float" office:value="-0.227359611018715" calcext:value-type="float">
            <text:p>-0.227359611018715</text:p>
          </table:table-cell>
          <table:table-cell office:value-type="float" office:value="-0.237243869425115" calcext:value-type="float">
            <text:p>-0.237243869425115</text:p>
          </table:table-cell>
          <table:table-cell office:value-type="float" office:value="-0.240579062693643" calcext:value-type="float">
            <text:p>-0.240579062693643</text:p>
          </table:table-cell>
          <table:table-cell office:value-type="float" office:value="-0.242095034330487" calcext:value-type="float">
            <text:p>-0.242095034330487</text:p>
          </table:table-cell>
          <table:table-cell office:value-type="float" office:value="-0.241212942460977" calcext:value-type="float">
            <text:p>-0.241212942460977</text:p>
          </table:table-cell>
          <table:table-cell office:value-type="float" office:value="-0.24053112925079" calcext:value-type="float">
            <text:p>-0.24053112925079</text:p>
          </table:table-cell>
          <table:table-cell office:value-type="float" office:value="-0.240697913898598" calcext:value-type="float">
            <text:p>-0.240697913898598</text:p>
          </table:table-cell>
          <table:table-cell office:value-type="float" office:value="-0.237672370789027" calcext:value-type="float">
            <text:p>-0.237672370789027</text:p>
          </table:table-cell>
          <table:table-cell office:value-type="float" office:value="-0.241007920949315" calcext:value-type="float">
            <text:p>-0.241007920949315</text:p>
          </table:table-cell>
          <table:table-cell office:value-type="float" office:value="-0.239203900052472" calcext:value-type="float">
            <text:p>-0.239203900052472</text:p>
          </table:table-cell>
          <table:table-cell office:value-type="float" office:value="-0.255549545201784" calcext:value-type="float">
            <text:p>-0.255549545201784</text:p>
          </table:table-cell>
          <table:table-cell office:value-type="float" office:value="-0.247605902095896" calcext:value-type="float">
            <text:p>-0.247605902095896</text:p>
          </table:table-cell>
          <table:table-cell office:value-type="float" office:value="-0.242298209003322" calcext:value-type="float">
            <text:p>-0.242298209003322</text:p>
          </table:table-cell>
          <table:table-cell office:value-type="float" office:value="-0.24312768157862" calcext:value-type="float">
            <text:p>-0.24312768157862</text:p>
          </table:table-cell>
          <table:table-cell office:value-type="float" office:value="-0.246140710882937" calcext:value-type="float">
            <text:p>-0.246140710882937</text:p>
          </table:table-cell>
          <table:table-cell office:value-type="float" office:value="-0.250232700412526" calcext:value-type="float">
            <text:p>-0.250232700412526</text:p>
          </table:table-cell>
          <table:table-cell office:value-type="float" office:value="-0.259816039698634" calcext:value-type="float">
            <text:p>-0.259816039698634</text:p>
          </table:table-cell>
          <table:table-cell office:value-type="float" office:value="-0.260132480612833" calcext:value-type="float">
            <text:p>-0.260132480612833</text:p>
          </table:table-cell>
          <table:table-cell office:value-type="float" office:value="-0.261165349178489" calcext:value-type="float">
            <text:p>-0.261165349178489</text:p>
          </table:table-cell>
          <table:table-cell office:value-type="float" office:value="-0.260800522736185" calcext:value-type="float">
            <text:p>-0.260800522736185</text:p>
          </table:table-cell>
          <table:table-cell office:value-type="float" office:value="-0.222203943478924" calcext:value-type="float">
            <text:p>-0.222203943478924</text:p>
          </table:table-cell>
          <table:table-cell office:value-type="float" office:value="-0.204863299482704" calcext:value-type="float">
            <text:p>-0.204863299482704</text:p>
          </table:table-cell>
          <table:table-cell office:value-type="float" office:value="-0.205183220966201" calcext:value-type="float">
            <text:p>-0.205183220966201</text:p>
          </table:table-cell>
          <table:table-cell office:value-type="float" office:value="-0.207275286401732" calcext:value-type="float">
            <text:p>-0.207275286401732</text:p>
          </table:table-cell>
          <table:table-cell office:value-type="float" office:value="-0.205376719600264" calcext:value-type="float">
            <text:p>-0.205376719600264</text:p>
          </table:table-cell>
          <table:table-cell office:value-type="float" office:value="-0.204648147140368" calcext:value-type="float">
            <text:p>-0.204648147140368</text:p>
          </table:table-cell>
          <table:table-cell office:value-type="float" office:value="-0.207186330763931" calcext:value-type="float">
            <text:p>-0.207186330763931</text:p>
          </table:table-cell>
          <table:table-cell office:value-type="float" office:value="-0.209958079186583" calcext:value-type="float">
            <text:p>-0.209958079186583</text:p>
          </table:table-cell>
          <table:table-cell office:value-type="float" office:value="-0.214457545355404" calcext:value-type="float">
            <text:p>-0.214457545355404</text:p>
          </table:table-cell>
          <table:table-cell office:value-type="float" office:value="-0.218113777529635" calcext:value-type="float">
            <text:p>-0.218113777529635</text:p>
          </table:table-cell>
          <table:table-cell office:value-type="float" office:value="-0.221174061108183" calcext:value-type="float">
            <text:p>-0.221174061108183</text:p>
          </table:table-cell>
          <table:table-cell office:value-type="float" office:value="-0.221010550857804" calcext:value-type="float">
            <text:p>-0.221010550857804</text:p>
          </table:table-cell>
          <table:table-cell office:value-type="float" office:value="-0.221415887827457" calcext:value-type="float">
            <text:p>-0.221415887827457</text:p>
          </table:table-cell>
          <table:table-cell office:value-type="float" office:value="-0.218521905558083" calcext:value-type="float">
            <text:p>-0.218521905558083</text:p>
          </table:table-cell>
          <table:table-cell office:value-type="float" office:value="-0.218385149610116" calcext:value-type="float">
            <text:p>-0.218385149610116</text:p>
          </table:table-cell>
          <table:table-cell office:value-type="float" office:value="-0.213586746889858" calcext:value-type="float">
            <text:p>-0.213586746889858</text:p>
          </table:table-cell>
          <table:table-cell office:value-type="float" office:value="-0.202986936413612" calcext:value-type="float">
            <text:p>-0.202986936413612</text:p>
          </table:table-cell>
          <table:table-cell office:value-type="float" office:value="-0.201919251075462" calcext:value-type="float">
            <text:p>-0.201919251075462</text:p>
          </table:table-cell>
          <table:table-cell office:value-type="float" office:value="-0.196876647799937" calcext:value-type="float">
            <text:p>-0.196876647799937</text:p>
          </table:table-cell>
          <table:table-cell office:value-type="float" office:value="-0.201901797309486" calcext:value-type="float">
            <text:p>-0.201901797309486</text:p>
          </table:table-cell>
          <table:table-cell office:value-type="float" office:value="-0.202295476269802" calcext:value-type="float">
            <text:p>-0.202295476269802</text:p>
          </table:table-cell>
          <table:table-cell office:value-type="float" office:value="-0.214957813436046" calcext:value-type="float">
            <text:p>-0.214957813436046</text:p>
          </table:table-cell>
          <table:table-cell office:value-type="float" office:value="-0.218157356298548" calcext:value-type="float">
            <text:p>-0.218157356298548</text:p>
          </table:table-cell>
          <table:table-cell office:value-type="float" office:value="-0.229937810853931" calcext:value-type="float">
            <text:p>-0.229937810853931</text:p>
          </table:table-cell>
          <table:table-cell office:value-type="float" office:value="-0.237026709210007" calcext:value-type="float">
            <text:p>-0.237026709210007</text:p>
          </table:table-cell>
          <table:table-cell office:value-type="float" office:value="-0.23978017514957" calcext:value-type="float">
            <text:p>-0.23978017514957</text:p>
          </table:table-cell>
          <table:table-cell office:value-type="float" office:value="-0.246262619227984" calcext:value-type="float">
            <text:p>-0.246262619227984</text:p>
          </table:table-cell>
          <table:table-cell office:value-type="float" office:value="-0.250537690898113" calcext:value-type="float">
            <text:p>-0.250537690898113</text:p>
          </table:table-cell>
          <table:table-cell office:value-type="float" office:value="-0.254156978130876" calcext:value-type="float">
            <text:p>-0.254156978130876</text:p>
          </table:table-cell>
          <table:table-cell office:value-type="float" office:value="-0.253363258260577" calcext:value-type="float">
            <text:p>-0.253363258260577</text:p>
          </table:table-cell>
          <table:table-cell office:value-type="float" office:value="-0.25437676466911" calcext:value-type="float">
            <text:p>-0.25437676466911</text:p>
          </table:table-cell>
          <table:table-cell office:value-type="float" office:value="-0.249585617380543" calcext:value-type="float">
            <text:p>-0.249585617380543</text:p>
          </table:table-cell>
          <table:table-cell office:value-type="float" office:value="-0.248877479288987" calcext:value-type="float">
            <text:p>-0.248877479288987</text:p>
          </table:table-cell>
          <table:table-cell office:value-type="float" office:value="-0.266494913857765" calcext:value-type="float">
            <text:p>-0.266494913857765</text:p>
          </table:table-cell>
          <table:table-cell office:value-type="float" office:value="-0.261633097970838" calcext:value-type="float">
            <text:p>-0.261633097970838</text:p>
          </table:table-cell>
          <table:table-cell office:value-type="float" office:value="-0.262595068000646" calcext:value-type="float">
            <text:p>-0.262595068000646</text:p>
          </table:table-cell>
          <table:table-cell office:value-type="float" office:value="-0.258220419918597" calcext:value-type="float">
            <text:p>-0.258220419918597</text:p>
          </table:table-cell>
          <table:table-cell office:value-type="float" office:value="-0.258471513098272" calcext:value-type="float">
            <text:p>-0.258471513098272</text:p>
          </table:table-cell>
          <table:table-cell office:value-type="float" office:value="-0.257257834701661" calcext:value-type="float">
            <text:p>-0.257257834701661</text:p>
          </table:table-cell>
          <table:table-cell office:value-type="float" office:value="-0.259350919309799" calcext:value-type="float">
            <text:p>-0.259350919309799</text:p>
          </table:table-cell>
          <table:table-cell office:value-type="float" office:value="-0.258657443350334" calcext:value-type="float">
            <text:p>-0.258657443350334</text:p>
          </table:table-cell>
          <table:table-cell office:value-type="float" office:value="-0.264994235993362" calcext:value-type="float">
            <text:p>-0.264994235993362</text:p>
          </table:table-cell>
          <table:table-cell office:value-type="float" office:value="-0.270494724685308" calcext:value-type="float">
            <text:p>-0.270494724685308</text:p>
          </table:table-cell>
          <table:table-cell office:value-type="float" office:value="-0.270126518891317" calcext:value-type="float">
            <text:p>-0.270126518891317</text:p>
          </table:table-cell>
          <table:table-cell office:value-type="float" office:value="-0.274052883380896" calcext:value-type="float">
            <text:p>-0.274052883380896</text:p>
          </table:table-cell>
          <table:table-cell office:value-type="float" office:value="-0.289263294524003" calcext:value-type="float">
            <text:p>-0.289263294524003</text:p>
          </table:table-cell>
          <table:table-cell office:value-type="float" office:value="-0.285178234298813" calcext:value-type="float">
            <text:p>-0.285178234298813</text:p>
          </table:table-cell>
          <table:table-cell office:value-type="float" office:value="-0.269284140126255" calcext:value-type="float">
            <text:p>-0.269284140126255</text:p>
          </table:table-cell>
          <table:table-cell office:value-type="float" office:value="-0.258261095138348" calcext:value-type="float">
            <text:p>-0.258261095138348</text:p>
          </table:table-cell>
          <table:table-cell office:value-type="float" office:value="-0.250868575023186" calcext:value-type="float">
            <text:p>-0.250868575023186</text:p>
          </table:table-cell>
          <table:table-cell office:value-type="float" office:value="-0.242480997122751" calcext:value-type="float">
            <text:p>-0.242480997122751</text:p>
          </table:table-cell>
          <table:table-cell office:value-type="float" office:value="-0.239396380155272" calcext:value-type="float">
            <text:p>-0.239396380155272</text:p>
          </table:table-cell>
          <table:table-cell office:value-type="float" office:value="-0.241218748519365" calcext:value-type="float">
            <text:p>-0.241218748519365</text:p>
          </table:table-cell>
          <table:table-cell office:value-type="float" office:value="-0.242958840862009" calcext:value-type="float">
            <text:p>-0.242958840862009</text:p>
          </table:table-cell>
          <table:table-cell office:value-type="float" office:value="-0.241073036982687" calcext:value-type="float">
            <text:p>-0.241073036982687</text:p>
          </table:table-cell>
          <table:table-cell office:value-type="float" office:value="-0.24048395997769" calcext:value-type="float">
            <text:p>-0.24048395997769</text:p>
          </table:table-cell>
          <table:table-cell office:value-type="float" office:value="-0.241774515235471" calcext:value-type="float">
            <text:p>-0.241774515235471</text:p>
          </table:table-cell>
          <table:table-cell office:value-type="float" office:value="-0.241762045216595" calcext:value-type="float">
            <text:p>-0.241762045216595</text:p>
          </table:table-cell>
          <table:table-cell office:value-type="float" office:value="-0.242460180091852" calcext:value-type="float">
            <text:p>-0.242460180091852</text:p>
          </table:table-cell>
          <table:table-cell office:value-type="float" office:value="-0.241111299010872" calcext:value-type="float">
            <text:p>-0.241111299010872</text:p>
          </table:table-cell>
          <table:table-cell office:value-type="float" office:value="-0.237213186236967" calcext:value-type="float">
            <text:p>-0.237213186236967</text:p>
          </table:table-cell>
          <table:table-cell office:value-type="float" office:value="-0.232121354633637" calcext:value-type="float">
            <text:p>-0.232121354633637</text:p>
          </table:table-cell>
          <table:table-cell office:value-type="float" office:value="-0.230665502214634" calcext:value-type="float">
            <text:p>-0.230665502214634</text:p>
          </table:table-cell>
          <table:table-cell office:value-type="float" office:value="-0.220355607263077" calcext:value-type="float">
            <text:p>-0.220355607263077</text:p>
          </table:table-cell>
          <table:table-cell office:value-type="float" office:value="-0.209437090734784" calcext:value-type="float">
            <text:p>-0.209437090734784</text:p>
          </table:table-cell>
          <table:table-cell office:value-type="float" office:value="-0.21475351185344" calcext:value-type="float">
            <text:p>-0.21475351185344</text:p>
          </table:table-cell>
          <table:table-cell office:value-type="float" office:value="-0.220791021792516" calcext:value-type="float">
            <text:p>-0.220791021792516</text:p>
          </table:table-cell>
          <table:table-cell office:value-type="float" office:value="-0.233710493290673" calcext:value-type="float">
            <text:p>-0.233710493290673</text:p>
          </table:table-cell>
          <table:table-cell office:value-type="float" office:value="-0.245625451304412" calcext:value-type="float">
            <text:p>-0.245625451304412</text:p>
          </table:table-cell>
          <table:table-cell office:value-type="float" office:value="-0.252854771608197" calcext:value-type="float">
            <text:p>-0.252854771608197</text:p>
          </table:table-cell>
          <table:table-cell office:value-type="float" office:value="-0.266088952884857" calcext:value-type="float">
            <text:p>-0.266088952884857</text:p>
          </table:table-cell>
          <table:table-cell office:value-type="float" office:value="-0.255485410989824" calcext:value-type="float">
            <text:p>-0.255485410989824</text:p>
          </table:table-cell>
          <table:table-cell office:value-type="float" office:value="-0.248045876291133" calcext:value-type="float">
            <text:p>-0.248045876291133</text:p>
          </table:table-cell>
          <table:table-cell office:value-type="float" office:value="-0.238826467345312" calcext:value-type="float">
            <text:p>-0.238826467345312</text:p>
          </table:table-cell>
          <table:table-cell office:value-type="float" office:value="-0.241434092560049" calcext:value-type="float">
            <text:p>-0.241434092560049</text:p>
          </table:table-cell>
          <table:table-cell office:value-type="float" office:value="-0.244930321819142" calcext:value-type="float">
            <text:p>-0.244930321819142</text:p>
          </table:table-cell>
          <table:table-cell office:value-type="float" office:value="-0.245469750960658" calcext:value-type="float">
            <text:p>-0.245469750960658</text:p>
          </table:table-cell>
          <table:table-cell office:value-type="float" office:value="-0.243181237116235" calcext:value-type="float">
            <text:p>-0.243181237116235</text:p>
          </table:table-cell>
          <table:table-cell office:value-type="float" office:value="-0.249835315942166" calcext:value-type="float">
            <text:p>-0.249835315942166</text:p>
          </table:table-cell>
          <table:table-cell office:value-type="float" office:value="-0.195492033913021" calcext:value-type="float">
            <text:p>-0.195492033913021</text:p>
          </table:table-cell>
          <table:table-cell office:value-type="float" office:value="-0.190359580112344" calcext:value-type="float">
            <text:p>-0.190359580112344</text:p>
          </table:table-cell>
          <table:table-cell office:value-type="float" office:value="-0.186583156369699" calcext:value-type="float">
            <text:p>-0.186583156369699</text:p>
          </table:table-cell>
          <table:table-cell office:value-type="float" office:value="-0.18910002635991" calcext:value-type="float">
            <text:p>-0.18910002635991</text:p>
          </table:table-cell>
          <table:table-cell office:value-type="float" office:value="-0.190107020380481" calcext:value-type="float">
            <text:p>-0.190107020380481</text:p>
          </table:table-cell>
          <table:table-cell office:value-type="float" office:value="-0.188078649980088" calcext:value-type="float">
            <text:p>-0.188078649980088</text:p>
          </table:table-cell>
          <table:table-cell office:value-type="float" office:value="-0.188069354775525" calcext:value-type="float">
            <text:p>-0.188069354775525</text:p>
          </table:table-cell>
          <table:table-cell office:value-type="float" office:value="-0.188850525156415" calcext:value-type="float">
            <text:p>-0.188850525156415</text:p>
          </table:table-cell>
          <table:table-cell office:value-type="float" office:value="-0.188719982689717" calcext:value-type="float">
            <text:p>-0.188719982689717</text:p>
          </table:table-cell>
          <table:table-cell office:value-type="float" office:value="-0.188942628934493" calcext:value-type="float">
            <text:p>-0.188942628934493</text:p>
          </table:table-cell>
          <table:table-cell office:value-type="float" office:value="-0.188583124248954" calcext:value-type="float">
            <text:p>-0.188583124248954</text:p>
          </table:table-cell>
          <table:table-cell office:value-type="float" office:value="-0.188839238646775" calcext:value-type="float">
            <text:p>-0.188839238646775</text:p>
          </table:table-cell>
          <table:table-cell office:value-type="float" office:value="-0.188864147594624" calcext:value-type="float">
            <text:p>-0.188864147594624</text:p>
          </table:table-cell>
          <table:table-cell office:value-type="float" office:value="-0.188780519785842" calcext:value-type="float">
            <text:p>-0.188780519785842</text:p>
          </table:table-cell>
          <table:table-cell office:value-type="float" office:value="-0.188777454206794" calcext:value-type="float">
            <text:p>-0.188777454206794</text:p>
          </table:table-cell>
          <table:table-cell office:value-type="float" office:value="-0.188625525215906" calcext:value-type="float">
            <text:p>-0.188625525215906</text:p>
          </table:table-cell>
          <table:table-cell office:value-type="float" office:value="-0.188726162323068" calcext:value-type="float">
            <text:p>-0.188726162323068</text:p>
          </table:table-cell>
          <table:table-cell office:value-type="float" office:value="-0.188698812969022" calcext:value-type="float">
            <text:p>-0.188698812969022</text:p>
          </table:table-cell>
          <table:table-cell office:value-type="float" office:value="-0.188719438608201" calcext:value-type="float">
            <text:p>-0.188719438608201</text:p>
          </table:table-cell>
          <table:table-cell office:value-type="float" office:value="-0.188748375555392" calcext:value-type="float">
            <text:p>-0.188748375555392</text:p>
          </table:table-cell>
          <table:table-cell office:value-type="float" office:value="-0.18870649751485" calcext:value-type="float">
            <text:p>-0.18870649751485</text:p>
          </table:table-cell>
          <table:table-cell office:value-type="float" office:value="-0.188704893839736" calcext:value-type="float">
            <text:p>-0.188704893839736</text:p>
          </table:table-cell>
          <table:table-cell office:value-type="float" office:value="-0.188589096700811" calcext:value-type="float">
            <text:p>-0.188589096700811</text:p>
          </table:table-cell>
          <table:table-cell office:value-type="float" office:value="-0.188725131462143" calcext:value-type="float">
            <text:p>-0.188725131462143</text:p>
          </table:table-cell>
          <table:table-cell office:value-type="float" office:value="-0.188659042023821" calcext:value-type="float">
            <text:p>-0.188659042023821</text:p>
          </table:table-cell>
          <table:table-cell office:value-type="float" office:value="-0.188663637095309" calcext:value-type="float">
            <text:p>-0.188663637095309</text:p>
          </table:table-cell>
          <table:table-cell office:value-type="float" office:value="-0.18877856259892" calcext:value-type="float">
            <text:p>-0.18877856259892</text:p>
          </table:table-cell>
          <table:table-cell office:value-type="float" office:value="-0.188691196816035" calcext:value-type="float">
            <text:p>-0.188691196816035</text:p>
          </table:table-cell>
          <table:table-cell office:value-type="float" office:value="-0.188646984355719" calcext:value-type="float">
            <text:p>-0.188646984355719</text:p>
          </table:table-cell>
          <table:table-cell office:value-type="float" office:value="-0.18869365382068" calcext:value-type="float">
            <text:p>-0.18869365382068</text:p>
          </table:table-cell>
          <table:table-cell office:value-type="float" office:value="-0.188824283528774" calcext:value-type="float">
            <text:p>-0.188824283528774</text:p>
          </table:table-cell>
          <table:table-cell office:value-type="float" office:value="-0.188835017334581" calcext:value-type="float">
            <text:p>-0.188835017334581</text:p>
          </table:table-cell>
          <table:table-cell office:value-type="float" office:value="-0.188716938009721" calcext:value-type="float">
            <text:p>-0.188716938009721</text:p>
          </table:table-cell>
          <table:table-cell office:value-type="float" office:value="-0.188740249290884" calcext:value-type="float">
            <text:p>-0.188740249290884</text:p>
          </table:table-cell>
          <table:table-cell office:value-type="float" office:value="-0.188662324602912" calcext:value-type="float">
            <text:p>-0.188662324602912</text:p>
          </table:table-cell>
          <table:table-cell office:value-type="float" office:value="-0.188757439491511" calcext:value-type="float">
            <text:p>-0.188757439491511</text:p>
          </table:table-cell>
          <table:table-cell office:value-type="float" office:value="-0.18879262267712" calcext:value-type="float">
            <text:p>-0.18879262267712</text:p>
          </table:table-cell>
          <table:table-cell office:value-type="float" office:value="-0.188831897356754" calcext:value-type="float">
            <text:p>-0.188831897356754</text:p>
          </table:table-cell>
          <table:table-cell office:value-type="float" office:value="-0.188667890031273" calcext:value-type="float">
            <text:p>-0.188667890031273</text:p>
          </table:table-cell>
          <table:table-cell office:value-type="float" office:value="-0.188638774825945" calcext:value-type="float">
            <text:p>-0.188638774825945</text:p>
          </table:table-cell>
          <table:table-cell office:value-type="float" office:value="-0.188697984561542" calcext:value-type="float">
            <text:p>-0.188697984561542</text:p>
          </table:table-cell>
          <table:table-cell office:value-type="float" office:value="-0.188779606868157" calcext:value-type="float">
            <text:p>-0.188779606868157</text:p>
          </table:table-cell>
          <table:table-cell office:value-type="float" office:value="-0.188735157910286" calcext:value-type="float">
            <text:p>-0.188735157910286</text:p>
          </table:table-cell>
          <table:table-cell office:value-type="float" office:value="-0.188739816807685" calcext:value-type="float">
            <text:p>-0.188739816807685</text:p>
          </table:table-cell>
          <table:table-cell office:value-type="float" office:value="-0.188650705501106" calcext:value-type="float">
            <text:p>-0.188650705501106</text:p>
          </table:table-cell>
          <table:table-cell office:value-type="float" office:value="-0.188697574002317" calcext:value-type="float">
            <text:p>-0.188697574002317</text:p>
          </table:table-cell>
          <table:table-cell office:value-type="float" office:value="-0.18858025227053" calcext:value-type="float">
            <text:p>-0.18858025227053</text:p>
          </table:table-cell>
          <table:table-cell office:value-type="float" office:value="-0.188798362416263" calcext:value-type="float">
            <text:p>-0.188798362416263</text:p>
          </table:table-cell>
          <table:table-cell office:value-type="float" office:value="-0.188618066960922" calcext:value-type="float">
            <text:p>-0.188618066960922</text:p>
          </table:table-cell>
          <table:table-cell office:value-type="float" office:value="-0.188566264557796" calcext:value-type="float">
            <text:p>-0.188566264557796</text:p>
          </table:table-cell>
          <table:table-cell office:value-type="float" office:value="-0.188685764782729" calcext:value-type="float">
            <text:p>-0.188685764782729</text:p>
          </table:table-cell>
          <table:table-cell office:value-type="float" office:value="-0.188738182320644" calcext:value-type="float">
            <text:p>-0.188738182320644</text:p>
          </table:table-cell>
          <table:table-cell office:value-type="float" office:value="-0.188879211983979" calcext:value-type="float">
            <text:p>-0.188879211983979</text:p>
          </table:table-cell>
          <table:table-cell office:value-type="float" office:value="-0.18866771297477" calcext:value-type="float">
            <text:p>-0.18866771297477</text:p>
          </table:table-cell>
          <table:table-cell office:value-type="float" office:value="-0.188719154650038" calcext:value-type="float">
            <text:p>-0.188719154650038</text:p>
          </table:table-cell>
          <table:table-cell office:value-type="float" office:value="-0.18873821768962" calcext:value-type="float">
            <text:p>-0.18873821768962</text:p>
          </table:table-cell>
          <table:table-cell office:value-type="float" office:value="-0.188636103909085" calcext:value-type="float">
            <text:p>-0.188636103909085</text:p>
          </table:table-cell>
          <table:table-cell office:value-type="float" office:value="-0.188739676748547" calcext:value-type="float">
            <text:p>-0.188739676748547</text:p>
          </table:table-cell>
          <table:table-cell office:value-type="float" office:value="-0.188798778038883" calcext:value-type="float">
            <text:p>-0.188798778038883</text:p>
          </table:table-cell>
          <table:table-cell office:value-type="float" office:value="-0.18871149201764" calcext:value-type="float">
            <text:p>-0.18871149201764</text:p>
          </table:table-cell>
          <table:table-cell office:value-type="float" office:value="-0.188743807097133" calcext:value-type="float">
            <text:p>-0.188743807097133</text:p>
          </table:table-cell>
          <table:table-cell office:value-type="float" office:value="-0.188643559782058" calcext:value-type="float">
            <text:p>-0.188643559782058</text:p>
          </table:table-cell>
          <table:table-cell office:value-type="float" office:value="-0.188671237101549" calcext:value-type="float">
            <text:p>-0.188671237101549</text:p>
          </table:table-cell>
          <table:table-cell office:value-type="float" office:value="-0.188580518302607" calcext:value-type="float">
            <text:p>-0.188580518302607</text:p>
          </table:table-cell>
          <table:table-cell office:value-type="float" office:value="-0.188792264031027" calcext:value-type="float">
            <text:p>-0.188792264031027</text:p>
          </table:table-cell>
          <table:table-cell office:value-type="float" office:value="-0.188650439787337" calcext:value-type="float">
            <text:p>-0.188650439787337</text:p>
          </table:table-cell>
          <table:table-cell office:value-type="float" office:value="-0.188900969929315" calcext:value-type="float">
            <text:p>-0.188900969929315</text:p>
          </table:table-cell>
          <table:table-cell office:value-type="float" office:value="-0.188715431691005" calcext:value-type="float">
            <text:p>-0.188715431691005</text:p>
          </table:table-cell>
          <table:table-cell office:value-type="float" office:value="-0.188736842217247" calcext:value-type="float">
            <text:p>-0.188736842217247</text:p>
          </table:table-cell>
          <table:table-cell office:value-type="float" office:value="-0.188794158534984" calcext:value-type="float">
            <text:p>-0.188794158534984</text:p>
          </table:table-cell>
          <table:table-cell office:value-type="float" office:value="-0.188791436084831" calcext:value-type="float">
            <text:p>-0.188791436084831</text:p>
          </table:table-cell>
          <table:table-cell office:value-type="float" office:value="-0.188783667880047" calcext:value-type="float">
            <text:p>-0.188783667880047</text:p>
          </table:table-cell>
          <table:table-cell office:value-type="float" office:value="-0.18872347243875" calcext:value-type="float">
            <text:p>-0.18872347243875</text:p>
          </table:table-cell>
          <table:table-cell office:value-type="float" office:value="-0.188741892836951" calcext:value-type="float">
            <text:p>-0.188741892836951</text:p>
          </table:table-cell>
          <table:table-cell office:value-type="float" office:value="-0.188830169095102" calcext:value-type="float">
            <text:p>-0.188830169095102</text:p>
          </table:table-cell>
          <table:table-cell office:value-type="float" office:value="-0.188681635571129" calcext:value-type="float">
            <text:p>-0.188681635571129</text:p>
          </table:table-cell>
          <table:table-cell office:value-type="float" office:value="-0.188689992853496" calcext:value-type="float">
            <text:p>-0.188689992853496</text:p>
          </table:table-cell>
          <table:table-cell office:value-type="float" office:value="-0.18875919160311" calcext:value-type="float">
            <text:p>-0.18875919160311</text:p>
          </table:table-cell>
          <table:table-cell office:value-type="float" office:value="-0.188858298064043" calcext:value-type="float">
            <text:p>-0.188858298064043</text:p>
          </table:table-cell>
          <table:table-cell office:value-type="float" office:value="-0.188668558927007" calcext:value-type="float">
            <text:p>-0.188668558927007</text:p>
          </table:table-cell>
          <table:table-cell office:value-type="float" office:value="-0.188789907938413" calcext:value-type="float">
            <text:p>-0.188789907938413</text:p>
          </table:table-cell>
          <table:table-cell office:value-type="float" office:value="-0.188749198533998" calcext:value-type="float">
            <text:p>-0.188749198533998</text:p>
          </table:table-cell>
          <table:table-cell office:value-type="float" office:value="-0.188631903455388" calcext:value-type="float">
            <text:p>-0.188631903455388</text:p>
          </table:table-cell>
          <table:table-cell office:value-type="float" office:value="-0.188709361830026" calcext:value-type="float">
            <text:p>-0.188709361830026</text:p>
          </table:table-cell>
          <table:table-cell office:value-type="float" office:value="-0.188720880235233" calcext:value-type="float">
            <text:p>-0.188720880235233</text:p>
          </table:table-cell>
          <table:table-cell office:value-type="float" office:value="-0.188775506288295" calcext:value-type="float">
            <text:p>-0.188775506288295</text:p>
          </table:table-cell>
          <table:table-cell office:value-type="float" office:value="-0.188696299551204" calcext:value-type="float">
            <text:p>-0.188696299551204</text:p>
          </table:table-cell>
          <table:table-cell office:value-type="float" office:value="-0.18880360614319" calcext:value-type="float">
            <text:p>-0.18880360614319</text:p>
          </table:table-cell>
          <table:table-cell office:value-type="float" office:value="-0.188795072406046" calcext:value-type="float">
            <text:p>-0.188795072406046</text:p>
          </table:table-cell>
          <table:table-cell office:value-type="float" office:value="-0.188559618711377" calcext:value-type="float">
            <text:p>-0.188559618711377</text:p>
          </table:table-cell>
          <table:table-cell office:value-type="float" office:value="-0.188866794934582" calcext:value-type="float">
            <text:p>-0.188866794934582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2876717912616" calcext:value-type="float">
            <text:p>0.302876717912616</text:p>
          </table:table-cell>
          <table:table-cell office:value-type="float" office:value="0.302858051841564" calcext:value-type="float">
            <text:p>0.302858051841564</text:p>
          </table:table-cell>
          <table:table-cell office:value-type="float" office:value="0.302831800555822" calcext:value-type="float">
            <text:p>0.302831800555822</text:p>
          </table:table-cell>
          <table:table-cell office:value-type="float" office:value="0.302886415713687" calcext:value-type="float">
            <text:p>0.302886415713687</text:p>
          </table:table-cell>
          <table:table-cell office:value-type="float" office:value="0.30291632647061" calcext:value-type="float">
            <text:p>0.30291632647061</text:p>
          </table:table-cell>
          <table:table-cell office:value-type="float" office:value="0.302833642939177" calcext:value-type="float">
            <text:p>0.302833642939177</text:p>
          </table:table-cell>
          <table:table-cell office:value-type="float" office:value="0.302834694032136" calcext:value-type="float">
            <text:p>0.302834694032136</text:p>
          </table:table-cell>
          <table:table-cell office:value-type="float" office:value="0.302858027449004" calcext:value-type="float">
            <text:p>0.302858027449004</text:p>
          </table:table-cell>
          <table:table-cell office:value-type="float" office:value="0.302920870117666" calcext:value-type="float">
            <text:p>0.302920870117666</text:p>
          </table:table-cell>
          <table:table-cell office:value-type="float" office:value="0.302839538905797" calcext:value-type="float">
            <text:p>0.302839538905797</text:p>
          </table:table-cell>
          <table:table-cell office:value-type="float" office:value="0.302844190691531" calcext:value-type="float">
            <text:p>0.302844190691531</text:p>
          </table:table-cell>
          <table:table-cell office:value-type="float" office:value="0.302874253227593" calcext:value-type="float">
            <text:p>0.302874253227593</text:p>
          </table:table-cell>
          <table:table-cell office:value-type="float" office:value="0.302895585762661" calcext:value-type="float">
            <text:p>0.302895585762661</text:p>
          </table:table-cell>
          <table:table-cell office:value-type="float" office:value="0.302874918633328" calcext:value-type="float">
            <text:p>0.302874918633328</text:p>
          </table:table-cell>
          <table:table-cell office:value-type="float" office:value="0.302849779105228" calcext:value-type="float">
            <text:p>0.302849779105228</text:p>
          </table:table-cell>
          <table:table-cell office:value-type="float" office:value="0.302809364224899" calcext:value-type="float">
            <text:p>0.302809364224899</text:p>
          </table:table-cell>
          <table:table-cell office:value-type="float" office:value="0.302825660992468" calcext:value-type="float">
            <text:p>0.302825660992468</text:p>
          </table:table-cell>
          <table:table-cell office:value-type="float" office:value="0.302829260945001" calcext:value-type="float">
            <text:p>0.302829260945001</text:p>
          </table:table-cell>
          <table:table-cell office:value-type="float" office:value="0.302836948909534" calcext:value-type="float">
            <text:p>0.302836948909534</text:p>
          </table:table-cell>
          <table:table-cell office:value-type="float" office:value="0.302809696753054" calcext:value-type="float">
            <text:p>0.302809696753054</text:p>
          </table:table-cell>
          <table:table-cell office:value-type="float" office:value="0.302902179380196" calcext:value-type="float">
            <text:p>0.302902179380196</text:p>
          </table:table-cell>
          <table:table-cell office:value-type="float" office:value="0.302836338207277" calcext:value-type="float">
            <text:p>0.302836338207277</text:p>
          </table:table-cell>
          <table:table-cell office:value-type="float" office:value="0.302820956512652" calcext:value-type="float">
            <text:p>0.302820956512652</text:p>
          </table:table-cell>
          <table:table-cell office:value-type="float" office:value="0.302852680539377" calcext:value-type="float">
            <text:p>0.302852680539377</text:p>
          </table:table-cell>
          <table:table-cell office:value-type="float" office:value="0.302887846801167" calcext:value-type="float">
            <text:p>0.302887846801167</text:p>
          </table:table-cell>
          <table:table-cell office:value-type="float" office:value="0.30285166787872" calcext:value-type="float">
            <text:p>0.30285166787872</text:p>
          </table:table-cell>
          <table:table-cell office:value-type="float" office:value="0.30288883270648" calcext:value-type="float">
            <text:p>0.30288883270648</text:p>
          </table:table-cell>
          <table:table-cell office:value-type="float" office:value="0.302842567795505" calcext:value-type="float">
            <text:p>0.302842567795505</text:p>
          </table:table-cell>
          <table:table-cell office:value-type="float" office:value="0.302825022431893" calcext:value-type="float">
            <text:p>0.302825022431893</text:p>
          </table:table-cell>
          <table:table-cell office:value-type="float" office:value="0.302832705526719" calcext:value-type="float">
            <text:p>0.302832705526719</text:p>
          </table:table-cell>
          <table:table-cell office:value-type="float" office:value="0.302893182323887" calcext:value-type="float">
            <text:p>0.302893182323887</text:p>
          </table:table-cell>
          <table:table-cell office:value-type="float" office:value="0.302882161353086" calcext:value-type="float">
            <text:p>0.302882161353086</text:p>
          </table:table-cell>
          <table:table-cell office:value-type="float" office:value="0.302910261768111" calcext:value-type="float">
            <text:p>0.302910261768111</text:p>
          </table:table-cell>
          <table:table-cell office:value-type="float" office:value="0.302880681191393" calcext:value-type="float">
            <text:p>0.302880681191393</text:p>
          </table:table-cell>
          <table:table-cell office:value-type="float" office:value="0.302870999914504" calcext:value-type="float">
            <text:p>0.302870999914504</text:p>
          </table:table-cell>
          <table:table-cell office:value-type="float" office:value="0.302858834441133" calcext:value-type="float">
            <text:p>0.302858834441133</text:p>
          </table:table-cell>
          <table:table-cell office:value-type="float" office:value="0.302911993389954" calcext:value-type="float">
            <text:p>0.302911993389954</text:p>
          </table:table-cell>
          <table:table-cell office:value-type="float" office:value="0.302916700001255" calcext:value-type="float">
            <text:p>0.302916700001255</text:p>
          </table:table-cell>
          <table:table-cell office:value-type="float" office:value="0.302904985241924" calcext:value-type="float">
            <text:p>0.302904985241924</text:p>
          </table:table-cell>
          <table:table-cell office:value-type="float" office:value="0.302844877356748" calcext:value-type="float">
            <text:p>0.302844877356748</text:p>
          </table:table-cell>
          <table:table-cell office:value-type="float" office:value="0.302926446519262" calcext:value-type="float">
            <text:p>0.302926446519262</text:p>
          </table:table-cell>
          <table:table-cell office:value-type="float" office:value="0.302836786421957" calcext:value-type="float">
            <text:p>0.302836786421957</text:p>
          </table:table-cell>
          <table:table-cell office:value-type="float" office:value="0.302931272989687" calcext:value-type="float">
            <text:p>0.302931272989687</text:p>
          </table:table-cell>
          <table:table-cell office:value-type="float" office:value="0.302918942230241" calcext:value-type="float">
            <text:p>0.302918942230241</text:p>
          </table:table-cell>
          <table:table-cell office:value-type="float" office:value="0.302913272787032" calcext:value-type="float">
            <text:p>0.302913272787032</text:p>
          </table:table-cell>
          <table:table-cell office:value-type="float" office:value="0.302854488338763" calcext:value-type="float">
            <text:p>0.302854488338763</text:p>
          </table:table-cell>
          <table:table-cell office:value-type="float" office:value="0.302820783519155" calcext:value-type="float">
            <text:p>0.302820783519155</text:p>
          </table:table-cell>
          <table:table-cell office:value-type="float" office:value="0.302921231815594" calcext:value-type="float">
            <text:p>0.302921231815594</text:p>
          </table:table-cell>
          <table:table-cell office:value-type="float" office:value="0.302844081365611" calcext:value-type="float">
            <text:p>0.302844081365611</text:p>
          </table:table-cell>
          <table:table-cell office:value-type="float" office:value="0.302860882366593" calcext:value-type="float">
            <text:p>0.302860882366593</text:p>
          </table:table-cell>
          <table:table-cell office:value-type="float" office:value="0.302908977521217" calcext:value-type="float">
            <text:p>0.302908977521217</text:p>
          </table:table-cell>
          <table:table-cell office:value-type="float" office:value="0.302834299379682" calcext:value-type="float">
            <text:p>0.302834299379682</text:p>
          </table:table-cell>
          <table:table-cell office:value-type="float" office:value="0.302895640493457" calcext:value-type="float">
            <text:p>0.302895640493457</text:p>
          </table:table-cell>
          <table:table-cell office:value-type="float" office:value="0.301370818607251" calcext:value-type="float">
            <text:p>0.301370818607251</text:p>
          </table:table-cell>
          <table:table-cell office:value-type="float" office:value="0.301404408866531" calcext:value-type="float">
            <text:p>0.301404408866531</text:p>
          </table:table-cell>
          <table:table-cell office:value-type="float" office:value="0.301364090162524" calcext:value-type="float">
            <text:p>0.301364090162524</text:p>
          </table:table-cell>
          <table:table-cell office:value-type="float" office:value="0.301303690753987" calcext:value-type="float">
            <text:p>0.301303690753987</text:p>
          </table:table-cell>
          <table:table-cell office:value-type="float" office:value="0.301233687871101" calcext:value-type="float">
            <text:p>0.301233687871101</text:p>
          </table:table-cell>
          <table:table-cell office:value-type="float" office:value="0.301151920917368" calcext:value-type="float">
            <text:p>0.301151920917368</text:p>
          </table:table-cell>
          <table:table-cell office:value-type="float" office:value="0.301132028334644" calcext:value-type="float">
            <text:p>0.301132028334644</text:p>
          </table:table-cell>
          <table:table-cell office:value-type="float" office:value="0.301022323352238" calcext:value-type="float">
            <text:p>0.301022323352238</text:p>
          </table:table-cell>
          <table:table-cell office:value-type="float" office:value="0.301725805412082" calcext:value-type="float">
            <text:p>0.301725805412082</text:p>
          </table:table-cell>
          <table:table-cell office:value-type="float" office:value="0.303078838569857" calcext:value-type="float">
            <text:p>0.303078838569857</text:p>
          </table:table-cell>
          <table:table-cell office:value-type="float" office:value="0.308381195351852" calcext:value-type="float">
            <text:p>0.308381195351852</text:p>
          </table:table-cell>
          <table:table-cell office:value-type="float" office:value="0.312406965246145" calcext:value-type="float">
            <text:p>0.312406965246145</text:p>
          </table:table-cell>
          <table:table-cell office:value-type="float" office:value="0.321443753632393" calcext:value-type="float">
            <text:p>0.321443753632393</text:p>
          </table:table-cell>
          <table:table-cell office:value-type="float" office:value="0.323084455124038" calcext:value-type="float">
            <text:p>0.323084455124038</text:p>
          </table:table-cell>
          <table:table-cell office:value-type="float" office:value="0.325008989577225" calcext:value-type="float">
            <text:p>0.325008989577225</text:p>
          </table:table-cell>
          <table:table-cell office:value-type="float" office:value="0.327112018743816" calcext:value-type="float">
            <text:p>0.327112018743816</text:p>
          </table:table-cell>
          <table:table-cell office:value-type="float" office:value="0.325041358712846" calcext:value-type="float">
            <text:p>0.325041358712846</text:p>
          </table:table-cell>
          <table:table-cell office:value-type="float" office:value="0.327342763659009" calcext:value-type="float">
            <text:p>0.327342763659009</text:p>
          </table:table-cell>
          <table:table-cell office:value-type="float" office:value="0.336370011216937" calcext:value-type="float">
            <text:p>0.336370011216937</text:p>
          </table:table-cell>
          <table:table-cell office:value-type="float" office:value="0.33815142666576" calcext:value-type="float">
            <text:p>0.33815142666576</text:p>
          </table:table-cell>
          <table:table-cell office:value-type="float" office:value="0.340343734916438" calcext:value-type="float">
            <text:p>0.340343734916438</text:p>
          </table:table-cell>
          <table:table-cell office:value-type="float" office:value="0.339380148120735" calcext:value-type="float">
            <text:p>0.339380148120735</text:p>
          </table:table-cell>
          <table:table-cell office:value-type="float" office:value="0.339266294543129" calcext:value-type="float">
            <text:p>0.339266294543129</text:p>
          </table:table-cell>
          <table:table-cell office:value-type="float" office:value="0.340097625953405" calcext:value-type="float">
            <text:p>0.340097625953405</text:p>
          </table:table-cell>
          <table:table-cell office:value-type="float" office:value="0.341479403241424" calcext:value-type="float">
            <text:p>0.341479403241424</text:p>
          </table:table-cell>
          <table:table-cell office:value-type="float" office:value="0.341421654739972" calcext:value-type="float">
            <text:p>0.341421654739972</text:p>
          </table:table-cell>
          <table:table-cell office:value-type="float" office:value="0.339185535388398" calcext:value-type="float">
            <text:p>0.339185535388398</text:p>
          </table:table-cell>
          <table:table-cell office:value-type="float" office:value="0.314555671280988" calcext:value-type="float">
            <text:p>0.314555671280988</text:p>
          </table:table-cell>
          <table:table-cell office:value-type="float" office:value="0.312667852073396" calcext:value-type="float">
            <text:p>0.312667852073396</text:p>
          </table:table-cell>
          <table:table-cell office:value-type="float" office:value="0.310095180223369" calcext:value-type="float">
            <text:p>0.310095180223369</text:p>
          </table:table-cell>
          <table:table-cell office:value-type="float" office:value="0.306184014120958" calcext:value-type="float">
            <text:p>0.306184014120958</text:p>
          </table:table-cell>
          <table:table-cell office:value-type="float" office:value="0.304689764996128" calcext:value-type="float">
            <text:p>0.304689764996128</text:p>
          </table:table-cell>
          <table:table-cell office:value-type="float" office:value="0.304090594395337" calcext:value-type="float">
            <text:p>0.304090594395337</text:p>
          </table:table-cell>
          <table:table-cell office:value-type="float" office:value="0.303875598302755" calcext:value-type="float">
            <text:p>0.303875598302755</text:p>
          </table:table-cell>
          <table:table-cell office:value-type="float" office:value="0.304777997363218" calcext:value-type="float">
            <text:p>0.304777997363218</text:p>
          </table:table-cell>
          <table:table-cell office:value-type="float" office:value="0.306977476951679" calcext:value-type="float">
            <text:p>0.306977476951679</text:p>
          </table:table-cell>
          <table:table-cell office:value-type="float" office:value="0.308269818688531" calcext:value-type="float">
            <text:p>0.308269818688531</text:p>
          </table:table-cell>
          <table:table-cell office:value-type="float" office:value="0.309798882855074" calcext:value-type="float">
            <text:p>0.309798882855074</text:p>
          </table:table-cell>
          <table:table-cell office:value-type="float" office:value="0.309913844540063" calcext:value-type="float">
            <text:p>0.309913844540063</text:p>
          </table:table-cell>
          <table:table-cell office:value-type="float" office:value="0.309031413097088" calcext:value-type="float">
            <text:p>0.309031413097088</text:p>
          </table:table-cell>
          <table:table-cell office:value-type="float" office:value="0.305208686796953" calcext:value-type="float">
            <text:p>0.305208686796953</text:p>
          </table:table-cell>
          <table:table-cell office:value-type="float" office:value="0.331890636989751" calcext:value-type="float">
            <text:p>0.331890636989751</text:p>
          </table:table-cell>
          <table:table-cell office:value-type="float" office:value="0.327530055069897" calcext:value-type="float">
            <text:p>0.327530055069897</text:p>
          </table:table-cell>
          <table:table-cell office:value-type="float" office:value="0.319124671882373" calcext:value-type="float">
            <text:p>0.319124671882373</text:p>
          </table:table-cell>
          <table:table-cell office:value-type="float" office:value="0.314815413694467" calcext:value-type="float">
            <text:p>0.314815413694467</text:p>
          </table:table-cell>
          <table:table-cell office:value-type="float" office:value="0.312774605660125" calcext:value-type="float">
            <text:p>0.312774605660125</text:p>
          </table:table-cell>
          <table:table-cell office:value-type="float" office:value="0.31009146286739" calcext:value-type="float">
            <text:p>0.31009146286739</text:p>
          </table:table-cell>
          <table:table-cell office:value-type="float" office:value="0.306211023559016" calcext:value-type="float">
            <text:p>0.306211023559016</text:p>
          </table:table-cell>
          <table:table-cell office:value-type="float" office:value="0.302834690228206" calcext:value-type="float">
            <text:p>0.302834690228206</text:p>
          </table:table-cell>
          <table:table-cell office:value-type="float" office:value="0.301763422596724" calcext:value-type="float">
            <text:p>0.301763422596724</text:p>
          </table:table-cell>
          <table:table-cell office:value-type="float" office:value="0.30122244127883" calcext:value-type="float">
            <text:p>0.30122244127883</text:p>
          </table:table-cell>
          <table:table-cell office:value-type="float" office:value="0.300860968148516" calcext:value-type="float">
            <text:p>0.300860968148516</text:p>
          </table:table-cell>
          <table:table-cell office:value-type="float" office:value="0.299967360347907" calcext:value-type="float">
            <text:p>0.299967360347907</text:p>
          </table:table-cell>
          <table:table-cell office:value-type="float" office:value="0.298956532645782" calcext:value-type="float">
            <text:p>0.298956532645782</text:p>
          </table:table-cell>
          <table:table-cell office:value-type="float" office:value="0.29826461121766" calcext:value-type="float">
            <text:p>0.29826461121766</text:p>
          </table:table-cell>
          <table:table-cell office:value-type="float" office:value="0.299382570651377" calcext:value-type="float">
            <text:p>0.299382570651377</text:p>
          </table:table-cell>
          <table:table-cell office:value-type="float" office:value="0.300686386567228" calcext:value-type="float">
            <text:p>0.300686386567228</text:p>
          </table:table-cell>
          <table:table-cell office:value-type="float" office:value="0.30255115911633" calcext:value-type="float">
            <text:p>0.30255115911633</text:p>
          </table:table-cell>
          <table:table-cell office:value-type="float" office:value="0.303611916337878" calcext:value-type="float">
            <text:p>0.303611916337878</text:p>
          </table:table-cell>
          <table:table-cell office:value-type="float" office:value="0.307552680523766" calcext:value-type="float">
            <text:p>0.307552680523766</text:p>
          </table:table-cell>
          <table:table-cell office:value-type="float" office:value="0.318773268646369" calcext:value-type="float">
            <text:p>0.318773268646369</text:p>
          </table:table-cell>
          <table:table-cell office:value-type="float" office:value="0.315738867296794" calcext:value-type="float">
            <text:p>0.315738867296794</text:p>
          </table:table-cell>
          <table:table-cell office:value-type="float" office:value="0.325207649577718" calcext:value-type="float">
            <text:p>0.325207649577718</text:p>
          </table:table-cell>
          <table:table-cell office:value-type="float" office:value="0.329720778481883" calcext:value-type="float">
            <text:p>0.329720778481883</text:p>
          </table:table-cell>
          <table:table-cell office:value-type="float" office:value="0.330185387206945" calcext:value-type="float">
            <text:p>0.330185387206945</text:p>
          </table:table-cell>
          <table:table-cell office:value-type="float" office:value="0.330184381605648" calcext:value-type="float">
            <text:p>0.330184381605648</text:p>
          </table:table-cell>
          <table:table-cell office:value-type="float" office:value="0.330239165175273" calcext:value-type="float">
            <text:p>0.330239165175273</text:p>
          </table:table-cell>
          <table:table-cell office:value-type="float" office:value="0.335014013905934" calcext:value-type="float">
            <text:p>0.335014013905934</text:p>
          </table:table-cell>
          <table:table-cell office:value-type="float" office:value="0.335800058106748" calcext:value-type="float">
            <text:p>0.335800058106748</text:p>
          </table:table-cell>
          <table:table-cell office:value-type="float" office:value="0.310589202507169" calcext:value-type="float">
            <text:p>0.310589202507169</text:p>
          </table:table-cell>
          <table:table-cell office:value-type="float" office:value="0.304401365379848" calcext:value-type="float">
            <text:p>0.304401365379848</text:p>
          </table:table-cell>
          <table:table-cell office:value-type="float" office:value="0.302123996271857" calcext:value-type="float">
            <text:p>0.302123996271857</text:p>
          </table:table-cell>
          <table:table-cell office:value-type="float" office:value="0.300355689198774" calcext:value-type="float">
            <text:p>0.300355689198774</text:p>
          </table:table-cell>
          <table:table-cell office:value-type="float" office:value="0.300039548207087" calcext:value-type="float">
            <text:p>0.300039548207087</text:p>
          </table:table-cell>
          <table:table-cell office:value-type="float" office:value="0.294204789698787" calcext:value-type="float">
            <text:p>0.294204789698787</text:p>
          </table:table-cell>
          <table:table-cell office:value-type="float" office:value="0.292678931706892" calcext:value-type="float">
            <text:p>0.292678931706892</text:p>
          </table:table-cell>
          <table:table-cell office:value-type="float" office:value="0.33637661551879" calcext:value-type="float">
            <text:p>0.33637661551879</text:p>
          </table:table-cell>
          <table:table-cell office:value-type="float" office:value="0.335904457724397" calcext:value-type="float">
            <text:p>0.335904457724397</text:p>
          </table:table-cell>
          <table:table-cell office:value-type="float" office:value="0.335105391571092" calcext:value-type="float">
            <text:p>0.335105391571092</text:p>
          </table:table-cell>
          <table:table-cell office:value-type="float" office:value="0.332469155240271" calcext:value-type="float">
            <text:p>0.332469155240271</text:p>
          </table:table-cell>
          <table:table-cell office:value-type="float" office:value="0.323404456798474" calcext:value-type="float">
            <text:p>0.323404456798474</text:p>
          </table:table-cell>
          <table:table-cell office:value-type="float" office:value="0.315320115060082" calcext:value-type="float">
            <text:p>0.315320115060082</text:p>
          </table:table-cell>
          <table:table-cell office:value-type="float" office:value="0.311157863313753" calcext:value-type="float">
            <text:p>0.311157863313753</text:p>
          </table:table-cell>
          <table:table-cell office:value-type="float" office:value="0.303747905936911" calcext:value-type="float">
            <text:p>0.303747905936911</text:p>
          </table:table-cell>
          <table:table-cell office:value-type="float" office:value="0.30321222490833" calcext:value-type="float">
            <text:p>0.30321222490833</text:p>
          </table:table-cell>
          <table:table-cell office:value-type="float" office:value="0.303012656469012" calcext:value-type="float">
            <text:p>0.303012656469012</text:p>
          </table:table-cell>
          <table:table-cell office:value-type="float" office:value="0.301959742717312" calcext:value-type="float">
            <text:p>0.301959742717312</text:p>
          </table:table-cell>
          <table:table-cell office:value-type="float" office:value="0.30048312839144" calcext:value-type="float">
            <text:p>0.30048312839144</text:p>
          </table:table-cell>
          <table:table-cell office:value-type="float" office:value="0.300061561124673" calcext:value-type="float">
            <text:p>0.300061561124673</text:p>
          </table:table-cell>
          <table:table-cell office:value-type="float" office:value="0.300499670164681" calcext:value-type="float">
            <text:p>0.300499670164681</text:p>
          </table:table-cell>
          <table:table-cell office:value-type="float" office:value="0.302292402292952" calcext:value-type="float">
            <text:p>0.302292402292952</text:p>
          </table:table-cell>
          <table:table-cell office:value-type="float" office:value="0.303179970622509" calcext:value-type="float">
            <text:p>0.303179970622509</text:p>
          </table:table-cell>
          <table:table-cell office:value-type="float" office:value="0.30450808006008" calcext:value-type="float">
            <text:p>0.30450808006008</text:p>
          </table:table-cell>
          <table:table-cell office:value-type="float" office:value="0.317832853331896" calcext:value-type="float">
            <text:p>0.317832853331896</text:p>
          </table:table-cell>
          <table:table-cell office:value-type="float" office:value="0.318735844312318" calcext:value-type="float">
            <text:p>0.318735844312318</text:p>
          </table:table-cell>
          <table:table-cell office:value-type="float" office:value="0.323506279802259" calcext:value-type="float">
            <text:p>0.323506279802259</text:p>
          </table:table-cell>
          <table:table-cell office:value-type="float" office:value="0.328594896721498" calcext:value-type="float">
            <text:p>0.328594896721498</text:p>
          </table:table-cell>
          <table:table-cell office:value-type="float" office:value="0.330277226449036" calcext:value-type="float">
            <text:p>0.330277226449036</text:p>
          </table:table-cell>
          <table:table-cell office:value-type="float" office:value="0.332152331342361" calcext:value-type="float">
            <text:p>0.332152331342361</text:p>
          </table:table-cell>
          <table:table-cell office:value-type="float" office:value="0.331509589984107" calcext:value-type="float">
            <text:p>0.331509589984107</text:p>
          </table:table-cell>
          <table:table-cell office:value-type="float" office:value="0.331396952264182" calcext:value-type="float">
            <text:p>0.331396952264182</text:p>
          </table:table-cell>
          <table:table-cell office:value-type="float" office:value="0.33270115522534" calcext:value-type="float">
            <text:p>0.33270115522534</text:p>
          </table:table-cell>
          <table:table-cell office:value-type="float" office:value="0.336442728202551" calcext:value-type="float">
            <text:p>0.336442728202551</text:p>
          </table:table-cell>
          <table:table-cell office:value-type="float" office:value="0.302670855400765" calcext:value-type="float">
            <text:p>0.302670855400765</text:p>
          </table:table-cell>
          <table:table-cell office:value-type="float" office:value="0.300618311305222" calcext:value-type="float">
            <text:p>0.300618311305222</text:p>
          </table:table-cell>
          <table:table-cell office:value-type="float" office:value="0.299100191557864" calcext:value-type="float">
            <text:p>0.299100191557864</text:p>
          </table:table-cell>
          <table:table-cell office:value-type="float" office:value="0.293987119819209" calcext:value-type="float">
            <text:p>0.293987119819209</text:p>
          </table:table-cell>
          <table:table-cell office:value-type="float" office:value="0.33264201231982" calcext:value-type="float">
            <text:p>0.33264201231982</text:p>
          </table:table-cell>
          <table:table-cell office:value-type="float" office:value="0.335958301060616" calcext:value-type="float">
            <text:p>0.335958301060616</text:p>
          </table:table-cell>
          <table:table-cell office:value-type="float" office:value="0.332647282271243" calcext:value-type="float">
            <text:p>0.332647282271243</text:p>
          </table:table-cell>
          <table:table-cell office:value-type="float" office:value="0.328804222126175" calcext:value-type="float">
            <text:p>0.328804222126175</text:p>
          </table:table-cell>
          <table:table-cell office:value-type="float" office:value="0.323950293464274" calcext:value-type="float">
            <text:p>0.323950293464274</text:p>
          </table:table-cell>
          <table:table-cell office:value-type="float" office:value="0.310128819129074" calcext:value-type="float">
            <text:p>0.310128819129074</text:p>
          </table:table-cell>
          <table:table-cell office:value-type="float" office:value="0.308189862810689" calcext:value-type="float">
            <text:p>0.308189862810689</text:p>
          </table:table-cell>
          <table:table-cell office:value-type="float" office:value="0.304821354338035" calcext:value-type="float">
            <text:p>0.304821354338035</text:p>
          </table:table-cell>
          <table:table-cell office:value-type="float" office:value="0.299668217518397" calcext:value-type="float">
            <text:p>0.299668217518397</text:p>
          </table:table-cell>
          <table:table-cell office:value-type="float" office:value="0.302810943778622" calcext:value-type="float">
            <text:p>0.302810943778622</text:p>
          </table:table-cell>
          <table:table-cell office:value-type="float" office:value="0.303509930224874" calcext:value-type="float">
            <text:p>0.303509930224874</text:p>
          </table:table-cell>
          <table:table-cell office:value-type="float" office:value="0.303674962191035" calcext:value-type="float">
            <text:p>0.303674962191035</text:p>
          </table:table-cell>
          <table:table-cell office:value-type="float" office:value="0.303029172659261" calcext:value-type="float">
            <text:p>0.303029172659261</text:p>
          </table:table-cell>
          <table:table-cell office:value-type="float" office:value="0.301169830389179" calcext:value-type="float">
            <text:p>0.301169830389179</text:p>
          </table:table-cell>
          <table:table-cell office:value-type="float" office:value="0.301594622620985" calcext:value-type="float">
            <text:p>0.301594622620985</text:p>
          </table:table-cell>
          <table:table-cell office:value-type="float" office:value="0.303311025557873" calcext:value-type="float">
            <text:p>0.303311025557873</text:p>
          </table:table-cell>
          <table:table-cell office:value-type="float" office:value="0.304656181736741" calcext:value-type="float">
            <text:p>0.304656181736741</text:p>
          </table:table-cell>
          <table:table-cell office:value-type="float" office:value="0.306597593933483" calcext:value-type="float">
            <text:p>0.306597593933483</text:p>
          </table:table-cell>
          <table:table-cell office:value-type="float" office:value="0.307884121879728" calcext:value-type="float">
            <text:p>0.307884121879728</text:p>
          </table:table-cell>
          <table:table-cell office:value-type="float" office:value="0.31242584554766" calcext:value-type="float">
            <text:p>0.31242584554766</text:p>
          </table:table-cell>
          <table:table-cell office:value-type="float" office:value="0.319150186614506" calcext:value-type="float">
            <text:p>0.319150186614506</text:p>
          </table:table-cell>
          <table:table-cell office:value-type="float" office:value="0.324316247806694" calcext:value-type="float">
            <text:p>0.324316247806694</text:p>
          </table:table-cell>
          <table:table-cell office:value-type="float" office:value="0.324681095043033" calcext:value-type="float">
            <text:p>0.324681095043033</text:p>
          </table:table-cell>
          <table:table-cell office:value-type="float" office:value="0.322800916983024" calcext:value-type="float">
            <text:p>0.322800916983024</text:p>
          </table:table-cell>
          <table:table-cell office:value-type="float" office:value="0.328184342821016" calcext:value-type="float">
            <text:p>0.328184342821016</text:p>
          </table:table-cell>
          <table:table-cell office:value-type="float" office:value="0.333471554743687" calcext:value-type="float">
            <text:p>0.333471554743687</text:p>
          </table:table-cell>
          <table:table-cell office:value-type="float" office:value="0.335857555731261" calcext:value-type="float">
            <text:p>0.335857555731261</text:p>
          </table:table-cell>
          <table:table-cell office:value-type="float" office:value="0.33666962567833" calcext:value-type="float">
            <text:p>0.33666962567833</text:p>
          </table:table-cell>
          <table:table-cell office:value-type="float" office:value="0.336092526463194" calcext:value-type="float">
            <text:p>0.336092526463194</text:p>
          </table:table-cell>
          <table:table-cell office:value-type="float" office:value="0.336001488426554" calcext:value-type="float">
            <text:p>0.336001488426554</text:p>
          </table:table-cell>
          <table:table-cell office:value-type="float" office:value="0.337031371316562" calcext:value-type="float">
            <text:p>0.337031371316562</text:p>
          </table:table-cell>
          <table:table-cell office:value-type="float" office:value="0.338913695566211" calcext:value-type="float">
            <text:p>0.338913695566211</text:p>
          </table:table-cell>
          <table:table-cell office:value-type="float" office:value="0.339518560088381" calcext:value-type="float">
            <text:p>0.339518560088381</text:p>
          </table:table-cell>
          <table:table-cell office:value-type="float" office:value="0.337391784265617" calcext:value-type="float">
            <text:p>0.337391784265617</text:p>
          </table:table-cell>
          <table:table-cell office:value-type="float" office:value="0.333009924847568" calcext:value-type="float">
            <text:p>0.333009924847568</text:p>
          </table:table-cell>
          <table:table-cell office:value-type="float" office:value="0.304317206911059" calcext:value-type="float">
            <text:p>0.304317206911059</text:p>
          </table:table-cell>
          <table:table-cell office:value-type="float" office:value="0.301521915350335" calcext:value-type="float">
            <text:p>0.301521915350335</text:p>
          </table:table-cell>
          <table:table-cell office:value-type="float" office:value="0.301017826254336" calcext:value-type="float">
            <text:p>0.301017826254336</text:p>
          </table:table-cell>
          <table:table-cell office:value-type="float" office:value="0.30117322964231" calcext:value-type="float">
            <text:p>0.30117322964231</text:p>
          </table:table-cell>
          <table:table-cell office:value-type="float" office:value="0.301939210219745" calcext:value-type="float">
            <text:p>0.301939210219745</text:p>
          </table:table-cell>
          <table:table-cell office:value-type="float" office:value="0.302828939740223" calcext:value-type="float">
            <text:p>0.302828939740223</text:p>
          </table:table-cell>
          <table:table-cell office:value-type="float" office:value="0.305186859210845" calcext:value-type="float">
            <text:p>0.305186859210845</text:p>
          </table:table-cell>
          <table:table-cell office:value-type="float" office:value="0.307236742720097" calcext:value-type="float">
            <text:p>0.307236742720097</text:p>
          </table:table-cell>
          <table:table-cell office:value-type="float" office:value="0.304849504056235" calcext:value-type="float">
            <text:p>0.304849504056235</text:p>
          </table:table-cell>
          <table:table-cell office:value-type="float" office:value="0.302167701612932" calcext:value-type="float">
            <text:p>0.302167701612932</text:p>
          </table:table-cell>
          <table:table-cell office:value-type="float" office:value="0.333896042775806" calcext:value-type="float">
            <text:p>0.333896042775806</text:p>
          </table:table-cell>
          <table:table-cell office:value-type="float" office:value="0.319797275187591" calcext:value-type="float">
            <text:p>0.319797275187591</text:p>
          </table:table-cell>
          <table:table-cell office:value-type="float" office:value="0.308622059589296" calcext:value-type="float">
            <text:p>0.308622059589296</text:p>
          </table:table-cell>
          <table:table-cell office:value-type="float" office:value="0.306034402977039" calcext:value-type="float">
            <text:p>0.306034402977039</text:p>
          </table:table-cell>
          <table:table-cell office:value-type="float" office:value="0.301812230114454" calcext:value-type="float">
            <text:p>0.301812230114454</text:p>
          </table:table-cell>
          <table:table-cell office:value-type="float" office:value="0.295606374047913" calcext:value-type="float">
            <text:p>0.295606374047913</text:p>
          </table:table-cell>
          <table:table-cell office:value-type="float" office:value="0.297253006318741" calcext:value-type="float">
            <text:p>0.297253006318741</text:p>
          </table:table-cell>
          <table:table-cell office:value-type="float" office:value="0.299823102983132" calcext:value-type="float">
            <text:p>0.299823102983132</text:p>
          </table:table-cell>
          <table:table-cell office:value-type="float" office:value="0.303850267554096" calcext:value-type="float">
            <text:p>0.303850267554096</text:p>
          </table:table-cell>
          <table:table-cell office:value-type="float" office:value="0.303106619161306" calcext:value-type="float">
            <text:p>0.303106619161306</text:p>
          </table:table-cell>
          <table:table-cell office:value-type="float" office:value="0.302585327726432" calcext:value-type="float">
            <text:p>0.302585327726432</text:p>
          </table:table-cell>
          <table:table-cell office:value-type="float" office:value="0.301784699648343" calcext:value-type="float">
            <text:p>0.301784699648343</text:p>
          </table:table-cell>
          <table:table-cell office:value-type="float" office:value="0.301041722128672" calcext:value-type="float">
            <text:p>0.301041722128672</text:p>
          </table:table-cell>
          <table:table-cell office:value-type="float" office:value="0.302342338577768" calcext:value-type="float">
            <text:p>0.302342338577768</text:p>
          </table:table-cell>
          <table:table-cell office:value-type="float" office:value="0.304582098728283" calcext:value-type="float">
            <text:p>0.304582098728283</text:p>
          </table:table-cell>
          <table:table-cell office:value-type="float" office:value="0.306588281490038" calcext:value-type="float">
            <text:p>0.306588281490038</text:p>
          </table:table-cell>
          <table:table-cell office:value-type="float" office:value="0.310046953085383" calcext:value-type="float">
            <text:p>0.310046953085383</text:p>
          </table:table-cell>
          <table:table-cell office:value-type="float" office:value="0.311617260988852" calcext:value-type="float">
            <text:p>0.311617260988852</text:p>
          </table:table-cell>
          <table:table-cell office:value-type="float" office:value="0.317752481505529" calcext:value-type="float">
            <text:p>0.317752481505529</text:p>
          </table:table-cell>
          <table:table-cell office:value-type="float" office:value="0.323439307214902" calcext:value-type="float">
            <text:p>0.323439307214902</text:p>
          </table:table-cell>
          <table:table-cell office:value-type="float" office:value="0.324627893573353" calcext:value-type="float">
            <text:p>0.324627893573353</text:p>
          </table:table-cell>
          <table:table-cell office:value-type="float" office:value="0.322455555371544" calcext:value-type="float">
            <text:p>0.322455555371544</text:p>
          </table:table-cell>
          <table:table-cell office:value-type="float" office:value="0.320835973496891" calcext:value-type="float">
            <text:p>0.320835973496891</text:p>
          </table:table-cell>
          <table:table-cell office:value-type="float" office:value="0.326093979800612" calcext:value-type="float">
            <text:p>0.326093979800612</text:p>
          </table:table-cell>
          <table:table-cell office:value-type="float" office:value="0.332493325248315" calcext:value-type="float">
            <text:p>0.332493325248315</text:p>
          </table:table-cell>
          <table:table-cell office:value-type="float" office:value="0.334465139745413" calcext:value-type="float">
            <text:p>0.334465139745413</text:p>
          </table:table-cell>
          <table:table-cell office:value-type="float" office:value="0.336058124323342" calcext:value-type="float">
            <text:p>0.336058124323342</text:p>
          </table:table-cell>
          <table:table-cell office:value-type="float" office:value="0.337692185879737" calcext:value-type="float">
            <text:p>0.337692185879737</text:p>
          </table:table-cell>
          <table:table-cell office:value-type="float" office:value="0.337687064228944" calcext:value-type="float">
            <text:p>0.337687064228944</text:p>
          </table:table-cell>
          <table:table-cell office:value-type="float" office:value="0.337363755087964" calcext:value-type="float">
            <text:p>0.337363755087964</text:p>
          </table:table-cell>
          <table:table-cell office:value-type="float" office:value="0.339206030114368" calcext:value-type="float">
            <text:p>0.339206030114368</text:p>
          </table:table-cell>
          <table:table-cell office:value-type="float" office:value="0.339210069914183" calcext:value-type="float">
            <text:p>0.339210069914183</text:p>
          </table:table-cell>
          <table:table-cell office:value-type="float" office:value="0.338833416348607" calcext:value-type="float">
            <text:p>0.338833416348607</text:p>
          </table:table-cell>
          <table:table-cell office:value-type="float" office:value="0.307189325505316" calcext:value-type="float">
            <text:p>0.307189325505316</text:p>
          </table:table-cell>
          <table:table-cell office:value-type="float" office:value="0.305082040936747" calcext:value-type="float">
            <text:p>0.305082040936747</text:p>
          </table:table-cell>
          <table:table-cell office:value-type="float" office:value="0.304530111608365" calcext:value-type="float">
            <text:p>0.304530111608365</text:p>
          </table:table-cell>
          <table:table-cell office:value-type="float" office:value="0.303703748402304" calcext:value-type="float">
            <text:p>0.303703748402304</text:p>
          </table:table-cell>
          <table:table-cell office:value-type="float" office:value="0.305194924908516" calcext:value-type="float">
            <text:p>0.305194924908516</text:p>
          </table:table-cell>
          <table:table-cell office:value-type="float" office:value="0.306722312769816" calcext:value-type="float">
            <text:p>0.306722312769816</text:p>
          </table:table-cell>
          <table:table-cell office:value-type="float" office:value="0.30861112638014" calcext:value-type="float">
            <text:p>0.30861112638014</text:p>
          </table:table-cell>
          <table:table-cell office:value-type="float" office:value="0.310074372007495" calcext:value-type="float">
            <text:p>0.310074372007495</text:p>
          </table:table-cell>
          <table:table-cell office:value-type="float" office:value="0.311948626352057" calcext:value-type="float">
            <text:p>0.311948626352057</text:p>
          </table:table-cell>
          <table:table-cell office:value-type="float" office:value="0.31028846643543" calcext:value-type="float">
            <text:p>0.31028846643543</text:p>
          </table:table-cell>
          <table:table-cell office:value-type="float" office:value="0.307614872218896" calcext:value-type="float">
            <text:p>0.307614872218896</text:p>
          </table:table-cell>
          <table:table-cell office:value-type="float" office:value="0.304586423617656" calcext:value-type="float">
            <text:p>0.304586423617656</text:p>
          </table:table-cell>
          <table:table-cell office:value-type="float" office:value="0.309889685093884" calcext:value-type="float">
            <text:p>0.309889685093884</text:p>
          </table:table-cell>
          <table:table-cell office:value-type="float" office:value="0.323668603489726" calcext:value-type="float">
            <text:p>0.323668603489726</text:p>
          </table:table-cell>
          <table:table-cell office:value-type="float" office:value="0.331571043214767" calcext:value-type="float">
            <text:p>0.331571043214767</text:p>
          </table:table-cell>
          <table:table-cell office:value-type="float" office:value="0.33241155045243" calcext:value-type="float">
            <text:p>0.33241155045243</text:p>
          </table:table-cell>
          <table:table-cell office:value-type="float" office:value="0.326830122862347" calcext:value-type="float">
            <text:p>0.326830122862347</text:p>
          </table:table-cell>
          <table:table-cell office:value-type="float" office:value="0.303705496272166" calcext:value-type="float">
            <text:p>0.303705496272166</text:p>
          </table:table-cell>
          <table:table-cell office:value-type="float" office:value="0.29386745526875" calcext:value-type="float">
            <text:p>0.29386745526875</text:p>
          </table:table-cell>
          <table:table-cell office:value-type="float" office:value="0.297056213299335" calcext:value-type="float">
            <text:p>0.297056213299335</text:p>
          </table:table-cell>
          <table:table-cell office:value-type="float" office:value="0.304699540775822" calcext:value-type="float">
            <text:p>0.304699540775822</text:p>
          </table:table-cell>
          <table:table-cell office:value-type="float" office:value="0.304332287775836" calcext:value-type="float">
            <text:p>0.304332287775836</text:p>
          </table:table-cell>
          <table:table-cell office:value-type="float" office:value="0.30381592185719" calcext:value-type="float">
            <text:p>0.30381592185719</text:p>
          </table:table-cell>
          <table:table-cell office:value-type="float" office:value="0.302386725579867" calcext:value-type="float">
            <text:p>0.302386725579867</text:p>
          </table:table-cell>
          <table:table-cell office:value-type="float" office:value="0.30253718838977" calcext:value-type="float">
            <text:p>0.30253718838977</text:p>
          </table:table-cell>
          <table:table-cell office:value-type="float" office:value="0.302404954628676" calcext:value-type="float">
            <text:p>0.302404954628676</text:p>
          </table:table-cell>
          <table:table-cell office:value-type="float" office:value="0.30235492541032" calcext:value-type="float">
            <text:p>0.30235492541032</text:p>
          </table:table-cell>
          <table:table-cell office:value-type="float" office:value="0.303553757392959" calcext:value-type="float">
            <text:p>0.303553757392959</text:p>
          </table:table-cell>
          <table:table-cell office:value-type="float" office:value="0.305702983735667" calcext:value-type="float">
            <text:p>0.305702983735667</text:p>
          </table:table-cell>
          <table:table-cell office:value-type="float" office:value="0.309609782151755" calcext:value-type="float">
            <text:p>0.309609782151755</text:p>
          </table:table-cell>
          <table:table-cell office:value-type="float" office:value="0.31186410979032" calcext:value-type="float">
            <text:p>0.31186410979032</text:p>
          </table:table-cell>
          <table:table-cell office:value-type="float" office:value="0.327111138883731" calcext:value-type="float">
            <text:p>0.327111138883731</text:p>
          </table:table-cell>
          <table:table-cell office:value-type="float" office:value="0.325925199818145" calcext:value-type="float">
            <text:p>0.325925199818145</text:p>
          </table:table-cell>
          <table:table-cell office:value-type="float" office:value="0.327754103959731" calcext:value-type="float">
            <text:p>0.327754103959731</text:p>
          </table:table-cell>
          <table:table-cell office:value-type="float" office:value="0.341410218396192" calcext:value-type="float">
            <text:p>0.341410218396192</text:p>
          </table:table-cell>
          <table:table-cell office:value-type="float" office:value="0.34381151248202" calcext:value-type="float">
            <text:p>0.34381151248202</text:p>
          </table:table-cell>
          <table:table-cell office:value-type="float" office:value="0.341770148598107" calcext:value-type="float">
            <text:p>0.341770148598107</text:p>
          </table:table-cell>
          <table:table-cell office:value-type="float" office:value="0.313425102275512" calcext:value-type="float">
            <text:p>0.313425102275512</text:p>
          </table:table-cell>
          <table:table-cell office:value-type="float" office:value="0.306348624912546" calcext:value-type="float">
            <text:p>0.306348624912546</text:p>
          </table:table-cell>
          <table:table-cell office:value-type="float" office:value="0.300179815713219" calcext:value-type="float">
            <text:p>0.300179815713219</text:p>
          </table:table-cell>
          <table:table-cell office:value-type="float" office:value="0.294712421866547" calcext:value-type="float">
            <text:p>0.294712421866547</text:p>
          </table:table-cell>
          <table:table-cell office:value-type="float" office:value="0.291782788183287" calcext:value-type="float">
            <text:p>0.291782788183287</text:p>
          </table:table-cell>
          <table:table-cell office:value-type="float" office:value="0.289397142785231" calcext:value-type="float">
            <text:p>0.289397142785231</text:p>
          </table:table-cell>
          <table:table-cell office:value-type="float" office:value="0.287258814146074" calcext:value-type="float">
            <text:p>0.287258814146074</text:p>
          </table:table-cell>
          <table:table-cell office:value-type="float" office:value="0.283856199460011" calcext:value-type="float">
            <text:p>0.283856199460011</text:p>
          </table:table-cell>
          <table:table-cell office:value-type="float" office:value="0.285374950794539" calcext:value-type="float">
            <text:p>0.285374950794539</text:p>
          </table:table-cell>
          <table:table-cell office:value-type="float" office:value="0.310612532066974" calcext:value-type="float">
            <text:p>0.310612532066974</text:p>
          </table:table-cell>
          <table:table-cell office:value-type="float" office:value="0.309243188536047" calcext:value-type="float">
            <text:p>0.309243188536047</text:p>
          </table:table-cell>
          <table:table-cell office:value-type="float" office:value="0.304756522880322" calcext:value-type="float">
            <text:p>0.304756522880322</text:p>
          </table:table-cell>
          <table:table-cell office:value-type="float" office:value="0.304835148301705" calcext:value-type="float">
            <text:p>0.304835148301705</text:p>
          </table:table-cell>
          <table:table-cell office:value-type="float" office:value="0.304918789721382" calcext:value-type="float">
            <text:p>0.304918789721382</text:p>
          </table:table-cell>
          <table:table-cell office:value-type="float" office:value="0.304646638476392" calcext:value-type="float">
            <text:p>0.304646638476392</text:p>
          </table:table-cell>
          <table:table-cell office:value-type="float" office:value="0.304663075418878" calcext:value-type="float">
            <text:p>0.304663075418878</text:p>
          </table:table-cell>
          <table:table-cell office:value-type="float" office:value="0.304939275786379" calcext:value-type="float">
            <text:p>0.304939275786379</text:p>
          </table:table-cell>
          <table:table-cell office:value-type="float" office:value="0.304762941817951" calcext:value-type="float">
            <text:p>0.304762941817951</text:p>
          </table:table-cell>
          <table:table-cell office:value-type="float" office:value="0.30465804507377" calcext:value-type="float">
            <text:p>0.30465804507377</text:p>
          </table:table-cell>
          <table:table-cell office:value-type="float" office:value="0.304736870450052" calcext:value-type="float">
            <text:p>0.304736870450052</text:p>
          </table:table-cell>
          <table:table-cell office:value-type="float" office:value="0.304895723718465" calcext:value-type="float">
            <text:p>0.304895723718465</text:p>
          </table:table-cell>
          <table:table-cell office:value-type="float" office:value="0.304820238967634" calcext:value-type="float">
            <text:p>0.304820238967634</text:p>
          </table:table-cell>
          <table:table-cell office:value-type="float" office:value="0.304772552028584" calcext:value-type="float">
            <text:p>0.304772552028584</text:p>
          </table:table-cell>
          <table:table-cell office:value-type="float" office:value="0.304798408334365" calcext:value-type="float">
            <text:p>0.304798408334365</text:p>
          </table:table-cell>
          <table:table-cell office:value-type="float" office:value="0.304780161714808" calcext:value-type="float">
            <text:p>0.304780161714808</text:p>
          </table:table-cell>
          <table:table-cell office:value-type="float" office:value="0.304767248753965" calcext:value-type="float">
            <text:p>0.304767248753965</text:p>
          </table:table-cell>
          <table:table-cell office:value-type="float" office:value="0.304767230960353" calcext:value-type="float">
            <text:p>0.304767230960353</text:p>
          </table:table-cell>
          <table:table-cell office:value-type="float" office:value="0.304769932591233" calcext:value-type="float">
            <text:p>0.304769932591233</text:p>
          </table:table-cell>
          <table:table-cell office:value-type="float" office:value="0.30477771684829" calcext:value-type="float">
            <text:p>0.30477771684829</text:p>
          </table:table-cell>
          <table:table-cell office:value-type="float" office:value="0.304752028340128" calcext:value-type="float">
            <text:p>0.304752028340128</text:p>
          </table:table-cell>
          <table:table-cell office:value-type="float" office:value="0.304774462487472" calcext:value-type="float">
            <text:p>0.304774462487472</text:p>
          </table:table-cell>
          <table:table-cell office:value-type="float" office:value="0.304778745882668" calcext:value-type="float">
            <text:p>0.304778745882668</text:p>
          </table:table-cell>
          <table:table-cell office:value-type="float" office:value="0.3047800082458" calcext:value-type="float">
            <text:p>0.3047800082458</text:p>
          </table:table-cell>
          <table:table-cell office:value-type="float" office:value="0.304760443280361" calcext:value-type="float">
            <text:p>0.304760443280361</text:p>
          </table:table-cell>
          <table:table-cell office:value-type="float" office:value="0.304757339045346" calcext:value-type="float">
            <text:p>0.304757339045346</text:p>
          </table:table-cell>
          <table:table-cell office:value-type="float" office:value="0.304773812874621" calcext:value-type="float">
            <text:p>0.304773812874621</text:p>
          </table:table-cell>
          <table:table-cell office:value-type="float" office:value="0.30476529239951" calcext:value-type="float">
            <text:p>0.30476529239951</text:p>
          </table:table-cell>
          <table:table-cell office:value-type="float" office:value="0.304753528553234" calcext:value-type="float">
            <text:p>0.304753528553234</text:p>
          </table:table-cell>
          <table:table-cell office:value-type="float" office:value="0.304760091280207" calcext:value-type="float">
            <text:p>0.304760091280207</text:p>
          </table:table-cell>
          <table:table-cell office:value-type="float" office:value="0.304784673880113" calcext:value-type="float">
            <text:p>0.304784673880113</text:p>
          </table:table-cell>
          <table:table-cell office:value-type="float" office:value="0.304783601146574" calcext:value-type="float">
            <text:p>0.304783601146574</text:p>
          </table:table-cell>
          <table:table-cell office:value-type="float" office:value="0.304776788564239" calcext:value-type="float">
            <text:p>0.304776788564239</text:p>
          </table:table-cell>
          <table:table-cell office:value-type="float" office:value="0.304763641033678" calcext:value-type="float">
            <text:p>0.304763641033678</text:p>
          </table:table-cell>
          <table:table-cell office:value-type="float" office:value="0.304748928481442" calcext:value-type="float">
            <text:p>0.304748928481442</text:p>
          </table:table-cell>
          <table:table-cell office:value-type="float" office:value="0.304769467008812" calcext:value-type="float">
            <text:p>0.304769467008812</text:p>
          </table:table-cell>
          <table:table-cell office:value-type="float" office:value="0.304781417398949" calcext:value-type="float">
            <text:p>0.304781417398949</text:p>
          </table:table-cell>
          <table:table-cell office:value-type="float" office:value="0.304782170446355" calcext:value-type="float">
            <text:p>0.304782170446355</text:p>
          </table:table-cell>
          <table:table-cell office:value-type="float" office:value="0.304745405913679" calcext:value-type="float">
            <text:p>0.304745405913679</text:p>
          </table:table-cell>
          <table:table-cell office:value-type="float" office:value="0.304741640038486" calcext:value-type="float">
            <text:p>0.304741640038486</text:p>
          </table:table-cell>
          <table:table-cell office:value-type="float" office:value="0.30474508570159" calcext:value-type="float">
            <text:p>0.30474508570159</text:p>
          </table:table-cell>
          <table:table-cell office:value-type="float" office:value="0.304768124052603" calcext:value-type="float">
            <text:p>0.304768124052603</text:p>
          </table:table-cell>
          <table:table-cell office:value-type="float" office:value="0.304749037026128" calcext:value-type="float">
            <text:p>0.304749037026128</text:p>
          </table:table-cell>
          <table:table-cell office:value-type="float" office:value="0.304761323400846" calcext:value-type="float">
            <text:p>0.304761323400846</text:p>
          </table:table-cell>
          <table:table-cell office:value-type="float" office:value="0.304752790967708" calcext:value-type="float">
            <text:p>0.304752790967708</text:p>
          </table:table-cell>
          <table:table-cell office:value-type="float" office:value="0.304762813000578" calcext:value-type="float">
            <text:p>0.304762813000578</text:p>
          </table:table-cell>
          <table:table-cell office:value-type="float" office:value="0.304738566776637" calcext:value-type="float">
            <text:p>0.304738566776637</text:p>
          </table:table-cell>
          <table:table-cell office:value-type="float" office:value="0.304766603027513" calcext:value-type="float">
            <text:p>0.304766603027513</text:p>
          </table:table-cell>
          <table:table-cell office:value-type="float" office:value="0.30473824599022" calcext:value-type="float">
            <text:p>0.30473824599022</text:p>
          </table:table-cell>
          <table:table-cell office:value-type="float" office:value="0.304737531128682" calcext:value-type="float">
            <text:p>0.304737531128682</text:p>
          </table:table-cell>
          <table:table-cell office:value-type="float" office:value="0.304745546604142" calcext:value-type="float">
            <text:p>0.304745546604142</text:p>
          </table:table-cell>
          <table:table-cell office:value-type="float" office:value="0.304770079318559" calcext:value-type="float">
            <text:p>0.304770079318559</text:p>
          </table:table-cell>
          <table:table-cell office:value-type="float" office:value="0.304773616269945" calcext:value-type="float">
            <text:p>0.304773616269945</text:p>
          </table:table-cell>
          <table:table-cell office:value-type="float" office:value="0.304744851420968" calcext:value-type="float">
            <text:p>0.304744851420968</text:p>
          </table:table-cell>
          <table:table-cell office:value-type="float" office:value="0.304759080745874" calcext:value-type="float">
            <text:p>0.304759080745874</text:p>
          </table:table-cell>
          <table:table-cell office:value-type="float" office:value="0.304754571663704" calcext:value-type="float">
            <text:p>0.304754571663704</text:p>
          </table:table-cell>
          <table:table-cell office:value-type="float" office:value="0.304738522447629" calcext:value-type="float">
            <text:p>0.304738522447629</text:p>
          </table:table-cell>
          <table:table-cell office:value-type="float" office:value="0.304755384486648" calcext:value-type="float">
            <text:p>0.304755384486648</text:p>
          </table:table-cell>
          <table:table-cell office:value-type="float" office:value="0.304753466316372" calcext:value-type="float">
            <text:p>0.304753466316372</text:p>
          </table:table-cell>
          <table:table-cell office:value-type="float" office:value="0.304741750452928" calcext:value-type="float">
            <text:p>0.304741750452928</text:p>
          </table:table-cell>
          <table:table-cell office:value-type="float" office:value="0.304770467990303" calcext:value-type="float">
            <text:p>0.304770467990303</text:p>
          </table:table-cell>
          <table:table-cell office:value-type="float" office:value="0.304757096283603" calcext:value-type="float">
            <text:p>0.304757096283603</text:p>
          </table:table-cell>
          <table:table-cell office:value-type="float" office:value="0.304755087862382" calcext:value-type="float">
            <text:p>0.304755087862382</text:p>
          </table:table-cell>
          <table:table-cell office:value-type="float" office:value="0.304736279457365" calcext:value-type="float">
            <text:p>0.304736279457365</text:p>
          </table:table-cell>
          <table:table-cell office:value-type="float" office:value="0.304769159951713" calcext:value-type="float">
            <text:p>0.304769159951713</text:p>
          </table:table-cell>
          <table:table-cell office:value-type="float" office:value="0.304741606021898" calcext:value-type="float">
            <text:p>0.304741606021898</text:p>
          </table:table-cell>
          <table:table-cell office:value-type="float" office:value="0.304775457004411" calcext:value-type="float">
            <text:p>0.304775457004411</text:p>
          </table:table-cell>
          <table:table-cell office:value-type="float" office:value="0.304768340678034" calcext:value-type="float">
            <text:p>0.304768340678034</text:p>
          </table:table-cell>
          <table:table-cell office:value-type="float" office:value="0.304744277768561" calcext:value-type="float">
            <text:p>0.304744277768561</text:p>
          </table:table-cell>
          <table:table-cell office:value-type="float" office:value="0.304768673561469" calcext:value-type="float">
            <text:p>0.304768673561469</text:p>
          </table:table-cell>
          <table:table-cell office:value-type="float" office:value="0.304756099729438" calcext:value-type="float">
            <text:p>0.304756099729438</text:p>
          </table:table-cell>
          <table:table-cell office:value-type="float" office:value="0.304758873235111" calcext:value-type="float">
            <text:p>0.304758873235111</text:p>
          </table:table-cell>
          <table:table-cell office:value-type="float" office:value="0.304759386704452" calcext:value-type="float">
            <text:p>0.304759386704452</text:p>
          </table:table-cell>
          <table:table-cell office:value-type="float" office:value="0.304741528685623" calcext:value-type="float">
            <text:p>0.304741528685623</text:p>
          </table:table-cell>
          <table:table-cell office:value-type="float" office:value="0.304774619712695" calcext:value-type="float">
            <text:p>0.304774619712695</text:p>
          </table:table-cell>
          <table:table-cell office:value-type="float" office:value="0.304737526700239" calcext:value-type="float">
            <text:p>0.304737526700239</text:p>
          </table:table-cell>
          <table:table-cell office:value-type="float" office:value="0.304748420510383" calcext:value-type="float">
            <text:p>0.304748420510383</text:p>
          </table:table-cell>
          <table:table-cell office:value-type="float" office:value="0.304771176663939" calcext:value-type="float">
            <text:p>0.304771176663939</text:p>
          </table:table-cell>
          <table:table-cell office:value-type="float" office:value="0.304787564051972" calcext:value-type="float">
            <text:p>0.304787564051972</text:p>
          </table:table-cell>
          <table:table-cell office:value-type="float" office:value="0.30474756062001" calcext:value-type="float">
            <text:p>0.30474756062001</text:p>
          </table:table-cell>
          <table:table-cell office:value-type="float" office:value="0.30476164918706" calcext:value-type="float">
            <text:p>0.30476164918706</text:p>
          </table:table-cell>
          <table:table-cell office:value-type="float" office:value="0.30475295901488" calcext:value-type="float">
            <text:p>0.30475295901488</text:p>
          </table:table-cell>
          <table:table-cell office:value-type="float" office:value="0.304739942668109" calcext:value-type="float">
            <text:p>0.304739942668109</text:p>
          </table:table-cell>
          <table:table-cell office:value-type="float" office:value="0.304754461733434" calcext:value-type="float">
            <text:p>0.304754461733434</text:p>
          </table:table-cell>
          <table:table-cell office:value-type="float" office:value="0.304745968228759" calcext:value-type="float">
            <text:p>0.304745968228759</text:p>
          </table:table-cell>
          <table:table-cell office:value-type="float" office:value="0.30476719411101" calcext:value-type="float">
            <text:p>0.30476719411101</text:p>
          </table:table-cell>
          <table:table-cell office:value-type="float" office:value="0.30475561489521" calcext:value-type="float">
            <text:p>0.30475561489521</text:p>
          </table:table-cell>
          <table:table-cell office:value-type="float" office:value="0.30477917269522" calcext:value-type="float">
            <text:p>0.30477917269522</text:p>
          </table:table-cell>
          <table:table-cell office:value-type="float" office:value="0.304769745380301" calcext:value-type="float">
            <text:p>0.304769745380301</text:p>
          </table:table-cell>
          <table:table-cell office:value-type="float" office:value="0.30474022731646" calcext:value-type="float">
            <text:p>0.30474022731646</text:p>
          </table:table-cell>
          <table:table-cell office:value-type="float" office:value="0.304762691114608" calcext:value-type="float">
            <text:p>0.304762691114608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2882771705878" calcext:value-type="float">
            <text:p>-0.372882771705878</text:p>
          </table:table-cell>
          <table:table-cell office:value-type="float" office:value="-0.373251580324976" calcext:value-type="float">
            <text:p>-0.373251580324976</text:p>
          </table:table-cell>
          <table:table-cell office:value-type="float" office:value="-0.371792421594819" calcext:value-type="float">
            <text:p>-0.371792421594819</text:p>
          </table:table-cell>
          <table:table-cell office:value-type="float" office:value="-0.373438024017574" calcext:value-type="float">
            <text:p>-0.373438024017574</text:p>
          </table:table-cell>
          <table:table-cell office:value-type="float" office:value="-0.374247898264103" calcext:value-type="float">
            <text:p>-0.374247898264103</text:p>
          </table:table-cell>
          <table:table-cell office:value-type="float" office:value="-0.372936440556089" calcext:value-type="float">
            <text:p>-0.372936440556089</text:p>
          </table:table-cell>
          <table:table-cell office:value-type="float" office:value="-0.373389132313444" calcext:value-type="float">
            <text:p>-0.373389132313444</text:p>
          </table:table-cell>
          <table:table-cell office:value-type="float" office:value="-0.373028531597078" calcext:value-type="float">
            <text:p>-0.373028531597078</text:p>
          </table:table-cell>
          <table:table-cell office:value-type="float" office:value="-0.374139488998063" calcext:value-type="float">
            <text:p>-0.374139488998063</text:p>
          </table:table-cell>
          <table:table-cell office:value-type="float" office:value="-0.372345097578857" calcext:value-type="float">
            <text:p>-0.372345097578857</text:p>
          </table:table-cell>
          <table:table-cell office:value-type="float" office:value="-0.373023470421475" calcext:value-type="float">
            <text:p>-0.373023470421475</text:p>
          </table:table-cell>
          <table:table-cell office:value-type="float" office:value="-0.374045482779618" calcext:value-type="float">
            <text:p>-0.374045482779618</text:p>
          </table:table-cell>
          <table:table-cell office:value-type="float" office:value="-0.374339837954399" calcext:value-type="float">
            <text:p>-0.374339837954399</text:p>
          </table:table-cell>
          <table:table-cell office:value-type="float" office:value="-0.373201934548625" calcext:value-type="float">
            <text:p>-0.373201934548625</text:p>
          </table:table-cell>
          <table:table-cell office:value-type="float" office:value="-0.37341472699452" calcext:value-type="float">
            <text:p>-0.37341472699452</text:p>
          </table:table-cell>
          <table:table-cell office:value-type="float" office:value="-0.372701535306711" calcext:value-type="float">
            <text:p>-0.372701535306711</text:p>
          </table:table-cell>
          <table:table-cell office:value-type="float" office:value="-0.37244736523758" calcext:value-type="float">
            <text:p>-0.37244736523758</text:p>
          </table:table-cell>
          <table:table-cell office:value-type="float" office:value="-0.37255934547069" calcext:value-type="float">
            <text:p>-0.37255934547069</text:p>
          </table:table-cell>
          <table:table-cell office:value-type="float" office:value="-0.372976349854317" calcext:value-type="float">
            <text:p>-0.372976349854317</text:p>
          </table:table-cell>
          <table:table-cell office:value-type="float" office:value="-0.372163658682635" calcext:value-type="float">
            <text:p>-0.372163658682635</text:p>
          </table:table-cell>
          <table:table-cell office:value-type="float" office:value="-0.373847697864294" calcext:value-type="float">
            <text:p>-0.373847697864294</text:p>
          </table:table-cell>
          <table:table-cell office:value-type="float" office:value="-0.371978021797703" calcext:value-type="float">
            <text:p>-0.371978021797703</text:p>
          </table:table-cell>
          <table:table-cell office:value-type="float" office:value="-0.372826089485499" calcext:value-type="float">
            <text:p>-0.372826089485499</text:p>
          </table:table-cell>
          <table:table-cell office:value-type="float" office:value="-0.372173662204592" calcext:value-type="float">
            <text:p>-0.372173662204592</text:p>
          </table:table-cell>
          <table:table-cell office:value-type="float" office:value="-0.37375787234573" calcext:value-type="float">
            <text:p>-0.37375787234573</text:p>
          </table:table-cell>
          <table:table-cell office:value-type="float" office:value="-0.372510157143978" calcext:value-type="float">
            <text:p>-0.372510157143978</text:p>
          </table:table-cell>
          <table:table-cell office:value-type="float" office:value="-0.374290909362169" calcext:value-type="float">
            <text:p>-0.374290909362169</text:p>
          </table:table-cell>
          <table:table-cell office:value-type="float" office:value="-0.372276743682062" calcext:value-type="float">
            <text:p>-0.372276743682062</text:p>
          </table:table-cell>
          <table:table-cell office:value-type="float" office:value="-0.372121907516378" calcext:value-type="float">
            <text:p>-0.372121907516378</text:p>
          </table:table-cell>
          <table:table-cell office:value-type="float" office:value="-0.373082668094821" calcext:value-type="float">
            <text:p>-0.373082668094821</text:p>
          </table:table-cell>
          <table:table-cell office:value-type="float" office:value="-0.374103435203287" calcext:value-type="float">
            <text:p>-0.374103435203287</text:p>
          </table:table-cell>
          <table:table-cell office:value-type="float" office:value="-0.3737607257002" calcext:value-type="float">
            <text:p>-0.3737607257002</text:p>
          </table:table-cell>
          <table:table-cell office:value-type="float" office:value="-0.374506523847495" calcext:value-type="float">
            <text:p>-0.374506523847495</text:p>
          </table:table-cell>
          <table:table-cell office:value-type="float" office:value="-0.373527460825467" calcext:value-type="float">
            <text:p>-0.373527460825467</text:p>
          </table:table-cell>
          <table:table-cell office:value-type="float" office:value="-0.373396904654059" calcext:value-type="float">
            <text:p>-0.373396904654059</text:p>
          </table:table-cell>
          <table:table-cell office:value-type="float" office:value="-0.372934351838759" calcext:value-type="float">
            <text:p>-0.372934351838759</text:p>
          </table:table-cell>
          <table:table-cell office:value-type="float" office:value="-0.374401165503184" calcext:value-type="float">
            <text:p>-0.374401165503184</text:p>
          </table:table-cell>
          <table:table-cell office:value-type="float" office:value="-0.374220527030224" calcext:value-type="float">
            <text:p>-0.374220527030224</text:p>
          </table:table-cell>
          <table:table-cell office:value-type="float" office:value="-0.374047895520657" calcext:value-type="float">
            <text:p>-0.374047895520657</text:p>
          </table:table-cell>
          <table:table-cell office:value-type="float" office:value="-0.373035535475736" calcext:value-type="float">
            <text:p>-0.373035535475736</text:p>
          </table:table-cell>
          <table:table-cell office:value-type="float" office:value="-0.374586846902883" calcext:value-type="float">
            <text:p>-0.374586846902883</text:p>
          </table:table-cell>
          <table:table-cell office:value-type="float" office:value="-0.372833157386713" calcext:value-type="float">
            <text:p>-0.372833157386713</text:p>
          </table:table-cell>
          <table:table-cell office:value-type="float" office:value="-0.37465057728517" calcext:value-type="float">
            <text:p>-0.37465057728517</text:p>
          </table:table-cell>
          <table:table-cell office:value-type="float" office:value="-0.374282925375271" calcext:value-type="float">
            <text:p>-0.374282925375271</text:p>
          </table:table-cell>
          <table:table-cell office:value-type="float" office:value="-0.374410262166181" calcext:value-type="float">
            <text:p>-0.374410262166181</text:p>
          </table:table-cell>
          <table:table-cell office:value-type="float" office:value="-0.373017013444958" calcext:value-type="float">
            <text:p>-0.373017013444958</text:p>
          </table:table-cell>
          <table:table-cell office:value-type="float" office:value="-0.372325581542301" calcext:value-type="float">
            <text:p>-0.372325581542301</text:p>
          </table:table-cell>
          <table:table-cell office:value-type="float" office:value="-0.37409654728445" calcext:value-type="float">
            <text:p>-0.37409654728445</text:p>
          </table:table-cell>
          <table:table-cell office:value-type="float" office:value="-0.372248793072256" calcext:value-type="float">
            <text:p>-0.372248793072256</text:p>
          </table:table-cell>
          <table:table-cell office:value-type="float" office:value="-0.372644479477226" calcext:value-type="float">
            <text:p>-0.372644479477226</text:p>
          </table:table-cell>
          <table:table-cell office:value-type="float" office:value="-0.373845020694228" calcext:value-type="float">
            <text:p>-0.373845020694228</text:p>
          </table:table-cell>
          <table:table-cell office:value-type="float" office:value="-0.372675201881717" calcext:value-type="float">
            <text:p>-0.372675201881717</text:p>
          </table:table-cell>
          <table:table-cell office:value-type="float" office:value="-0.374397682293839" calcext:value-type="float">
            <text:p>-0.374397682293839</text:p>
          </table:table-cell>
          <table:table-cell office:value-type="float" office:value="-0.374762044362946" calcext:value-type="float">
            <text:p>-0.374762044362946</text:p>
          </table:table-cell>
          <table:table-cell office:value-type="float" office:value="-0.374308099056036" calcext:value-type="float">
            <text:p>-0.374308099056036</text:p>
          </table:table-cell>
          <table:table-cell office:value-type="float" office:value="-0.375563324370854" calcext:value-type="float">
            <text:p>-0.375563324370854</text:p>
          </table:table-cell>
          <table:table-cell office:value-type="float" office:value="-0.375524484870264" calcext:value-type="float">
            <text:p>-0.375524484870264</text:p>
          </table:table-cell>
          <table:table-cell office:value-type="float" office:value="-0.375184905055517" calcext:value-type="float">
            <text:p>-0.375184905055517</text:p>
          </table:table-cell>
          <table:table-cell office:value-type="float" office:value="-0.373637270960961" calcext:value-type="float">
            <text:p>-0.373637270960961</text:p>
          </table:table-cell>
          <table:table-cell office:value-type="float" office:value="-0.375021265760224" calcext:value-type="float">
            <text:p>-0.375021265760224</text:p>
          </table:table-cell>
          <table:table-cell office:value-type="float" office:value="-0.372357897981785" calcext:value-type="float">
            <text:p>-0.372357897981785</text:p>
          </table:table-cell>
          <table:table-cell office:value-type="float" office:value="-0.374108372354025" calcext:value-type="float">
            <text:p>-0.374108372354025</text:p>
          </table:table-cell>
          <table:table-cell office:value-type="float" office:value="-0.376367949896859" calcext:value-type="float">
            <text:p>-0.376367949896859</text:p>
          </table:table-cell>
          <table:table-cell office:value-type="float" office:value="-0.373743145004163" calcext:value-type="float">
            <text:p>-0.373743145004163</text:p>
          </table:table-cell>
          <table:table-cell office:value-type="float" office:value="-0.373077449620321" calcext:value-type="float">
            <text:p>-0.373077449620321</text:p>
          </table:table-cell>
          <table:table-cell office:value-type="float" office:value="-0.368174900997619" calcext:value-type="float">
            <text:p>-0.368174900997619</text:p>
          </table:table-cell>
          <table:table-cell office:value-type="float" office:value="-0.343631416753329" calcext:value-type="float">
            <text:p>-0.343631416753329</text:p>
          </table:table-cell>
          <table:table-cell office:value-type="float" office:value="-0.328261305954944" calcext:value-type="float">
            <text:p>-0.328261305954944</text:p>
          </table:table-cell>
          <table:table-cell office:value-type="float" office:value="-0.330643287429575" calcext:value-type="float">
            <text:p>-0.330643287429575</text:p>
          </table:table-cell>
          <table:table-cell office:value-type="float" office:value="-0.326753081176923" calcext:value-type="float">
            <text:p>-0.326753081176923</text:p>
          </table:table-cell>
          <table:table-cell office:value-type="float" office:value="-0.346289017677033" calcext:value-type="float">
            <text:p>-0.346289017677033</text:p>
          </table:table-cell>
          <table:table-cell office:value-type="float" office:value="-0.363980684217445" calcext:value-type="float">
            <text:p>-0.363980684217445</text:p>
          </table:table-cell>
          <table:table-cell office:value-type="float" office:value="-0.384583925809517" calcext:value-type="float">
            <text:p>-0.384583925809517</text:p>
          </table:table-cell>
          <table:table-cell office:value-type="float" office:value="-0.404295492253399" calcext:value-type="float">
            <text:p>-0.404295492253399</text:p>
          </table:table-cell>
          <table:table-cell office:value-type="float" office:value="-0.403607960831987" calcext:value-type="float">
            <text:p>-0.403607960831987</text:p>
          </table:table-cell>
          <table:table-cell office:value-type="float" office:value="-0.398179395227114" calcext:value-type="float">
            <text:p>-0.398179395227114</text:p>
          </table:table-cell>
          <table:table-cell office:value-type="float" office:value="-0.400041461820996" calcext:value-type="float">
            <text:p>-0.400041461820996</text:p>
          </table:table-cell>
          <table:table-cell office:value-type="float" office:value="-0.398182392102394" calcext:value-type="float">
            <text:p>-0.398182392102394</text:p>
          </table:table-cell>
          <table:table-cell office:value-type="float" office:value="-0.407003720719333" calcext:value-type="float">
            <text:p>-0.407003720719333</text:p>
          </table:table-cell>
          <table:table-cell office:value-type="float" office:value="-0.403113903762086" calcext:value-type="float">
            <text:p>-0.403113903762086</text:p>
          </table:table-cell>
          <table:table-cell office:value-type="float" office:value="-0.358713521296316" calcext:value-type="float">
            <text:p>-0.358713521296316</text:p>
          </table:table-cell>
          <table:table-cell office:value-type="float" office:value="-0.350751470000494" calcext:value-type="float">
            <text:p>-0.350751470000494</text:p>
          </table:table-cell>
          <table:table-cell office:value-type="float" office:value="-0.347677501976393" calcext:value-type="float">
            <text:p>-0.347677501976393</text:p>
          </table:table-cell>
          <table:table-cell office:value-type="float" office:value="-0.342457659037311" calcext:value-type="float">
            <text:p>-0.342457659037311</text:p>
          </table:table-cell>
          <table:table-cell office:value-type="float" office:value="-0.349011220712191" calcext:value-type="float">
            <text:p>-0.349011220712191</text:p>
          </table:table-cell>
          <table:table-cell office:value-type="float" office:value="-0.344358118173834" calcext:value-type="float">
            <text:p>-0.344358118173834</text:p>
          </table:table-cell>
          <table:table-cell office:value-type="float" office:value="-0.33879616114312" calcext:value-type="float">
            <text:p>-0.33879616114312</text:p>
          </table:table-cell>
          <table:table-cell office:value-type="float" office:value="-0.339566169458937" calcext:value-type="float">
            <text:p>-0.339566169458937</text:p>
          </table:table-cell>
          <table:table-cell office:value-type="float" office:value="-0.338687732809859" calcext:value-type="float">
            <text:p>-0.338687732809859</text:p>
          </table:table-cell>
          <table:table-cell office:value-type="float" office:value="-0.332677340493555" calcext:value-type="float">
            <text:p>-0.332677340493555</text:p>
          </table:table-cell>
          <table:table-cell office:value-type="float" office:value="-0.336416074170141" calcext:value-type="float">
            <text:p>-0.336416074170141</text:p>
          </table:table-cell>
          <table:table-cell office:value-type="float" office:value="-0.324139923421409" calcext:value-type="float">
            <text:p>-0.324139923421409</text:p>
          </table:table-cell>
          <table:table-cell office:value-type="float" office:value="-0.315633763069492" calcext:value-type="float">
            <text:p>-0.315633763069492</text:p>
          </table:table-cell>
          <table:table-cell office:value-type="float" office:value="-0.348336844950987" calcext:value-type="float">
            <text:p>-0.348336844950987</text:p>
          </table:table-cell>
          <table:table-cell office:value-type="float" office:value="-0.363087879220313" calcext:value-type="float">
            <text:p>-0.363087879220313</text:p>
          </table:table-cell>
          <table:table-cell office:value-type="float" office:value="-0.346110658013461" calcext:value-type="float">
            <text:p>-0.346110658013461</text:p>
          </table:table-cell>
          <table:table-cell office:value-type="float" office:value="-0.318613884310041" calcext:value-type="float">
            <text:p>-0.318613884310041</text:p>
          </table:table-cell>
          <table:table-cell office:value-type="float" office:value="-0.302314607325607" calcext:value-type="float">
            <text:p>-0.302314607325607</text:p>
          </table:table-cell>
          <table:table-cell office:value-type="float" office:value="-0.274427092282014" calcext:value-type="float">
            <text:p>-0.274427092282014</text:p>
          </table:table-cell>
          <table:table-cell office:value-type="float" office:value="-0.278484146596592" calcext:value-type="float">
            <text:p>-0.278484146596592</text:p>
          </table:table-cell>
          <table:table-cell office:value-type="float" office:value="-0.281140251439443" calcext:value-type="float">
            <text:p>-0.281140251439443</text:p>
          </table:table-cell>
          <table:table-cell office:value-type="float" office:value="-0.288693390382798" calcext:value-type="float">
            <text:p>-0.288693390382798</text:p>
          </table:table-cell>
          <table:table-cell office:value-type="float" office:value="-0.295936090737123" calcext:value-type="float">
            <text:p>-0.295936090737123</text:p>
          </table:table-cell>
          <table:table-cell office:value-type="float" office:value="-0.303502306649608" calcext:value-type="float">
            <text:p>-0.303502306649608</text:p>
          </table:table-cell>
          <table:table-cell office:value-type="float" office:value="-0.31046900397341" calcext:value-type="float">
            <text:p>-0.31046900397341</text:p>
          </table:table-cell>
          <table:table-cell office:value-type="float" office:value="-0.320361276855381" calcext:value-type="float">
            <text:p>-0.320361276855381</text:p>
          </table:table-cell>
          <table:table-cell office:value-type="float" office:value="-0.337040574144296" calcext:value-type="float">
            <text:p>-0.337040574144296</text:p>
          </table:table-cell>
          <table:table-cell office:value-type="float" office:value="-0.341059575318316" calcext:value-type="float">
            <text:p>-0.341059575318316</text:p>
          </table:table-cell>
          <table:table-cell office:value-type="float" office:value="-0.345673495924173" calcext:value-type="float">
            <text:p>-0.345673495924173</text:p>
          </table:table-cell>
          <table:table-cell office:value-type="float" office:value="-0.352152096990556" calcext:value-type="float">
            <text:p>-0.352152096990556</text:p>
          </table:table-cell>
          <table:table-cell office:value-type="float" office:value="-0.347093955554881" calcext:value-type="float">
            <text:p>-0.347093955554881</text:p>
          </table:table-cell>
          <table:table-cell office:value-type="float" office:value="-0.339591619137688" calcext:value-type="float">
            <text:p>-0.339591619137688</text:p>
          </table:table-cell>
          <table:table-cell office:value-type="float" office:value="-0.326161883273019" calcext:value-type="float">
            <text:p>-0.326161883273019</text:p>
          </table:table-cell>
          <table:table-cell office:value-type="float" office:value="-0.35102611834712" calcext:value-type="float">
            <text:p>-0.35102611834712</text:p>
          </table:table-cell>
          <table:table-cell office:value-type="float" office:value="-0.331602208853335" calcext:value-type="float">
            <text:p>-0.331602208853335</text:p>
          </table:table-cell>
          <table:table-cell office:value-type="float" office:value="-0.371694007256697" calcext:value-type="float">
            <text:p>-0.371694007256697</text:p>
          </table:table-cell>
          <table:table-cell office:value-type="float" office:value="-0.367556996622358" calcext:value-type="float">
            <text:p>-0.367556996622358</text:p>
          </table:table-cell>
          <table:table-cell office:value-type="float" office:value="-0.380729343293534" calcext:value-type="float">
            <text:p>-0.380729343293534</text:p>
          </table:table-cell>
          <table:table-cell office:value-type="float" office:value="-0.392790255729221" calcext:value-type="float">
            <text:p>-0.392790255729221</text:p>
          </table:table-cell>
          <table:table-cell office:value-type="float" office:value="-0.392951699231404" calcext:value-type="float">
            <text:p>-0.392951699231404</text:p>
          </table:table-cell>
          <table:table-cell office:value-type="float" office:value="-0.397917327551554" calcext:value-type="float">
            <text:p>-0.397917327551554</text:p>
          </table:table-cell>
          <table:table-cell office:value-type="float" office:value="-0.386540333656426" calcext:value-type="float">
            <text:p>-0.386540333656426</text:p>
          </table:table-cell>
          <table:table-cell office:value-type="float" office:value="-0.380819880690088" calcext:value-type="float">
            <text:p>-0.380819880690088</text:p>
          </table:table-cell>
          <table:table-cell office:value-type="float" office:value="-0.370412208807513" calcext:value-type="float">
            <text:p>-0.370412208807513</text:p>
          </table:table-cell>
          <table:table-cell office:value-type="float" office:value="-0.368746598263685" calcext:value-type="float">
            <text:p>-0.368746598263685</text:p>
          </table:table-cell>
          <table:table-cell office:value-type="float" office:value="-0.385492409007238" calcext:value-type="float">
            <text:p>-0.385492409007238</text:p>
          </table:table-cell>
          <table:table-cell office:value-type="float" office:value="-0.379168842795293" calcext:value-type="float">
            <text:p>-0.379168842795293</text:p>
          </table:table-cell>
          <table:table-cell office:value-type="float" office:value="-0.334101883791363" calcext:value-type="float">
            <text:p>-0.334101883791363</text:p>
          </table:table-cell>
          <table:table-cell office:value-type="float" office:value="-0.339456228919161" calcext:value-type="float">
            <text:p>-0.339456228919161</text:p>
          </table:table-cell>
          <table:table-cell office:value-type="float" office:value="-0.37445579955653" calcext:value-type="float">
            <text:p>-0.37445579955653</text:p>
          </table:table-cell>
          <table:table-cell office:value-type="float" office:value="-0.36711723403373" calcext:value-type="float">
            <text:p>-0.36711723403373</text:p>
          </table:table-cell>
          <table:table-cell office:value-type="float" office:value="-0.366366633810833" calcext:value-type="float">
            <text:p>-0.366366633810833</text:p>
          </table:table-cell>
          <table:table-cell office:value-type="float" office:value="-0.360426833562939" calcext:value-type="float">
            <text:p>-0.360426833562939</text:p>
          </table:table-cell>
          <table:table-cell office:value-type="float" office:value="-0.334452047028051" calcext:value-type="float">
            <text:p>-0.334452047028051</text:p>
          </table:table-cell>
          <table:table-cell office:value-type="float" office:value="-0.294121500638478" calcext:value-type="float">
            <text:p>-0.294121500638478</text:p>
          </table:table-cell>
          <table:table-cell office:value-type="float" office:value="-0.306609591599535" calcext:value-type="float">
            <text:p>-0.306609591599535</text:p>
          </table:table-cell>
          <table:table-cell office:value-type="float" office:value="-0.292979135387886" calcext:value-type="float">
            <text:p>-0.292979135387886</text:p>
          </table:table-cell>
          <table:table-cell office:value-type="float" office:value="-0.307883596982493" calcext:value-type="float">
            <text:p>-0.307883596982493</text:p>
          </table:table-cell>
          <table:table-cell office:value-type="float" office:value="-0.325495753729716" calcext:value-type="float">
            <text:p>-0.325495753729716</text:p>
          </table:table-cell>
          <table:table-cell office:value-type="float" office:value="-0.337870613680227" calcext:value-type="float">
            <text:p>-0.337870613680227</text:p>
          </table:table-cell>
          <table:table-cell office:value-type="float" office:value="-0.35452761159832" calcext:value-type="float">
            <text:p>-0.35452761159832</text:p>
          </table:table-cell>
          <table:table-cell office:value-type="float" office:value="-0.361864103599008" calcext:value-type="float">
            <text:p>-0.361864103599008</text:p>
          </table:table-cell>
          <table:table-cell office:value-type="float" office:value="-0.363028258475606" calcext:value-type="float">
            <text:p>-0.363028258475606</text:p>
          </table:table-cell>
          <table:table-cell office:value-type="float" office:value="-0.357715566069329" calcext:value-type="float">
            <text:p>-0.357715566069329</text:p>
          </table:table-cell>
          <table:table-cell office:value-type="float" office:value="-0.349702133708008" calcext:value-type="float">
            <text:p>-0.349702133708008</text:p>
          </table:table-cell>
          <table:table-cell office:value-type="float" office:value="-0.348218098351113" calcext:value-type="float">
            <text:p>-0.348218098351113</text:p>
          </table:table-cell>
          <table:table-cell office:value-type="float" office:value="-0.353001335521404" calcext:value-type="float">
            <text:p>-0.353001335521404</text:p>
          </table:table-cell>
          <table:table-cell office:value-type="float" office:value="-0.374095063556197" calcext:value-type="float">
            <text:p>-0.374095063556197</text:p>
          </table:table-cell>
          <table:table-cell office:value-type="float" office:value="-0.390676078265376" calcext:value-type="float">
            <text:p>-0.390676078265376</text:p>
          </table:table-cell>
          <table:table-cell office:value-type="float" office:value="-0.394877024753607" calcext:value-type="float">
            <text:p>-0.394877024753607</text:p>
          </table:table-cell>
          <table:table-cell office:value-type="float" office:value="-0.388635878071832" calcext:value-type="float">
            <text:p>-0.388635878071832</text:p>
          </table:table-cell>
          <table:table-cell office:value-type="float" office:value="-0.401778718058888" calcext:value-type="float">
            <text:p>-0.401778718058888</text:p>
          </table:table-cell>
          <table:table-cell office:value-type="float" office:value="-0.404684420014843" calcext:value-type="float">
            <text:p>-0.404684420014843</text:p>
          </table:table-cell>
          <table:table-cell office:value-type="float" office:value="-0.405233510513151" calcext:value-type="float">
            <text:p>-0.405233510513151</text:p>
          </table:table-cell>
          <table:table-cell office:value-type="float" office:value="-0.408004116722103" calcext:value-type="float">
            <text:p>-0.408004116722103</text:p>
          </table:table-cell>
          <table:table-cell office:value-type="float" office:value="-0.403410683726163" calcext:value-type="float">
            <text:p>-0.403410683726163</text:p>
          </table:table-cell>
          <table:table-cell office:value-type="float" office:value="-0.378122348284984" calcext:value-type="float">
            <text:p>-0.378122348284984</text:p>
          </table:table-cell>
          <table:table-cell office:value-type="float" office:value="-0.405786616978667" calcext:value-type="float">
            <text:p>-0.405786616978667</text:p>
          </table:table-cell>
          <table:table-cell office:value-type="float" office:value="-0.395613043507228" calcext:value-type="float">
            <text:p>-0.395613043507228</text:p>
          </table:table-cell>
          <table:table-cell office:value-type="float" office:value="-0.353194010219733" calcext:value-type="float">
            <text:p>-0.353194010219733</text:p>
          </table:table-cell>
          <table:table-cell office:value-type="float" office:value="-0.386386263812341" calcext:value-type="float">
            <text:p>-0.386386263812341</text:p>
          </table:table-cell>
          <table:table-cell office:value-type="float" office:value="-0.385347409371851" calcext:value-type="float">
            <text:p>-0.385347409371851</text:p>
          </table:table-cell>
          <table:table-cell office:value-type="float" office:value="-0.381144217377334" calcext:value-type="float">
            <text:p>-0.381144217377334</text:p>
          </table:table-cell>
          <table:table-cell office:value-type="float" office:value="-0.373691314398906" calcext:value-type="float">
            <text:p>-0.373691314398906</text:p>
          </table:table-cell>
          <table:table-cell office:value-type="float" office:value="-0.360045899796243" calcext:value-type="float">
            <text:p>-0.360045899796243</text:p>
          </table:table-cell>
          <table:table-cell office:value-type="float" office:value="-0.307194429414139" calcext:value-type="float">
            <text:p>-0.307194429414139</text:p>
          </table:table-cell>
          <table:table-cell office:value-type="float" office:value="-0.305470073442193" calcext:value-type="float">
            <text:p>-0.305470073442193</text:p>
          </table:table-cell>
          <table:table-cell office:value-type="float" office:value="-0.32133214365622" calcext:value-type="float">
            <text:p>-0.32133214365622</text:p>
          </table:table-cell>
          <table:table-cell office:value-type="float" office:value="-0.311286045738526" calcext:value-type="float">
            <text:p>-0.311286045738526</text:p>
          </table:table-cell>
          <table:table-cell office:value-type="float" office:value="-0.326412243102918" calcext:value-type="float">
            <text:p>-0.326412243102918</text:p>
          </table:table-cell>
          <table:table-cell office:value-type="float" office:value="-0.33589550512713" calcext:value-type="float">
            <text:p>-0.33589550512713</text:p>
          </table:table-cell>
          <table:table-cell office:value-type="float" office:value="-0.348593582499618" calcext:value-type="float">
            <text:p>-0.348593582499618</text:p>
          </table:table-cell>
          <table:table-cell office:value-type="float" office:value="-0.36932562383462" calcext:value-type="float">
            <text:p>-0.36932562383462</text:p>
          </table:table-cell>
          <table:table-cell office:value-type="float" office:value="-0.373527802855653" calcext:value-type="float">
            <text:p>-0.373527802855653</text:p>
          </table:table-cell>
          <table:table-cell office:value-type="float" office:value="-0.374809726729077" calcext:value-type="float">
            <text:p>-0.374809726729077</text:p>
          </table:table-cell>
          <table:table-cell office:value-type="float" office:value="-0.37612513974389" calcext:value-type="float">
            <text:p>-0.37612513974389</text:p>
          </table:table-cell>
          <table:table-cell office:value-type="float" office:value="-0.364294155808475" calcext:value-type="float">
            <text:p>-0.364294155808475</text:p>
          </table:table-cell>
          <table:table-cell office:value-type="float" office:value="-0.367280459447254" calcext:value-type="float">
            <text:p>-0.367280459447254</text:p>
          </table:table-cell>
          <table:table-cell office:value-type="float" office:value="-0.350004513804387" calcext:value-type="float">
            <text:p>-0.350004513804387</text:p>
          </table:table-cell>
          <table:table-cell office:value-type="float" office:value="-0.337058131575189" calcext:value-type="float">
            <text:p>-0.337058131575189</text:p>
          </table:table-cell>
          <table:table-cell office:value-type="float" office:value="-0.340219096736713" calcext:value-type="float">
            <text:p>-0.340219096736713</text:p>
          </table:table-cell>
          <table:table-cell office:value-type="float" office:value="-0.336572470665256" calcext:value-type="float">
            <text:p>-0.336572470665256</text:p>
          </table:table-cell>
          <table:table-cell office:value-type="float" office:value="-0.334481643934142" calcext:value-type="float">
            <text:p>-0.334481643934142</text:p>
          </table:table-cell>
          <table:table-cell office:value-type="float" office:value="-0.34138362455392" calcext:value-type="float">
            <text:p>-0.34138362455392</text:p>
          </table:table-cell>
          <table:table-cell office:value-type="float" office:value="-0.377799208513406" calcext:value-type="float">
            <text:p>-0.377799208513406</text:p>
          </table:table-cell>
          <table:table-cell office:value-type="float" office:value="-0.380579360533847" calcext:value-type="float">
            <text:p>-0.380579360533847</text:p>
          </table:table-cell>
          <table:table-cell office:value-type="float" office:value="-0.397131644348217" calcext:value-type="float">
            <text:p>-0.397131644348217</text:p>
          </table:table-cell>
          <table:table-cell office:value-type="float" office:value="-0.410275532291749" calcext:value-type="float">
            <text:p>-0.410275532291749</text:p>
          </table:table-cell>
          <table:table-cell office:value-type="float" office:value="-0.42051751029426" calcext:value-type="float">
            <text:p>-0.42051751029426</text:p>
          </table:table-cell>
          <table:table-cell office:value-type="float" office:value="-0.419135943792423" calcext:value-type="float">
            <text:p>-0.419135943792423</text:p>
          </table:table-cell>
          <table:table-cell office:value-type="float" office:value="-0.421665808734311" calcext:value-type="float">
            <text:p>-0.421665808734311</text:p>
          </table:table-cell>
          <table:table-cell office:value-type="float" office:value="-0.423810632290252" calcext:value-type="float">
            <text:p>-0.423810632290252</text:p>
          </table:table-cell>
          <table:table-cell office:value-type="float" office:value="-0.416352357903341" calcext:value-type="float">
            <text:p>-0.416352357903341</text:p>
          </table:table-cell>
          <table:table-cell office:value-type="float" office:value="-0.42576343325709" calcext:value-type="float">
            <text:p>-0.42576343325709</text:p>
          </table:table-cell>
          <table:table-cell office:value-type="float" office:value="-0.413409300757794" calcext:value-type="float">
            <text:p>-0.413409300757794</text:p>
          </table:table-cell>
          <table:table-cell office:value-type="float" office:value="-0.365996178211114" calcext:value-type="float">
            <text:p>-0.365996178211114</text:p>
          </table:table-cell>
          <table:table-cell office:value-type="float" office:value="-0.357746433244563" calcext:value-type="float">
            <text:p>-0.357746433244563</text:p>
          </table:table-cell>
          <table:table-cell office:value-type="float" office:value="-0.357386130728934" calcext:value-type="float">
            <text:p>-0.357386130728934</text:p>
          </table:table-cell>
          <table:table-cell office:value-type="float" office:value="-0.361149658692615" calcext:value-type="float">
            <text:p>-0.361149658692615</text:p>
          </table:table-cell>
          <table:table-cell office:value-type="float" office:value="-0.362415012843115" calcext:value-type="float">
            <text:p>-0.362415012843115</text:p>
          </table:table-cell>
          <table:table-cell office:value-type="float" office:value="-0.363454973492676" calcext:value-type="float">
            <text:p>-0.363454973492676</text:p>
          </table:table-cell>
          <table:table-cell office:value-type="float" office:value="-0.367094941880467" calcext:value-type="float">
            <text:p>-0.367094941880467</text:p>
          </table:table-cell>
          <table:table-cell office:value-type="float" office:value="-0.348517006806713" calcext:value-type="float">
            <text:p>-0.348517006806713</text:p>
          </table:table-cell>
          <table:table-cell office:value-type="float" office:value="-0.350782701289109" calcext:value-type="float">
            <text:p>-0.350782701289109</text:p>
          </table:table-cell>
          <table:table-cell office:value-type="float" office:value="-0.348920852991101" calcext:value-type="float">
            <text:p>-0.348920852991101</text:p>
          </table:table-cell>
          <table:table-cell office:value-type="float" office:value="-0.398759433056062" calcext:value-type="float">
            <text:p>-0.398759433056062</text:p>
          </table:table-cell>
          <table:table-cell office:value-type="float" office:value="-0.361106179870765" calcext:value-type="float">
            <text:p>-0.361106179870765</text:p>
          </table:table-cell>
          <table:table-cell office:value-type="float" office:value="-0.329847122552185" calcext:value-type="float">
            <text:p>-0.329847122552185</text:p>
          </table:table-cell>
          <table:table-cell office:value-type="float" office:value="-0.322166538077752" calcext:value-type="float">
            <text:p>-0.322166538077752</text:p>
          </table:table-cell>
          <table:table-cell office:value-type="float" office:value="-0.306141014579081" calcext:value-type="float">
            <text:p>-0.306141014579081</text:p>
          </table:table-cell>
          <table:table-cell office:value-type="float" office:value="-0.302390875181213" calcext:value-type="float">
            <text:p>-0.302390875181213</text:p>
          </table:table-cell>
          <table:table-cell office:value-type="float" office:value="-0.313673008466686" calcext:value-type="float">
            <text:p>-0.313673008466686</text:p>
          </table:table-cell>
          <table:table-cell office:value-type="float" office:value="-0.323087628074528" calcext:value-type="float">
            <text:p>-0.323087628074528</text:p>
          </table:table-cell>
          <table:table-cell office:value-type="float" office:value="-0.341068508830185" calcext:value-type="float">
            <text:p>-0.341068508830185</text:p>
          </table:table-cell>
          <table:table-cell office:value-type="float" office:value="-0.351707231331661" calcext:value-type="float">
            <text:p>-0.351707231331661</text:p>
          </table:table-cell>
          <table:table-cell office:value-type="float" office:value="-0.373631019703506" calcext:value-type="float">
            <text:p>-0.373631019703506</text:p>
          </table:table-cell>
          <table:table-cell office:value-type="float" office:value="-0.374724035181571" calcext:value-type="float">
            <text:p>-0.374724035181571</text:p>
          </table:table-cell>
          <table:table-cell office:value-type="float" office:value="-0.37577150717538" calcext:value-type="float">
            <text:p>-0.37577150717538</text:p>
          </table:table-cell>
          <table:table-cell office:value-type="float" office:value="-0.373764115523473" calcext:value-type="float">
            <text:p>-0.373764115523473</text:p>
          </table:table-cell>
          <table:table-cell office:value-type="float" office:value="-0.380131043711809" calcext:value-type="float">
            <text:p>-0.380131043711809</text:p>
          </table:table-cell>
          <table:table-cell office:value-type="float" office:value="-0.367330896448597" calcext:value-type="float">
            <text:p>-0.367330896448597</text:p>
          </table:table-cell>
          <table:table-cell office:value-type="float" office:value="-0.344541878884392" calcext:value-type="float">
            <text:p>-0.344541878884392</text:p>
          </table:table-cell>
          <table:table-cell office:value-type="float" office:value="-0.347510306434341" calcext:value-type="float">
            <text:p>-0.347510306434341</text:p>
          </table:table-cell>
          <table:table-cell office:value-type="float" office:value="-0.334558727678342" calcext:value-type="float">
            <text:p>-0.334558727678342</text:p>
          </table:table-cell>
          <table:table-cell office:value-type="float" office:value="-0.3397977810815" calcext:value-type="float">
            <text:p>-0.3397977810815</text:p>
          </table:table-cell>
          <table:table-cell office:value-type="float" office:value="-0.326902989319942" calcext:value-type="float">
            <text:p>-0.326902989319942</text:p>
          </table:table-cell>
          <table:table-cell office:value-type="float" office:value="-0.331002653360653" calcext:value-type="float">
            <text:p>-0.331002653360653</text:p>
          </table:table-cell>
          <table:table-cell office:value-type="float" office:value="-0.329450275419385" calcext:value-type="float">
            <text:p>-0.329450275419385</text:p>
          </table:table-cell>
          <table:table-cell office:value-type="float" office:value="-0.364746869744905" calcext:value-type="float">
            <text:p>-0.364746869744905</text:p>
          </table:table-cell>
          <table:table-cell office:value-type="float" office:value="-0.377947305872678" calcext:value-type="float">
            <text:p>-0.377947305872678</text:p>
          </table:table-cell>
          <table:table-cell office:value-type="float" office:value="-0.375797573006375" calcext:value-type="float">
            <text:p>-0.375797573006375</text:p>
          </table:table-cell>
          <table:table-cell office:value-type="float" office:value="-0.389459899621803" calcext:value-type="float">
            <text:p>-0.389459899621803</text:p>
          </table:table-cell>
          <table:table-cell office:value-type="float" office:value="-0.405963484025216" calcext:value-type="float">
            <text:p>-0.405963484025216</text:p>
          </table:table-cell>
          <table:table-cell office:value-type="float" office:value="-0.418308330888004" calcext:value-type="float">
            <text:p>-0.418308330888004</text:p>
          </table:table-cell>
          <table:table-cell office:value-type="float" office:value="-0.41667777183294" calcext:value-type="float">
            <text:p>-0.41667777183294</text:p>
          </table:table-cell>
          <table:table-cell office:value-type="float" office:value="-0.421036030406474" calcext:value-type="float">
            <text:p>-0.421036030406474</text:p>
          </table:table-cell>
          <table:table-cell office:value-type="float" office:value="-0.413092004018367" calcext:value-type="float">
            <text:p>-0.413092004018367</text:p>
          </table:table-cell>
          <table:table-cell office:value-type="float" office:value="-0.413807241941404" calcext:value-type="float">
            <text:p>-0.413807241941404</text:p>
          </table:table-cell>
          <table:table-cell office:value-type="float" office:value="-0.354425707621573" calcext:value-type="float">
            <text:p>-0.354425707621573</text:p>
          </table:table-cell>
          <table:table-cell office:value-type="float" office:value="-0.351243233051639" calcext:value-type="float">
            <text:p>-0.351243233051639</text:p>
          </table:table-cell>
          <table:table-cell office:value-type="float" office:value="-0.35455099548609" calcext:value-type="float">
            <text:p>-0.35455099548609</text:p>
          </table:table-cell>
          <table:table-cell office:value-type="float" office:value="-0.351703767954991" calcext:value-type="float">
            <text:p>-0.351703767954991</text:p>
          </table:table-cell>
          <table:table-cell office:value-type="float" office:value="-0.357186293494295" calcext:value-type="float">
            <text:p>-0.357186293494295</text:p>
          </table:table-cell>
          <table:table-cell office:value-type="float" office:value="-0.350870139485226" calcext:value-type="float">
            <text:p>-0.350870139485226</text:p>
          </table:table-cell>
          <table:table-cell office:value-type="float" office:value="-0.357161164870799" calcext:value-type="float">
            <text:p>-0.357161164870799</text:p>
          </table:table-cell>
          <table:table-cell office:value-type="float" office:value="-0.349444051600465" calcext:value-type="float">
            <text:p>-0.349444051600465</text:p>
          </table:table-cell>
          <table:table-cell office:value-type="float" office:value="-0.343731331781893" calcext:value-type="float">
            <text:p>-0.343731331781893</text:p>
          </table:table-cell>
          <table:table-cell office:value-type="float" office:value="-0.339929542713115" calcext:value-type="float">
            <text:p>-0.339929542713115</text:p>
          </table:table-cell>
          <table:table-cell office:value-type="float" office:value="-0.340317314446869" calcext:value-type="float">
            <text:p>-0.340317314446869</text:p>
          </table:table-cell>
          <table:table-cell office:value-type="float" office:value="-0.346775199488843" calcext:value-type="float">
            <text:p>-0.346775199488843</text:p>
          </table:table-cell>
          <table:table-cell office:value-type="float" office:value="-0.38403018865101" calcext:value-type="float">
            <text:p>-0.38403018865101</text:p>
          </table:table-cell>
          <table:table-cell office:value-type="float" office:value="-0.386035377771611" calcext:value-type="float">
            <text:p>-0.386035377771611</text:p>
          </table:table-cell>
          <table:table-cell office:value-type="float" office:value="-0.369922010565864" calcext:value-type="float">
            <text:p>-0.369922010565864</text:p>
          </table:table-cell>
          <table:table-cell office:value-type="float" office:value="-0.390931388231147" calcext:value-type="float">
            <text:p>-0.390931388231147</text:p>
          </table:table-cell>
          <table:table-cell office:value-type="float" office:value="-0.392306002747461" calcext:value-type="float">
            <text:p>-0.392306002747461</text:p>
          </table:table-cell>
          <table:table-cell office:value-type="float" office:value="-0.328744497836936" calcext:value-type="float">
            <text:p>-0.328744497836936</text:p>
          </table:table-cell>
          <table:table-cell office:value-type="float" office:value="-0.321121607776224" calcext:value-type="float">
            <text:p>-0.321121607776224</text:p>
          </table:table-cell>
          <table:table-cell office:value-type="float" office:value="-0.333979051605589" calcext:value-type="float">
            <text:p>-0.333979051605589</text:p>
          </table:table-cell>
          <table:table-cell office:value-type="float" office:value="-0.361114228272361" calcext:value-type="float">
            <text:p>-0.361114228272361</text:p>
          </table:table-cell>
          <table:table-cell office:value-type="float" office:value="-0.378490302502166" calcext:value-type="float">
            <text:p>-0.378490302502166</text:p>
          </table:table-cell>
          <table:table-cell office:value-type="float" office:value="-0.384697850583848" calcext:value-type="float">
            <text:p>-0.384697850583848</text:p>
          </table:table-cell>
          <table:table-cell office:value-type="float" office:value="-0.391216940275197" calcext:value-type="float">
            <text:p>-0.391216940275197</text:p>
          </table:table-cell>
          <table:table-cell office:value-type="float" office:value="-0.390815487864612" calcext:value-type="float">
            <text:p>-0.390815487864612</text:p>
          </table:table-cell>
          <table:table-cell office:value-type="float" office:value="-0.38937441920134" calcext:value-type="float">
            <text:p>-0.38937441920134</text:p>
          </table:table-cell>
          <table:table-cell office:value-type="float" office:value="-0.391970957751369" calcext:value-type="float">
            <text:p>-0.391970957751369</text:p>
          </table:table-cell>
          <table:table-cell office:value-type="float" office:value="-0.397624490652341" calcext:value-type="float">
            <text:p>-0.397624490652341</text:p>
          </table:table-cell>
          <table:table-cell office:value-type="float" office:value="-0.38879865192736" calcext:value-type="float">
            <text:p>-0.38879865192736</text:p>
          </table:table-cell>
          <table:table-cell office:value-type="float" office:value="-0.399791697008118" calcext:value-type="float">
            <text:p>-0.399791697008118</text:p>
          </table:table-cell>
          <table:table-cell office:value-type="float" office:value="-0.37802825404833" calcext:value-type="float">
            <text:p>-0.37802825404833</text:p>
          </table:table-cell>
          <table:table-cell office:value-type="float" office:value="-0.359102626024351" calcext:value-type="float">
            <text:p>-0.359102626024351</text:p>
          </table:table-cell>
          <table:table-cell office:value-type="float" office:value="-0.357925398808114" calcext:value-type="float">
            <text:p>-0.357925398808114</text:p>
          </table:table-cell>
          <table:table-cell office:value-type="float" office:value="-0.360328206519024" calcext:value-type="float">
            <text:p>-0.360328206519024</text:p>
          </table:table-cell>
          <table:table-cell office:value-type="float" office:value="-0.391245721004307" calcext:value-type="float">
            <text:p>-0.391245721004307</text:p>
          </table:table-cell>
          <table:table-cell office:value-type="float" office:value="-0.418634264839971" calcext:value-type="float">
            <text:p>-0.418634264839971</text:p>
          </table:table-cell>
          <table:table-cell office:value-type="float" office:value="-0.421089750736611" calcext:value-type="float">
            <text:p>-0.421089750736611</text:p>
          </table:table-cell>
          <table:table-cell office:value-type="float" office:value="-0.381765760051939" calcext:value-type="float">
            <text:p>-0.381765760051939</text:p>
          </table:table-cell>
          <table:table-cell office:value-type="float" office:value="-0.370891030973485" calcext:value-type="float">
            <text:p>-0.370891030973485</text:p>
          </table:table-cell>
          <table:table-cell office:value-type="float" office:value="-0.36202283784283" calcext:value-type="float">
            <text:p>-0.36202283784283</text:p>
          </table:table-cell>
          <table:table-cell office:value-type="float" office:value="-0.348904870380314" calcext:value-type="float">
            <text:p>-0.348904870380314</text:p>
          </table:table-cell>
          <table:table-cell office:value-type="float" office:value="-0.345039075374625" calcext:value-type="float">
            <text:p>-0.345039075374625</text:p>
          </table:table-cell>
          <table:table-cell office:value-type="float" office:value="-0.342011414673315" calcext:value-type="float">
            <text:p>-0.342011414673315</text:p>
          </table:table-cell>
          <table:table-cell office:value-type="float" office:value="-0.338481449662221" calcext:value-type="float">
            <text:p>-0.338481449662221</text:p>
          </table:table-cell>
          <table:table-cell office:value-type="float" office:value="-0.331556716028692" calcext:value-type="float">
            <text:p>-0.331556716028692</text:p>
          </table:table-cell>
          <table:table-cell office:value-type="float" office:value="-0.349465098035786" calcext:value-type="float">
            <text:p>-0.349465098035786</text:p>
          </table:table-cell>
          <table:table-cell office:value-type="float" office:value="-0.357990214276939" calcext:value-type="float">
            <text:p>-0.357990214276939</text:p>
          </table:table-cell>
          <table:table-cell office:value-type="float" office:value="-0.352777355351706" calcext:value-type="float">
            <text:p>-0.352777355351706</text:p>
          </table:table-cell>
          <table:table-cell office:value-type="float" office:value="-0.337461113503318" calcext:value-type="float">
            <text:p>-0.337461113503318</text:p>
          </table:table-cell>
          <table:table-cell office:value-type="float" office:value="-0.33028427100583" calcext:value-type="float">
            <text:p>-0.33028427100583</text:p>
          </table:table-cell>
          <table:table-cell office:value-type="float" office:value="-0.334924811643897" calcext:value-type="float">
            <text:p>-0.334924811643897</text:p>
          </table:table-cell>
          <table:table-cell office:value-type="float" office:value="-0.3310466751403" calcext:value-type="float">
            <text:p>-0.3310466751403</text:p>
          </table:table-cell>
          <table:table-cell office:value-type="float" office:value="-0.330807043041165" calcext:value-type="float">
            <text:p>-0.330807043041165</text:p>
          </table:table-cell>
          <table:table-cell office:value-type="float" office:value="-0.331794120161439" calcext:value-type="float">
            <text:p>-0.331794120161439</text:p>
          </table:table-cell>
          <table:table-cell office:value-type="float" office:value="-0.328945766425888" calcext:value-type="float">
            <text:p>-0.328945766425888</text:p>
          </table:table-cell>
          <table:table-cell office:value-type="float" office:value="-0.329483265369738" calcext:value-type="float">
            <text:p>-0.329483265369738</text:p>
          </table:table-cell>
          <table:table-cell office:value-type="float" office:value="-0.32898630381076" calcext:value-type="float">
            <text:p>-0.32898630381076</text:p>
          </table:table-cell>
          <table:table-cell office:value-type="float" office:value="-0.331230200323376" calcext:value-type="float">
            <text:p>-0.331230200323376</text:p>
          </table:table-cell>
          <table:table-cell office:value-type="float" office:value="-0.331048067880549" calcext:value-type="float">
            <text:p>-0.331048067880549</text:p>
          </table:table-cell>
          <table:table-cell office:value-type="float" office:value="-0.329686477303247" calcext:value-type="float">
            <text:p>-0.329686477303247</text:p>
          </table:table-cell>
          <table:table-cell office:value-type="float" office:value="-0.329299444368445" calcext:value-type="float">
            <text:p>-0.329299444368445</text:p>
          </table:table-cell>
          <table:table-cell office:value-type="float" office:value="-0.329186652057053" calcext:value-type="float">
            <text:p>-0.329186652057053</text:p>
          </table:table-cell>
          <table:table-cell office:value-type="float" office:value="-0.330365587534846" calcext:value-type="float">
            <text:p>-0.330365587534846</text:p>
          </table:table-cell>
          <table:table-cell office:value-type="float" office:value="-0.329802638220226" calcext:value-type="float">
            <text:p>-0.329802638220226</text:p>
          </table:table-cell>
          <table:table-cell office:value-type="float" office:value="-0.32984958308449" calcext:value-type="float">
            <text:p>-0.32984958308449</text:p>
          </table:table-cell>
          <table:table-cell office:value-type="float" office:value="-0.329755980742927" calcext:value-type="float">
            <text:p>-0.329755980742927</text:p>
          </table:table-cell>
          <table:table-cell office:value-type="float" office:value="-0.329830989119187" calcext:value-type="float">
            <text:p>-0.329830989119187</text:p>
          </table:table-cell>
          <table:table-cell office:value-type="float" office:value="-0.3299401156297" calcext:value-type="float">
            <text:p>-0.3299401156297</text:p>
          </table:table-cell>
          <table:table-cell office:value-type="float" office:value="-0.329532514150765" calcext:value-type="float">
            <text:p>-0.329532514150765</text:p>
          </table:table-cell>
          <table:table-cell office:value-type="float" office:value="-0.329941287260534" calcext:value-type="float">
            <text:p>-0.329941287260534</text:p>
          </table:table-cell>
          <table:table-cell office:value-type="float" office:value="-0.329485889435345" calcext:value-type="float">
            <text:p>-0.329485889435345</text:p>
          </table:table-cell>
          <table:table-cell office:value-type="float" office:value="-0.329868856263781" calcext:value-type="float">
            <text:p>-0.329868856263781</text:p>
          </table:table-cell>
          <table:table-cell office:value-type="float" office:value="-0.330063904492843" calcext:value-type="float">
            <text:p>-0.330063904492843</text:p>
          </table:table-cell>
          <table:table-cell office:value-type="float" office:value="-0.329679940299125" calcext:value-type="float">
            <text:p>-0.329679940299125</text:p>
          </table:table-cell>
          <table:table-cell office:value-type="float" office:value="-0.329721229998824" calcext:value-type="float">
            <text:p>-0.329721229998824</text:p>
          </table:table-cell>
          <table:table-cell office:value-type="float" office:value="-0.329817626935797" calcext:value-type="float">
            <text:p>-0.329817626935797</text:p>
          </table:table-cell>
          <table:table-cell office:value-type="float" office:value="-0.33031814043549" calcext:value-type="float">
            <text:p>-0.33031814043549</text:p>
          </table:table-cell>
          <table:table-cell office:value-type="float" office:value="-0.330455665627042" calcext:value-type="float">
            <text:p>-0.330455665627042</text:p>
          </table:table-cell>
          <table:table-cell office:value-type="float" office:value="-0.32991391742233" calcext:value-type="float">
            <text:p>-0.32991391742233</text:p>
          </table:table-cell>
          <table:table-cell office:value-type="float" office:value="-0.330110681125112" calcext:value-type="float">
            <text:p>-0.330110681125112</text:p>
          </table:table-cell>
          <table:table-cell office:value-type="float" office:value="-0.329619581446211" calcext:value-type="float">
            <text:p>-0.329619581446211</text:p>
          </table:table-cell>
          <table:table-cell office:value-type="float" office:value="-0.330129871029834" calcext:value-type="float">
            <text:p>-0.330129871029834</text:p>
          </table:table-cell>
          <table:table-cell office:value-type="float" office:value="-0.330292160370904" calcext:value-type="float">
            <text:p>-0.330292160370904</text:p>
          </table:table-cell>
          <table:table-cell office:value-type="float" office:value="-0.330515522646854" calcext:value-type="float">
            <text:p>-0.330515522646854</text:p>
          </table:table-cell>
          <table:table-cell office:value-type="float" office:value="-0.329732612736488" calcext:value-type="float">
            <text:p>-0.329732612736488</text:p>
          </table:table-cell>
          <table:table-cell office:value-type="float" office:value="-0.329696585078305" calcext:value-type="float">
            <text:p>-0.329696585078305</text:p>
          </table:table-cell>
          <table:table-cell office:value-type="float" office:value="-0.330043903166743" calcext:value-type="float">
            <text:p>-0.330043903166743</text:p>
          </table:table-cell>
          <table:table-cell office:value-type="float" office:value="-0.330222159029405" calcext:value-type="float">
            <text:p>-0.330222159029405</text:p>
          </table:table-cell>
          <table:table-cell office:value-type="float" office:value="-0.329959255684622" calcext:value-type="float">
            <text:p>-0.329959255684622</text:p>
          </table:table-cell>
          <table:table-cell office:value-type="float" office:value="-0.330086188082797" calcext:value-type="float">
            <text:p>-0.330086188082797</text:p>
          </table:table-cell>
          <table:table-cell office:value-type="float" office:value="-0.32980048023169" calcext:value-type="float">
            <text:p>-0.32980048023169</text:p>
          </table:table-cell>
          <table:table-cell office:value-type="float" office:value="-0.329831807434362" calcext:value-type="float">
            <text:p>-0.329831807434362</text:p>
          </table:table-cell>
          <table:table-cell office:value-type="float" office:value="-0.329481129726168" calcext:value-type="float">
            <text:p>-0.329481129726168</text:p>
          </table:table-cell>
          <table:table-cell office:value-type="float" office:value="-0.330369782541816" calcext:value-type="float">
            <text:p>-0.330369782541816</text:p>
          </table:table-cell>
          <table:table-cell office:value-type="float" office:value="-0.32964145089337" calcext:value-type="float">
            <text:p>-0.32964145089337</text:p>
          </table:table-cell>
          <table:table-cell office:value-type="float" office:value="-0.329332863485896" calcext:value-type="float">
            <text:p>-0.329332863485896</text:p>
          </table:table-cell>
          <table:table-cell office:value-type="float" office:value="-0.329709951967789" calcext:value-type="float">
            <text:p>-0.329709951967789</text:p>
          </table:table-cell>
          <table:table-cell office:value-type="float" office:value="-0.330049141348394" calcext:value-type="float">
            <text:p>-0.330049141348394</text:p>
          </table:table-cell>
          <table:table-cell office:value-type="float" office:value="-0.330673477296755" calcext:value-type="float">
            <text:p>-0.330673477296755</text:p>
          </table:table-cell>
          <table:table-cell office:value-type="float" office:value="-0.329786126139638" calcext:value-type="float">
            <text:p>-0.329786126139638</text:p>
          </table:table-cell>
          <table:table-cell office:value-type="float" office:value="-0.330049347309925" calcext:value-type="float">
            <text:p>-0.330049347309925</text:p>
          </table:table-cell>
          <table:table-cell office:value-type="float" office:value="-0.330059477968351" calcext:value-type="float">
            <text:p>-0.330059477968351</text:p>
          </table:table-cell>
          <table:table-cell office:value-type="float" office:value="-0.329701194633123" calcext:value-type="float">
            <text:p>-0.329701194633123</text:p>
          </table:table-cell>
          <table:table-cell office:value-type="float" office:value="-0.33021688434046" calcext:value-type="float">
            <text:p>-0.33021688434046</text:p>
          </table:table-cell>
          <table:table-cell office:value-type="float" office:value="-0.330386945229099" calcext:value-type="float">
            <text:p>-0.330386945229099</text:p>
          </table:table-cell>
          <table:table-cell office:value-type="float" office:value="-0.3299933974922" calcext:value-type="float">
            <text:p>-0.3299933974922</text:p>
          </table:table-cell>
          <table:table-cell office:value-type="float" office:value="-0.329993655442496" calcext:value-type="float">
            <text:p>-0.329993655442496</text:p>
          </table:table-cell>
          <table:table-cell office:value-type="float" office:value="-0.329739826960105" calcext:value-type="float">
            <text:p>-0.329739826960105</text:p>
          </table:table-cell>
          <table:table-cell office:value-type="float" office:value="-0.329680769767986" calcext:value-type="float">
            <text:p>-0.329680769767986</text:p>
          </table:table-cell>
          <table:table-cell office:value-type="float" office:value="-0.329677098896938" calcext:value-type="float">
            <text:p>-0.329677098896938</text:p>
          </table:table-cell>
          <table:table-cell office:value-type="float" office:value="-0.330326074175999" calcext:value-type="float">
            <text:p>-0.330326074175999</text:p>
          </table:table-cell>
          <table:table-cell office:value-type="float" office:value="-0.329626584701557" calcext:value-type="float">
            <text:p>-0.329626584701557</text:p>
          </table:table-cell>
          <table:table-cell office:value-type="float" office:value="-0.330946386602743" calcext:value-type="float">
            <text:p>-0.330946386602743</text:p>
          </table:table-cell>
          <table:table-cell office:value-type="float" office:value="-0.329947271902856" calcext:value-type="float">
            <text:p>-0.329947271902856</text:p>
          </table:table-cell>
          <table:table-cell office:value-type="float" office:value="-0.330201453806032" calcext:value-type="float">
            <text:p>-0.330201453806032</text:p>
          </table:table-cell>
          <table:table-cell office:value-type="float" office:value="-0.33038999818369" calcext:value-type="float">
            <text:p>-0.33038999818369</text:p>
          </table:table-cell>
          <table:table-cell office:value-type="float" office:value="-0.33044698173621" calcext:value-type="float">
            <text:p>-0.33044698173621</text:p>
          </table:table-cell>
          <table:table-cell office:value-type="float" office:value="-0.330376502906143" calcext:value-type="float">
            <text:p>-0.330376502906143</text:p>
          </table:table-cell>
          <table:table-cell office:value-type="float" office:value="-0.329998834329007" calcext:value-type="float">
            <text:p>-0.329998834329007</text:p>
          </table:table-cell>
          <table:table-cell office:value-type="float" office:value="-0.330446031756292" calcext:value-type="float">
            <text:p>-0.330446031756292</text:p>
          </table:table-cell>
          <table:table-cell office:value-type="float" office:value="-0.330550978288324" calcext:value-type="float">
            <text:p>-0.330550978288324</text:p>
          </table:table-cell>
          <table:table-cell office:value-type="float" office:value="-0.329850086219006" calcext:value-type="float">
            <text:p>-0.329850086219006</text:p>
          </table:table-cell>
          <table:table-cell office:value-type="float" office:value="-0.329975851553858" calcext:value-type="float">
            <text:p>-0.329975851553858</text:p>
          </table:table-cell>
          <table:table-cell office:value-type="float" office:value="-0.330022445030833" calcext:value-type="float">
            <text:p>-0.330022445030833</text:p>
          </table:table-cell>
          <table:table-cell office:value-type="float" office:value="-0.330565258215417" calcext:value-type="float">
            <text:p>-0.330565258215417</text:p>
          </table:table-cell>
          <table:table-cell office:value-type="float" office:value="-0.329979050060807" calcext:value-type="float">
            <text:p>-0.329979050060807</text:p>
          </table:table-cell>
          <table:table-cell office:value-type="float" office:value="-0.330405564579779" calcext:value-type="float">
            <text:p>-0.330405564579779</text:p>
          </table:table-cell>
          <table:table-cell office:value-type="float" office:value="-0.330229757917514" calcext:value-type="float">
            <text:p>-0.330229757917514</text:p>
          </table:table-cell>
          <table:table-cell office:value-type="float" office:value="-0.329583314823598" calcext:value-type="float">
            <text:p>-0.329583314823598</text:p>
          </table:table-cell>
          <table:table-cell office:value-type="float" office:value="-0.330014051178822" calcext:value-type="float">
            <text:p>-0.330014051178822</text:p>
          </table:table-cell>
          <table:table-cell office:value-type="float" office:value="-0.330068412237431" calcext:value-type="float">
            <text:p>-0.330068412237431</text:p>
          </table:table-cell>
          <table:table-cell office:value-type="float" office:value="-0.330281762589573" calcext:value-type="float">
            <text:p>-0.330281762589573</text:p>
          </table:table-cell>
          <table:table-cell office:value-type="float" office:value="-0.330159696992216" calcext:value-type="float">
            <text:p>-0.330159696992216</text:p>
          </table:table-cell>
          <table:table-cell office:value-type="float" office:value="-0.330544866256505" calcext:value-type="float">
            <text:p>-0.330544866256505</text:p>
          </table:table-cell>
          <table:table-cell office:value-type="float" office:value="-0.330481841729331" calcext:value-type="float">
            <text:p>-0.330481841729331</text:p>
          </table:table-cell>
          <table:table-cell office:value-type="float" office:value="-0.329552866160855" calcext:value-type="float">
            <text:p>-0.329552866160855</text:p>
          </table:table-cell>
          <table:table-cell office:value-type="float" office:value="-0.330850892316761" calcext:value-type="float">
            <text:p>-0.330850892316761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81601741454851" calcext:value-type="float">
            <text:p>-3.81601741454851E-05</text:p>
          </table:table-cell>
          <table:table-cell office:value-type="float" office:value="-0.0000186660710522757" calcext:value-type="float">
            <text:p>-1.86660710522757E-05</text:p>
          </table:table-cell>
          <table:table-cell office:value-type="float" office:value="-0.0000262512857421293" calcext:value-type="float">
            <text:p>-2.62512857421293E-05</text:p>
          </table:table-cell>
          <table:table-cell office:value-type="float" office:value="0.0000546151578654786" calcext:value-type="float">
            <text:p>5.46151578654786E-05</text:p>
          </table:table-cell>
          <table:table-cell office:value-type="float" office:value="0.000029910756922269" calcext:value-type="float">
            <text:p>2.9910756922269E-05</text:p>
          </table:table-cell>
          <table:table-cell office:value-type="float" office:value="-0.0000826835314322594" calcext:value-type="float">
            <text:p>-8.26835314322594E-05</text:p>
          </table:table-cell>
          <table:table-cell office:value-type="float" office:value="0.00000105109295867045" calcext:value-type="float">
            <text:p>1.05109295867045E-06</text:p>
          </table:table-cell>
          <table:table-cell office:value-type="float" office:value="0.0000233334168675547" calcext:value-type="float">
            <text:p>2.33334168675547E-05</text:p>
          </table:table-cell>
          <table:table-cell office:value-type="float" office:value="0.0000628426686627437" calcext:value-type="float">
            <text:p>6.28426686627437E-05</text:p>
          </table:table-cell>
          <table:table-cell office:value-type="float" office:value="-0.0000813312118689291" calcext:value-type="float">
            <text:p>-8.13312118689291E-05</text:p>
          </table:table-cell>
          <table:table-cell office:value-type="float" office:value="0.00000465178573316738" calcext:value-type="float">
            <text:p>4.65178573316738E-06</text:p>
          </table:table-cell>
          <table:table-cell office:value-type="float" office:value="0.0000300625360628581" calcext:value-type="float">
            <text:p>3.00625360628581E-05</text:p>
          </table:table-cell>
          <table:table-cell office:value-type="float" office:value="0.0000213325350675309" calcext:value-type="float">
            <text:p>2.13325350675309E-05</text:p>
          </table:table-cell>
          <table:table-cell office:value-type="float" office:value="-0.0000206671293333516" calcext:value-type="float">
            <text:p>-2.06671293333516E-05</text:p>
          </table:table-cell>
          <table:table-cell office:value-type="float" office:value="-0.0000251395280991273" calcext:value-type="float">
            <text:p>-2.51395280991273E-05</text:p>
          </table:table-cell>
          <table:table-cell office:value-type="float" office:value="-0.0000404148803291315" calcext:value-type="float">
            <text:p>-4.04148803291315E-05</text:p>
          </table:table-cell>
          <table:table-cell office:value-type="float" office:value="0.0000162967675688686" calcext:value-type="float">
            <text:p>1.62967675688686E-05</text:p>
          </table:table-cell>
          <table:table-cell office:value-type="float" office:value="0.00000359995253318424" calcext:value-type="float">
            <text:p>3.59995253318424E-06</text:p>
          </table:table-cell>
          <table:table-cell office:value-type="float" office:value="0.00000768796453282095" calcext:value-type="float">
            <text:p>7.68796453282095E-06</text:p>
          </table:table-cell>
          <table:table-cell office:value-type="float" office:value="-0.0000272521564798067" calcext:value-type="float">
            <text:p>-2.72521564798067E-05</text:p>
          </table:table-cell>
          <table:table-cell office:value-type="float" office:value="0.0000924826271418988" calcext:value-type="float">
            <text:p>9.24826271418988E-05</text:p>
          </table:table-cell>
          <table:table-cell office:value-type="float" office:value="-0.0000658411729191344" calcext:value-type="float">
            <text:p>-6.58411729191344E-05</text:p>
          </table:table-cell>
          <table:table-cell office:value-type="float" office:value="-0.0000153816946254492" calcext:value-type="float">
            <text:p>-1.53816946254492E-05</text:p>
          </table:table-cell>
          <table:table-cell office:value-type="float" office:value="0.000031724026725688" calcext:value-type="float">
            <text:p>3.1724026725688E-05</text:p>
          </table:table-cell>
          <table:table-cell office:value-type="float" office:value="0.0000351662617897874" calcext:value-type="float">
            <text:p>3.51662617897874E-05</text:p>
          </table:table-cell>
          <table:table-cell office:value-type="float" office:value="-0.0000361789224467279" calcext:value-type="float">
            <text:p>-3.61789224467279E-05</text:p>
          </table:table-cell>
          <table:table-cell office:value-type="float" office:value="0.0000371648277595615" calcext:value-type="float">
            <text:p>3.71648277595615E-05</text:p>
          </table:table-cell>
          <table:table-cell office:value-type="float" office:value="-0.0000462649109749247" calcext:value-type="float">
            <text:p>-4.62649109749247E-05</text:p>
          </table:table-cell>
          <table:table-cell office:value-type="float" office:value="-0.0000175453636116485" calcext:value-type="float">
            <text:p>-1.75453636116485E-05</text:p>
          </table:table-cell>
          <table:table-cell office:value-type="float" office:value="0.00000768309482546137" calcext:value-type="float">
            <text:p>7.68309482546137E-06</text:p>
          </table:table-cell>
          <table:table-cell office:value-type="float" office:value="0.0000604767971679188" calcext:value-type="float">
            <text:p>6.04767971679188E-05</text:p>
          </table:table-cell>
          <table:table-cell office:value-type="float" office:value="-0.0000110209708008568" calcext:value-type="float">
            <text:p>-1.10209708008568E-05</text:p>
          </table:table-cell>
          <table:table-cell office:value-type="float" office:value="0.0000281004150250452" calcext:value-type="float">
            <text:p>2.81004150250452E-05</text:p>
          </table:table-cell>
          <table:table-cell office:value-type="float" office:value="-0.0000295805767182578" calcext:value-type="float">
            <text:p>-2.95805767182578E-05</text:p>
          </table:table-cell>
          <table:table-cell office:value-type="float" office:value="-0.00000968127688855125" calcext:value-type="float">
            <text:p>-9.68127688855125E-06</text:p>
          </table:table-cell>
          <table:table-cell office:value-type="float" office:value="-0.0000121654733709065" calcext:value-type="float">
            <text:p>-1.21654733709065E-05</text:p>
          </table:table-cell>
          <table:table-cell office:value-type="float" office:value="0.0000531589488211304" calcext:value-type="float">
            <text:p>5.31589488211304E-05</text:p>
          </table:table-cell>
          <table:table-cell office:value-type="float" office:value="0.00000470661130030914" calcext:value-type="float">
            <text:p>4.70661130030914E-06</text:p>
          </table:table-cell>
          <table:table-cell office:value-type="float" office:value="-0.000011714759330983" calcext:value-type="float">
            <text:p>-1.1714759330983E-05</text:p>
          </table:table-cell>
          <table:table-cell office:value-type="float" office:value="-0.0000601078851752979" calcext:value-type="float">
            <text:p>-6.01078851752979E-05</text:p>
          </table:table-cell>
          <table:table-cell office:value-type="float" office:value="0.0000815691625135617" calcext:value-type="float">
            <text:p>8.15691625135617E-05</text:p>
          </table:table-cell>
          <table:table-cell office:value-type="float" office:value="-0.0000896600973052664" calcext:value-type="float">
            <text:p>-8.96600973052664E-05</text:p>
          </table:table-cell>
          <table:table-cell office:value-type="float" office:value="0.0000944865677298679" calcext:value-type="float">
            <text:p>9.44865677298679E-05</text:p>
          </table:table-cell>
          <table:table-cell office:value-type="float" office:value="-0.0000123307594456779" calcext:value-type="float">
            <text:p>-1.23307594456779E-05</text:p>
          </table:table-cell>
          <table:table-cell office:value-type="float" office:value="-0.00000566944320889995" calcext:value-type="float">
            <text:p>-5.66944320889995E-06</text:p>
          </table:table-cell>
          <table:table-cell office:value-type="float" office:value="-0.000058784448269178" calcext:value-type="float">
            <text:p>-5.8784448269178E-05</text:p>
          </table:table-cell>
          <table:table-cell office:value-type="float" office:value="-0.0000337048196082934" calcext:value-type="float">
            <text:p>-3.37048196082934E-05</text:p>
          </table:table-cell>
          <table:table-cell office:value-type="float" office:value="0.000100448296439515" calcext:value-type="float">
            <text:p>0.00010044829644</text:p>
          </table:table-cell>
          <table:table-cell office:value-type="float" office:value="-0.0000771504499827991" calcext:value-type="float">
            <text:p>-7.71504499827991E-05</text:p>
          </table:table-cell>
          <table:table-cell office:value-type="float" office:value="0.0000168010009820585" calcext:value-type="float">
            <text:p>1.68010009820585E-05</text:p>
          </table:table-cell>
          <table:table-cell office:value-type="float" office:value="0.0000480951546237285" calcext:value-type="float">
            <text:p>4.80951546237285E-05</text:p>
          </table:table-cell>
          <table:table-cell office:value-type="float" office:value="-0.0000746781415351116" calcext:value-type="float">
            <text:p>-7.46781415351116E-05</text:p>
          </table:table-cell>
          <table:table-cell office:value-type="float" office:value="0.0000613411137749265" calcext:value-type="float">
            <text:p>6.13411137749265E-05</text:p>
          </table:table-cell>
          <table:table-cell office:value-type="float" office:value="-0.0015248218862059" calcext:value-type="float">
            <text:p>-0.001524821886206</text:p>
          </table:table-cell>
          <table:table-cell office:value-type="float" office:value="0.0000335902592796811" calcext:value-type="float">
            <text:p>3.35902592796811E-05</text:p>
          </table:table-cell>
          <table:table-cell office:value-type="float" office:value="-0.0000403187040063924" calcext:value-type="float">
            <text:p>-4.03187040063924E-05</text:p>
          </table:table-cell>
          <table:table-cell office:value-type="float" office:value="-0.0000603994085377479" calcext:value-type="float">
            <text:p>-6.03994085377479E-05</text:p>
          </table:table-cell>
          <table:table-cell office:value-type="float" office:value="-0.0000700028828855559" calcext:value-type="float">
            <text:p>-7.00028828855559E-05</text:p>
          </table:table-cell>
          <table:table-cell office:value-type="float" office:value="-0.0000817669537333532" calcext:value-type="float">
            <text:p>-8.17669537333532E-05</text:p>
          </table:table-cell>
          <table:table-cell office:value-type="float" office:value="-0.000019892582723946" calcext:value-type="float">
            <text:p>-1.9892582723946E-05</text:p>
          </table:table-cell>
          <table:table-cell office:value-type="float" office:value="-0.000109704982405701" calcext:value-type="float">
            <text:p>-0.000109704982406</text:p>
          </table:table-cell>
          <table:table-cell office:value-type="float" office:value="0.00070348205984444" calcext:value-type="float">
            <text:p>0.000703482059844</text:p>
          </table:table-cell>
          <table:table-cell office:value-type="float" office:value="0.00135303315777419" calcext:value-type="float">
            <text:p>0.001353033157774</text:p>
          </table:table-cell>
          <table:table-cell office:value-type="float" office:value="0.00530235678199498" calcext:value-type="float">
            <text:p>0.005302356781995</text:p>
          </table:table-cell>
          <table:table-cell office:value-type="float" office:value="0.00402576989429326" calcext:value-type="float">
            <text:p>0.004025769894293</text:p>
          </table:table-cell>
          <table:table-cell office:value-type="float" office:value="0.00903678838624833" calcext:value-type="float">
            <text:p>0.009036788386248</text:p>
          </table:table-cell>
          <table:table-cell office:value-type="float" office:value="0.00164070149164464" calcext:value-type="float">
            <text:p>0.001640701491645</text:p>
          </table:table-cell>
          <table:table-cell office:value-type="float" office:value="0.00192453445318674" calcext:value-type="float">
            <text:p>0.001924534453187</text:p>
          </table:table-cell>
          <table:table-cell office:value-type="float" office:value="0.00210302916659139" calcext:value-type="float">
            <text:p>0.002103029166591</text:p>
          </table:table-cell>
          <table:table-cell office:value-type="float" office:value="-0.00207066003097017" calcext:value-type="float">
            <text:p>-0.00207066003097</text:p>
          </table:table-cell>
          <table:table-cell office:value-type="float" office:value="0.00230140494616282" calcext:value-type="float">
            <text:p>0.002301404946163</text:p>
          </table:table-cell>
          <table:table-cell office:value-type="float" office:value="0.00902724755792883" calcext:value-type="float">
            <text:p>0.009027247557929</text:p>
          </table:table-cell>
          <table:table-cell office:value-type="float" office:value="0.00178141544882282" calcext:value-type="float">
            <text:p>0.001781415448823</text:p>
          </table:table-cell>
          <table:table-cell office:value-type="float" office:value="0.0021923082506774" calcext:value-type="float">
            <text:p>0.002192308250677</text:p>
          </table:table-cell>
          <table:table-cell office:value-type="float" office:value="-0.000963586795702409" calcext:value-type="float">
            <text:p>-0.000963586795702</text:p>
          </table:table-cell>
          <table:table-cell office:value-type="float" office:value="-0.000113853577606626" calcext:value-type="float">
            <text:p>-0.000113853577607</text:p>
          </table:table-cell>
          <table:table-cell office:value-type="float" office:value="0.000831331410276137" calcext:value-type="float">
            <text:p>0.000831331410276</text:p>
          </table:table-cell>
          <table:table-cell office:value-type="float" office:value="0.00138177728801925" calcext:value-type="float">
            <text:p>0.001381777288019</text:p>
          </table:table-cell>
          <table:table-cell office:value-type="float" office:value="-0.0000577485014523482" calcext:value-type="float">
            <text:p>-5.77485014523482E-05</text:p>
          </table:table-cell>
          <table:table-cell office:value-type="float" office:value="-0.00223611935157325" calcext:value-type="float">
            <text:p>-0.002236119351573</text:p>
          </table:table-cell>
          <table:table-cell office:value-type="float" office:value="-0.0246298641074102" calcext:value-type="float">
            <text:p>-0.02462986410741</text:p>
          </table:table-cell>
          <table:table-cell office:value-type="float" office:value="-0.00188781920759229" calcext:value-type="float">
            <text:p>-0.001887819207592</text:p>
          </table:table-cell>
          <table:table-cell office:value-type="float" office:value="-0.0025726718500273" calcext:value-type="float">
            <text:p>-0.002572671850027</text:p>
          </table:table-cell>
          <table:table-cell office:value-type="float" office:value="-0.00391116610241088" calcext:value-type="float">
            <text:p>-0.003911166102411</text:p>
          </table:table-cell>
          <table:table-cell office:value-type="float" office:value="-0.00149424912482998" calcext:value-type="float">
            <text:p>-0.00149424912483</text:p>
          </table:table-cell>
          <table:table-cell office:value-type="float" office:value="-0.000599170600790566" calcext:value-type="float">
            <text:p>-0.000599170600791</text:p>
          </table:table-cell>
          <table:table-cell office:value-type="float" office:value="-0.000214996092581687" calcext:value-type="float">
            <text:p>-0.000214996092582</text:p>
          </table:table-cell>
          <table:table-cell office:value-type="float" office:value="0.000902399060462633" calcext:value-type="float">
            <text:p>0.000902399060463</text:p>
          </table:table-cell>
          <table:table-cell office:value-type="float" office:value="0.00219947958846056" calcext:value-type="float">
            <text:p>0.002199479588461</text:p>
          </table:table-cell>
          <table:table-cell office:value-type="float" office:value="0.00129234173685244" calcext:value-type="float">
            <text:p>0.001292341736852</text:p>
          </table:table-cell>
          <table:table-cell office:value-type="float" office:value="0.00152906416654319" calcext:value-type="float">
            <text:p>0.001529064166543</text:p>
          </table:table-cell>
          <table:table-cell office:value-type="float" office:value="0.000114961684988368" calcext:value-type="float">
            <text:p>0.000114961684988</text:p>
          </table:table-cell>
          <table:table-cell office:value-type="float" office:value="-0.000882431442974618" calcext:value-type="float">
            <text:p>-0.000882431442975</text:p>
          </table:table-cell>
          <table:table-cell office:value-type="float" office:value="-0.00382272630013536" calcext:value-type="float">
            <text:p>-0.003822726300135</text:p>
          </table:table-cell>
          <table:table-cell office:value-type="float" office:value="0.0266819501927987" calcext:value-type="float">
            <text:p>0.026681950192799</text:p>
          </table:table-cell>
          <table:table-cell office:value-type="float" office:value="-0.00436058191985445" calcext:value-type="float">
            <text:p>-0.004360581919854</text:p>
          </table:table-cell>
          <table:table-cell office:value-type="float" office:value="-0.00840538318752387" calcext:value-type="float">
            <text:p>-0.008405383187524</text:p>
          </table:table-cell>
          <table:table-cell office:value-type="float" office:value="-0.00430925818790567" calcext:value-type="float">
            <text:p>-0.004309258187906</text:p>
          </table:table-cell>
          <table:table-cell office:value-type="float" office:value="-0.00204080803434281" calcext:value-type="float">
            <text:p>-0.002040808034343</text:p>
          </table:table-cell>
          <table:table-cell office:value-type="float" office:value="-0.00268314279273474" calcext:value-type="float">
            <text:p>-0.002683142792735</text:p>
          </table:table-cell>
          <table:table-cell office:value-type="float" office:value="-0.00388043930837345" calcext:value-type="float">
            <text:p>-0.003880439308373</text:p>
          </table:table-cell>
          <table:table-cell office:value-type="float" office:value="-0.00337633333081067" calcext:value-type="float">
            <text:p>-0.003376333330811</text:p>
          </table:table-cell>
          <table:table-cell office:value-type="float" office:value="-0.00107126763148135" calcext:value-type="float">
            <text:p>-0.001071267631481</text:p>
          </table:table-cell>
          <table:table-cell office:value-type="float" office:value="-0.000540981317894707" calcext:value-type="float">
            <text:p>-0.000540981317895</text:p>
          </table:table-cell>
          <table:table-cell office:value-type="float" office:value="-0.000361473130313317" calcext:value-type="float">
            <text:p>-0.000361473130313</text:p>
          </table:table-cell>
          <table:table-cell office:value-type="float" office:value="-0.000893607800609708" calcext:value-type="float">
            <text:p>-0.00089360780061</text:p>
          </table:table-cell>
          <table:table-cell office:value-type="float" office:value="-0.00101082770212474" calcext:value-type="float">
            <text:p>-0.001010827702125</text:p>
          </table:table-cell>
          <table:table-cell office:value-type="float" office:value="-0.000691921428121967" calcext:value-type="float">
            <text:p>-0.000691921428122</text:p>
          </table:table-cell>
          <table:table-cell office:value-type="float" office:value="0.00111795943371695" calcext:value-type="float">
            <text:p>0.001117959433717</text:p>
          </table:table-cell>
          <table:table-cell office:value-type="float" office:value="0.00130381591585071" calcext:value-type="float">
            <text:p>0.001303815915851</text:p>
          </table:table-cell>
          <table:table-cell office:value-type="float" office:value="0.00186477254910239" calcext:value-type="float">
            <text:p>0.001864772549102</text:p>
          </table:table-cell>
          <table:table-cell office:value-type="float" office:value="0.0010607572215478" calcext:value-type="float">
            <text:p>0.001060757221548</text:p>
          </table:table-cell>
          <table:table-cell office:value-type="float" office:value="0.00394076418588779" calcext:value-type="float">
            <text:p>0.003940764185888</text:p>
          </table:table-cell>
          <table:table-cell office:value-type="float" office:value="0.0112205881226032" calcext:value-type="float">
            <text:p>0.011220588122603</text:p>
          </table:table-cell>
          <table:table-cell office:value-type="float" office:value="-0.00303440134957428" calcext:value-type="float">
            <text:p>-0.003034401349574</text:p>
          </table:table-cell>
          <table:table-cell office:value-type="float" office:value="0.0094687822809239" calcext:value-type="float">
            <text:p>0.009468782280924</text:p>
          </table:table-cell>
          <table:table-cell office:value-type="float" office:value="0.00451312890416433" calcext:value-type="float">
            <text:p>0.004513128904164</text:p>
          </table:table-cell>
          <table:table-cell office:value-type="float" office:value="0.000464608725062599" calcext:value-type="float">
            <text:p>0.000464608725063</text:p>
          </table:table-cell>
          <table:table-cell office:value-type="float" office:value="-0.00000100560129712157" calcext:value-type="float">
            <text:p>-1.00560129712157E-06</text:p>
          </table:table-cell>
          <table:table-cell office:value-type="float" office:value="0.0000547835696242949" calcext:value-type="float">
            <text:p>5.47835696242949E-05</text:p>
          </table:table-cell>
          <table:table-cell office:value-type="float" office:value="0.00477484873066136" calcext:value-type="float">
            <text:p>0.004774848730661</text:p>
          </table:table-cell>
          <table:table-cell office:value-type="float" office:value="0.000786044200814295" calcext:value-type="float">
            <text:p>0.000786044200814</text:p>
          </table:table-cell>
          <table:table-cell office:value-type="float" office:value="-0.0252108555995794" calcext:value-type="float">
            <text:p>-0.025210855599579</text:p>
          </table:table-cell>
          <table:table-cell office:value-type="float" office:value="-0.00618783712732041" calcext:value-type="float">
            <text:p>-0.00618783712732</text:p>
          </table:table-cell>
          <table:table-cell office:value-type="float" office:value="-0.00227736910799164" calcext:value-type="float">
            <text:p>-0.002277369107992</text:p>
          </table:table-cell>
          <table:table-cell office:value-type="float" office:value="-0.00176830707308229" calcext:value-type="float">
            <text:p>-0.001768307073082</text:p>
          </table:table-cell>
          <table:table-cell office:value-type="float" office:value="-0.000316140991687308" calcext:value-type="float">
            <text:p>-0.000316140991687</text:p>
          </table:table-cell>
          <table:table-cell office:value-type="float" office:value="-0.00583475850830045" calcext:value-type="float">
            <text:p>-0.0058347585083</text:p>
          </table:table-cell>
          <table:table-cell office:value-type="float" office:value="-0.00152585799189503" calcext:value-type="float">
            <text:p>-0.001525857991895</text:p>
          </table:table-cell>
          <table:table-cell office:value-type="float" office:value="0.043697683811898" calcext:value-type="float">
            <text:p>0.043697683811898</text:p>
          </table:table-cell>
          <table:table-cell office:value-type="float" office:value="-0.00047215779439258" calcext:value-type="float">
            <text:p>-0.000472157794393</text:p>
          </table:table-cell>
          <table:table-cell office:value-type="float" office:value="-0.000799066153304606" calcext:value-type="float">
            <text:p>-0.000799066153305</text:p>
          </table:table-cell>
          <table:table-cell office:value-type="float" office:value="-0.00263623633082122" calcext:value-type="float">
            <text:p>-0.002636236330821</text:p>
          </table:table-cell>
          <table:table-cell office:value-type="float" office:value="-0.00906469844179725" calcext:value-type="float">
            <text:p>-0.009064698441797</text:p>
          </table:table-cell>
          <table:table-cell office:value-type="float" office:value="-0.00808434173839201" calcext:value-type="float">
            <text:p>-0.008084341738392</text:p>
          </table:table-cell>
          <table:table-cell office:value-type="float" office:value="-0.00416225174632895" calcext:value-type="float">
            <text:p>-0.004162251746329</text:p>
          </table:table-cell>
          <table:table-cell office:value-type="float" office:value="-0.00740995737684203" calcext:value-type="float">
            <text:p>-0.007409957376842</text:p>
          </table:table-cell>
          <table:table-cell office:value-type="float" office:value="-0.000535681028581203" calcext:value-type="float">
            <text:p>-0.000535681028581</text:p>
          </table:table-cell>
          <table:table-cell office:value-type="float" office:value="-0.000199568439318121" calcext:value-type="float">
            <text:p>-0.000199568439318</text:p>
          </table:table-cell>
          <table:table-cell office:value-type="float" office:value="-0.00105291375170002" calcext:value-type="float">
            <text:p>-0.0010529137517</text:p>
          </table:table-cell>
          <table:table-cell office:value-type="float" office:value="-0.00147661432587132" calcext:value-type="float">
            <text:p>-0.001476614325871</text:p>
          </table:table-cell>
          <table:table-cell office:value-type="float" office:value="-0.000421567266767675" calcext:value-type="float">
            <text:p>-0.000421567266768</text:p>
          </table:table-cell>
          <table:table-cell office:value-type="float" office:value="0.000438109040008627" calcext:value-type="float">
            <text:p>0.000438109040009</text:p>
          </table:table-cell>
          <table:table-cell office:value-type="float" office:value="0.00179273212827091" calcext:value-type="float">
            <text:p>0.001792732128271</text:p>
          </table:table-cell>
          <table:table-cell office:value-type="float" office:value="0.000887568329557109" calcext:value-type="float">
            <text:p>0.000887568329557</text:p>
          </table:table-cell>
          <table:table-cell office:value-type="float" office:value="0.00132810943757111" calcext:value-type="float">
            <text:p>0.001328109437571</text:p>
          </table:table-cell>
          <table:table-cell office:value-type="float" office:value="0.013324773271816" calcext:value-type="float">
            <text:p>0.013324773271816</text:p>
          </table:table-cell>
          <table:table-cell office:value-type="float" office:value="0.000902990980421348" calcext:value-type="float">
            <text:p>0.000902990980421</text:p>
          </table:table-cell>
          <table:table-cell office:value-type="float" office:value="0.00477043548994116" calcext:value-type="float">
            <text:p>0.004770435489941</text:p>
          </table:table-cell>
          <table:table-cell office:value-type="float" office:value="0.00508861691923901" calcext:value-type="float">
            <text:p>0.005088616919239</text:p>
          </table:table-cell>
          <table:table-cell office:value-type="float" office:value="0.0016823297275379" calcext:value-type="float">
            <text:p>0.001682329727538</text:p>
          </table:table-cell>
          <table:table-cell office:value-type="float" office:value="0.00187510489332521" calcext:value-type="float">
            <text:p>0.001875104893325</text:p>
          </table:table-cell>
          <table:table-cell office:value-type="float" office:value="-0.000642741358254151" calcext:value-type="float">
            <text:p>-0.000642741358254</text:p>
          </table:table-cell>
          <table:table-cell office:value-type="float" office:value="-0.000112637719924757" calcext:value-type="float">
            <text:p>-0.000112637719925</text:p>
          </table:table-cell>
          <table:table-cell office:value-type="float" office:value="0.00130420296115774" calcext:value-type="float">
            <text:p>0.001304202961158</text:p>
          </table:table-cell>
          <table:table-cell office:value-type="float" office:value="0.00374157297721123" calcext:value-type="float">
            <text:p>0.003741572977211</text:p>
          </table:table-cell>
          <table:table-cell office:value-type="float" office:value="-0.0337718728017859" calcext:value-type="float">
            <text:p>-0.033771872801786</text:p>
          </table:table-cell>
          <table:table-cell office:value-type="float" office:value="-0.00205254409554273" calcext:value-type="float">
            <text:p>-0.002052544095543</text:p>
          </table:table-cell>
          <table:table-cell office:value-type="float" office:value="-0.0015181197473581" calcext:value-type="float">
            <text:p>-0.001518119747358</text:p>
          </table:table-cell>
          <table:table-cell office:value-type="float" office:value="-0.00511307173865499" calcext:value-type="float">
            <text:p>-0.005113071738655</text:p>
          </table:table-cell>
          <table:table-cell office:value-type="float" office:value="0.0386548925006112" calcext:value-type="float">
            <text:p>0.038654892500611</text:p>
          </table:table-cell>
          <table:table-cell office:value-type="float" office:value="0.00331628874079543" calcext:value-type="float">
            <text:p>0.003316288740795</text:p>
          </table:table-cell>
          <table:table-cell office:value-type="float" office:value="-0.00331101878937251" calcext:value-type="float">
            <text:p>-0.003311018789373</text:p>
          </table:table-cell>
          <table:table-cell office:value-type="float" office:value="-0.00384306014506852" calcext:value-type="float">
            <text:p>-0.003843060145069</text:p>
          </table:table-cell>
          <table:table-cell office:value-type="float" office:value="-0.00485392866190071" calcext:value-type="float">
            <text:p>-0.004853928661901</text:p>
          </table:table-cell>
          <table:table-cell office:value-type="float" office:value="-0.0138214743352006" calcext:value-type="float">
            <text:p>-0.013821474335201</text:p>
          </table:table-cell>
          <table:table-cell office:value-type="float" office:value="-0.00193895631838448" calcext:value-type="float">
            <text:p>-0.001938956318384</text:p>
          </table:table-cell>
          <table:table-cell office:value-type="float" office:value="-0.00336850847265435" calcext:value-type="float">
            <text:p>-0.003368508472654</text:p>
          </table:table-cell>
          <table:table-cell office:value-type="float" office:value="-0.00515313681963786" calcext:value-type="float">
            <text:p>-0.005153136819638</text:p>
          </table:table-cell>
          <table:table-cell office:value-type="float" office:value="0.00314272626022527" calcext:value-type="float">
            <text:p>0.003142726260225</text:p>
          </table:table-cell>
          <table:table-cell office:value-type="float" office:value="0.000698986446251992" calcext:value-type="float">
            <text:p>0.000698986446252</text:p>
          </table:table-cell>
          <table:table-cell office:value-type="float" office:value="0.000165031966160523" calcext:value-type="float">
            <text:p>0.000165031966161</text:p>
          </table:table-cell>
          <table:table-cell office:value-type="float" office:value="-0.000645789531773633" calcext:value-type="float">
            <text:p>-0.000645789531774</text:p>
          </table:table-cell>
          <table:table-cell office:value-type="float" office:value="-0.00185934227008189" calcext:value-type="float">
            <text:p>-0.001859342270082</text:p>
          </table:table-cell>
          <table:table-cell office:value-type="float" office:value="0.000424792231806248" calcext:value-type="float">
            <text:p>0.000424792231806</text:p>
          </table:table-cell>
          <table:table-cell office:value-type="float" office:value="0.00171640293688802" calcext:value-type="float">
            <text:p>0.001716402936888</text:p>
          </table:table-cell>
          <table:table-cell office:value-type="float" office:value="0.00134515617886793" calcext:value-type="float">
            <text:p>0.001345156178868</text:p>
          </table:table-cell>
          <table:table-cell office:value-type="float" office:value="0.00194141219674143" calcext:value-type="float">
            <text:p>0.001941412196741</text:p>
          </table:table-cell>
          <table:table-cell office:value-type="float" office:value="0.0012865279462454" calcext:value-type="float">
            <text:p>0.001286527946245</text:p>
          </table:table-cell>
          <table:table-cell office:value-type="float" office:value="0.00454172366793226" calcext:value-type="float">
            <text:p>0.004541723667932</text:p>
          </table:table-cell>
          <table:table-cell office:value-type="float" office:value="0.006724341066846" calcext:value-type="float">
            <text:p>0.006724341066846</text:p>
          </table:table-cell>
          <table:table-cell office:value-type="float" office:value="0.00516606119218716" calcext:value-type="float">
            <text:p>0.005166061192187</text:p>
          </table:table-cell>
          <table:table-cell office:value-type="float" office:value="0.000364847236339894" calcext:value-type="float">
            <text:p>0.00036484723634</text:p>
          </table:table-cell>
          <table:table-cell office:value-type="float" office:value="-0.00188017806000929" calcext:value-type="float">
            <text:p>-0.001880178060009</text:p>
          </table:table-cell>
          <table:table-cell office:value-type="float" office:value="0.00538342583799201" calcext:value-type="float">
            <text:p>0.005383425837992</text:p>
          </table:table-cell>
          <table:table-cell office:value-type="float" office:value="0.00528721192267101" calcext:value-type="float">
            <text:p>0.005287211922671</text:p>
          </table:table-cell>
          <table:table-cell office:value-type="float" office:value="0.00238600098757347" calcext:value-type="float">
            <text:p>0.002386000987573</text:p>
          </table:table-cell>
          <table:table-cell office:value-type="float" office:value="0.000812069947069893" calcext:value-type="float">
            <text:p>0.00081206994707</text:p>
          </table:table-cell>
          <table:table-cell office:value-type="float" office:value="-0.000577099215136545" calcext:value-type="float">
            <text:p>-0.000577099215137</text:p>
          </table:table-cell>
          <table:table-cell office:value-type="float" office:value="-0.0000910380366402341" calcext:value-type="float">
            <text:p>-9.10380366402341E-05</text:p>
          </table:table-cell>
          <table:table-cell office:value-type="float" office:value="0.0010298828900086" calcext:value-type="float">
            <text:p>0.001029882890009</text:p>
          </table:table-cell>
          <table:table-cell office:value-type="float" office:value="0.00188232424964818" calcext:value-type="float">
            <text:p>0.001882324249648</text:p>
          </table:table-cell>
          <table:table-cell office:value-type="float" office:value="0.000604864522170567" calcext:value-type="float">
            <text:p>0.000604864522171</text:p>
          </table:table-cell>
          <table:table-cell office:value-type="float" office:value="-0.00212677582276377" calcext:value-type="float">
            <text:p>-0.002126775822764</text:p>
          </table:table-cell>
          <table:table-cell office:value-type="float" office:value="-0.00438185941804936" calcext:value-type="float">
            <text:p>-0.004381859418049</text:p>
          </table:table-cell>
          <table:table-cell office:value-type="float" office:value="-0.0286927179365091" calcext:value-type="float">
            <text:p>-0.028692717936509</text:p>
          </table:table-cell>
          <table:table-cell office:value-type="float" office:value="-0.00279529156072389" calcext:value-type="float">
            <text:p>-0.002795291560724</text:p>
          </table:table-cell>
          <table:table-cell office:value-type="float" office:value="-0.000504089095999305" calcext:value-type="float">
            <text:p>-0.000504089095999</text:p>
          </table:table-cell>
          <table:table-cell office:value-type="float" office:value="0.000155403387974429" calcext:value-type="float">
            <text:p>0.000155403387974</text:p>
          </table:table-cell>
          <table:table-cell office:value-type="float" office:value="0.000765980577435044" calcext:value-type="float">
            <text:p>0.000765980577435</text:p>
          </table:table-cell>
          <table:table-cell office:value-type="float" office:value="0.000889729520478222" calcext:value-type="float">
            <text:p>0.000889729520478</text:p>
          </table:table-cell>
          <table:table-cell office:value-type="float" office:value="0.00235791947062114" calcext:value-type="float">
            <text:p>0.002357919470621</text:p>
          </table:table-cell>
          <table:table-cell office:value-type="float" office:value="0.00204988350925206" calcext:value-type="float">
            <text:p>0.002049883509252</text:p>
          </table:table-cell>
          <table:table-cell office:value-type="float" office:value="-0.00238723866386176" calcext:value-type="float">
            <text:p>-0.002387238663862</text:p>
          </table:table-cell>
          <table:table-cell office:value-type="float" office:value="-0.00268180244330285" calcext:value-type="float">
            <text:p>-0.002681802443303</text:p>
          </table:table-cell>
          <table:table-cell office:value-type="float" office:value="0.0317283411628735" calcext:value-type="float">
            <text:p>0.031728341162874</text:p>
          </table:table-cell>
          <table:table-cell office:value-type="float" office:value="-0.0140987675882149" calcext:value-type="float">
            <text:p>-0.014098767588215</text:p>
          </table:table-cell>
          <table:table-cell office:value-type="float" office:value="-0.011175215598295" calcext:value-type="float">
            <text:p>-0.011175215598295</text:p>
          </table:table-cell>
          <table:table-cell office:value-type="float" office:value="-0.00258765661225668" calcext:value-type="float">
            <text:p>-0.002587656612257</text:p>
          </table:table-cell>
          <table:table-cell office:value-type="float" office:value="-0.00422217286258458" calcext:value-type="float">
            <text:p>-0.004222172862585</text:p>
          </table:table-cell>
          <table:table-cell office:value-type="float" office:value="-0.00620585606654095" calcext:value-type="float">
            <text:p>-0.006205856066541</text:p>
          </table:table-cell>
          <table:table-cell office:value-type="float" office:value="0.00164663227082779" calcext:value-type="float">
            <text:p>0.001646632270828</text:p>
          </table:table-cell>
          <table:table-cell office:value-type="float" office:value="0.0025700966643904" calcext:value-type="float">
            <text:p>0.00257009666439</text:p>
          </table:table-cell>
          <table:table-cell office:value-type="float" office:value="0.00402716457096414" calcext:value-type="float">
            <text:p>0.004027164570964</text:p>
          </table:table-cell>
          <table:table-cell office:value-type="float" office:value="-0.00074364839278962" calcext:value-type="float">
            <text:p>-0.00074364839279</text:p>
          </table:table-cell>
          <table:table-cell office:value-type="float" office:value="-0.000521291434873672" calcext:value-type="float">
            <text:p>-0.000521291434874</text:p>
          </table:table-cell>
          <table:table-cell office:value-type="float" office:value="-0.000800628078089394" calcext:value-type="float">
            <text:p>-0.000800628078089</text:p>
          </table:table-cell>
          <table:table-cell office:value-type="float" office:value="-0.00074297751967134" calcext:value-type="float">
            <text:p>-0.000742977519671</text:p>
          </table:table-cell>
          <table:table-cell office:value-type="float" office:value="0.0013006164490964" calcext:value-type="float">
            <text:p>0.001300616449096</text:p>
          </table:table-cell>
          <table:table-cell office:value-type="float" office:value="0.00223976015051469" calcext:value-type="float">
            <text:p>0.002239760150515</text:p>
          </table:table-cell>
          <table:table-cell office:value-type="float" office:value="0.00200618276175563" calcext:value-type="float">
            <text:p>0.002006182761756</text:p>
          </table:table-cell>
          <table:table-cell office:value-type="float" office:value="0.00345867159534496" calcext:value-type="float">
            <text:p>0.003458671595345</text:p>
          </table:table-cell>
          <table:table-cell office:value-type="float" office:value="0.00157030790346907" calcext:value-type="float">
            <text:p>0.001570307903469</text:p>
          </table:table-cell>
          <table:table-cell office:value-type="float" office:value="0.0061352205166762" calcext:value-type="float">
            <text:p>0.006135220516676</text:p>
          </table:table-cell>
          <table:table-cell office:value-type="float" office:value="0.00568682570937318" calcext:value-type="float">
            <text:p>0.005686825709373</text:p>
          </table:table-cell>
          <table:table-cell office:value-type="float" office:value="0.00118858635845082" calcext:value-type="float">
            <text:p>0.001188586358451</text:p>
          </table:table-cell>
          <table:table-cell office:value-type="float" office:value="-0.00217233820180812" calcext:value-type="float">
            <text:p>-0.002172338201808</text:p>
          </table:table-cell>
          <table:table-cell office:value-type="float" office:value="-0.00161958187465372" calcext:value-type="float">
            <text:p>-0.001619581874654</text:p>
          </table:table-cell>
          <table:table-cell office:value-type="float" office:value="0.00525800630372142" calcext:value-type="float">
            <text:p>0.005258006303721</text:p>
          </table:table-cell>
          <table:table-cell office:value-type="float" office:value="0.00639934544770282" calcext:value-type="float">
            <text:p>0.006399345447703</text:p>
          </table:table-cell>
          <table:table-cell office:value-type="float" office:value="0.00197181449709821" calcext:value-type="float">
            <text:p>0.001971814497098</text:p>
          </table:table-cell>
          <table:table-cell office:value-type="float" office:value="0.00159298457792856" calcext:value-type="float">
            <text:p>0.001592984577929</text:p>
          </table:table-cell>
          <table:table-cell office:value-type="float" office:value="0.00163406155639484" calcext:value-type="float">
            <text:p>0.001634061556395</text:p>
          </table:table-cell>
          <table:table-cell office:value-type="float" office:value="-0.00000512165079258331" calcext:value-type="float">
            <text:p>-5.12165079258331E-06</text:p>
          </table:table-cell>
          <table:table-cell office:value-type="float" office:value="-0.000323309140979999" calcext:value-type="float">
            <text:p>-0.00032330914098</text:p>
          </table:table-cell>
          <table:table-cell office:value-type="float" office:value="0.00184227502640388" calcext:value-type="float">
            <text:p>0.001842275026404</text:p>
          </table:table-cell>
          <table:table-cell office:value-type="float" office:value="0.0000040397998147812" calcext:value-type="float">
            <text:p>4.0397998147812E-06</text:p>
          </table:table-cell>
          <table:table-cell office:value-type="float" office:value="-0.000376653565575868" calcext:value-type="float">
            <text:p>-0.000376653565576</text:p>
          </table:table-cell>
          <table:table-cell office:value-type="float" office:value="-0.0316440908432906" calcext:value-type="float">
            <text:p>-0.031644090843291</text:p>
          </table:table-cell>
          <table:table-cell office:value-type="float" office:value="-0.00210728456856951" calcext:value-type="float">
            <text:p>-0.00210728456857</text:p>
          </table:table-cell>
          <table:table-cell office:value-type="float" office:value="-0.000551929328381384" calcext:value-type="float">
            <text:p>-0.000551929328381</text:p>
          </table:table-cell>
          <table:table-cell office:value-type="float" office:value="-0.000826363206061387" calcext:value-type="float">
            <text:p>-0.000826363206061</text:p>
          </table:table-cell>
          <table:table-cell office:value-type="float" office:value="0.001491176506212" calcext:value-type="float">
            <text:p>0.001491176506212</text:p>
          </table:table-cell>
          <table:table-cell office:value-type="float" office:value="0.00152738786129975" calcext:value-type="float">
            <text:p>0.0015273878613</text:p>
          </table:table-cell>
          <table:table-cell office:value-type="float" office:value="0.00188881361032417" calcext:value-type="float">
            <text:p>0.001888813610324</text:p>
          </table:table-cell>
          <table:table-cell office:value-type="float" office:value="0.00146324562735506" calcext:value-type="float">
            <text:p>0.001463245627355</text:p>
          </table:table-cell>
          <table:table-cell office:value-type="float" office:value="0.00187425434456256" calcext:value-type="float">
            <text:p>0.001874254344563</text:p>
          </table:table-cell>
          <table:table-cell office:value-type="float" office:value="-0.00166015991662788" calcext:value-type="float">
            <text:p>-0.001660159916628</text:p>
          </table:table-cell>
          <table:table-cell office:value-type="float" office:value="-0.00267359421653407" calcext:value-type="float">
            <text:p>-0.002673594216534</text:p>
          </table:table-cell>
          <table:table-cell office:value-type="float" office:value="-0.00302844860123952" calcext:value-type="float">
            <text:p>-0.00302844860124</text:p>
          </table:table-cell>
          <table:table-cell office:value-type="float" office:value="0.005303261476228" calcext:value-type="float">
            <text:p>0.005303261476228</text:p>
          </table:table-cell>
          <table:table-cell office:value-type="float" office:value="0.0137789183958421" calcext:value-type="float">
            <text:p>0.013778918395842</text:p>
          </table:table-cell>
          <table:table-cell office:value-type="float" office:value="0.00790243972504095" calcext:value-type="float">
            <text:p>0.007902439725041</text:p>
          </table:table-cell>
          <table:table-cell office:value-type="float" office:value="0.000840507237662547" calcext:value-type="float">
            <text:p>0.000840507237663</text:p>
          </table:table-cell>
          <table:table-cell office:value-type="float" office:value="-0.00558142759008279" calcext:value-type="float">
            <text:p>-0.005581427590083</text:p>
          </table:table-cell>
          <table:table-cell office:value-type="float" office:value="-0.0231246265901806" calcext:value-type="float">
            <text:p>-0.023124626590181</text:p>
          </table:table-cell>
          <table:table-cell office:value-type="float" office:value="-0.00983804100341601" calcext:value-type="float">
            <text:p>-0.009838041003416</text:p>
          </table:table-cell>
          <table:table-cell office:value-type="float" office:value="0.00318875803058455" calcext:value-type="float">
            <text:p>0.003188758030585</text:p>
          </table:table-cell>
          <table:table-cell office:value-type="float" office:value="0.00764332747648694" calcext:value-type="float">
            <text:p>0.007643327476487</text:p>
          </table:table-cell>
          <table:table-cell office:value-type="float" office:value="-0.000367252999986023" calcext:value-type="float">
            <text:p>-0.000367252999986</text:p>
          </table:table-cell>
          <table:table-cell office:value-type="float" office:value="-0.000516365918646011" calcext:value-type="float">
            <text:p>-0.000516365918646</text:p>
          </table:table-cell>
          <table:table-cell office:value-type="float" office:value="-0.00142919627732235" calcext:value-type="float">
            <text:p>-0.001429196277322</text:p>
          </table:table-cell>
          <table:table-cell office:value-type="float" office:value="0.00015046280990294" calcext:value-type="float">
            <text:p>0.000150462809903</text:p>
          </table:table-cell>
          <table:table-cell office:value-type="float" office:value="-0.000132233761094558" calcext:value-type="float">
            <text:p>-0.000132233761095</text:p>
          </table:table-cell>
          <table:table-cell office:value-type="float" office:value="-0.0000500292183555073" calcext:value-type="float">
            <text:p>-5.00292183555073E-05</text:p>
          </table:table-cell>
          <table:table-cell office:value-type="float" office:value="0.00119883198263832" calcext:value-type="float">
            <text:p>0.001198831982638</text:p>
          </table:table-cell>
          <table:table-cell office:value-type="float" office:value="0.00214922634270798" calcext:value-type="float">
            <text:p>0.002149226342708</text:p>
          </table:table-cell>
          <table:table-cell office:value-type="float" office:value="0.00390679841608871" calcext:value-type="float">
            <text:p>0.003906798416089</text:p>
          </table:table-cell>
          <table:table-cell office:value-type="float" office:value="0.00225432763856492" calcext:value-type="float">
            <text:p>0.002254327638565</text:p>
          </table:table-cell>
          <table:table-cell office:value-type="float" office:value="0.0152470290934113" calcext:value-type="float">
            <text:p>0.015247029093411</text:p>
          </table:table-cell>
          <table:table-cell office:value-type="float" office:value="-0.00118593906558623" calcext:value-type="float">
            <text:p>-0.001185939065586</text:p>
          </table:table-cell>
          <table:table-cell office:value-type="float" office:value="0.00182890414158598" calcext:value-type="float">
            <text:p>0.001828904141586</text:p>
          </table:table-cell>
          <table:table-cell office:value-type="float" office:value="0.0136561144364609" calcext:value-type="float">
            <text:p>0.013656114436461</text:p>
          </table:table-cell>
          <table:table-cell office:value-type="float" office:value="0.00240129408582756" calcext:value-type="float">
            <text:p>0.002401294085828</text:p>
          </table:table-cell>
          <table:table-cell office:value-type="float" office:value="-0.00204136388391285" calcext:value-type="float">
            <text:p>-0.002041363883913</text:p>
          </table:table-cell>
          <table:table-cell office:value-type="float" office:value="-0.0283450463225949" calcext:value-type="float">
            <text:p>-0.028345046322595</text:p>
          </table:table-cell>
          <table:table-cell office:value-type="float" office:value="-0.00707647736296585" calcext:value-type="float">
            <text:p>-0.007076477362966</text:p>
          </table:table-cell>
          <table:table-cell office:value-type="float" office:value="-0.006168809199327" calcext:value-type="float">
            <text:p>-0.006168809199327</text:p>
          </table:table-cell>
          <table:table-cell office:value-type="float" office:value="-0.00546739384667166" calcext:value-type="float">
            <text:p>-0.005467393846672</text:p>
          </table:table-cell>
          <table:table-cell office:value-type="float" office:value="-0.00292963368326066" calcext:value-type="float">
            <text:p>-0.002929633683261</text:p>
          </table:table-cell>
          <table:table-cell office:value-type="float" office:value="-0.00238564539805591" calcext:value-type="float">
            <text:p>-0.002385645398056</text:p>
          </table:table-cell>
          <table:table-cell office:value-type="float" office:value="-0.00213832863915647" calcext:value-type="float">
            <text:p>-0.002138328639156</text:p>
          </table:table-cell>
          <table:table-cell office:value-type="float" office:value="-0.00340261468606345" calcext:value-type="float">
            <text:p>-0.003402614686063</text:p>
          </table:table-cell>
          <table:table-cell office:value-type="float" office:value="0.00151875133452856" calcext:value-type="float">
            <text:p>0.001518751334529</text:p>
          </table:table-cell>
          <table:table-cell office:value-type="float" office:value="0.0252375812724349" calcext:value-type="float">
            <text:p>0.025237581272435</text:p>
          </table:table-cell>
          <table:table-cell office:value-type="float" office:value="-0.00136934353092721" calcext:value-type="float">
            <text:p>-0.001369343530927</text:p>
          </table:table-cell>
          <table:table-cell office:value-type="float" office:value="-0.00448666565572531" calcext:value-type="float">
            <text:p>-0.004486665655725</text:p>
          </table:table-cell>
          <table:table-cell office:value-type="float" office:value="0.0000786254213827608" calcext:value-type="float">
            <text:p>7.86254213827608E-05</text:p>
          </table:table-cell>
          <table:table-cell office:value-type="float" office:value="0.0000836414196773716" calcext:value-type="float">
            <text:p>8.36414196773716E-05</text:p>
          </table:table-cell>
          <table:table-cell office:value-type="float" office:value="-0.00027215124499036" calcext:value-type="float">
            <text:p>-0.00027215124499</text:p>
          </table:table-cell>
          <table:table-cell office:value-type="float" office:value="0.0000164369424865418" calcext:value-type="float">
            <text:p>1.64369424865418E-05</text:p>
          </table:table-cell>
          <table:table-cell office:value-type="float" office:value="0.000276200367500479" calcext:value-type="float">
            <text:p>0.0002762003675</text:p>
          </table:table-cell>
          <table:table-cell office:value-type="float" office:value="-0.000176333968427311" calcext:value-type="float">
            <text:p>-0.000176333968427</text:p>
          </table:table-cell>
          <table:table-cell office:value-type="float" office:value="-0.000104896744181571" calcext:value-type="float">
            <text:p>-0.000104896744182</text:p>
          </table:table-cell>
          <table:table-cell office:value-type="float" office:value="0.0000788253762825097" calcext:value-type="float">
            <text:p>7.88253762825097E-05</text:p>
          </table:table-cell>
          <table:table-cell office:value-type="float" office:value="0.000158853268412973" calcext:value-type="float">
            <text:p>0.000158853268413</text:p>
          </table:table-cell>
          <table:table-cell office:value-type="float" office:value="-0.0000754847508314671" calcext:value-type="float">
            <text:p>-7.54847508314671E-05</text:p>
          </table:table-cell>
          <table:table-cell office:value-type="float" office:value="-0.0000476869390502177" calcext:value-type="float">
            <text:p>-4.76869390502177E-05</text:p>
          </table:table-cell>
          <table:table-cell office:value-type="float" office:value="0.0000258563057813355" calcext:value-type="float">
            <text:p>2.58563057813355E-05</text:p>
          </table:table-cell>
          <table:table-cell office:value-type="float" office:value="-0.0000182466195570163" calcext:value-type="float">
            <text:p>-1.82466195570163E-05</text:p>
          </table:table-cell>
          <table:table-cell office:value-type="float" office:value="-0.0000129129608430478" calcext:value-type="float">
            <text:p>-1.29129608430478E-05</text:p>
          </table:table-cell>
          <table:table-cell office:value-type="float" office:value="-0.0000000177936115286492" calcext:value-type="float">
            <text:p>-1.77936115286492E-08</text:p>
          </table:table-cell>
          <table:table-cell office:value-type="float" office:value="0.00000270163088000874" calcext:value-type="float">
            <text:p>2.70163088000874E-06</text:p>
          </table:table-cell>
          <table:table-cell office:value-type="float" office:value="0.00000778425705644237" calcext:value-type="float">
            <text:p>7.78425705644237E-06</text:p>
          </table:table-cell>
          <table:table-cell office:value-type="float" office:value="-0.0000256885081622027" calcext:value-type="float">
            <text:p>-2.56885081622027E-05</text:p>
          </table:table-cell>
          <table:table-cell office:value-type="float" office:value="0.0000224341473449297" calcext:value-type="float">
            <text:p>2.24341473449297E-05</text:p>
          </table:table-cell>
          <table:table-cell office:value-type="float" office:value="0.00000428339519553678" calcext:value-type="float">
            <text:p>4.28339519553678E-06</text:p>
          </table:table-cell>
          <table:table-cell office:value-type="float" office:value="0.0000012623631319153" calcext:value-type="float">
            <text:p>1.2623631319153E-06</text:p>
          </table:table-cell>
          <table:table-cell office:value-type="float" office:value="-0.0000195649654385899" calcext:value-type="float">
            <text:p>-1.95649654385899E-05</text:p>
          </table:table-cell>
          <table:table-cell office:value-type="float" office:value="-0.00000310423501531654" calcext:value-type="float">
            <text:p>-3.10423501531654E-06</text:p>
          </table:table-cell>
          <table:table-cell office:value-type="float" office:value="0.0000164738292747768" calcext:value-type="float">
            <text:p>1.64738292747768E-05</text:p>
          </table:table-cell>
          <table:table-cell office:value-type="float" office:value="-0.00000852047511068488" calcext:value-type="float">
            <text:p>-8.52047511068488E-06</text:p>
          </table:table-cell>
          <table:table-cell office:value-type="float" office:value="-0.0000117638462763803" calcext:value-type="float">
            <text:p>-1.17638462763803E-05</text:p>
          </table:table-cell>
          <table:table-cell office:value-type="float" office:value="0.00000656272697291405" calcext:value-type="float">
            <text:p>6.56272697291405E-06</text:p>
          </table:table-cell>
          <table:table-cell office:value-type="float" office:value="0.0000245825999061755" calcext:value-type="float">
            <text:p>2.45825999061755E-05</text:p>
          </table:table-cell>
          <table:table-cell office:value-type="float" office:value="-0.00000107273353838755" calcext:value-type="float">
            <text:p>-1.07273353838755E-06</text:p>
          </table:table-cell>
          <table:table-cell office:value-type="float" office:value="-0.00000681258233581339" calcext:value-type="float">
            <text:p>-6.81258233581339E-06</text:p>
          </table:table-cell>
          <table:table-cell office:value-type="float" office:value="-0.0000131475305608086" calcext:value-type="float">
            <text:p>-1.31475305608086E-05</text:p>
          </table:table-cell>
          <table:table-cell office:value-type="float" office:value="-0.000014712552236118" calcext:value-type="float">
            <text:p>-1.4712552236118E-05</text:p>
          </table:table-cell>
          <table:table-cell office:value-type="float" office:value="0.0000205385273697734" calcext:value-type="float">
            <text:p>2.05385273697734E-05</text:p>
          </table:table-cell>
          <table:table-cell office:value-type="float" office:value="0.0000119503901374052" calcext:value-type="float">
            <text:p>1.19503901374052E-05</text:p>
          </table:table-cell>
          <table:table-cell office:value-type="float" office:value="0.000000753047405654961" calcext:value-type="float">
            <text:p>7.53047405654961E-07</text:p>
          </table:table-cell>
          <table:table-cell office:value-type="float" office:value="-0.0000367645326755372" calcext:value-type="float">
            <text:p>-3.67645326755372E-05</text:p>
          </table:table-cell>
          <table:table-cell office:value-type="float" office:value="-0.00000376587519246296" calcext:value-type="float">
            <text:p>-3.76587519246296E-06</text:p>
          </table:table-cell>
          <table:table-cell office:value-type="float" office:value="0.00000344566310328531" calcext:value-type="float">
            <text:p>3.44566310328531E-06</text:p>
          </table:table-cell>
          <table:table-cell office:value-type="float" office:value="0.0000230383510136378" calcext:value-type="float">
            <text:p>2.30383510136378E-05</text:p>
          </table:table-cell>
          <table:table-cell office:value-type="float" office:value="-0.0000190870264750176" calcext:value-type="float">
            <text:p>-1.90870264750176E-05</text:p>
          </table:table-cell>
          <table:table-cell office:value-type="float" office:value="0.0000122863747172297" calcext:value-type="float">
            <text:p>1.22863747172297E-05</text:p>
          </table:table-cell>
          <table:table-cell office:value-type="float" office:value="-0.00000853243313797547" calcext:value-type="float">
            <text:p>-8.53243313797547E-06</text:p>
          </table:table-cell>
          <table:table-cell office:value-type="float" office:value="0.0000100220328704825" calcext:value-type="float">
            <text:p>1.00220328704825E-05</text:p>
          </table:table-cell>
          <table:table-cell office:value-type="float" office:value="-0.0000242462239410379" calcext:value-type="float">
            <text:p>-2.42462239410379E-05</text:p>
          </table:table-cell>
          <table:table-cell office:value-type="float" office:value="0.0000280362508757737" calcext:value-type="float">
            <text:p>2.80362508757737E-05</text:p>
          </table:table-cell>
          <table:table-cell office:value-type="float" office:value="-0.0000283570372933695" calcext:value-type="float">
            <text:p>-2.83570372933695E-05</text:p>
          </table:table-cell>
          <table:table-cell office:value-type="float" office:value="-0.00000071486153746525" calcext:value-type="float">
            <text:p>-7.1486153746525E-07</text:p>
          </table:table-cell>
          <table:table-cell office:value-type="float" office:value="0.00000801547545953296" calcext:value-type="float">
            <text:p>8.01547545953296E-06</text:p>
          </table:table-cell>
          <table:table-cell office:value-type="float" office:value="0.0000245327144172691" calcext:value-type="float">
            <text:p>2.45327144172691E-05</text:p>
          </table:table-cell>
          <table:table-cell office:value-type="float" office:value="0.00000353695138649579" calcext:value-type="float">
            <text:p>3.53695138649579E-06</text:p>
          </table:table-cell>
          <table:table-cell office:value-type="float" office:value="-0.0000287648489776804" calcext:value-type="float">
            <text:p>-2.87648489776804E-05</text:p>
          </table:table-cell>
          <table:table-cell office:value-type="float" office:value="0.0000142293249067449" calcext:value-type="float">
            <text:p>1.42293249067449E-05</text:p>
          </table:table-cell>
          <table:table-cell office:value-type="float" office:value="-0.00000450908217070056" calcext:value-type="float">
            <text:p>-4.50908217070056E-06</text:p>
          </table:table-cell>
          <table:table-cell office:value-type="float" office:value="-0.0000160492160742876" calcext:value-type="float">
            <text:p>-1.60492160742876E-05</text:p>
          </table:table-cell>
          <table:table-cell office:value-type="float" office:value="0.000016862039018295" calcext:value-type="float">
            <text:p>1.6862039018295E-05</text:p>
          </table:table-cell>
          <table:table-cell office:value-type="float" office:value="-0.00000191817027578312" calcext:value-type="float">
            <text:p>-1.91817027578312E-06</text:p>
          </table:table-cell>
          <table:table-cell office:value-type="float" office:value="-0.0000117158634442283" calcext:value-type="float">
            <text:p>-1.17158634442283E-05</text:p>
          </table:table-cell>
          <table:table-cell office:value-type="float" office:value="0.0000287175373749893" calcext:value-type="float">
            <text:p>2.87175373749893E-05</text:p>
          </table:table-cell>
          <table:table-cell office:value-type="float" office:value="-0.00001337170669935" calcext:value-type="float">
            <text:p>-1.337170669935E-05</text:p>
          </table:table-cell>
          <table:table-cell office:value-type="float" office:value="-0.00000200842122177747" calcext:value-type="float">
            <text:p>-2.00842122177747E-06</text:p>
          </table:table-cell>
          <table:table-cell office:value-type="float" office:value="-0.0000188084050166681" calcext:value-type="float">
            <text:p>-1.88084050166681E-05</text:p>
          </table:table-cell>
          <table:table-cell office:value-type="float" office:value="0.0000328804943477978" calcext:value-type="float">
            <text:p>3.28804943477978E-05</text:p>
          </table:table-cell>
          <table:table-cell office:value-type="float" office:value="-0.0000275539298149052" calcext:value-type="float">
            <text:p>-2.75539298149052E-05</text:p>
          </table:table-cell>
          <table:table-cell office:value-type="float" office:value="0.0000338509825128508" calcext:value-type="float">
            <text:p>3.38509825128508E-05</text:p>
          </table:table-cell>
          <table:table-cell office:value-type="float" office:value="-0.0000071163263769547" calcext:value-type="float">
            <text:p>-7.1163263769547E-06</text:p>
          </table:table-cell>
          <table:table-cell office:value-type="float" office:value="-0.0000240629094725442" calcext:value-type="float">
            <text:p>-2.40629094725442E-05</text:p>
          </table:table-cell>
          <table:table-cell office:value-type="float" office:value="0.0000243957929074723" calcext:value-type="float">
            <text:p>2.43957929074723E-05</text:p>
          </table:table-cell>
          <table:table-cell office:value-type="float" office:value="-0.0000125738320306268" calcext:value-type="float">
            <text:p>-1.25738320306268E-05</text:p>
          </table:table-cell>
          <table:table-cell office:value-type="float" office:value="0.00000277350567273738" calcext:value-type="float">
            <text:p>2.77350567273738E-06</text:p>
          </table:table-cell>
          <table:table-cell office:value-type="float" office:value="0.000000513469340879258" calcext:value-type="float">
            <text:p>5.13469340879258E-07</text:p>
          </table:table-cell>
          <table:table-cell office:value-type="float" office:value="-0.0000178580188288646" calcext:value-type="float">
            <text:p>-1.78580188288646E-05</text:p>
          </table:table-cell>
          <table:table-cell office:value-type="float" office:value="0.000033091027072496" calcext:value-type="float">
            <text:p>3.3091027072496E-05</text:p>
          </table:table-cell>
          <table:table-cell office:value-type="float" office:value="-0.0000370930124560242" calcext:value-type="float">
            <text:p>-3.70930124560242E-05</text:p>
          </table:table-cell>
          <table:table-cell office:value-type="float" office:value="0.0000108938101440192" calcext:value-type="float">
            <text:p>1.08938101440192E-05</text:p>
          </table:table-cell>
          <table:table-cell office:value-type="float" office:value="0.0000227561535561804" calcext:value-type="float">
            <text:p>2.27561535561804E-05</text:p>
          </table:table-cell>
          <table:table-cell office:value-type="float" office:value="0.000016387388032113" calcext:value-type="float">
            <text:p>1.6387388032113E-05</text:p>
          </table:table-cell>
          <table:table-cell office:value-type="float" office:value="-0.0000400034319616438" calcext:value-type="float">
            <text:p>-4.00034319616438E-05</text:p>
          </table:table-cell>
          <table:table-cell office:value-type="float" office:value="0.0000140885670496527" calcext:value-type="float">
            <text:p>1.40885670496527E-05</text:p>
          </table:table-cell>
          <table:table-cell office:value-type="float" office:value="-0.00000869017217908219" calcext:value-type="float">
            <text:p>-8.69017217908219E-06</text:p>
          </table:table-cell>
          <table:table-cell office:value-type="float" office:value="-0.0000130163467718103" calcext:value-type="float">
            <text:p>-1.30163467718103E-05</text:p>
          </table:table-cell>
          <table:table-cell office:value-type="float" office:value="0.0000145190653256799" calcext:value-type="float">
            <text:p>1.45190653256799E-05</text:p>
          </table:table-cell>
          <table:table-cell office:value-type="float" office:value="-0.00000849350467557741" calcext:value-type="float">
            <text:p>-8.49350467557741E-06</text:p>
          </table:table-cell>
          <table:table-cell office:value-type="float" office:value="0.0000212258822508415" calcext:value-type="float">
            <text:p>2.12258822508415E-05</text:p>
          </table:table-cell>
          <table:table-cell office:value-type="float" office:value="-0.0000115792157997507" calcext:value-type="float">
            <text:p>-1.15792157997507E-05</text:p>
          </table:table-cell>
          <table:table-cell office:value-type="float" office:value="0.0000235578000097325" calcext:value-type="float">
            <text:p>2.35578000097325E-05</text:p>
          </table:table-cell>
          <table:table-cell office:value-type="float" office:value="-0.00000942731491837545" calcext:value-type="float">
            <text:p>-9.42731491837545E-06</text:p>
          </table:table-cell>
          <table:table-cell office:value-type="float" office:value="-0.0000295180638411607" calcext:value-type="float">
            <text:p>-2.95180638411607E-05</text:p>
          </table:table-cell>
          <table:table-cell office:value-type="float" office:value="0.0000224637981484643" calcext:value-type="float">
            <text:p>2.24637981484643E-05</text:p>
          </table:table-cell>
          <table:table-cell table:number-columns-repeated="46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81878105690595" calcext:value-type="float">
            <text:p>0.981878105690595</text:p>
          </table:table-cell>
          <table:table-cell table:formula="of:=[.B9]*9.8" office:value-type="float" office:value="9.62240543576783" calcext:value-type="float">
            <text:p>9.6224054357678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67682825779141" calcext:value-type="float">
            <text:p>1.67682825779141E-05</text:p>
          </table:table-cell>
          <table:table-cell table:formula="of:=0.5*[.D12]*(([.D5]-[.C5])/([.D1]-[.C1]))^2" office:value-type="float" office:value="0.000072095294442493" calcext:value-type="float">
            <text:p>7.2095294442493E-05</text:p>
          </table:table-cell>
          <table:table-cell table:formula="of:=0.5*[.E12]*(([.E5]-[.D5])/([.E1]-[.D1]))^2" office:value-type="float" office:value="0.000341265322568127" calcext:value-type="float">
            <text:p>0.000341265322568</text:p>
          </table:table-cell>
          <table:table-cell table:formula="of:=0.5*[.F12]*(([.F5]-[.E5])/([.F1]-[.E1]))^2" office:value-type="float" office:value="0.0000165504940928343" calcext:value-type="float">
            <text:p>1.65504940928343E-05</text:p>
          </table:table-cell>
          <table:table-cell table:formula="of:=0.5*[.G12]*(([.G5]-[.F5])/([.G1]-[.F1]))^2" office:value-type="float" office:value="0.000193520831284812" calcext:value-type="float">
            <text:p>0.000193520831285</text:p>
          </table:table-cell>
          <table:table-cell table:formula="of:=0.5*[.H12]*(([.H5]-[.G5])/([.H1]-[.G1]))^2" office:value-type="float" office:value="0.0000201335078281194" calcext:value-type="float">
            <text:p>2.01335078281194E-05</text:p>
          </table:table-cell>
          <table:table-cell table:formula="of:=0.5*[.I12]*(([.I5]-[.H5])/([.I1]-[.H1]))^2" office:value-type="float" office:value="0.00000452918860571945" calcext:value-type="float">
            <text:p>4.52918860571945E-06</text:p>
          </table:table-cell>
          <table:table-cell table:formula="of:=0.5*[.J12]*(([.J5]-[.I5])/([.J1]-[.I1]))^2" office:value-type="float" office:value="0.000150850977378485" calcext:value-type="float">
            <text:p>0.000150850977378</text:p>
          </table:table-cell>
          <table:table-cell table:formula="of:=0.5*[.K12]*(([.K5]-[.J5])/([.K1]-[.J1]))^2" office:value-type="float" office:value="0.000353058792629302" calcext:value-type="float">
            <text:p>0.000353058792629</text:p>
          </table:table-cell>
          <table:table-cell table:formula="of:=0.5*[.L12]*(([.L5]-[.K5])/([.L1]-[.K1]))^2" office:value-type="float" office:value="0.0000165185791487206" calcext:value-type="float">
            <text:p>1.65185791487206E-05</text:p>
          </table:table-cell>
          <table:table-cell table:formula="of:=0.5*[.M12]*(([.M5]-[.L5])/([.M1]-[.L1]))^2" office:value-type="float" office:value="0.0000874856342529836" calcext:value-type="float">
            <text:p>8.74856342529836E-05</text:p>
          </table:table-cell>
          <table:table-cell table:formula="of:=0.5*[.N12]*(([.N5]-[.M5])/([.N1]-[.M1]))^2" office:value-type="float" office:value="0.00000517283733677238" calcext:value-type="float">
            <text:p>5.17283733677238E-06</text:p>
          </table:table-cell>
          <table:table-cell table:formula="of:=0.5*[.O12]*(([.O5]-[.N5])/([.O1]-[.N1]))^2" office:value-type="float" office:value="0.0000322659658693392" calcext:value-type="float">
            <text:p>3.22659658693392E-05</text:p>
          </table:table-cell>
          <table:table-cell table:formula="of:=0.5*[.P12]*(([.P5]-[.O5])/([.P1]-[.O1]))^2" office:value-type="float" office:value="0.0000110254272236846" calcext:value-type="float">
            <text:p>1.10254272236846E-05</text:p>
          </table:table-cell>
          <table:table-cell table:formula="of:=0.5*[.Q12]*(([.Q5]-[.P5])/([.Q1]-[.P1]))^2" office:value-type="float" office:value="0.0000743473731647982" calcext:value-type="float">
            <text:p>7.43473731647982E-05</text:p>
          </table:table-cell>
          <table:table-cell table:formula="of:=0.5*[.R12]*(([.R5]-[.Q5])/([.R1]-[.Q1]))^2" office:value-type="float" office:value="0.00000110993777118963" calcext:value-type="float">
            <text:p>1.10993777118963E-06</text:p>
          </table:table-cell>
          <table:table-cell table:formula="of:=0.5*[.S12]*(([.S5]-[.R5])/([.S1]-[.R1]))^2" office:value-type="float" office:value="0.000000236483051024417" calcext:value-type="float">
            <text:p>2.36483051024417E-07</text:p>
          </table:table-cell>
          <table:table-cell table:formula="of:=0.5*[.T12]*(([.T5]-[.S5])/([.T1]-[.S1]))^2" office:value-type="float" office:value="0.0000182692566985996" calcext:value-type="float">
            <text:p>1.82692566985996E-05</text:p>
          </table:table-cell>
          <table:table-cell table:formula="of:=0.5*[.U12]*(([.U5]-[.T5])/([.U1]-[.T1]))^2" office:value-type="float" office:value="0.0000138721180141242" calcext:value-type="float">
            <text:p>1.38721180141242E-05</text:p>
          </table:table-cell>
          <table:table-cell table:formula="of:=0.5*[.V12]*(([.V5]-[.U5])/([.V1]-[.U1]))^2" office:value-type="float" office:value="0.000311490756705495" calcext:value-type="float">
            <text:p>0.000311490756705</text:p>
          </table:table-cell>
          <table:table-cell table:formula="of:=0.5*[.W12]*(([.W5]-[.V5])/([.W1]-[.V1]))^2" office:value-type="float" office:value="0.0000925972495866906" calcext:value-type="float">
            <text:p>9.25972495866906E-05</text:p>
          </table:table-cell>
          <table:table-cell table:formula="of:=0.5*[.X12]*(([.X5]-[.W5])/([.X1]-[.W1]))^2" office:value-type="float" office:value="0.0000480956952229939" calcext:value-type="float">
            <text:p>4.80956952229939E-05</text:p>
          </table:table-cell>
          <table:table-cell table:formula="of:=0.5*[.Y12]*(([.Y5]-[.X5])/([.Y1]-[.X1]))^2" office:value-type="float" office:value="0.0000219969975522259" calcext:value-type="float">
            <text:p>2.19969975522259E-05</text:p>
          </table:table-cell>
          <table:table-cell table:formula="of:=0.5*[.Z12]*(([.Z5]-[.Y5])/([.Z1]-[.Y1]))^2" office:value-type="float" office:value="0.0000578909426680249" calcext:value-type="float">
            <text:p>5.78909426680249E-05</text:p>
          </table:table-cell>
          <table:table-cell table:formula="of:=0.5*[.AA12]*(([.AA5]-[.Z5])/([.AA1]-[.Z1]))^2" office:value-type="float" office:value="0.0000392101555511769" calcext:value-type="float">
            <text:p>3.92101555511769E-05</text:p>
          </table:table-cell>
          <table:table-cell table:formula="of:=0.5*[.AB12]*(([.AB5]-[.AA5])/([.AB1]-[.AA1]))^2" office:value-type="float" office:value="0.0000727120987362251" calcext:value-type="float">
            <text:p>7.27120987362251E-05</text:p>
          </table:table-cell>
          <table:table-cell table:formula="of:=0.5*[.AC12]*(([.AC5]-[.AB5])/([.AC1]-[.AB1]))^2" office:value-type="float" office:value="0.0000861964165693078" calcext:value-type="float">
            <text:p>8.61964165693078E-05</text:p>
          </table:table-cell>
          <table:table-cell table:formula="of:=0.5*[.AD12]*(([.AD5]-[.AC5])/([.AD1]-[.AC1]))^2" office:value-type="float" office:value="0.00000070008621703679" calcext:value-type="float">
            <text:p>7.0008621703679E-07</text:p>
          </table:table-cell>
          <table:table-cell table:formula="of:=0.5*[.AE12]*(([.AE5]-[.AD5])/([.AE1]-[.AD1]))^2" office:value-type="float" office:value="0.0000858104829038546" calcext:value-type="float">
            <text:p>8.58104829038546E-05</text:p>
          </table:table-cell>
          <table:table-cell table:formula="of:=0.5*[.AF12]*(([.AF5]-[.AE5])/([.AF1]-[.AE1]))^2" office:value-type="float" office:value="0.0000773194086833854" calcext:value-type="float">
            <text:p>7.73194086833854E-05</text:p>
          </table:table-cell>
          <table:table-cell table:formula="of:=0.5*[.AG12]*(([.AG5]-[.AF5])/([.AG1]-[.AF1]))^2" office:value-type="float" office:value="0.0000070825414232292" calcext:value-type="float">
            <text:p>7.0825414232292E-06</text:p>
          </table:table-cell>
          <table:table-cell table:formula="of:=0.5*[.AH12]*(([.AH5]-[.AG5])/([.AH1]-[.AG1]))^2" office:value-type="float" office:value="0.000071555001821578" calcext:value-type="float">
            <text:p>7.1555001821578E-05</text:p>
          </table:table-cell>
          <table:table-cell table:formula="of:=0.5*[.AI12]*(([.AI5]-[.AH5])/([.AI1]-[.AH1]))^2" office:value-type="float" office:value="0.000113360724638214" calcext:value-type="float">
            <text:p>0.000113360724638</text:p>
          </table:table-cell>
          <table:table-cell table:formula="of:=0.5*[.AJ12]*(([.AJ5]-[.AI5])/([.AJ1]-[.AI1]))^2" office:value-type="float" office:value="0.0000000323533559453526" calcext:value-type="float">
            <text:p>3.23533559453526E-08</text:p>
          </table:table-cell>
          <table:table-cell table:formula="of:=0.5*[.AK12]*(([.AK5]-[.AJ5])/([.AK1]-[.AJ1]))^2" office:value-type="float" office:value="0.00000249408419606127" calcext:value-type="float">
            <text:p>2.49408419606127E-06</text:p>
          </table:table-cell>
          <table:table-cell table:formula="of:=0.5*[.AL12]*(([.AL5]-[.AK5])/([.AL1]-[.AK1]))^2" office:value-type="float" office:value="0.000205165470474906" calcext:value-type="float">
            <text:p>0.000205165470475</text:p>
          </table:table-cell>
          <table:table-cell table:formula="of:=0.5*[.AM12]*(([.AM5]-[.AL5])/([.AM1]-[.AL1]))^2" office:value-type="float" office:value="0.0000012444352328891" calcext:value-type="float">
            <text:p>1.2444352328891E-06</text:p>
          </table:table-cell>
          <table:table-cell table:formula="of:=0.5*[.AN12]*(([.AN5]-[.AM5])/([.AN1]-[.AM1]))^2" office:value-type="float" office:value="0.00000269011139169363" calcext:value-type="float">
            <text:p>2.69011139169363E-06</text:p>
          </table:table-cell>
          <table:table-cell table:formula="of:=0.5*[.AO12]*(([.AO5]-[.AN5])/([.AO1]-[.AN1]))^2" office:value-type="float" office:value="0.000108402169084619" calcext:value-type="float">
            <text:p>0.000108402169085</text:p>
          </table:table-cell>
          <table:table-cell table:formula="of:=0.5*[.AP12]*(([.AP5]-[.AO5])/([.AP1]-[.AO1]))^2" office:value-type="float" office:value="0.0000667580228095251" calcext:value-type="float">
            <text:p>6.67580228095251E-05</text:p>
          </table:table-cell>
          <table:table-cell table:formula="of:=0.5*[.AQ12]*(([.AQ5]-[.AP5])/([.AQ1]-[.AP1]))^2" office:value-type="float" office:value="0.000315377448724486" calcext:value-type="float">
            <text:p>0.000315377448724</text:p>
          </table:table-cell>
          <table:table-cell table:formula="of:=0.5*[.AR12]*(([.AR5]-[.AQ5])/([.AR1]-[.AQ1]))^2" office:value-type="float" office:value="0.0000914009359271813" calcext:value-type="float">
            <text:p>9.14009359271813E-05</text:p>
          </table:table-cell>
          <table:table-cell table:formula="of:=0.5*[.AS12]*(([.AS5]-[.AR5])/([.AS1]-[.AR1]))^2" office:value-type="float" office:value="0.0000124126499847922" calcext:value-type="float">
            <text:p>1.24126499847922E-05</text:p>
          </table:table-cell>
          <table:table-cell table:formula="of:=0.5*[.AT12]*(([.AT5]-[.AS5])/([.AT1]-[.AS1]))^2" office:value-type="float" office:value="0.0000000454892046645049" calcext:value-type="float">
            <text:p>4.54892046645049E-08</text:p>
          </table:table-cell>
          <table:table-cell table:formula="of:=0.5*[.AU12]*(([.AU5]-[.AT5])/([.AU1]-[.AT1]))^2" office:value-type="float" office:value="0.0000517745666132816" calcext:value-type="float">
            <text:p>5.17745666132816E-05</text:p>
          </table:table-cell>
          <table:table-cell table:formula="of:=0.5*[.AV12]*(([.AV5]-[.AU5])/([.AV1]-[.AU1]))^2" office:value-type="float" office:value="0.0000416517778590573" calcext:value-type="float">
            <text:p>4.16517778590573E-05</text:p>
          </table:table-cell>
          <table:table-cell table:formula="of:=0.5*[.AW12]*(([.AW5]-[.AV5])/([.AW1]-[.AV1]))^2" office:value-type="float" office:value="0.000318482838062193" calcext:value-type="float">
            <text:p>0.000318482838062</text:p>
          </table:table-cell>
          <table:table-cell table:formula="of:=0.5*[.AX12]*(([.AX5]-[.AW5])/([.AX1]-[.AW1]))^2" office:value-type="float" office:value="0.00037603939691962" calcext:value-type="float">
            <text:p>0.00037603939692</text:p>
          </table:table-cell>
          <table:table-cell table:formula="of:=0.5*[.AY12]*(([.AY5]-[.AX5])/([.AY1]-[.AX1]))^2" office:value-type="float" office:value="0.0000219168528739514" calcext:value-type="float">
            <text:p>2.19168528739514E-05</text:p>
          </table:table-cell>
          <table:table-cell table:formula="of:=0.5*[.AZ12]*(([.AZ5]-[.AY5])/([.AZ1]-[.AY1]))^2" office:value-type="float" office:value="0.0000381754418359025" calcext:value-type="float">
            <text:p>3.81754418359025E-05</text:p>
          </table:table-cell>
          <table:table-cell table:formula="of:=0.5*[.BA12]*(([.BA5]-[.AZ5])/([.BA1]-[.AZ1]))^2" office:value-type="float" office:value="0.000159860409276326" calcext:value-type="float">
            <text:p>0.000159860409276</text:p>
          </table:table-cell>
          <table:table-cell table:formula="of:=0.5*[.BB12]*(([.BB5]-[.BA5])/([.BB1]-[.BA1]))^2" office:value-type="float" office:value="0.000330421251561671" calcext:value-type="float">
            <text:p>0.000330421251562</text:p>
          </table:table-cell>
          <table:table-cell table:formula="of:=0.5*[.BC12]*(([.BC5]-[.BB5])/([.BC1]-[.BB1]))^2" office:value-type="float" office:value="0.0000358503339016306" calcext:value-type="float">
            <text:p>3.58503339016306E-05</text:p>
          </table:table-cell>
          <table:table-cell table:formula="of:=0.5*[.BD12]*(([.BD5]-[.BC5])/([.BD1]-[.BC1]))^2" office:value-type="float" office:value="0.0000493596683518649" calcext:value-type="float">
            <text:p>4.93596683518649E-05</text:p>
          </table:table-cell>
          <table:table-cell table:formula="of:=0.5*[.BE12]*(([.BE5]-[.BD5])/([.BE1]-[.BD1]))^2" office:value-type="float" office:value="0.000241359265531935" calcext:value-type="float">
            <text:p>0.000241359265532</text:p>
          </table:table-cell>
          <table:table-cell table:formula="of:=0.5*[.BF12]*(([.BF5]-[.BE5])/([.BF1]-[.BE1]))^2" office:value-type="float" office:value="0.000000809666249136963" calcext:value-type="float">
            <text:p>8.09666249136963E-07</text:p>
          </table:table-cell>
          <table:table-cell table:formula="of:=0.5*[.BG12]*(([.BG5]-[.BF5])/([.BG1]-[.BF1]))^2" office:value-type="float" office:value="0.00000313455328956745" calcext:value-type="float">
            <text:p>3.13455328956745E-06</text:p>
          </table:table-cell>
          <table:table-cell table:formula="of:=0.5*[.BH12]*(([.BH5]-[.BG5])/([.BH1]-[.BG1]))^2" office:value-type="float" office:value="0.000108122224595677" calcext:value-type="float">
            <text:p>0.000108122224596</text:p>
          </table:table-cell>
          <table:table-cell table:formula="of:=0.5*[.BI12]*(([.BI5]-[.BH5])/([.BI1]-[.BH1]))^2" office:value-type="float" office:value="0.00000056884907753793" calcext:value-type="float">
            <text:p>5.6884907753793E-07</text:p>
          </table:table-cell>
          <table:table-cell table:formula="of:=0.5*[.BJ12]*(([.BJ5]-[.BI5])/([.BJ1]-[.BI1]))^2" office:value-type="float" office:value="0.000189415075847282" calcext:value-type="float">
            <text:p>0.000189415075847</text:p>
          </table:table-cell>
          <table:table-cell table:formula="of:=0.5*[.BK12]*(([.BK5]-[.BJ5])/([.BK1]-[.BJ1]))^2" office:value-type="float" office:value="0.000194996339957611" calcext:value-type="float">
            <text:p>0.000194996339958</text:p>
          </table:table-cell>
          <table:table-cell table:formula="of:=0.5*[.BL12]*(([.BL5]-[.BK5])/([.BL1]-[.BK1]))^2" office:value-type="float" office:value="0.000155206402268042" calcext:value-type="float">
            <text:p>0.000155206402268</text:p>
          </table:table-cell>
          <table:table-cell table:formula="of:=0.5*[.BM12]*(([.BM5]-[.BL5])/([.BM1]-[.BL1]))^2" office:value-type="float" office:value="0.00272419299964689" calcext:value-type="float">
            <text:p>0.002724192999647</text:p>
          </table:table-cell>
          <table:table-cell table:formula="of:=0.5*[.BN12]*(([.BN5]-[.BM5])/([.BN1]-[.BM1]))^2" office:value-type="float" office:value="0.00617868334931746" calcext:value-type="float">
            <text:p>0.006178683349317</text:p>
          </table:table-cell>
          <table:table-cell table:formula="of:=0.5*[.BO12]*(([.BO5]-[.BN5])/([.BO1]-[.BN1]))^2" office:value-type="float" office:value="0.0251818981604974" calcext:value-type="float">
            <text:p>0.025181898160498</text:p>
          </table:table-cell>
          <table:table-cell table:formula="of:=0.5*[.BP12]*(([.BP5]-[.BO5])/([.BP1]-[.BO1]))^2" office:value-type="float" office:value="0.0817614051586145" calcext:value-type="float">
            <text:p>0.081761405158615</text:p>
          </table:table-cell>
          <table:table-cell table:formula="of:=0.5*[.BQ12]*(([.BQ5]-[.BP5])/([.BQ1]-[.BP1]))^2" office:value-type="float" office:value="0.0659748492083925" calcext:value-type="float">
            <text:p>0.065974849208393</text:p>
          </table:table-cell>
          <table:table-cell table:formula="of:=0.5*[.BR12]*(([.BR5]-[.BQ5])/([.BR1]-[.BQ1]))^2" office:value-type="float" office:value="0.0327627127624275" calcext:value-type="float">
            <text:p>0.032762712762428</text:p>
          </table:table-cell>
          <table:table-cell table:formula="of:=0.5*[.BS12]*(([.BS5]-[.BR5])/([.BS1]-[.BR1]))^2" office:value-type="float" office:value="0.0451288937716277" calcext:value-type="float">
            <text:p>0.045128893771628</text:p>
          </table:table-cell>
          <table:table-cell table:formula="of:=0.5*[.BT12]*(([.BT5]-[.BS5])/([.BT1]-[.BS1]))^2" office:value-type="float" office:value="0.0415420156838991" calcext:value-type="float">
            <text:p>0.041542015683899</text:p>
          </table:table-cell>
          <table:table-cell table:formula="of:=0.5*[.BU12]*(([.BU5]-[.BT5])/([.BU1]-[.BT1]))^2" office:value-type="float" office:value="0.0375335929936583" calcext:value-type="float">
            <text:p>0.037533592993658</text:p>
          </table:table-cell>
          <table:table-cell table:formula="of:=0.5*[.BV12]*(([.BV5]-[.BU5])/([.BV1]-[.BU1]))^2" office:value-type="float" office:value="0.104210281336524" calcext:value-type="float">
            <text:p>0.104210281336524</text:p>
          </table:table-cell>
          <table:table-cell table:formula="of:=0.5*[.BW12]*(([.BW5]-[.BV5])/([.BW1]-[.BV1]))^2" office:value-type="float" office:value="0.0423157703701633" calcext:value-type="float">
            <text:p>0.042315770370163</text:p>
          </table:table-cell>
          <table:table-cell table:formula="of:=0.5*[.BX12]*(([.BX5]-[.BW5])/([.BX1]-[.BW1]))^2" office:value-type="float" office:value="0.0235258990864386" calcext:value-type="float">
            <text:p>0.023525899086439</text:p>
          </table:table-cell>
          <table:table-cell table:formula="of:=0.5*[.BY12]*(([.BY5]-[.BX5])/([.BY1]-[.BX1]))^2" office:value-type="float" office:value="0.00682426345156505" calcext:value-type="float">
            <text:p>0.006824263451565</text:p>
          </table:table-cell>
          <table:table-cell table:formula="of:=0.5*[.BZ12]*(([.BZ5]-[.BY5])/([.BZ1]-[.BY1]))^2" office:value-type="float" office:value="0.00313553495480005" calcext:value-type="float">
            <text:p>0.0031355349548</text:p>
          </table:table-cell>
          <table:table-cell table:formula="of:=0.5*[.CA12]*(([.CA5]-[.BZ5])/([.CA1]-[.BZ1]))^2" office:value-type="float" office:value="0.00471529432227323" calcext:value-type="float">
            <text:p>0.004715294322273</text:p>
          </table:table-cell>
          <table:table-cell table:formula="of:=0.5*[.CB12]*(([.CB5]-[.CA5])/([.CB1]-[.CA1]))^2" office:value-type="float" office:value="0.00156053295386781" calcext:value-type="float">
            <text:p>0.001560532953868</text:p>
          </table:table-cell>
          <table:table-cell table:formula="of:=0.5*[.CC12]*(([.CC5]-[.CB5])/([.CC1]-[.CB1]))^2" office:value-type="float" office:value="0.00211874076122646" calcext:value-type="float">
            <text:p>0.002118740761226</text:p>
          </table:table-cell>
          <table:table-cell table:formula="of:=0.5*[.CD12]*(([.CD5]-[.CC5])/([.CD1]-[.CC1]))^2" office:value-type="float" office:value="0.0137457049325904" calcext:value-type="float">
            <text:p>0.01374570493259</text:p>
          </table:table-cell>
          <table:table-cell table:formula="of:=0.5*[.CE12]*(([.CE5]-[.CD5])/([.CE1]-[.CD1]))^2" office:value-type="float" office:value="0.0195296039352484" calcext:value-type="float">
            <text:p>0.019529603935248</text:p>
          </table:table-cell>
          <table:table-cell table:formula="of:=0.5*[.CF12]*(([.CF5]-[.CE5])/([.CF1]-[.CE1]))^2" office:value-type="float" office:value="0.0274789057585327" calcext:value-type="float">
            <text:p>0.027478905758533</text:p>
          </table:table-cell>
          <table:table-cell table:formula="of:=0.5*[.CG12]*(([.CG5]-[.CF5])/([.CG1]-[.CF1]))^2" office:value-type="float" office:value="0.0368667192129422" calcext:value-type="float">
            <text:p>0.036866719212942</text:p>
          </table:table-cell>
          <table:table-cell table:formula="of:=0.5*[.CH12]*(([.CH5]-[.CG5])/([.CH1]-[.CG1]))^2" office:value-type="float" office:value="0.00214555363678314" calcext:value-type="float">
            <text:p>0.002145553636783</text:p>
          </table:table-cell>
          <table:table-cell table:formula="of:=0.5*[.CI12]*(([.CI5]-[.CH5])/([.CI1]-[.CH1]))^2" office:value-type="float" office:value="0.027285262501987" calcext:value-type="float">
            <text:p>0.027285262501987</text:p>
          </table:table-cell>
          <table:table-cell table:formula="of:=0.5*[.CJ12]*(([.CJ5]-[.CI5])/([.CJ1]-[.CI1]))^2" office:value-type="float" office:value="0.0210222147508581" calcext:value-type="float">
            <text:p>0.021022214750858</text:p>
          </table:table-cell>
          <table:table-cell table:formula="of:=0.5*[.CK12]*(([.CK5]-[.CJ5])/([.CK1]-[.CJ1]))^2" office:value-type="float" office:value="0.0000294039081912856" calcext:value-type="float">
            <text:p>2.94039081912856E-05</text:p>
          </table:table-cell>
          <table:table-cell table:formula="of:=0.5*[.CL12]*(([.CL5]-[.CK5])/([.CL1]-[.CK1]))^2" office:value-type="float" office:value="0.00169728750666445" calcext:value-type="float">
            <text:p>0.001697287506664</text:p>
          </table:table-cell>
          <table:table-cell table:formula="of:=0.5*[.CM12]*(([.CM5]-[.CL5])/([.CM1]-[.CL1]))^2" office:value-type="float" office:value="0.00108448153398625" calcext:value-type="float">
            <text:p>0.001084481533986</text:p>
          </table:table-cell>
          <table:table-cell table:formula="of:=0.5*[.CN12]*(([.CN5]-[.CM5])/([.CN1]-[.CM1]))^2" office:value-type="float" office:value="0.0479189094870978" calcext:value-type="float">
            <text:p>0.047918909487098</text:p>
          </table:table-cell>
          <table:table-cell table:formula="of:=0.5*[.CO12]*(([.CO5]-[.CN5])/([.CO1]-[.CN1]))^2" office:value-type="float" office:value="0.00173455600688735" calcext:value-type="float">
            <text:p>0.001734556006887</text:p>
          </table:table-cell>
          <table:table-cell table:formula="of:=0.5*[.CP12]*(([.CP5]-[.CO5])/([.CP1]-[.CO1]))^2" office:value-type="float" office:value="0.00244066404213186" calcext:value-type="float">
            <text:p>0.002440664042132</text:p>
          </table:table-cell>
          <table:table-cell table:formula="of:=0.5*[.CQ12]*(([.CQ5]-[.CP5])/([.CQ1]-[.CP1]))^2" office:value-type="float" office:value="0.0463690297845054" calcext:value-type="float">
            <text:p>0.046369029784506</text:p>
          </table:table-cell>
          <table:table-cell table:formula="of:=0.5*[.CR12]*(([.CR5]-[.CQ5])/([.CR1]-[.CQ1]))^2" office:value-type="float" office:value="0.0684180354544174" calcext:value-type="float">
            <text:p>0.068418035454418</text:p>
          </table:table-cell>
          <table:table-cell table:formula="of:=0.5*[.CS12]*(([.CS5]-[.CR5])/([.CS1]-[.CR1]))^2" office:value-type="float" office:value="0.101903780044037" calcext:value-type="float">
            <text:p>0.101903780044037</text:p>
          </table:table-cell>
          <table:table-cell table:formula="of:=0.5*[.CT12]*(([.CT5]-[.CS5])/([.CT1]-[.CS1]))^2" office:value-type="float" office:value="0.0102821290218713" calcext:value-type="float">
            <text:p>0.010282129021871</text:p>
          </table:table-cell>
          <table:table-cell table:formula="of:=0.5*[.CU12]*(([.CU5]-[.CT5])/([.CU1]-[.CT1]))^2" office:value-type="float" office:value="0.0000399089929077915" calcext:value-type="float">
            <text:p>3.99089929077915E-05</text:p>
          </table:table-cell>
          <table:table-cell table:formula="of:=0.5*[.CV12]*(([.CV5]-[.CU5])/([.CV1]-[.CU1]))^2" office:value-type="float" office:value="0.0000947816009743303" calcext:value-type="float">
            <text:p>9.47816009743303E-05</text:p>
          </table:table-cell>
          <table:table-cell table:formula="of:=0.5*[.CW12]*(([.CW5]-[.CV5])/([.CW1]-[.CV1]))^2" office:value-type="float" office:value="0.000581753385934555" calcext:value-type="float">
            <text:p>0.000581753385935</text:p>
          </table:table-cell>
          <table:table-cell table:formula="of:=0.5*[.CX12]*(([.CX5]-[.CW5])/([.CX1]-[.CW1]))^2" office:value-type="float" office:value="0.00132878061479187" calcext:value-type="float">
            <text:p>0.001328780614792</text:p>
          </table:table-cell>
          <table:table-cell table:formula="of:=0.5*[.CY12]*(([.CY5]-[.CX5])/([.CY1]-[.CX1]))^2" office:value-type="float" office:value="0.0133408293895479" calcext:value-type="float">
            <text:p>0.013340829389548</text:p>
          </table:table-cell>
          <table:table-cell table:formula="of:=0.5*[.CZ12]*(([.CZ5]-[.CY5])/([.CZ1]-[.CY1]))^2" office:value-type="float" office:value="0.0246586346318153" calcext:value-type="float">
            <text:p>0.024658634631815</text:p>
          </table:table-cell>
          <table:table-cell table:formula="of:=0.5*[.DA12]*(([.DA5]-[.CZ5])/([.DA1]-[.CZ1]))^2" office:value-type="float" office:value="0.0300107363700425" calcext:value-type="float">
            <text:p>0.030010736370043</text:p>
          </table:table-cell>
          <table:table-cell table:formula="of:=0.5*[.DB12]*(([.DB5]-[.DA5])/([.DB1]-[.DA1]))^2" office:value-type="float" office:value="0.0189059738474288" calcext:value-type="float">
            <text:p>0.018905973847429</text:p>
          </table:table-cell>
          <table:table-cell table:formula="of:=0.5*[.DC12]*(([.DC5]-[.DB5])/([.DC1]-[.DB1]))^2" office:value-type="float" office:value="0.00887943594436503" calcext:value-type="float">
            <text:p>0.008879435944365</text:p>
          </table:table-cell>
          <table:table-cell table:formula="of:=0.5*[.DD12]*(([.DD5]-[.DC5])/([.DD1]-[.DC1]))^2" office:value-type="float" office:value="0.000195829593548878" calcext:value-type="float">
            <text:p>0.000195829593549</text:p>
          </table:table-cell>
          <table:table-cell table:formula="of:=0.5*[.DE12]*(([.DE5]-[.DD5])/([.DE1]-[.DD1]))^2" office:value-type="float" office:value="0.00309688309210095" calcext:value-type="float">
            <text:p>0.003096883092101</text:p>
          </table:table-cell>
          <table:table-cell table:formula="of:=0.5*[.DF12]*(([.DF5]-[.DE5])/([.DF1]-[.DE1]))^2" office:value-type="float" office:value="0.0100891256000508" calcext:value-type="float">
            <text:p>0.010089125600051</text:p>
          </table:table-cell>
          <table:table-cell table:formula="of:=0.5*[.DG12]*(([.DG5]-[.DF5])/([.DG1]-[.DF1]))^2" office:value-type="float" office:value="0.00107087037159093" calcext:value-type="float">
            <text:p>0.001070870371591</text:p>
          </table:table-cell>
          <table:table-cell table:formula="of:=0.5*[.DH12]*(([.DH5]-[.DG5])/([.DH1]-[.DG1]))^2" office:value-type="float" office:value="0.0221260890971974" calcext:value-type="float">
            <text:p>0.022126089097197</text:p>
          </table:table-cell>
          <table:table-cell table:formula="of:=0.5*[.DI12]*(([.DI5]-[.DH5])/([.DI1]-[.DH1]))^2" office:value-type="float" office:value="0.0341422113026328" calcext:value-type="float">
            <text:p>0.034142211302633</text:p>
          </table:table-cell>
          <table:table-cell table:formula="of:=0.5*[.DJ12]*(([.DJ5]-[.DI5])/([.DJ1]-[.DI1]))^2" office:value-type="float" office:value="0.0417913773994006" calcext:value-type="float">
            <text:p>0.041791377399401</text:p>
          </table:table-cell>
          <table:table-cell table:formula="of:=0.5*[.DK12]*(([.DK5]-[.DJ5])/([.DK1]-[.DJ1]))^2" office:value-type="float" office:value="0.043256840604595" calcext:value-type="float">
            <text:p>0.043256840604595</text:p>
          </table:table-cell>
          <table:table-cell table:formula="of:=0.5*[.DL12]*(([.DL5]-[.DK5])/([.DL1]-[.DK1]))^2" office:value-type="float" office:value="0.064216994199161" calcext:value-type="float">
            <text:p>0.064216994199161</text:p>
          </table:table-cell>
          <table:table-cell table:formula="of:=0.5*[.DM12]*(([.DM5]-[.DL5])/([.DM1]-[.DL1]))^2" office:value-type="float" office:value="0.146628953238094" calcext:value-type="float">
            <text:p>0.146628953238094</text:p>
          </table:table-cell>
          <table:table-cell table:formula="of:=0.5*[.DN12]*(([.DN5]-[.DM5])/([.DN1]-[.DM1]))^2" office:value-type="float" office:value="0.0145752095936667" calcext:value-type="float">
            <text:p>0.014575209593667</text:p>
          </table:table-cell>
          <table:table-cell table:formula="of:=0.5*[.DO12]*(([.DO5]-[.DN5])/([.DO1]-[.DN1]))^2" office:value-type="float" office:value="0.0248362054043713" calcext:value-type="float">
            <text:p>0.024836205404371</text:p>
          </table:table-cell>
          <table:table-cell table:formula="of:=0.5*[.DP12]*(([.DP5]-[.DO5])/([.DP1]-[.DO1]))^2" office:value-type="float" office:value="0.000000538884265156342" calcext:value-type="float">
            <text:p>5.38884265156342E-07</text:p>
          </table:table-cell>
          <table:table-cell table:formula="of:=0.5*[.DQ12]*(([.DQ5]-[.DP5])/([.DQ1]-[.DP1]))^2" office:value-type="float" office:value="0.00051384641541721" calcext:value-type="float">
            <text:p>0.000513846415417</text:p>
          </table:table-cell>
          <table:table-cell table:formula="of:=0.5*[.DR12]*(([.DR5]-[.DQ5])/([.DR1]-[.DQ1]))^2" office:value-type="float" office:value="0.00141629289881486" calcext:value-type="float">
            <text:p>0.001416292898815</text:p>
          </table:table-cell>
          <table:table-cell table:formula="of:=0.5*[.DS12]*(([.DS5]-[.DR5])/([.DS1]-[.DR1]))^2" office:value-type="float" office:value="0.0137505497791282" calcext:value-type="float">
            <text:p>0.013750549779128</text:p>
          </table:table-cell>
          <table:table-cell table:formula="of:=0.5*[.DT12]*(([.DT5]-[.DS5])/([.DT1]-[.DS1]))^2" office:value-type="float" office:value="0.0057107901518049" calcext:value-type="float">
            <text:p>0.005710790151805</text:p>
          </table:table-cell>
          <table:table-cell table:formula="of:=0.5*[.DU12]*(([.DU5]-[.DT5])/([.DU1]-[.DT1]))^2" office:value-type="float" office:value="0.000032030484544878" calcext:value-type="float">
            <text:p>3.2030484544878E-05</text:p>
          </table:table-cell>
          <table:table-cell table:formula="of:=0.5*[.DV12]*(([.DV5]-[.DU5])/([.DV1]-[.DU1]))^2" office:value-type="float" office:value="0.00186832989045049" calcext:value-type="float">
            <text:p>0.001868329890451</text:p>
          </table:table-cell>
          <table:table-cell table:formula="of:=0.5*[.DW12]*(([.DW5]-[.DV5])/([.DW1]-[.DV1]))^2" office:value-type="float" office:value="0.0330119230900083" calcext:value-type="float">
            <text:p>0.033011923090008</text:p>
          </table:table-cell>
          <table:table-cell table:formula="of:=0.5*[.DX12]*(([.DX5]-[.DW5])/([.DX1]-[.DW1]))^2" office:value-type="float" office:value="0.000278577914978784" calcext:value-type="float">
            <text:p>0.000278577914979</text:p>
          </table:table-cell>
          <table:table-cell table:formula="of:=0.5*[.DY12]*(([.DY5]-[.DX5])/([.DY1]-[.DX1]))^2" office:value-type="float" office:value="0.0232813320528841" calcext:value-type="float">
            <text:p>0.023281332052884</text:p>
          </table:table-cell>
          <table:table-cell table:formula="of:=0.5*[.DZ12]*(([.DZ5]-[.DY5])/([.DZ1]-[.DY1]))^2" office:value-type="float" office:value="0.000356326093012693" calcext:value-type="float">
            <text:p>0.000356326093013</text:p>
          </table:table-cell>
          <table:table-cell table:formula="of:=0.5*[.EA12]*(([.EA5]-[.DZ5])/([.EA1]-[.DZ1]))^2" office:value-type="float" office:value="0.0382347025434718" calcext:value-type="float">
            <text:p>0.038234702543472</text:p>
          </table:table-cell>
          <table:table-cell table:formula="of:=0.5*[.EB12]*(([.EB5]-[.EA5])/([.EB1]-[.EA1]))^2" office:value-type="float" office:value="0.0260661539634424" calcext:value-type="float">
            <text:p>0.026066153963443</text:p>
          </table:table-cell>
          <table:table-cell table:formula="of:=0.5*[.EC12]*(([.EC5]-[.EB5])/([.EC1]-[.EB1]))^2" office:value-type="float" office:value="0.0019549037188305" calcext:value-type="float">
            <text:p>0.001954903718831</text:p>
          </table:table-cell>
          <table:table-cell table:formula="of:=0.5*[.ED12]*(([.ED5]-[.EC5])/([.ED1]-[.EC1]))^2" office:value-type="float" office:value="0.00973474954245385" calcext:value-type="float">
            <text:p>0.009734749542454</text:p>
          </table:table-cell>
          <table:table-cell table:formula="of:=0.5*[.EE12]*(([.EE5]-[.ED5])/([.EE1]-[.ED1]))^2" office:value-type="float" office:value="0.00566054664982255" calcext:value-type="float">
            <text:p>0.005660546649823</text:p>
          </table:table-cell>
          <table:table-cell table:formula="of:=0.5*[.EF12]*(([.EF5]-[.EE5])/([.EF1]-[.EE1]))^2" office:value-type="float" office:value="0.00382274456047106" calcext:value-type="float">
            <text:p>0.003822744560471</text:p>
          </table:table-cell>
          <table:table-cell table:formula="of:=0.5*[.EG12]*(([.EG5]-[.EF5])/([.EG1]-[.EF1]))^2" office:value-type="float" office:value="0.000794013638069393" calcext:value-type="float">
            <text:p>0.000794013638069</text:p>
          </table:table-cell>
          <table:table-cell table:formula="of:=0.5*[.EH12]*(([.EH5]-[.EG5])/([.EH1]-[.EG1]))^2" office:value-type="float" office:value="0.013415421193994" calcext:value-type="float">
            <text:p>0.013415421193994</text:p>
          </table:table-cell>
          <table:table-cell table:formula="of:=0.5*[.EI12]*(([.EI5]-[.EH5])/([.EI1]-[.EH1]))^2" office:value-type="float" office:value="0.0316234896408598" calcext:value-type="float">
            <text:p>0.03162348964086</text:p>
          </table:table-cell>
          <table:table-cell table:formula="of:=0.5*[.EJ12]*(([.EJ5]-[.EI5])/([.EJ1]-[.EI1]))^2" office:value-type="float" office:value="0.0181631988801678" calcext:value-type="float">
            <text:p>0.018163198880168</text:p>
          </table:table-cell>
          <table:table-cell table:formula="of:=0.5*[.EK12]*(([.EK5]-[.EJ5])/([.EK1]-[.EJ1]))^2" office:value-type="float" office:value="0.00138213189284643" calcext:value-type="float">
            <text:p>0.001382131892846</text:p>
          </table:table-cell>
          <table:table-cell table:formula="of:=0.5*[.EL12]*(([.EL5]-[.EK5])/([.EL1]-[.EK1]))^2" office:value-type="float" office:value="0.000236743664885884" calcext:value-type="float">
            <text:p>0.000236743664886</text:p>
          </table:table-cell>
          <table:table-cell table:formula="of:=0.5*[.EM12]*(([.EM5]-[.EL5])/([.EM1]-[.EL1]))^2" office:value-type="float" office:value="0.00377444889840733" calcext:value-type="float">
            <text:p>0.003774448898407</text:p>
          </table:table-cell>
          <table:table-cell table:formula="of:=0.5*[.EN12]*(([.EN5]-[.EM5])/([.EN1]-[.EM1]))^2" office:value-type="float" office:value="0.0109408228040576" calcext:value-type="float">
            <text:p>0.010940822804058</text:p>
          </table:table-cell>
          <table:table-cell table:formula="of:=0.5*[.EO12]*(([.EO5]-[.EN5])/([.EO1]-[.EN1]))^2" office:value-type="float" office:value="0.0215546283504642" calcext:value-type="float">
            <text:p>0.021554628350464</text:p>
          </table:table-cell>
          <table:table-cell table:formula="of:=0.5*[.EP12]*(([.EP5]-[.EO5])/([.EP1]-[.EO1]))^2" office:value-type="float" office:value="0.0476185822994994" calcext:value-type="float">
            <text:p>0.047618582299499</text:p>
          </table:table-cell>
          <table:table-cell table:formula="of:=0.5*[.EQ12]*(([.EQ5]-[.EP5])/([.EQ1]-[.EP1]))^2" office:value-type="float" office:value="0.0331513468720456" calcext:value-type="float">
            <text:p>0.033151346872046</text:p>
          </table:table-cell>
          <table:table-cell table:formula="of:=0.5*[.ER12]*(([.ER5]-[.EQ5])/([.ER1]-[.EQ1]))^2" office:value-type="float" office:value="0.000632300506709449" calcext:value-type="float">
            <text:p>0.000632300506709</text:p>
          </table:table-cell>
          <table:table-cell table:formula="of:=0.5*[.ES12]*(([.ES5]-[.ER5])/([.ES1]-[.ER1]))^2" office:value-type="float" office:value="0.0938005764436379" calcext:value-type="float">
            <text:p>0.093800576443638</text:p>
          </table:table-cell>
          <table:table-cell table:formula="of:=0.5*[.ET12]*(([.ET5]-[.ES5])/([.ET1]-[.ES1]))^2" office:value-type="float" office:value="0.0787191369140531" calcext:value-type="float">
            <text:p>0.078719136914053</text:p>
          </table:table-cell>
          <table:table-cell table:formula="of:=0.5*[.EU12]*(([.EU5]-[.ET5])/([.EU1]-[.ET1]))^2" office:value-type="float" office:value="0.0469938249412334" calcext:value-type="float">
            <text:p>0.046993824941234</text:p>
          </table:table-cell>
          <table:table-cell table:formula="of:=0.5*[.EV12]*(([.EV5]-[.EU5])/([.EV1]-[.EU1]))^2" office:value-type="float" office:value="0.000655195362795882" calcext:value-type="float">
            <text:p>0.000655195362796</text:p>
          </table:table-cell>
          <table:table-cell table:formula="of:=0.5*[.EW12]*(([.EW5]-[.EV5])/([.EW1]-[.EV1]))^2" office:value-type="float" office:value="0.00139286696840785" calcext:value-type="float">
            <text:p>0.001392866968408</text:p>
          </table:table-cell>
          <table:table-cell table:formula="of:=0.5*[.EX12]*(([.EX5]-[.EW5])/([.EX1]-[.EW1]))^2" office:value-type="float" office:value="0.00147065227575017" calcext:value-type="float">
            <text:p>0.00147065227575</text:p>
          </table:table-cell>
          <table:table-cell table:formula="of:=0.5*[.EY12]*(([.EY5]-[.EX5])/([.EY1]-[.EX1]))^2" office:value-type="float" office:value="0.00013267474106247" calcext:value-type="float">
            <text:p>0.000132674741062</text:p>
          </table:table-cell>
          <table:table-cell table:formula="of:=0.5*[.EZ12]*(([.EZ5]-[.EY5])/([.EZ1]-[.EY1]))^2" office:value-type="float" office:value="0.000904269119764341" calcext:value-type="float">
            <text:p>0.000904269119764</text:p>
          </table:table-cell>
          <table:table-cell table:formula="of:=0.5*[.FA12]*(([.FA5]-[.EZ5])/([.FA1]-[.EZ1]))^2" office:value-type="float" office:value="0.000994285044511148" calcext:value-type="float">
            <text:p>0.000994285044511</text:p>
          </table:table-cell>
          <table:table-cell table:formula="of:=0.5*[.FB12]*(([.FB5]-[.FA5])/([.FB1]-[.FA1]))^2" office:value-type="float" office:value="0.00469977653029271" calcext:value-type="float">
            <text:p>0.004699776530293</text:p>
          </table:table-cell>
          <table:table-cell table:formula="of:=0.5*[.FC12]*(([.FC5]-[.FB5])/([.FC1]-[.FB1]))^2" office:value-type="float" office:value="0.0177672428178894" calcext:value-type="float">
            <text:p>0.017767242817889</text:p>
          </table:table-cell>
          <table:table-cell table:formula="of:=0.5*[.FD12]*(([.FD5]-[.FC5])/([.FD1]-[.FC1]))^2" office:value-type="float" office:value="0.000516569372718913" calcext:value-type="float">
            <text:p>0.000516569372719</text:p>
          </table:table-cell>
          <table:table-cell table:formula="of:=0.5*[.FE12]*(([.FE5]-[.FD5])/([.FE1]-[.FD1]))^2" office:value-type="float" office:value="0.0201866868365463" calcext:value-type="float">
            <text:p>0.020186686836546</text:p>
          </table:table-cell>
          <table:table-cell table:formula="of:=0.5*[.FF12]*(([.FF5]-[.FE5])/([.FF1]-[.FE1]))^2" office:value-type="float" office:value="0.0069923568869228" calcext:value-type="float">
            <text:p>0.006992356886923</text:p>
          </table:table-cell>
          <table:table-cell table:formula="of:=0.5*[.FG12]*(([.FG5]-[.FF5])/([.FG1]-[.FF1]))^2" office:value-type="float" office:value="0.046351578719003" calcext:value-type="float">
            <text:p>0.046351578719003</text:p>
          </table:table-cell>
          <table:table-cell table:formula="of:=0.5*[.FH12]*(([.FH5]-[.FG5])/([.FH1]-[.FG1]))^2" office:value-type="float" office:value="0.0156062021874642" calcext:value-type="float">
            <text:p>0.015606202187464</text:p>
          </table:table-cell>
          <table:table-cell table:formula="of:=0.5*[.FI12]*(([.FI5]-[.FH5])/([.FI1]-[.FH1]))^2" office:value-type="float" office:value="0.0183466779084975" calcext:value-type="float">
            <text:p>0.018346677908498</text:p>
          </table:table-cell>
          <table:table-cell table:formula="of:=0.5*[.FJ12]*(([.FJ5]-[.FI5])/([.FJ1]-[.FI1]))^2" office:value-type="float" office:value="0.00785534808605728" calcext:value-type="float">
            <text:p>0.007855348086057</text:p>
          </table:table-cell>
          <table:table-cell table:formula="of:=0.5*[.FK12]*(([.FK5]-[.FJ5])/([.FK1]-[.FJ1]))^2" office:value-type="float" office:value="0.0033844539537421" calcext:value-type="float">
            <text:p>0.003384453953742</text:p>
          </table:table-cell>
          <table:table-cell table:formula="of:=0.5*[.FL12]*(([.FL5]-[.FK5])/([.FL1]-[.FK1]))^2" office:value-type="float" office:value="0.00403735663017884" calcext:value-type="float">
            <text:p>0.004037356630179</text:p>
          </table:table-cell>
          <table:table-cell table:formula="of:=0.5*[.FM12]*(([.FM5]-[.FL5])/([.FM1]-[.FL1]))^2" office:value-type="float" office:value="0.0127158679950317" calcext:value-type="float">
            <text:p>0.012715867995032</text:p>
          </table:table-cell>
          <table:table-cell table:formula="of:=0.5*[.FN12]*(([.FN5]-[.FM5])/([.FN1]-[.FM1]))^2" office:value-type="float" office:value="0.0236790231664691" calcext:value-type="float">
            <text:p>0.023679023166469</text:p>
          </table:table-cell>
          <table:table-cell table:formula="of:=0.5*[.FO12]*(([.FO5]-[.FN5])/([.FO1]-[.FN1]))^2" office:value-type="float" office:value="0.00887931928023436" calcext:value-type="float">
            <text:p>0.008879319280234</text:p>
          </table:table-cell>
          <table:table-cell table:formula="of:=0.5*[.FP12]*(([.FP5]-[.FO5])/([.FP1]-[.FO1]))^2" office:value-type="float" office:value="0.0206264872032141" calcext:value-type="float">
            <text:p>0.020626487203214</text:p>
          </table:table-cell>
          <table:table-cell table:formula="of:=0.5*[.FQ12]*(([.FQ5]-[.FP5])/([.FQ1]-[.FP1]))^2" office:value-type="float" office:value="0.0228283488729429" calcext:value-type="float">
            <text:p>0.022828348872943</text:p>
          </table:table-cell>
          <table:table-cell table:formula="of:=0.5*[.FR12]*(([.FR5]-[.FQ5])/([.FR1]-[.FQ1]))^2" office:value-type="float" office:value="0.00173925054637094" calcext:value-type="float">
            <text:p>0.001739250546371</text:p>
          </table:table-cell>
          <table:table-cell table:formula="of:=0.5*[.FS12]*(([.FS5]-[.FR5])/([.FS1]-[.FR1]))^2" office:value-type="float" office:value="0.00214662083413861" calcext:value-type="float">
            <text:p>0.002146620834139</text:p>
          </table:table-cell>
          <table:table-cell table:formula="of:=0.5*[.FT12]*(([.FT5]-[.FS5])/([.FT1]-[.FS1]))^2" office:value-type="float" office:value="0.00900223938374768" calcext:value-type="float">
            <text:p>0.009002239383748</text:p>
          </table:table-cell>
          <table:table-cell table:formula="of:=0.5*[.FU12]*(([.FU5]-[.FT5])/([.FU1]-[.FT1]))^2" office:value-type="float" office:value="0.000688616745557691" calcext:value-type="float">
            <text:p>0.000688616745558</text:p>
          </table:table-cell>
          <table:table-cell table:formula="of:=0.5*[.FV12]*(([.FV5]-[.FU5])/([.FV1]-[.FU1]))^2" office:value-type="float" office:value="0.0219708678430892" calcext:value-type="float">
            <text:p>0.021970867843089</text:p>
          </table:table-cell>
          <table:table-cell table:formula="of:=0.5*[.FW12]*(([.FW5]-[.FV5])/([.FW1]-[.FV1]))^2" office:value-type="float" office:value="0.00532033390073683" calcext:value-type="float">
            <text:p>0.005320333900737</text:p>
          </table:table-cell>
          <table:table-cell table:formula="of:=0.5*[.FX12]*(([.FX5]-[.FW5])/([.FX1]-[.FW1]))^2" office:value-type="float" office:value="0.0999949445800753" calcext:value-type="float">
            <text:p>0.099994944580075</text:p>
          </table:table-cell>
          <table:table-cell table:formula="of:=0.5*[.FY12]*(([.FY5]-[.FX5])/([.FY1]-[.FX1]))^2" office:value-type="float" office:value="0.0496301492597183" calcext:value-type="float">
            <text:p>0.049630149259718</text:p>
          </table:table-cell>
          <table:table-cell table:formula="of:=0.5*[.FZ12]*(([.FZ5]-[.FY5])/([.FZ1]-[.FY1]))^2" office:value-type="float" office:value="0.00213621458908499" calcext:value-type="float">
            <text:p>0.002136214589085</text:p>
          </table:table-cell>
          <table:table-cell table:formula="of:=0.5*[.GA12]*(([.GA5]-[.FZ5])/([.GA1]-[.FZ1]))^2" office:value-type="float" office:value="0.00173280183949496" calcext:value-type="float">
            <text:p>0.001732801839495</text:p>
          </table:table-cell>
          <table:table-cell table:formula="of:=0.5*[.GB12]*(([.GB5]-[.GA5])/([.GB1]-[.GA1]))^2" office:value-type="float" office:value="0.0239768954376629" calcext:value-type="float">
            <text:p>0.023976895437663</text:p>
          </table:table-cell>
          <table:table-cell table:formula="of:=0.5*[.GC12]*(([.GC5]-[.GB5])/([.GC1]-[.GB1]))^2" office:value-type="float" office:value="0.0443346613139341" calcext:value-type="float">
            <text:p>0.044334661313934</text:p>
          </table:table-cell>
          <table:table-cell table:formula="of:=0.5*[.GD12]*(([.GD5]-[.GC5])/([.GD1]-[.GC1]))^2" office:value-type="float" office:value="0.0958952946490181" calcext:value-type="float">
            <text:p>0.095895294649018</text:p>
          </table:table-cell>
          <table:table-cell table:formula="of:=0.5*[.GE12]*(([.GE5]-[.GD5])/([.GE1]-[.GD1]))^2" office:value-type="float" office:value="0.0296767680955173" calcext:value-type="float">
            <text:p>0.029676768095517</text:p>
          </table:table-cell>
          <table:table-cell table:formula="of:=0.5*[.GF12]*(([.GF5]-[.GE5])/([.GF1]-[.GE1]))^2" office:value-type="float" office:value="0.0384163829720444" calcext:value-type="float">
            <text:p>0.038416382972044</text:p>
          </table:table-cell>
          <table:table-cell table:formula="of:=0.5*[.GG12]*(([.GG5]-[.GF5])/([.GG1]-[.GF1]))^2" office:value-type="float" office:value="0.0174955334532618" calcext:value-type="float">
            <text:p>0.017495533453262</text:p>
          </table:table-cell>
          <table:table-cell table:formula="of:=0.5*[.GH12]*(([.GH5]-[.GG5])/([.GH1]-[.GG1]))^2" office:value-type="float" office:value="0.000903671202134202" calcext:value-type="float">
            <text:p>0.000903671202134</text:p>
          </table:table-cell>
          <table:table-cell table:formula="of:=0.5*[.GI12]*(([.GI5]-[.GH5])/([.GI1]-[.GH1]))^2" office:value-type="float" office:value="0.00122382416535868" calcext:value-type="float">
            <text:p>0.001223824165359</text:p>
          </table:table-cell>
          <table:table-cell table:formula="of:=0.5*[.GJ12]*(([.GJ5]-[.GI5])/([.GJ1]-[.GI1]))^2" office:value-type="float" office:value="0.000731166021486392" calcext:value-type="float">
            <text:p>0.000731166021486</text:p>
          </table:table-cell>
          <table:table-cell table:formula="of:=0.5*[.GK12]*(([.GK5]-[.GJ5])/([.GK1]-[.GJ1]))^2" office:value-type="float" office:value="0.000043752566208933" calcext:value-type="float">
            <text:p>4.3752566208933E-05</text:p>
          </table:table-cell>
          <table:table-cell table:formula="of:=0.5*[.GL12]*(([.GL5]-[.GK5])/([.GL1]-[.GK1]))^2" office:value-type="float" office:value="0.00359944035545982" calcext:value-type="float">
            <text:p>0.00359944035546</text:p>
          </table:table-cell>
          <table:table-cell table:formula="of:=0.5*[.GM12]*(([.GM5]-[.GL5])/([.GM1]-[.GL1]))^2" office:value-type="float" office:value="0.0174992779713767" calcext:value-type="float">
            <text:p>0.017499277971377</text:p>
          </table:table-cell>
          <table:table-cell table:formula="of:=0.5*[.GN12]*(([.GN5]-[.GM5])/([.GN1]-[.GM1]))^2" office:value-type="float" office:value="0.00511887487697217" calcext:value-type="float">
            <text:p>0.005118874876972</text:p>
          </table:table-cell>
          <table:table-cell table:formula="of:=0.5*[.GO12]*(([.GO5]-[.GN5])/([.GO1]-[.GN1]))^2" office:value-type="float" office:value="0.0116732274851265" calcext:value-type="float">
            <text:p>0.011673227485127</text:p>
          </table:table-cell>
          <table:table-cell table:formula="of:=0.5*[.GP12]*(([.GP5]-[.GO5])/([.GP1]-[.GO1]))^2" office:value-type="float" office:value="0.0248086168984654" calcext:value-type="float">
            <text:p>0.024808616898465</text:p>
          </table:table-cell>
          <table:table-cell table:formula="of:=0.5*[.GQ12]*(([.GQ5]-[.GP5])/([.GQ1]-[.GP1]))^2" office:value-type="float" office:value="0.0110757899361916" calcext:value-type="float">
            <text:p>0.011075789936192</text:p>
          </table:table-cell>
          <table:table-cell table:formula="of:=0.5*[.GR12]*(([.GR5]-[.GQ5])/([.GR1]-[.GQ1]))^2" office:value-type="float" office:value="0.000270499936941071" calcext:value-type="float">
            <text:p>0.000270499936941</text:p>
          </table:table-cell>
          <table:table-cell table:formula="of:=0.5*[.GS12]*(([.GS5]-[.GR5])/([.GS1]-[.GR1]))^2" office:value-type="float" office:value="0.0142767648863698" calcext:value-type="float">
            <text:p>0.01427676488637</text:p>
          </table:table-cell>
          <table:table-cell table:formula="of:=0.5*[.GT12]*(([.GT5]-[.GS5])/([.GT1]-[.GS1]))^2" office:value-type="float" office:value="0.0263321254821055" calcext:value-type="float">
            <text:p>0.026332125482106</text:p>
          </table:table-cell>
          <table:table-cell table:formula="of:=0.5*[.GU12]*(([.GU5]-[.GT5])/([.GU1]-[.GT1]))^2" office:value-type="float" office:value="0.0361074512155048" calcext:value-type="float">
            <text:p>0.036107451215505</text:p>
          </table:table-cell>
          <table:table-cell table:formula="of:=0.5*[.GV12]*(([.GV5]-[.GU5])/([.GV1]-[.GU1]))^2" office:value-type="float" office:value="0.0000174970075260811" calcext:value-type="float">
            <text:p>1.74970075260811E-05</text:p>
          </table:table-cell>
          <table:table-cell table:formula="of:=0.5*[.GW12]*(([.GW5]-[.GV5])/([.GW1]-[.GV1]))^2" office:value-type="float" office:value="0.000419420951968712" calcext:value-type="float">
            <text:p>0.000419420951969</text:p>
          </table:table-cell>
          <table:table-cell table:formula="of:=0.5*[.GX12]*(([.GX5]-[.GW5])/([.GX1]-[.GW1]))^2" office:value-type="float" office:value="0.000209312763929104" calcext:value-type="float">
            <text:p>0.000209312763929</text:p>
          </table:table-cell>
          <table:table-cell table:formula="of:=0.5*[.GY12]*(([.GY5]-[.GX5])/([.GY1]-[.GX1]))^2" office:value-type="float" office:value="0.028922308200547" calcext:value-type="float">
            <text:p>0.028922308200547</text:p>
          </table:table-cell>
          <table:table-cell table:formula="of:=0.5*[.GZ12]*(([.GZ5]-[.GY5])/([.GZ1]-[.GY1]))^2" office:value-type="float" office:value="0.052542035410994" calcext:value-type="float">
            <text:p>0.052542035410994</text:p>
          </table:table-cell>
          <table:table-cell table:formula="of:=0.5*[.HA12]*(([.HA5]-[.GZ5])/([.HA1]-[.GZ1]))^2" office:value-type="float" office:value="0.0000402389658757524" calcext:value-type="float">
            <text:p>4.02389658757524E-05</text:p>
          </table:table-cell>
          <table:table-cell table:formula="of:=0.5*[.HB12]*(([.HB5]-[.HA5])/([.HB1]-[.HA1]))^2" office:value-type="float" office:value="0.00688372147274079" calcext:value-type="float">
            <text:p>0.006883721472741</text:p>
          </table:table-cell>
          <table:table-cell table:formula="of:=0.5*[.HC12]*(([.HC5]-[.HB5])/([.HC1]-[.HB1]))^2" office:value-type="float" office:value="0.00566931691164273" calcext:value-type="float">
            <text:p>0.005669316911643</text:p>
          </table:table-cell>
          <table:table-cell table:formula="of:=0.5*[.HD12]*(([.HD5]-[.HC5])/([.HD1]-[.HC1]))^2" office:value-type="float" office:value="0.000208718707022014" calcext:value-type="float">
            <text:p>0.000208718707022</text:p>
          </table:table-cell>
          <table:table-cell table:formula="of:=0.5*[.HE12]*(([.HE5]-[.HD5])/([.HE1]-[.HD1]))^2" office:value-type="float" office:value="0.0101326967401475" calcext:value-type="float">
            <text:p>0.010132696740148</text:p>
          </table:table-cell>
          <table:table-cell table:formula="of:=0.5*[.HF12]*(([.HF5]-[.HE5])/([.HF1]-[.HE1]))^2" office:value-type="float" office:value="0.0120831559114064" calcext:value-type="float">
            <text:p>0.012083155911406</text:p>
          </table:table-cell>
          <table:table-cell table:formula="of:=0.5*[.HG12]*(([.HG5]-[.HF5])/([.HG1]-[.HF1]))^2" office:value-type="float" office:value="0.00796045433725612" calcext:value-type="float">
            <text:p>0.007960454337256</text:p>
          </table:table-cell>
          <table:table-cell table:formula="of:=0.5*[.HH12]*(([.HH5]-[.HG5])/([.HH1]-[.HG1]))^2" office:value-type="float" office:value="0.0210255081923871" calcext:value-type="float">
            <text:p>0.021025508192387</text:p>
          </table:table-cell>
          <table:table-cell table:formula="of:=0.5*[.HI12]*(([.HI5]-[.HH5])/([.HI1]-[.HH1]))^2" office:value-type="float" office:value="0.0036824700026165" calcext:value-type="float">
            <text:p>0.003682470002617</text:p>
          </table:table-cell>
          <table:table-cell table:formula="of:=0.5*[.HJ12]*(([.HJ5]-[.HI5])/([.HJ1]-[.HI1]))^2" office:value-type="float" office:value="0.0000420502843240409" calcext:value-type="float">
            <text:p>4.20502843240409E-05</text:p>
          </table:table-cell>
          <table:table-cell table:formula="of:=0.5*[.HK12]*(([.HK5]-[.HJ5])/([.HK1]-[.HJ1]))^2" office:value-type="float" office:value="0.0000646028103174641" calcext:value-type="float">
            <text:p>6.46028103174641E-05</text:p>
          </table:table-cell>
          <table:table-cell table:formula="of:=0.5*[.HL12]*(([.HL5]-[.HK5])/([.HL1]-[.HK1]))^2" office:value-type="float" office:value="0.00329312037522182" calcext:value-type="float">
            <text:p>0.003293120375222</text:p>
          </table:table-cell>
          <table:table-cell table:formula="of:=0.5*[.HM12]*(([.HM5]-[.HL5])/([.HM1]-[.HL1]))^2" office:value-type="float" office:value="0.0000294151737577359" calcext:value-type="float">
            <text:p>2.94151737577359E-05</text:p>
          </table:table-cell>
          <table:table-cell table:formula="of:=0.5*[.HN12]*(([.HN5]-[.HM5])/([.HN1]-[.HM1]))^2" office:value-type="float" office:value="0.0362136549096216" calcext:value-type="float">
            <text:p>0.036213654909622</text:p>
          </table:table-cell>
          <table:table-cell table:formula="of:=0.5*[.HO12]*(([.HO5]-[.HN5])/([.HO1]-[.HN1]))^2" office:value-type="float" office:value="0.0441789285116528" calcext:value-type="float">
            <text:p>0.044178928511653</text:p>
          </table:table-cell>
          <table:table-cell table:formula="of:=0.5*[.HP12]*(([.HP5]-[.HO5])/([.HP1]-[.HO1]))^2" office:value-type="float" office:value="0.00179291342417124" calcext:value-type="float">
            <text:p>0.001792913424171</text:p>
          </table:table-cell>
          <table:table-cell table:formula="of:=0.5*[.HQ12]*(([.HQ5]-[.HP5])/([.HQ1]-[.HP1]))^2" office:value-type="float" office:value="0.0399934226409541" calcext:value-type="float">
            <text:p>0.039993422640954</text:p>
          </table:table-cell>
          <table:table-cell table:formula="of:=0.5*[.HR12]*(([.HR5]-[.HQ5])/([.HR1]-[.HQ1]))^2" office:value-type="float" office:value="0.0397170464282046" calcext:value-type="float">
            <text:p>0.039717046428205</text:p>
          </table:table-cell>
          <table:table-cell table:formula="of:=0.5*[.HS12]*(([.HS5]-[.HR5])/([.HS1]-[.HR1]))^2" office:value-type="float" office:value="0.00024376052673681" calcext:value-type="float">
            <text:p>0.000243760526737</text:p>
          </table:table-cell>
          <table:table-cell table:formula="of:=0.5*[.HT12]*(([.HT5]-[.HS5])/([.HT1]-[.HS1]))^2" office:value-type="float" office:value="0.0630448810097887" calcext:value-type="float">
            <text:p>0.063044881009789</text:p>
          </table:table-cell>
          <table:table-cell table:formula="of:=0.5*[.HU12]*(([.HU5]-[.HT5])/([.HU1]-[.HT1]))^2" office:value-type="float" office:value="0.0161010735770372" calcext:value-type="float">
            <text:p>0.016101073577037</text:p>
          </table:table-cell>
          <table:table-cell table:formula="of:=0.5*[.HV12]*(([.HV5]-[.HU5])/([.HV1]-[.HU1]))^2" office:value-type="float" office:value="0.218274532163227" calcext:value-type="float">
            <text:p>0.218274532163227</text:p>
          </table:table-cell>
          <table:table-cell table:formula="of:=0.5*[.HW12]*(([.HW5]-[.HV5])/([.HW1]-[.HV1]))^2" office:value-type="float" office:value="0.0790380957032287" calcext:value-type="float">
            <text:p>0.079038095703229</text:p>
          </table:table-cell>
          <table:table-cell table:formula="of:=0.5*[.HX12]*(([.HX5]-[.HW5])/([.HX1]-[.HW1]))^2" office:value-type="float" office:value="0.0119244508196354" calcext:value-type="float">
            <text:p>0.011924450819635</text:p>
          </table:table-cell>
          <table:table-cell table:formula="of:=0.5*[.HY12]*(([.HY5]-[.HX5])/([.HY1]-[.HX1]))^2" office:value-type="float" office:value="0.0660874931281833" calcext:value-type="float">
            <text:p>0.066087493128183</text:p>
          </table:table-cell>
          <table:table-cell table:formula="of:=0.5*[.HZ12]*(([.HZ5]-[.HY5])/([.HZ1]-[.HY1]))^2" office:value-type="float" office:value="0.0287423525534977" calcext:value-type="float">
            <text:p>0.028742352553498</text:p>
          </table:table-cell>
          <table:table-cell table:formula="of:=0.5*[.IA12]*(([.IA5]-[.HZ5])/([.IA1]-[.HZ1]))^2" office:value-type="float" office:value="0.0022889865626153" calcext:value-type="float">
            <text:p>0.002288986562615</text:p>
          </table:table-cell>
          <table:table-cell table:formula="of:=0.5*[.IB12]*(([.IB5]-[.IA5])/([.IB1]-[.IA1]))^2" office:value-type="float" office:value="0.000990763543548339" calcext:value-type="float">
            <text:p>0.000990763543548</text:p>
          </table:table-cell>
          <table:table-cell table:formula="of:=0.5*[.IC12]*(([.IC5]-[.IB5])/([.IC1]-[.IB1]))^2" office:value-type="float" office:value="0.001615454456011" calcext:value-type="float">
            <text:p>0.001615454456011</text:p>
          </table:table-cell>
          <table:table-cell table:formula="of:=0.5*[.ID12]*(([.ID5]-[.IC5])/([.ID1]-[.IC1]))^2" office:value-type="float" office:value="0.00902521733941535" calcext:value-type="float">
            <text:p>0.009025217339415</text:p>
          </table:table-cell>
          <table:table-cell table:formula="of:=0.5*[.IE12]*(([.IE5]-[.ID5])/([.IE1]-[.ID1]))^2" office:value-type="float" office:value="0.000788637878907219" calcext:value-type="float">
            <text:p>0.000788637878907</text:p>
          </table:table-cell>
          <table:table-cell table:formula="of:=0.5*[.IF12]*(([.IF5]-[.IE5])/([.IF1]-[.IE1]))^2" office:value-type="float" office:value="0.00762681480101738" calcext:value-type="float">
            <text:p>0.007626814801017</text:p>
          </table:table-cell>
          <table:table-cell table:formula="of:=0.5*[.IG12]*(([.IG5]-[.IF5])/([.IG1]-[.IF1]))^2" office:value-type="float" office:value="0.00929335522674226" calcext:value-type="float">
            <text:p>0.009293355226742</text:p>
          </table:table-cell>
          <table:table-cell table:formula="of:=0.5*[.IH12]*(([.IH5]-[.IG5])/([.IH1]-[.IG1]))^2" office:value-type="float" office:value="0.00145532032880134" calcext:value-type="float">
            <text:p>0.001455320328801</text:p>
          </table:table-cell>
          <table:table-cell table:formula="of:=0.5*[.II12]*(([.II5]-[.IH5])/([.II1]-[.IH1]))^2" office:value-type="float" office:value="0.030097329601393" calcext:value-type="float">
            <text:p>0.030097329601393</text:p>
          </table:table-cell>
          <table:table-cell table:formula="of:=0.5*[.IJ12]*(([.IJ5]-[.II5])/([.IJ1]-[.II1]))^2" office:value-type="float" office:value="0.0000247882206674143" calcext:value-type="float">
            <text:p>2.47882206674143E-05</text:p>
          </table:table-cell>
          <table:table-cell table:formula="of:=0.5*[.IK12]*(([.IK5]-[.IJ5])/([.IK1]-[.IJ1]))^2" office:value-type="float" office:value="0.00231655574535343" calcext:value-type="float">
            <text:p>0.002316555745353</text:p>
          </table:table-cell>
          <table:table-cell table:formula="of:=0.5*[.IL12]*(([.IL5]-[.IK5])/([.IL1]-[.IK1]))^2" office:value-type="float" office:value="0.0068899375963767" calcext:value-type="float">
            <text:p>0.006889937596377</text:p>
          </table:table-cell>
          <table:table-cell table:formula="of:=0.5*[.IM12]*(([.IM5]-[.IL5])/([.IM1]-[.IL1]))^2" office:value-type="float" office:value="0.000756307370006982" calcext:value-type="float">
            <text:p>0.000756307370007</text:p>
          </table:table-cell>
          <table:table-cell table:formula="of:=0.5*[.IN12]*(([.IN5]-[.IM5])/([.IN1]-[.IM1]))^2" office:value-type="float" office:value="0.0157875417878425" calcext:value-type="float">
            <text:p>0.015787541787843</text:p>
          </table:table-cell>
          <table:table-cell table:formula="of:=0.5*[.IO12]*(([.IO5]-[.IN5])/([.IO1]-[.IN1]))^2" office:value-type="float" office:value="0.0118952882190261" calcext:value-type="float">
            <text:p>0.011895288219026</text:p>
          </table:table-cell>
          <table:table-cell table:formula="of:=0.5*[.IP12]*(([.IP5]-[.IO5])/([.IP1]-[.IO1]))^2" office:value-type="float" office:value="0.0000533017216963636" calcext:value-type="float">
            <text:p>5.33017216963636E-05</text:p>
          </table:table-cell>
          <table:table-cell table:formula="of:=0.5*[.IQ12]*(([.IQ5]-[.IP5])/([.IQ1]-[.IP1]))^2" office:value-type="float" office:value="0.0242440026527397" calcext:value-type="float">
            <text:p>0.02424400265274</text:p>
          </table:table-cell>
          <table:table-cell table:formula="of:=0.5*[.IR12]*(([.IR5]-[.IQ5])/([.IR1]-[.IQ1]))^2" office:value-type="float" office:value="0.36383544257452" calcext:value-type="float">
            <text:p>0.36383544257452</text:p>
          </table:table-cell>
          <table:table-cell table:formula="of:=0.5*[.IS12]*(([.IS5]-[.IR5])/([.IS1]-[.IR1]))^2" office:value-type="float" office:value="0.00656080195499426" calcext:value-type="float">
            <text:p>0.006560801954994</text:p>
          </table:table-cell>
          <table:table-cell table:formula="of:=0.5*[.IT12]*(([.IT5]-[.IS5])/([.IT1]-[.IS1]))^2" office:value-type="float" office:value="0.0993188231382428" calcext:value-type="float">
            <text:p>0.099318823138243</text:p>
          </table:table-cell>
          <table:table-cell table:formula="of:=0.5*[.IU12]*(([.IU5]-[.IT5])/([.IU1]-[.IT1]))^2" office:value-type="float" office:value="0.0212315488537978" calcext:value-type="float">
            <text:p>0.021231548853798</text:p>
          </table:table-cell>
          <table:table-cell table:formula="of:=0.5*[.IV12]*(([.IV5]-[.IU5])/([.IV1]-[.IU1]))^2" office:value-type="float" office:value="0.021485478532158" calcext:value-type="float">
            <text:p>0.021485478532158</text:p>
          </table:table-cell>
          <table:table-cell table:formula="of:=0.5*[.IW12]*(([.IW5]-[.IV5])/([.IW1]-[.IV1]))^2" office:value-type="float" office:value="0.0069146968249443" calcext:value-type="float">
            <text:p>0.006914696824944</text:p>
          </table:table-cell>
          <table:table-cell table:formula="of:=0.5*[.IX12]*(([.IX5]-[.IW5])/([.IX1]-[.IW1]))^2" office:value-type="float" office:value="0.00166256615245776" calcext:value-type="float">
            <text:p>0.001662566152458</text:p>
          </table:table-cell>
          <table:table-cell table:formula="of:=0.5*[.IY12]*(([.IY5]-[.IX5])/([.IY1]-[.IX1]))^2" office:value-type="float" office:value="0.00522262957202745" calcext:value-type="float">
            <text:p>0.005222629572027</text:p>
          </table:table-cell>
          <table:table-cell table:formula="of:=0.5*[.IZ12]*(([.IZ5]-[.IY5])/([.IZ1]-[.IY1]))^2" office:value-type="float" office:value="0.00119042349242166" calcext:value-type="float">
            <text:p>0.001190423492422</text:p>
          </table:table-cell>
          <table:table-cell table:formula="of:=0.5*[.JA12]*(([.JA5]-[.IZ5])/([.JA1]-[.IZ1]))^2" office:value-type="float" office:value="0.00139813770100329" calcext:value-type="float">
            <text:p>0.001398137701003</text:p>
          </table:table-cell>
          <table:table-cell table:formula="of:=0.5*[.JB12]*(([.JB5]-[.JA5])/([.JB1]-[.JA1]))^2" office:value-type="float" office:value="0.000545708889752903" calcext:value-type="float">
            <text:p>0.000545708889753</text:p>
          </table:table-cell>
          <table:table-cell table:formula="of:=0.5*[.JC12]*(([.JC5]-[.JB5])/([.JC1]-[.JB1]))^2" office:value-type="float" office:value="0.000654806844064631" calcext:value-type="float">
            <text:p>0.000654806844065</text:p>
          </table:table-cell>
          <table:table-cell table:formula="of:=0.5*[.JD12]*(([.JD5]-[.JC5])/([.JD1]-[.JC1]))^2" office:value-type="float" office:value="0.000000244540676985633" calcext:value-type="float">
            <text:p>2.44540676985633E-07</text:p>
          </table:table-cell>
          <table:table-cell table:formula="of:=0.5*[.JE12]*(([.JE5]-[.JD5])/([.JE1]-[.JD1]))^2" office:value-type="float" office:value="0.000766602186538048" calcext:value-type="float">
            <text:p>0.000766602186538</text:p>
          </table:table-cell>
          <table:table-cell table:formula="of:=0.5*[.JF12]*(([.JF5]-[.JE5])/([.JF1]-[.JE1]))^2" office:value-type="float" office:value="0.00286183717979029" calcext:value-type="float">
            <text:p>0.00286183717979</text:p>
          </table:table-cell>
          <table:table-cell table:formula="of:=0.5*[.JG12]*(([.JG5]-[.JF5])/([.JG1]-[.JF1]))^2" office:value-type="float" office:value="0.00597511683773369" calcext:value-type="float">
            <text:p>0.005975116837734</text:p>
          </table:table-cell>
          <table:table-cell table:formula="of:=0.5*[.JH12]*(([.JH5]-[.JG5])/([.JH1]-[.JG1]))^2" office:value-type="float" office:value="0.0407792703471899" calcext:value-type="float">
            <text:p>0.04077927034719</text:p>
          </table:table-cell>
          <table:table-cell table:formula="of:=0.5*[.JI12]*(([.JI5]-[.JH5])/([.JI1]-[.JH1]))^2" office:value-type="float" office:value="0.00333374440265372" calcext:value-type="float">
            <text:p>0.003333744402654</text:p>
          </table:table-cell>
          <table:table-cell table:formula="of:=0.5*[.JJ12]*(([.JJ5]-[.JI5])/([.JJ1]-[.JI1]))^2" office:value-type="float" office:value="0.167188374441759" calcext:value-type="float">
            <text:p>0.167188374441759</text:p>
          </table:table-cell>
          <table:table-cell table:formula="of:=0.5*[.JK12]*(([.JK5]-[.JJ5])/([.JK1]-[.JJ1]))^2" office:value-type="float" office:value="0.00750045036050642" calcext:value-type="float">
            <text:p>0.007500450360506</text:p>
          </table:table-cell>
          <table:table-cell table:formula="of:=0.5*[.JL12]*(([.JL5]-[.JK5])/([.JL1]-[.JK1]))^2" office:value-type="float" office:value="0.0444566100853093" calcext:value-type="float">
            <text:p>0.044456610085309</text:p>
          </table:table-cell>
          <table:table-cell table:formula="of:=0.5*[.JM12]*(([.JM5]-[.JL5])/([.JM1]-[.JL1]))^2" office:value-type="float" office:value="0.014333637768335" calcext:value-type="float">
            <text:p>0.014333637768335</text:p>
          </table:table-cell>
          <table:table-cell table:formula="of:=0.5*[.JN12]*(([.JN5]-[.JM5])/([.JN1]-[.JM1]))^2" office:value-type="float" office:value="0.0291708255855494" calcext:value-type="float">
            <text:p>0.029170825585549</text:p>
          </table:table-cell>
          <table:table-cell table:formula="of:=0.5*[.JO12]*(([.JO5]-[.JN5])/([.JO1]-[.JN1]))^2" office:value-type="float" office:value="0.0558250144909644" calcext:value-type="float">
            <text:p>0.055825014490964</text:p>
          </table:table-cell>
          <table:table-cell table:formula="of:=0.5*[.JP12]*(([.JP5]-[.JO5])/([.JP1]-[.JO1]))^2" office:value-type="float" office:value="0.0205511269421329" calcext:value-type="float">
            <text:p>0.020551126942133</text:p>
          </table:table-cell>
          <table:table-cell table:formula="of:=0.5*[.JQ12]*(([.JQ5]-[.JP5])/([.JQ1]-[.JP1]))^2" office:value-type="float" office:value="0.00162990595062339" calcext:value-type="float">
            <text:p>0.001629905950623</text:p>
          </table:table-cell>
          <table:table-cell table:formula="of:=0.5*[.JR12]*(([.JR5]-[.JQ5])/([.JR1]-[.JQ1]))^2" office:value-type="float" office:value="0.044199296429272" calcext:value-type="float">
            <text:p>0.044199296429272</text:p>
          </table:table-cell>
          <table:table-cell table:formula="of:=0.5*[.JS12]*(([.JS5]-[.JR5])/([.JS1]-[.JR1]))^2" office:value-type="float" office:value="0.0217572995158909" calcext:value-type="float">
            <text:p>0.021757299515891</text:p>
          </table:table-cell>
          <table:table-cell table:formula="of:=0.5*[.JT12]*(([.JT5]-[.JS5])/([.JT1]-[.JS1]))^2" office:value-type="float" office:value="0.0148502927280524" calcext:value-type="float">
            <text:p>0.014850292728052</text:p>
          </table:table-cell>
          <table:table-cell table:formula="of:=0.5*[.JU12]*(([.JU5]-[.JT5])/([.JU1]-[.JT1]))^2" office:value-type="float" office:value="0.00267301061171689" calcext:value-type="float">
            <text:p>0.002673010611717</text:p>
          </table:table-cell>
          <table:table-cell table:formula="of:=0.5*[.JV12]*(([.JV5]-[.JU5])/([.JV1]-[.JU1]))^2" office:value-type="float" office:value="0.00480518535934163" calcext:value-type="float">
            <text:p>0.004805185359342</text:p>
          </table:table-cell>
          <table:table-cell table:formula="of:=0.5*[.JW12]*(([.JW5]-[.JV5])/([.JW1]-[.JV1]))^2" office:value-type="float" office:value="0.000457553881066213" calcext:value-type="float">
            <text:p>0.000457553881066</text:p>
          </table:table-cell>
          <table:table-cell table:formula="of:=0.5*[.JX12]*(([.JX5]-[.JW5])/([.JX1]-[.JW1]))^2" office:value-type="float" office:value="0.00205880077712589" calcext:value-type="float">
            <text:p>0.002058800777126</text:p>
          </table:table-cell>
          <table:table-cell table:formula="of:=0.5*[.JY12]*(([.JY5]-[.JX5])/([.JY1]-[.JX1]))^2" office:value-type="float" office:value="0.0174054887085341" calcext:value-type="float">
            <text:p>0.017405488708534</text:p>
          </table:table-cell>
          <table:table-cell table:formula="of:=0.5*[.JZ12]*(([.JZ5]-[.JY5])/([.JZ1]-[.JY1]))^2" office:value-type="float" office:value="0.0947678659058143" calcext:value-type="float">
            <text:p>0.094767865905814</text:p>
          </table:table-cell>
          <table:table-cell table:formula="of:=0.5*[.KA12]*(([.KA5]-[.JZ5])/([.KA1]-[.JZ1]))^2" office:value-type="float" office:value="0.0414206895324226" calcext:value-type="float">
            <text:p>0.041420689532423</text:p>
          </table:table-cell>
          <table:table-cell table:formula="of:=0.5*[.KB12]*(([.KB5]-[.KA5])/([.KB1]-[.KA1]))^2" office:value-type="float" office:value="0.00560660180431747" calcext:value-type="float">
            <text:p>0.005606601804317</text:p>
          </table:table-cell>
          <table:table-cell table:formula="of:=0.5*[.KC12]*(([.KC5]-[.KB5])/([.KC1]-[.KB1]))^2" office:value-type="float" office:value="0.00249050704150465" calcext:value-type="float">
            <text:p>0.002490507041505</text:p>
          </table:table-cell>
          <table:table-cell table:formula="of:=0.5*[.KD12]*(([.KD5]-[.KC5])/([.KD1]-[.KC1]))^2" office:value-type="float" office:value="0.00039867590844073" calcext:value-type="float">
            <text:p>0.000398675908441</text:p>
          </table:table-cell>
          <table:table-cell table:formula="of:=0.5*[.KE12]*(([.KE5]-[.KD5])/([.KE1]-[.KD1]))^2" office:value-type="float" office:value="0.00647029129157306" calcext:value-type="float">
            <text:p>0.006470291291573</text:p>
          </table:table-cell>
          <table:table-cell table:formula="of:=0.5*[.KF12]*(([.KF5]-[.KE5])/([.KF1]-[.KE1]))^2" office:value-type="float" office:value="0.000000135875451470515" calcext:value-type="float">
            <text:p>1.35875451470515E-07</text:p>
          </table:table-cell>
          <table:table-cell table:formula="of:=0.5*[.KG12]*(([.KG5]-[.KF5])/([.KG1]-[.KF1]))^2" office:value-type="float" office:value="0.000959653899746322" calcext:value-type="float">
            <text:p>0.000959653899746</text:p>
          </table:table-cell>
          <table:table-cell table:formula="of:=0.5*[.KH12]*(([.KH5]-[.KG5])/([.KH1]-[.KG1]))^2" office:value-type="float" office:value="0.00000669987553073774" calcext:value-type="float">
            <text:p>6.69987553073774E-06</text:p>
          </table:table-cell>
          <table:table-cell table:formula="of:=0.5*[.KI12]*(([.KI5]-[.KH5])/([.KI1]-[.KH1]))^2" office:value-type="float" office:value="0.0000779567715954537" calcext:value-type="float">
            <text:p>7.79567715954537E-05</text:p>
          </table:table-cell>
          <table:table-cell table:formula="of:=0.5*[.KJ12]*(([.KJ5]-[.KI5])/([.KJ1]-[.KI1]))^2" office:value-type="float" office:value="0.000203250773219139" calcext:value-type="float">
            <text:p>0.000203250773219</text:p>
          </table:table-cell>
          <table:table-cell table:formula="of:=0.5*[.KK12]*(([.KK5]-[.KJ5])/([.KK1]-[.KJ1]))^2" office:value-type="float" office:value="0.0000257887975141911" calcext:value-type="float">
            <text:p>2.57887975141911E-05</text:p>
          </table:table-cell>
          <table:table-cell table:formula="of:=0.5*[.KL12]*(([.KL5]-[.KK5])/([.KL1]-[.KK1]))^2" office:value-type="float" office:value="0.000000975725500024712" calcext:value-type="float">
            <text:p>9.75725500024712E-07</text:p>
          </table:table-cell>
          <table:table-cell table:formula="of:=0.5*[.KM12]*(([.KM5]-[.KL5])/([.KM1]-[.KL1]))^2" office:value-type="float" office:value="0.00000274954882543524" calcext:value-type="float">
            <text:p>2.74954882543524E-06</text:p>
          </table:table-cell>
          <table:table-cell table:formula="of:=0.5*[.KN12]*(([.KN5]-[.KM5])/([.KN1]-[.KM1]))^2" office:value-type="float" office:value="0.0000000147791050015925" calcext:value-type="float">
            <text:p>1.47791050015925E-08</text:p>
          </table:table-cell>
          <table:table-cell table:formula="of:=0.5*[.KO12]*(([.KO5]-[.KN5])/([.KO1]-[.KN1]))^2" office:value-type="float" office:value="0.0000362998142627363" calcext:value-type="float">
            <text:p>3.62998142627363E-05</text:p>
          </table:table-cell>
          <table:table-cell table:formula="of:=0.5*[.KP12]*(([.KP5]-[.KO5])/([.KP1]-[.KO1]))^2" office:value-type="float" office:value="0.0000159269705559502" calcext:value-type="float">
            <text:p>1.59269705559502E-05</text:p>
          </table:table-cell>
          <table:table-cell table:formula="of:=0.5*[.KQ12]*(([.KQ5]-[.KP5])/([.KQ1]-[.KP1]))^2" office:value-type="float" office:value="0.000000294070218202848" calcext:value-type="float">
            <text:p>2.94070218202848E-07</text:p>
          </table:table-cell>
          <table:table-cell table:formula="of:=0.5*[.KR12]*(([.KR5]-[.KQ5])/([.KR1]-[.KQ1]))^2" office:value-type="float" office:value="0.000000669008630593703" calcext:value-type="float">
            <text:p>6.69008630593703E-07</text:p>
          </table:table-cell>
          <table:table-cell table:formula="of:=0.5*[.KS12]*(([.KS5]-[.KR5])/([.KS1]-[.KR1]))^2" office:value-type="float" office:value="0.00000131678873940686" calcext:value-type="float">
            <text:p>1.31678873940686E-06</text:p>
          </table:table-cell>
          <table:table-cell table:formula="of:=0.5*[.KT12]*(([.KT5]-[.KS5])/([.KT1]-[.KS1]))^2" office:value-type="float" office:value="0.00000275800978300934" calcext:value-type="float">
            <text:p>2.75800978300934E-06</text:p>
          </table:table-cell>
          <table:table-cell table:formula="of:=0.5*[.KU12]*(([.KU5]-[.KT5])/([.KU1]-[.KT1]))^2" office:value-type="float" office:value="0.00000000404435871152078" calcext:value-type="float">
            <text:p>4.04435871152078E-09</text:p>
          </table:table-cell>
          <table:table-cell table:formula="of:=0.5*[.KV12]*(([.KV5]-[.KU5])/([.KV1]-[.KU1]))^2" office:value-type="float" office:value="0.0000210865892698138" calcext:value-type="float">
            <text:p>2.10865892698138E-05</text:p>
          </table:table-cell>
          <table:table-cell table:formula="of:=0.5*[.KW12]*(([.KW5]-[.KV5])/([.KW1]-[.KV1]))^2" office:value-type="float" office:value="0.00000727534497618396" calcext:value-type="float">
            <text:p>7.27534497618396E-06</text:p>
          </table:table-cell>
          <table:table-cell table:formula="of:=0.5*[.KX12]*(([.KX5]-[.KW5])/([.KX1]-[.KW1]))^2" office:value-type="float" office:value="0.00000686870401764602" calcext:value-type="float">
            <text:p>6.86870401764602E-06</text:p>
          </table:table-cell>
          <table:table-cell table:formula="of:=0.5*[.KY12]*(([.KY5]-[.KX5])/([.KY1]-[.KX1]))^2" office:value-type="float" office:value="0.00000000830221948104268" calcext:value-type="float">
            <text:p>8.30221948104268E-09</text:p>
          </table:table-cell>
          <table:table-cell table:formula="of:=0.5*[.KZ12]*(([.KZ5]-[.KY5])/([.KZ1]-[.KY1]))^2" office:value-type="float" office:value="0.00000519325194794229" calcext:value-type="float">
            <text:p>5.19325194794229E-06</text:p>
          </table:table-cell>
          <table:table-cell table:formula="of:=0.5*[.LA12]*(([.LA5]-[.KZ5])/([.LA1]-[.KZ1]))^2" office:value-type="float" office:value="0.00000300116109259895" calcext:value-type="float">
            <text:p>3.00116109259895E-06</text:p>
          </table:table-cell>
          <table:table-cell table:formula="of:=0.5*[.LB12]*(([.LB5]-[.LA5])/([.LB1]-[.LA1]))^2" office:value-type="float" office:value="0.00000307441242923407" calcext:value-type="float">
            <text:p>3.07441242923407E-06</text:p>
          </table:table-cell>
          <table:table-cell table:formula="of:=0.5*[.LC12]*(([.LC5]-[.LB5])/([.LC1]-[.LB1]))^2" office:value-type="float" office:value="0.000000856385097872436" calcext:value-type="float">
            <text:p>8.56385097872436E-07</text:p>
          </table:table-cell>
          <table:table-cell table:formula="of:=0.5*[.LD12]*(([.LD5]-[.LC5])/([.LD1]-[.LC1]))^2" office:value-type="float" office:value="0.00000670955285586277" calcext:value-type="float">
            <text:p>6.70955285586277E-06</text:p>
          </table:table-cell>
          <table:table-cell table:formula="of:=0.5*[.LE12]*(([.LE5]-[.LD5])/([.LE1]-[.LD1]))^2" office:value-type="float" office:value="0.000000181206603752269" calcext:value-type="float">
            <text:p>1.81206603752269E-07</text:p>
          </table:table-cell>
          <table:table-cell table:formula="of:=0.5*[.LF12]*(([.LF5]-[.LE5])/([.LF1]-[.LE1]))^2" office:value-type="float" office:value="0.0000219287701574193" calcext:value-type="float">
            <text:p>2.19287701574193E-05</text:p>
          </table:table-cell>
          <table:table-cell table:formula="of:=0.5*[.LG12]*(([.LG5]-[.LF5])/([.LG1]-[.LF1]))^2" office:value-type="float" office:value="0.000000854682961677057" calcext:value-type="float">
            <text:p>8.54682961677057E-07</text:p>
          </table:table-cell>
          <table:table-cell table:formula="of:=0.5*[.LH12]*(([.LH5]-[.LG5])/([.LH1]-[.LG1]))^2" office:value-type="float" office:value="0.00000238757325556816" calcext:value-type="float">
            <text:p>2.38757325556816E-06</text:p>
          </table:table-cell>
          <table:table-cell table:formula="of:=0.5*[.LI12]*(([.LI5]-[.LH5])/([.LI1]-[.LH1]))^2" office:value-type="float" office:value="0.0000142288489285996" calcext:value-type="float">
            <text:p>1.42288489285996E-05</text:p>
          </table:table-cell>
          <table:table-cell table:formula="of:=0.5*[.LJ12]*(([.LJ5]-[.LI5])/([.LJ1]-[.LI1]))^2" office:value-type="float" office:value="0.0000019468418060433" calcext:value-type="float">
            <text:p>1.9468418060433E-06</text:p>
          </table:table-cell>
          <table:table-cell table:formula="of:=0.5*[.LK12]*(([.LK5]-[.LJ5])/([.LK1]-[.LJ1]))^2" office:value-type="float" office:value="0.00000242600591413212" calcext:value-type="float">
            <text:p>2.42600591413212E-06</text:p>
          </table:table-cell>
          <table:table-cell table:formula="of:=0.5*[.LL12]*(([.LL5]-[.LK5])/([.LL1]-[.LK1]))^2" office:value-type="float" office:value="0.0000105763583863636" calcext:value-type="float">
            <text:p>1.05763583863636E-05</text:p>
          </table:table-cell>
          <table:table-cell table:formula="of:=0.5*[.LM12]*(([.LM5]-[.LL5])/([.LM1]-[.LL1]))^2" office:value-type="float" office:value="0.00000133325271158269" calcext:value-type="float">
            <text:p>1.33325271158269E-06</text:p>
          </table:table-cell>
          <table:table-cell table:formula="of:=0.5*[.LN12]*(([.LN5]-[.LM5])/([.LN1]-[.LM1]))^2" office:value-type="float" office:value="0.00000551382269219169" calcext:value-type="float">
            <text:p>5.51382269219169E-06</text:p>
          </table:table-cell>
          <table:table-cell table:formula="of:=0.5*[.LO12]*(([.LO5]-[.LN5])/([.LO1]-[.LN1]))^2" office:value-type="float" office:value="0.0000104782917971597" calcext:value-type="float">
            <text:p>1.04782917971597E-05</text:p>
          </table:table-cell>
          <table:table-cell table:formula="of:=0.5*[.LP12]*(([.LP5]-[.LO5])/([.LP1]-[.LO1]))^2" office:value-type="float" office:value="0.00000310734675161486" calcext:value-type="float">
            <text:p>3.10734675161486E-06</text:p>
          </table:table-cell>
          <table:table-cell table:formula="of:=0.5*[.LQ12]*(([.LQ5]-[.LP5])/([.LQ1]-[.LP1]))^2" office:value-type="float" office:value="0.0000000341375890049883" calcext:value-type="float">
            <text:p>3.41375890049883E-08</text:p>
          </table:table-cell>
          <table:table-cell table:formula="of:=0.5*[.LR12]*(([.LR5]-[.LQ5])/([.LR1]-[.LQ1]))^2" office:value-type="float" office:value="0.00000312228242581088" calcext:value-type="float">
            <text:p>3.12228242581088E-06</text:p>
          </table:table-cell>
          <table:table-cell table:formula="of:=0.5*[.LS12]*(([.LS5]-[.LR5])/([.LS1]-[.LR1]))^2" office:value-type="float" office:value="0.000000863717654980184" calcext:value-type="float">
            <text:p>8.63717654980184E-07</text:p>
          </table:table-cell>
          <table:table-cell table:formula="of:=0.5*[.LT12]*(([.LT5]-[.LS5])/([.LT1]-[.LS1]))^2" office:value-type="float" office:value="0.0000216498317026871" calcext:value-type="float">
            <text:p>2.16498317026871E-05</text:p>
          </table:table-cell>
          <table:table-cell table:formula="of:=0.5*[.LU12]*(([.LU5]-[.LT5])/([.LU1]-[.LT1]))^2" office:value-type="float" office:value="0.0000187062284995329" calcext:value-type="float">
            <text:p>1.87062284995329E-05</text:p>
          </table:table-cell>
          <table:table-cell table:formula="of:=0.5*[.LV12]*(([.LV5]-[.LU5])/([.LV1]-[.LU1]))^2" office:value-type="float" office:value="0.0000127822457447418" calcext:value-type="float">
            <text:p>1.27822457447418E-05</text:p>
          </table:table-cell>
          <table:table-cell table:formula="of:=0.5*[.LW12]*(([.LW5]-[.LV5])/([.LW1]-[.LV1]))^2" office:value-type="float" office:value="0.00000422076527383193" calcext:value-type="float">
            <text:p>4.22076527383193E-06</text:p>
          </table:table-cell>
          <table:table-cell table:formula="of:=0.5*[.LX12]*(([.LX5]-[.LW5])/([.LX1]-[.LW1]))^2" office:value-type="float" office:value="0.00000561532696207745" calcext:value-type="float">
            <text:p>5.61532696207745E-06</text:p>
          </table:table-cell>
          <table:table-cell table:formula="of:=0.5*[.LY12]*(([.LY5]-[.LX5])/([.LY1]-[.LX1]))^2" office:value-type="float" office:value="0.00000432166233127334" calcext:value-type="float">
            <text:p>4.32166233127334E-06</text:p>
          </table:table-cell>
          <table:table-cell table:formula="of:=0.5*[.LZ12]*(([.LZ5]-[.LY5])/([.LZ1]-[.LY1]))^2" office:value-type="float" office:value="0.0000312837302924486" calcext:value-type="float">
            <text:p>3.12837302924486E-05</text:p>
          </table:table-cell>
          <table:table-cell table:formula="of:=0.5*[.MA12]*(([.MA5]-[.LZ5])/([.MA1]-[.LZ1]))^2" office:value-type="float" office:value="0.00000781760691033756" calcext:value-type="float">
            <text:p>7.81760691033756E-06</text:p>
          </table:table-cell>
          <table:table-cell table:formula="of:=0.5*[.MB12]*(([.MB5]-[.MA5])/([.MB1]-[.MA1]))^2" office:value-type="float" office:value="0.00000104056907469278" calcext:value-type="float">
            <text:p>1.04056907469278E-06</text:p>
          </table:table-cell>
          <table:table-cell table:formula="of:=0.5*[.MC12]*(([.MC5]-[.MB5])/([.MC1]-[.MB1]))^2" office:value-type="float" office:value="0.000000142897623724985" calcext:value-type="float">
            <text:p>1.42897623724985E-07</text:p>
          </table:table-cell>
          <table:table-cell table:formula="of:=0.5*[.MD12]*(([.MD5]-[.MC5])/([.MD1]-[.MC1]))^2" office:value-type="float" office:value="0.0000164008480599054" calcext:value-type="float">
            <text:p>1.64008480599054E-05</text:p>
          </table:table-cell>
          <table:table-cell table:formula="of:=0.5*[.ME12]*(([.ME5]-[.MD5])/([.ME1]-[.MD1]))^2" office:value-type="float" office:value="0.0000168731267329397" calcext:value-type="float">
            <text:p>1.68731267329397E-05</text:p>
          </table:table-cell>
          <table:table-cell table:formula="of:=0.5*[.MF12]*(([.MF5]-[.ME5])/([.MF1]-[.ME1]))^2" office:value-type="float" office:value="0.00000549403624560114" calcext:value-type="float">
            <text:p>5.49403624560114E-06</text:p>
          </table:table-cell>
          <table:table-cell table:formula="of:=0.5*[.MG12]*(([.MG5]-[.MF5])/([.MG1]-[.MF1]))^2" office:value-type="float" office:value="0.00000299594065827824" calcext:value-type="float">
            <text:p>2.99594065827824E-06</text:p>
          </table:table-cell>
          <table:table-cell table:formula="of:=0.5*[.MH12]*(([.MH5]-[.MG5])/([.MH1]-[.MG1]))^2" office:value-type="float" office:value="0.000000410633398152946" calcext:value-type="float">
            <text:p>4.10633398152946E-07</text:p>
          </table:table-cell>
          <table:table-cell table:formula="of:=0.5*[.MI12]*(([.MI5]-[.MH5])/([.MI1]-[.MH1]))^2" office:value-type="float" office:value="0.00000395174862936078" calcext:value-type="float">
            <text:p>3.95174862936078E-06</text:p>
          </table:table-cell>
          <table:table-cell table:formula="of:=0.5*[.MJ12]*(([.MJ5]-[.MI5])/([.MJ1]-[.MI1]))^2" office:value-type="float" office:value="0.00000120490236614176" calcext:value-type="float">
            <text:p>1.20490236614176E-06</text:p>
          </table:table-cell>
          <table:table-cell table:formula="of:=0.5*[.MK12]*(([.MK5]-[.MJ5])/([.MK1]-[.MJ1]))^2" office:value-type="float" office:value="0.00000323622266743706" calcext:value-type="float">
            <text:p>3.23622266743706E-06</text:p>
          </table:table-cell>
          <table:table-cell table:formula="of:=0.5*[.ML12]*(([.ML5]-[.MK5])/([.ML1]-[.MK1]))^2" office:value-type="float" office:value="0.0000176305929781089" calcext:value-type="float">
            <text:p>1.76305929781089E-05</text:p>
          </table:table-cell>
          <table:table-cell table:formula="of:=0.5*[.MM12]*(([.MM5]-[.ML5])/([.MM1]-[.ML1]))^2" office:value-type="float" office:value="0.0000316367846867132" calcext:value-type="float">
            <text:p>3.16367846867132E-05</text:p>
          </table:table-cell>
          <table:table-cell table:formula="of:=0.5*[.MN12]*(([.MN5]-[.MM5])/([.MN1]-[.MM1]))^2" office:value-type="float" office:value="0.0000246801764178586" calcext:value-type="float">
            <text:p>2.46801764178586E-05</text:p>
          </table:table-cell>
          <table:table-cell table:formula="of:=0.5*[.MO12]*(([.MO5]-[.MN5])/([.MO1]-[.MN1]))^2" office:value-type="float" office:value="0.0000135362464313455" calcext:value-type="float">
            <text:p>1.35362464313455E-05</text:p>
          </table:table-cell>
          <table:table-cell table:formula="of:=0.5*[.MP12]*(([.MP5]-[.MO5])/([.MP1]-[.MO1]))^2" office:value-type="float" office:value="0.000000180254484634446" calcext:value-type="float">
            <text:p>1.80254484634446E-07</text:p>
          </table:table-cell>
          <table:table-cell table:formula="of:=0.5*[.MQ12]*(([.MQ5]-[.MP5])/([.MQ1]-[.MP1]))^2" office:value-type="float" office:value="0.00000516711288222617" calcext:value-type="float">
            <text:p>5.16711288222617E-06</text:p>
          </table:table-cell>
          <table:table-cell table:formula="of:=0.5*[.MR12]*(([.MR5]-[.MQ5])/([.MR1]-[.MQ1]))^2" office:value-type="float" office:value="0.00000000291443499222661" calcext:value-type="float">
            <text:p>2.91443499222661E-09</text:p>
          </table:table-cell>
          <table:table-cell table:formula="of:=0.5*[.MS12]*(([.MS5]-[.MR5])/([.MS1]-[.MR1]))^2" office:value-type="float" office:value="0.00000002372863339711" calcext:value-type="float">
            <text:p>2.372863339711E-08</text:p>
          </table:table-cell>
          <table:table-cell table:formula="of:=0.5*[.MT12]*(([.MT5]-[.MS5])/([.MT1]-[.MS1]))^2" office:value-type="float" office:value="0.00000142482558326414" calcext:value-type="float">
            <text:p>1.42482558326414E-06</text:p>
          </table:table-cell>
          <table:table-cell table:formula="of:=0.5*[.MU12]*(([.MU5]-[.MT5])/([.MU1]-[.MT1]))^2" office:value-type="float" office:value="0.000000533690429511276" calcext:value-type="float">
            <text:p>5.33690429511276E-07</text:p>
          </table:table-cell>
          <table:table-cell table:formula="of:=0.5*[.MV12]*(([.MV5]-[.MU5])/([.MV1]-[.MU1]))^2" office:value-type="float" office:value="0.00000306423685132314" calcext:value-type="float">
            <text:p>3.06423685132314E-06</text:p>
          </table:table-cell>
          <table:table-cell table:formula="of:=0.5*[.MW12]*(([.MW5]-[.MV5])/([.MW1]-[.MV1]))^2" office:value-type="float" office:value="0.00000385568890281902" calcext:value-type="float">
            <text:p>3.85568890281902E-06</text:p>
          </table:table-cell>
          <table:table-cell table:formula="of:=0.5*[.MX12]*(([.MX5]-[.MW5])/([.MX1]-[.MW1]))^2" office:value-type="float" office:value="0.000000109855432454568" calcext:value-type="float">
            <text:p>1.09855432454568E-07</text:p>
          </table:table-cell>
          <table:table-cell table:formula="of:=0.5*[.MY12]*(([.MY5]-[.MX5])/([.MY1]-[.MX1]))^2" office:value-type="float" office:value="0.00000753171865653372" calcext:value-type="float">
            <text:p>7.53171865653372E-06</text:p>
          </table:table-cell>
          <table:table-cell table:formula="of:=0.5*[.MZ12]*(([.MZ5]-[.MY5])/([.MZ1]-[.MY1]))^2" office:value-type="float" office:value="0.0000154490411669942" calcext:value-type="float">
            <text:p>1.54490411669942E-05</text:p>
          </table:table-cell>
          <table:table-cell table:formula="of:=0.5*[.NA12]*(([.NA5]-[.MZ5])/([.NA1]-[.MZ1]))^2" office:value-type="float" office:value="0.0000566246105785946" calcext:value-type="float">
            <text:p>5.66246105785946E-05</text:p>
          </table:table-cell>
          <table:table-cell table:formula="of:=0.5*[.NB12]*(([.NB5]-[.NA5])/([.NB1]-[.NA1]))^2" office:value-type="float" office:value="0.0000057904203039705" calcext:value-type="float">
            <text:p>5.7904203039705E-06</text:p>
          </table:table-cell>
          <table:table-cell table:formula="of:=0.5*[.NC12]*(([.NC5]-[.NB5])/([.NC1]-[.NB1]))^2" office:value-type="float" office:value="0.00000065166905793232" calcext:value-type="float">
            <text:p>6.5166905793232E-07</text:p>
          </table:table-cell>
          <table:table-cell table:formula="of:=0.5*[.ND12]*(([.ND5]-[.NC5])/([.ND1]-[.NC1]))^2" office:value-type="float" office:value="0.00000540976698949317" calcext:value-type="float">
            <text:p>5.40976698949317E-06</text:p>
          </table:table-cell>
          <table:table-cell table:formula="of:=0.5*[.NE12]*(([.NE5]-[.ND5])/([.NE1]-[.ND1]))^2" office:value-type="float" office:value="0.00000235906668119297" calcext:value-type="float">
            <text:p>2.35906668119297E-06</text:p>
          </table:table-cell>
          <table:table-cell table:formula="of:=0.5*[.NF12]*(([.NF5]-[.NE5])/([.NF1]-[.NE1]))^2" office:value-type="float" office:value="0.000000208659826358581" calcext:value-type="float">
            <text:p>2.08659826358581E-07</text:p>
          </table:table-cell>
          <table:table-cell table:formula="of:=0.5*[.NG12]*(([.NG5]-[.NF5])/([.NG1]-[.NF1]))^2" office:value-type="float" office:value="0.00000469310195581672" calcext:value-type="float">
            <text:p>4.69310195581672E-06</text:p>
          </table:table-cell>
          <table:table-cell table:formula="of:=0.5*[.NH12]*(([.NH5]-[.NG5])/([.NH1]-[.NG1]))^2" office:value-type="float" office:value="0.00000986698778707525" calcext:value-type="float">
            <text:p>9.86698778707525E-06</text:p>
          </table:table-cell>
          <table:table-cell table:formula="of:=0.5*[.NI12]*(([.NI5]-[.NH5])/([.NI1]-[.NH1]))^2" office:value-type="float" office:value="0.0000045274770928041" calcext:value-type="float">
            <text:p>4.5274770928041E-06</text:p>
          </table:table-cell>
          <table:table-cell table:formula="of:=0.5*[.NJ12]*(([.NJ5]-[.NI5])/([.NJ1]-[.NI1]))^2" office:value-type="float" office:value="0.000000114535170830664" calcext:value-type="float">
            <text:p>1.14535170830664E-07</text:p>
          </table:table-cell>
          <table:table-cell table:formula="of:=0.5*[.NK12]*(([.NK5]-[.NJ5])/([.NK1]-[.NJ1]))^2" office:value-type="float" office:value="0.0000871909408498533" calcext:value-type="float">
            <text:p>8.71909408498533E-05</text:p>
          </table:table-cell>
          <table:table-cell table:formula="of:=0.5*[.NL12]*(([.NL5]-[.NK5])/([.NL1]-[.NK1]))^2" office:value-type="float" office:value="0.000148398437843051" calcext:value-type="float">
            <text:p>0.000148398437843</text:p>
          </table:table-cell>
          <table:table-cell table:formula="of:=0.5*[.NM12]*(([.NM5]-[.NL5])/([.NM1]-[.NL1]))^2" office:value-type="float" office:value="0.000127625395813856" calcext:value-type="float">
            <text:p>0.000127625395814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548005350488883" calcext:value-type="float">
            <text:p>5.48005350488883E-07</text:p>
          </table:table-cell>
          <table:table-cell table:formula="of:=0.5*[.D12]*(([.D6]-[.C6])/([.D1]-[.C1]))^2" office:value-type="float" office:value="0.000000270971266280843" calcext:value-type="float">
            <text:p>2.70971266280843E-07</text:p>
          </table:table-cell>
          <table:table-cell table:formula="of:=0.5*[.E12]*(([.E6]-[.D6])/([.E1]-[.D1]))^2" office:value-type="float" office:value="0.00000469149831309366" calcext:value-type="float">
            <text:p>4.69149831309366E-06</text:p>
          </table:table-cell>
          <table:table-cell table:formula="of:=0.5*[.F12]*(([.F6]-[.E6])/([.F1]-[.E1]))^2" office:value-type="float" office:value="0.000000351784653242106" calcext:value-type="float">
            <text:p>3.51784653242106E-07</text:p>
          </table:table-cell>
          <table:table-cell table:formula="of:=0.5*[.G12]*(([.G6]-[.F6])/([.G1]-[.F1]))^2" office:value-type="float" office:value="0.0000107528407072915" calcext:value-type="float">
            <text:p>1.07528407072915E-05</text:p>
          </table:table-cell>
          <table:table-cell table:formula="of:=0.5*[.H12]*(([.H6]-[.G6])/([.H1]-[.G1]))^2" office:value-type="float" office:value="0.00000000173764567309148" calcext:value-type="float">
            <text:p>1.73764567309148E-09</text:p>
          </table:table-cell>
          <table:table-cell table:formula="of:=0.5*[.I12]*(([.I6]-[.H6])/([.I1]-[.H1]))^2" office:value-type="float" office:value="0.000000214082844579753" calcext:value-type="float">
            <text:p>2.14082844579753E-07</text:p>
          </table:table-cell>
          <table:table-cell table:formula="of:=0.5*[.J12]*(([.J6]-[.I6])/([.J1]-[.I1]))^2" office:value-type="float" office:value="0.00000621147035272092" calcext:value-type="float">
            <text:p>6.21147035272092E-06</text:p>
          </table:table-cell>
          <table:table-cell table:formula="of:=0.5*[.K12]*(([.K6]-[.J6])/([.K1]-[.J1]))^2" office:value-type="float" office:value="0.0000104036862928498" calcext:value-type="float">
            <text:p>1.04036862928498E-05</text:p>
          </table:table-cell>
          <table:table-cell table:formula="of:=0.5*[.L12]*(([.L6]-[.K6])/([.L1]-[.K1]))^2" office:value-type="float" office:value="0.00000000850872703544013" calcext:value-type="float">
            <text:p>8.50872703544013E-09</text:p>
          </table:table-cell>
          <table:table-cell table:formula="of:=0.5*[.M12]*(([.M6]-[.L6])/([.M1]-[.L1]))^2" office:value-type="float" office:value="0.00000142146577402592" calcext:value-type="float">
            <text:p>1.42146577402592E-06</text:p>
          </table:table-cell>
          <table:table-cell table:formula="of:=0.5*[.N12]*(([.N6]-[.M6])/([.N1]-[.M1]))^2" office:value-type="float" office:value="0.000000715764433384878" calcext:value-type="float">
            <text:p>7.15764433384878E-07</text:p>
          </table:table-cell>
          <table:table-cell table:formula="of:=0.5*[.O12]*(([.O6]-[.N6])/([.O1]-[.N1]))^2" office:value-type="float" office:value="0.000000167952124211678" calcext:value-type="float">
            <text:p>1.67952124211678E-07</text:p>
          </table:table-cell>
          <table:table-cell table:formula="of:=0.5*[.P12]*(([.P6]-[.O6])/([.P1]-[.O1]))^2" office:value-type="float" office:value="0.000000994015626655645" calcext:value-type="float">
            <text:p>9.94015626655645E-07</text:p>
          </table:table-cell>
          <table:table-cell table:formula="of:=0.5*[.Q12]*(([.Q6]-[.P6])/([.Q1]-[.P1]))^2" office:value-type="float" office:value="0.00000256902169713329" calcext:value-type="float">
            <text:p>2.56902169713329E-06</text:p>
          </table:table-cell>
          <table:table-cell table:formula="of:=0.5*[.R12]*(([.R6]-[.Q6])/([.R1]-[.Q1]))^2" office:value-type="float" office:value="0.000000104430685684968" calcext:value-type="float">
            <text:p>1.04430685684968E-07</text:p>
          </table:table-cell>
          <table:table-cell table:formula="of:=0.5*[.S12]*(([.S6]-[.R6])/([.S1]-[.R1]))^2" office:value-type="float" office:value="0.0000000203837899381876" calcext:value-type="float">
            <text:p>2.03837899381876E-08</text:p>
          </table:table-cell>
          <table:table-cell table:formula="of:=0.5*[.T12]*(([.T6]-[.S6])/([.T1]-[.S1]))^2" office:value-type="float" office:value="0.0000000929638558333559" calcext:value-type="float">
            <text:p>9.29638558333559E-08</text:p>
          </table:table-cell>
          <table:table-cell table:formula="of:=0.5*[.U12]*(([.U6]-[.T6])/([.U1]-[.T1]))^2" office:value-type="float" office:value="0.00000029203381563388" calcext:value-type="float">
            <text:p>2.9203381563388E-07</text:p>
          </table:table-cell>
          <table:table-cell table:formula="of:=0.5*[.V12]*(([.V6]-[.U6])/([.V1]-[.U1]))^2" office:value-type="float" office:value="0.0000134527695499749" calcext:value-type="float">
            <text:p>1.34527695499749E-05</text:p>
          </table:table-cell>
          <table:table-cell table:formula="of:=0.5*[.W12]*(([.W6]-[.V6])/([.W1]-[.V1]))^2" office:value-type="float" office:value="0.00000170461581282911" calcext:value-type="float">
            <text:p>1.70461581282911E-06</text:p>
          </table:table-cell>
          <table:table-cell table:formula="of:=0.5*[.X12]*(([.X6]-[.W6])/([.X1]-[.W1]))^2" office:value-type="float" office:value="0.000000372134347143071" calcext:value-type="float">
            <text:p>3.72134347143071E-07</text:p>
          </table:table-cell>
          <table:table-cell table:formula="of:=0.5*[.Y12]*(([.Y6]-[.X6])/([.Y1]-[.X1]))^2" office:value-type="float" office:value="0.00000158295292756564" calcext:value-type="float">
            <text:p>1.58295292756564E-06</text:p>
          </table:table-cell>
          <table:table-cell table:formula="of:=0.5*[.Z12]*(([.Z6]-[.Y6])/([.Z1]-[.Y1]))^2" office:value-type="float" office:value="0.00000048627708491967" calcext:value-type="float">
            <text:p>4.8627708491967E-07</text:p>
          </table:table-cell>
          <table:table-cell table:formula="of:=0.5*[.AA12]*(([.AA6]-[.Z6])/([.AA1]-[.Z1]))^2" office:value-type="float" office:value="0.000000514690028659304" calcext:value-type="float">
            <text:p>5.14690028659304E-07</text:p>
          </table:table-cell>
          <table:table-cell table:formula="of:=0.5*[.AB12]*(([.AB6]-[.AA6])/([.AB1]-[.AA1]))^2" office:value-type="float" office:value="0.000000543123692108136" calcext:value-type="float">
            <text:p>5.43123692108136E-07</text:p>
          </table:table-cell>
          <table:table-cell table:formula="of:=0.5*[.AC12]*(([.AC6]-[.AB6])/([.AC1]-[.AB1]))^2" office:value-type="float" office:value="0.000000841656451157127" calcext:value-type="float">
            <text:p>8.41656451157127E-07</text:p>
          </table:table-cell>
          <table:table-cell table:formula="of:=0.5*[.AD12]*(([.AD6]-[.AC6])/([.AD1]-[.AC1]))^2" office:value-type="float" office:value="0.000000121049318684967" calcext:value-type="float">
            <text:p>1.21049318684967E-07</text:p>
          </table:table-cell>
          <table:table-cell table:formula="of:=0.5*[.AE12]*(([.AE6]-[.AD6])/([.AE1]-[.AD1]))^2" office:value-type="float" office:value="0.0000000928461228864541" calcext:value-type="float">
            <text:p>9.28461228864541E-08</text:p>
          </table:table-cell>
          <table:table-cell table:formula="of:=0.5*[.AF12]*(([.AF6]-[.AE6])/([.AF1]-[.AE1]))^2" office:value-type="float" office:value="0.00000575274549127677" calcext:value-type="float">
            <text:p>5.75274549127677E-06</text:p>
          </table:table-cell>
          <table:table-cell table:formula="of:=0.5*[.AG12]*(([.AG6]-[.AF6])/([.AG1]-[.AF1]))^2" office:value-type="float" office:value="0.000000191045713672847" calcext:value-type="float">
            <text:p>1.91045713672847E-07</text:p>
          </table:table-cell>
          <table:table-cell table:formula="of:=0.5*[.AH12]*(([.AH6]-[.AG6])/([.AH1]-[.AG1]))^2" office:value-type="float" office:value="0.00000124198644121714" calcext:value-type="float">
            <text:p>1.24198644121714E-06</text:p>
          </table:table-cell>
          <table:table-cell table:formula="of:=0.5*[.AI12]*(([.AI6]-[.AH6])/([.AI1]-[.AH1]))^2" office:value-type="float" office:value="0.00000137629289745696" calcext:value-type="float">
            <text:p>1.37629289745696E-06</text:p>
          </table:table-cell>
          <table:table-cell table:formula="of:=0.5*[.AJ12]*(([.AJ6]-[.AI6])/([.AJ1]-[.AI1]))^2" office:value-type="float" office:value="0.0000000368555491014295" calcext:value-type="float">
            <text:p>3.68555491014295E-08</text:p>
          </table:table-cell>
          <table:table-cell table:formula="of:=0.5*[.AK12]*(([.AK6]-[.AJ6])/([.AK1]-[.AJ1]))^2" office:value-type="float" office:value="0.0000000258650373653683" calcext:value-type="float">
            <text:p>2.58650373653683E-08</text:p>
          </table:table-cell>
          <table:table-cell table:formula="of:=0.5*[.AL12]*(([.AL6]-[.AK6])/([.AL1]-[.AK1]))^2" office:value-type="float" office:value="0.00000444478096026568" calcext:value-type="float">
            <text:p>4.44478096026568E-06</text:p>
          </table:table-cell>
          <table:table-cell table:formula="of:=0.5*[.AM12]*(([.AM6]-[.AL6])/([.AM1]-[.AL1]))^2" office:value-type="float" office:value="0.00000000870698980481048" calcext:value-type="float">
            <text:p>8.70698980481048E-09</text:p>
          </table:table-cell>
          <table:table-cell table:formula="of:=0.5*[.AN12]*(([.AN6]-[.AM6])/([.AN1]-[.AM1]))^2" office:value-type="float" office:value="0.000000215760477868709" calcext:value-type="float">
            <text:p>2.15760477868709E-07</text:p>
          </table:table-cell>
          <table:table-cell table:formula="of:=0.5*[.AO12]*(([.AO6]-[.AN6])/([.AO1]-[.AN1]))^2" office:value-type="float" office:value="0.00000568042021277615" calcext:value-type="float">
            <text:p>5.68042021277615E-06</text:p>
          </table:table-cell>
          <table:table-cell table:formula="of:=0.5*[.AP12]*(([.AP6]-[.AO6])/([.AP1]-[.AO1]))^2" office:value-type="float" office:value="0.00000261515340091747" calcext:value-type="float">
            <text:p>2.61515340091747E-06</text:p>
          </table:table-cell>
          <table:table-cell table:formula="of:=0.5*[.AQ12]*(([.AQ6]-[.AP6])/([.AQ1]-[.AP1]))^2" office:value-type="float" office:value="0.0000126389143989374" calcext:value-type="float">
            <text:p>1.26389143989374E-05</text:p>
          </table:table-cell>
          <table:table-cell table:formula="of:=0.5*[.AR12]*(([.AR6]-[.AQ6])/([.AR1]-[.AQ1]))^2" office:value-type="float" office:value="0.00000350901568073081" calcext:value-type="float">
            <text:p>3.50901568073081E-06</text:p>
          </table:table-cell>
          <table:table-cell table:formula="of:=0.5*[.AS12]*(([.AS6]-[.AR6])/([.AS1]-[.AR1]))^2" office:value-type="float" office:value="0.000000239044412834183" calcext:value-type="float">
            <text:p>2.39044412834183E-07</text:p>
          </table:table-cell>
          <table:table-cell table:formula="of:=0.5*[.AT12]*(([.AT6]-[.AS6])/([.AT1]-[.AS1]))^2" office:value-type="float" office:value="0.0000000126334765160438" calcext:value-type="float">
            <text:p>1.26334765160438E-08</text:p>
          </table:table-cell>
          <table:table-cell table:formula="of:=0.5*[.AU12]*(([.AU6]-[.AT6])/([.AU1]-[.AT1]))^2" office:value-type="float" office:value="0.00000135820038133752" calcext:value-type="float">
            <text:p>1.35820038133752E-06</text:p>
          </table:table-cell>
          <table:table-cell table:formula="of:=0.5*[.AV12]*(([.AV6]-[.AU6])/([.AV1]-[.AU1]))^2" office:value-type="float" office:value="0.000001786006194115" calcext:value-type="float">
            <text:p>1.786006194115E-06</text:p>
          </table:table-cell>
          <table:table-cell table:formula="of:=0.5*[.AW12]*(([.AW6]-[.AV6])/([.AW1]-[.AV1]))^2" office:value-type="float" office:value="0.000015862955209387" calcext:value-type="float">
            <text:p>1.5862955209387E-05</text:p>
          </table:table-cell>
          <table:table-cell table:formula="of:=0.5*[.AX12]*(([.AX6]-[.AW6])/([.AX1]-[.AW1]))^2" office:value-type="float" office:value="0.0000093577118180244" calcext:value-type="float">
            <text:p>9.3577118180244E-06</text:p>
          </table:table-cell>
          <table:table-cell table:formula="of:=0.5*[.AY12]*(([.AY6]-[.AX6])/([.AY1]-[.AX1]))^2" office:value-type="float" office:value="0.000000443775226117135" calcext:value-type="float">
            <text:p>4.43775226117135E-07</text:p>
          </table:table-cell>
          <table:table-cell table:formula="of:=0.5*[.AZ12]*(([.AZ6]-[.AY6])/([.AZ1]-[.AY1]))^2" office:value-type="float" office:value="0.000000909149698092519" calcext:value-type="float">
            <text:p>9.09149698092519E-07</text:p>
          </table:table-cell>
          <table:table-cell table:formula="of:=0.5*[.BA12]*(([.BA6]-[.AZ6])/([.BA1]-[.AZ1]))^2" office:value-type="float" office:value="0.00000876758010250069" calcext:value-type="float">
            <text:p>8.76758010250069E-06</text:p>
          </table:table-cell>
          <table:table-cell table:formula="of:=0.5*[.BB12]*(([.BB6]-[.BA6])/([.BB1]-[.BA1]))^2" office:value-type="float" office:value="0.00000591547804776993" calcext:value-type="float">
            <text:p>5.91547804776993E-06</text:p>
          </table:table-cell>
          <table:table-cell table:formula="of:=0.5*[.BC12]*(([.BC6]-[.BB6])/([.BC1]-[.BB1]))^2" office:value-type="float" office:value="0.0009138351913506" calcext:value-type="float">
            <text:p>0.000913835191351</text:p>
          </table:table-cell>
          <table:table-cell table:formula="of:=0.5*[.BD12]*(([.BD6]-[.BC6])/([.BD1]-[.BC1]))^2" office:value-type="float" office:value="0.00000177383510216244" calcext:value-type="float">
            <text:p>1.77383510216244E-06</text:p>
          </table:table-cell>
          <table:table-cell table:formula="of:=0.5*[.BE12]*(([.BE6]-[.BD6])/([.BE1]-[.BD1]))^2" office:value-type="float" office:value="0.00000255563990159018" calcext:value-type="float">
            <text:p>2.55563990159018E-06</text:p>
          </table:table-cell>
          <table:table-cell table:formula="of:=0.5*[.BF12]*(([.BF6]-[.BE6])/([.BF1]-[.BE1]))^2" office:value-type="float" office:value="0.00000143379052442241" calcext:value-type="float">
            <text:p>1.43379052442241E-06</text:p>
          </table:table-cell>
          <table:table-cell table:formula="of:=0.5*[.BG12]*(([.BG6]-[.BF6])/([.BG1]-[.BF1]))^2" office:value-type="float" office:value="0.00000770403742589526" calcext:value-type="float">
            <text:p>7.70403742589526E-06</text:p>
          </table:table-cell>
          <table:table-cell table:formula="of:=0.5*[.BH12]*(([.BH6]-[.BG6])/([.BH1]-[.BG1]))^2" office:value-type="float" office:value="0.0000105109548114992" calcext:value-type="float">
            <text:p>1.05109548114992E-05</text:p>
          </table:table-cell>
          <table:table-cell table:formula="of:=0.5*[.BI12]*(([.BI6]-[.BH6])/([.BI1]-[.BH1]))^2" office:value-type="float" office:value="0.00000062235256250823" calcext:value-type="float">
            <text:p>6.2235256250823E-07</text:p>
          </table:table-cell>
          <table:table-cell table:formula="of:=0.5*[.BJ12]*(([.BJ6]-[.BI6])/([.BJ1]-[.BI1]))^2" office:value-type="float" office:value="0.0000047320230283473" calcext:value-type="float">
            <text:p>4.7320230283473E-06</text:p>
          </table:table-cell>
          <table:table-cell table:formula="of:=0.5*[.BK12]*(([.BK6]-[.BJ6])/([.BK1]-[.BJ1]))^2" office:value-type="float" office:value="0.000194582286509531" calcext:value-type="float">
            <text:p>0.00019458228651</text:p>
          </table:table-cell>
          <table:table-cell table:formula="of:=0.5*[.BL12]*(([.BL6]-[.BK6])/([.BL1]-[.BK1]))^2" office:value-type="float" office:value="0.0028792357363928" calcext:value-type="float">
            <text:p>0.002879235736393</text:p>
          </table:table-cell>
          <table:table-cell table:formula="of:=0.5*[.BM12]*(([.BM6]-[.BL6])/([.BM1]-[.BL1]))^2" office:value-type="float" office:value="0.0110543201714412" calcext:value-type="float">
            <text:p>0.011054320171441</text:p>
          </table:table-cell>
          <table:table-cell table:formula="of:=0.5*[.BN12]*(([.BN6]-[.BM6])/([.BN1]-[.BM1]))^2" office:value-type="float" office:value="0.0254889550900717" calcext:value-type="float">
            <text:p>0.025488955090072</text:p>
          </table:table-cell>
          <table:table-cell table:formula="of:=0.5*[.BO12]*(([.BO6]-[.BN6])/([.BO1]-[.BN1]))^2" office:value-type="float" office:value="0.0321089034629742" calcext:value-type="float">
            <text:p>0.032108903462974</text:p>
          </table:table-cell>
          <table:table-cell table:formula="of:=0.5*[.BP12]*(([.BP6]-[.BO6])/([.BP1]-[.BO1]))^2" office:value-type="float" office:value="0.00105841599692483" calcext:value-type="float">
            <text:p>0.001058415996925</text:p>
          </table:table-cell>
          <table:table-cell table:formula="of:=0.5*[.BQ12]*(([.BQ6]-[.BP6])/([.BQ1]-[.BP1]))^2" office:value-type="float" office:value="0.0058252118629866" calcext:value-type="float">
            <text:p>0.005825211862987</text:p>
          </table:table-cell>
          <table:table-cell table:formula="of:=0.5*[.BR12]*(([.BR6]-[.BQ6])/([.BR1]-[.BQ1]))^2" office:value-type="float" office:value="0.00173894055872656" calcext:value-type="float">
            <text:p>0.001738940558727</text:p>
          </table:table-cell>
          <table:table-cell table:formula="of:=0.5*[.BS12]*(([.BS6]-[.BR6])/([.BS1]-[.BR1]))^2" office:value-type="float" office:value="0.00674338484999441" calcext:value-type="float">
            <text:p>0.006743384849994</text:p>
          </table:table-cell>
          <table:table-cell table:formula="of:=0.5*[.BT12]*(([.BT6]-[.BS6])/([.BT1]-[.BS1]))^2" office:value-type="float" office:value="0.00208249196098867" calcext:value-type="float">
            <text:p>0.002082491960989</text:p>
          </table:table-cell>
          <table:table-cell table:formula="of:=0.5*[.BU12]*(([.BU6]-[.BT6])/([.BU1]-[.BT1]))^2" office:value-type="float" office:value="0.0320411396056841" calcext:value-type="float">
            <text:p>0.032041139605684</text:p>
          </table:table-cell>
          <table:table-cell table:formula="of:=0.5*[.BV12]*(([.BV6]-[.BU6])/([.BV1]-[.BU1]))^2" office:value-type="float" office:value="0.00499096546907826" calcext:value-type="float">
            <text:p>0.004990965469078</text:p>
          </table:table-cell>
          <table:table-cell table:formula="of:=0.5*[.BW12]*(([.BW6]-[.BV6])/([.BW1]-[.BV1]))^2" office:value-type="float" office:value="0.00188973316883431" calcext:value-type="float">
            <text:p>0.001889733168834</text:p>
          </table:table-cell>
          <table:table-cell table:formula="of:=0.5*[.BX12]*(([.BX6]-[.BW6])/([.BX1]-[.BW1]))^2" office:value-type="float" office:value="0.001460299797344" calcext:value-type="float">
            <text:p>0.001460299797344</text:p>
          </table:table-cell>
          <table:table-cell table:formula="of:=0.5*[.BY12]*(([.BY6]-[.BX6])/([.BY1]-[.BX1]))^2" office:value-type="float" office:value="0.00000509671809772765" calcext:value-type="float">
            <text:p>5.09671809772765E-06</text:p>
          </table:table-cell>
          <table:table-cell table:formula="of:=0.5*[.BZ12]*(([.BZ6]-[.BY6])/([.BZ1]-[.BY1]))^2" office:value-type="float" office:value="0.00108694789126281" calcext:value-type="float">
            <text:p>0.001086947891263</text:p>
          </table:table-cell>
          <table:table-cell table:formula="of:=0.5*[.CA12]*(([.CA6]-[.BZ6])/([.CA1]-[.BZ1]))^2" office:value-type="float" office:value="0.00300282647702027" calcext:value-type="float">
            <text:p>0.00300282647702</text:p>
          </table:table-cell>
          <table:table-cell table:formula="of:=0.5*[.CB12]*(([.CB6]-[.CA6])/([.CB1]-[.CA1]))^2" office:value-type="float" office:value="0.00000524495519566323" calcext:value-type="float">
            <text:p>5.24495519566323E-06</text:p>
          </table:table-cell>
          <table:table-cell table:formula="of:=0.5*[.CC12]*(([.CC6]-[.CB6])/([.CC1]-[.CB1]))^2" office:value-type="float" office:value="0.00196614320472186" calcext:value-type="float">
            <text:p>0.001966143204722</text:p>
          </table:table-cell>
          <table:table-cell table:formula="of:=0.5*[.CD12]*(([.CD6]-[.CC6])/([.CD1]-[.CC1]))^2" office:value-type="float" office:value="0.0381656730521876" calcext:value-type="float">
            <text:p>0.038165673052188</text:p>
          </table:table-cell>
          <table:table-cell table:formula="of:=0.5*[.CE12]*(([.CE6]-[.CD6])/([.CE1]-[.CD1]))^2" office:value-type="float" office:value="0.00560547199620526" calcext:value-type="float">
            <text:p>0.005605471996205</text:p>
          </table:table-cell>
          <table:table-cell table:formula="of:=0.5*[.CF12]*(([.CF6]-[.CE6])/([.CF1]-[.CE1]))^2" office:value-type="float" office:value="0.010410077600544" calcext:value-type="float">
            <text:p>0.010410077600544</text:p>
          </table:table-cell>
          <table:table-cell table:formula="of:=0.5*[.CG12]*(([.CG6]-[.CF6])/([.CG1]-[.CF1]))^2" office:value-type="float" office:value="0.00601511473285952" calcext:value-type="float">
            <text:p>0.00601511473286</text:p>
          </table:table-cell>
          <table:table-cell table:formula="of:=0.5*[.CH12]*(([.CH6]-[.CG6])/([.CH1]-[.CG1]))^2" office:value-type="float" office:value="0.00351186171498317" calcext:value-type="float">
            <text:p>0.003511861714983</text:p>
          </table:table-cell>
          <table:table-cell table:formula="of:=0.5*[.CI12]*(([.CI6]-[.CH6])/([.CI1]-[.CH1]))^2" office:value-type="float" office:value="0.000564658889476422" calcext:value-type="float">
            <text:p>0.000564658889476</text:p>
          </table:table-cell>
          <table:table-cell table:formula="of:=0.5*[.CJ12]*(([.CJ6]-[.CI6])/([.CJ1]-[.CI1]))^2" office:value-type="float" office:value="0.0000727030315268651" calcext:value-type="float">
            <text:p>7.27030315268651E-05</text:p>
          </table:table-cell>
          <table:table-cell table:formula="of:=0.5*[.CK12]*(([.CK6]-[.CJ6])/([.CK1]-[.CJ1]))^2" office:value-type="float" office:value="0.00128082163602897" calcext:value-type="float">
            <text:p>0.001280821636029</text:p>
          </table:table-cell>
          <table:table-cell table:formula="of:=0.5*[.CL12]*(([.CL6]-[.CK6])/([.CL1]-[.CK1]))^2" office:value-type="float" office:value="0.00190226609329842" calcext:value-type="float">
            <text:p>0.001902266093298</text:p>
          </table:table-cell>
          <table:table-cell table:formula="of:=0.5*[.CM12]*(([.CM6]-[.CL6])/([.CM1]-[.CL1]))^2" office:value-type="float" office:value="0.00262691564422374" calcext:value-type="float">
            <text:p>0.002626915644224</text:p>
          </table:table-cell>
          <table:table-cell table:formula="of:=0.5*[.CN12]*(([.CN6]-[.CM6])/([.CN1]-[.CM1]))^2" office:value-type="float" office:value="0.00367741639395923" calcext:value-type="float">
            <text:p>0.003677416393959</text:p>
          </table:table-cell>
          <table:table-cell table:formula="of:=0.5*[.CO12]*(([.CO6]-[.CN6])/([.CO1]-[.CN1]))^2" office:value-type="float" office:value="0.0000207872781592985" calcext:value-type="float">
            <text:p>2.07872781592985E-05</text:p>
          </table:table-cell>
          <table:table-cell table:formula="of:=0.5*[.CP12]*(([.CP6]-[.CO6])/([.CP1]-[.CO1]))^2" office:value-type="float" office:value="0.000306193839280791" calcext:value-type="float">
            <text:p>0.000306193839281</text:p>
          </table:table-cell>
          <table:table-cell table:formula="of:=0.5*[.CQ12]*(([.CQ6]-[.CP6])/([.CQ1]-[.CP1]))^2" office:value-type="float" office:value="0.00255386158339709" calcext:value-type="float">
            <text:p>0.002553861583397</text:p>
          </table:table-cell>
          <table:table-cell table:formula="of:=0.5*[.CR12]*(([.CR6]-[.CQ6])/([.CR1]-[.CQ1]))^2" office:value-type="float" office:value="0.013823874382534" calcext:value-type="float">
            <text:p>0.013823874382534</text:p>
          </table:table-cell>
          <table:table-cell table:formula="of:=0.5*[.CS12]*(([.CS6]-[.CR6])/([.CS1]-[.CR1]))^2" office:value-type="float" office:value="0.0299053744207893" calcext:value-type="float">
            <text:p>0.029905374420789</text:p>
          </table:table-cell>
          <table:table-cell table:formula="of:=0.5*[.CT12]*(([.CT6]-[.CS6])/([.CT1]-[.CS1]))^2" office:value-type="float" office:value="0.0277791204893446" calcext:value-type="float">
            <text:p>0.027779120489345</text:p>
          </table:table-cell>
          <table:table-cell table:formula="of:=0.5*[.CU12]*(([.CU6]-[.CT6])/([.CU1]-[.CT1]))^2" office:value-type="float" office:value="0.0292055490854062" calcext:value-type="float">
            <text:p>0.029205549085406</text:p>
          </table:table-cell>
          <table:table-cell table:formula="of:=0.5*[.CV12]*(([.CV6]-[.CU6])/([.CV1]-[.CU1]))^2" office:value-type="float" office:value="0.00072782038521477" calcext:value-type="float">
            <text:p>0.000727820385215</text:p>
          </table:table-cell>
          <table:table-cell table:formula="of:=0.5*[.CW12]*(([.CW6]-[.CV6])/([.CW1]-[.CV1]))^2" office:value-type="float" office:value="0.0113228075152143" calcext:value-type="float">
            <text:p>0.011322807515214</text:p>
          </table:table-cell>
          <table:table-cell table:formula="of:=0.5*[.CX12]*(([.CX6]-[.CW6])/([.CX1]-[.CW1]))^2" office:value-type="float" office:value="0.023682543490364" calcext:value-type="float">
            <text:p>0.023682543490364</text:p>
          </table:table-cell>
          <table:table-cell table:formula="of:=0.5*[.CY12]*(([.CY6]-[.CX6])/([.CY1]-[.CX1]))^2" office:value-type="float" office:value="0.00448222950077239" calcext:value-type="float">
            <text:p>0.004482229500772</text:p>
          </table:table-cell>
          <table:table-cell table:formula="of:=0.5*[.CZ12]*(([.CZ6]-[.CY6])/([.CZ1]-[.CY1]))^2" office:value-type="float" office:value="0.00180491315546409" calcext:value-type="float">
            <text:p>0.001804913155464</text:p>
          </table:table-cell>
          <table:table-cell table:formula="of:=0.5*[.DA12]*(([.DA6]-[.CZ6])/([.DA1]-[.CZ1]))^2" office:value-type="float" office:value="0.000460282941480441" calcext:value-type="float">
            <text:p>0.00046028294148</text:p>
          </table:table-cell>
          <table:table-cell table:formula="of:=0.5*[.DB12]*(([.DB6]-[.DA6])/([.DB1]-[.DA1]))^2" office:value-type="float" office:value="0.000205503201964547" calcext:value-type="float">
            <text:p>0.000205503201965</text:p>
          </table:table-cell>
          <table:table-cell table:formula="of:=0.5*[.DC12]*(([.DC6]-[.DB6])/([.DC1]-[.DB1]))^2" office:value-type="float" office:value="0.00125589764820672" calcext:value-type="float">
            <text:p>0.001255897648207</text:p>
          </table:table-cell>
          <table:table-cell table:formula="of:=0.5*[.DD12]*(([.DD6]-[.DC6])/([.DD1]-[.DC1]))^2" office:value-type="float" office:value="0.000401754576330532" calcext:value-type="float">
            <text:p>0.000401754576331</text:p>
          </table:table-cell>
          <table:table-cell table:formula="of:=0.5*[.DE12]*(([.DE6]-[.DD6])/([.DE1]-[.DD1]))^2" office:value-type="float" office:value="0.000752974231500004" calcext:value-type="float">
            <text:p>0.0007529742315</text:p>
          </table:table-cell>
          <table:table-cell table:formula="of:=0.5*[.DF12]*(([.DF6]-[.DE6])/([.DF1]-[.DE1]))^2" office:value-type="float" office:value="0.000491419565323895" calcext:value-type="float">
            <text:p>0.000491419565324</text:p>
          </table:table-cell>
          <table:table-cell table:formula="of:=0.5*[.DG12]*(([.DG6]-[.DF6])/([.DG1]-[.DF1]))^2" office:value-type="float" office:value="0.00267361647920892" calcext:value-type="float">
            <text:p>0.002673616479209</text:p>
          </table:table-cell>
          <table:table-cell table:formula="of:=0.5*[.DH12]*(([.DH6]-[.DG6])/([.DH1]-[.DG1]))^2" office:value-type="float" office:value="0.00546905233812191" calcext:value-type="float">
            <text:p>0.005469052338122</text:p>
          </table:table-cell>
          <table:table-cell table:formula="of:=0.5*[.DI12]*(([.DI6]-[.DH6])/([.DI1]-[.DH1]))^2" office:value-type="float" office:value="0.00176969550227567" calcext:value-type="float">
            <text:p>0.001769695502276</text:p>
          </table:table-cell>
          <table:table-cell table:formula="of:=0.5*[.DJ12]*(([.DJ6]-[.DI6])/([.DJ1]-[.DI1]))^2" office:value-type="float" office:value="0.00610614983259165" calcext:value-type="float">
            <text:p>0.006106149832592</text:p>
          </table:table-cell>
          <table:table-cell table:formula="of:=0.5*[.DK12]*(([.DK6]-[.DJ6])/([.DK1]-[.DJ1]))^2" office:value-type="float" office:value="0.0494991168856018" calcext:value-type="float">
            <text:p>0.049499116885602</text:p>
          </table:table-cell>
          <table:table-cell table:formula="of:=0.5*[.DL12]*(([.DL6]-[.DK6])/([.DL1]-[.DK1]))^2" office:value-type="float" office:value="0.000904936530701367" calcext:value-type="float">
            <text:p>0.000904936530701</text:p>
          </table:table-cell>
          <table:table-cell table:formula="of:=0.5*[.DM12]*(([.DM6]-[.DL6])/([.DM1]-[.DL1]))^2" office:value-type="float" office:value="0.0352465994886655" calcext:value-type="float">
            <text:p>0.035246599488666</text:p>
          </table:table-cell>
          <table:table-cell table:formula="of:=0.5*[.DN12]*(([.DN6]-[.DM6])/([.DN1]-[.DM1]))^2" office:value-type="float" office:value="0.00800726935897885" calcext:value-type="float">
            <text:p>0.008007269358979</text:p>
          </table:table-cell>
          <table:table-cell table:formula="of:=0.5*[.DO12]*(([.DO6]-[.DN6])/([.DO1]-[.DN1]))^2" office:value-type="float" office:value="0.000339442939656833" calcext:value-type="float">
            <text:p>0.000339442939657</text:p>
          </table:table-cell>
          <table:table-cell table:formula="of:=0.5*[.DP12]*(([.DP6]-[.DO6])/([.DP1]-[.DO1]))^2" office:value-type="float" office:value="0.000000000397539797079283" calcext:value-type="float">
            <text:p>3.97539797079283E-10</text:p>
          </table:table-cell>
          <table:table-cell table:formula="of:=0.5*[.DQ12]*(([.DQ6]-[.DP6])/([.DQ1]-[.DP1]))^2" office:value-type="float" office:value="0.00000117984922609385" calcext:value-type="float">
            <text:p>1.17984922609385E-06</text:p>
          </table:table-cell>
          <table:table-cell table:formula="of:=0.5*[.DR12]*(([.DR6]-[.DQ6])/([.DR1]-[.DQ1]))^2" office:value-type="float" office:value="0.00896282863918174" calcext:value-type="float">
            <text:p>0.008962828639182</text:p>
          </table:table-cell>
          <table:table-cell table:formula="of:=0.5*[.DS12]*(([.DS6]-[.DR6])/([.DS1]-[.DR1]))^2" office:value-type="float" office:value="0.000971582727530894" calcext:value-type="float">
            <text:p>0.000971582727531</text:p>
          </table:table-cell>
          <table:table-cell table:formula="of:=0.5*[.DT12]*(([.DT6]-[.DS6])/([.DT1]-[.DS1]))^2" office:value-type="float" office:value="0.0399777665510238" calcext:value-type="float">
            <text:p>0.039977766551024</text:p>
          </table:table-cell>
          <table:table-cell table:formula="of:=0.5*[.DU12]*(([.DU6]-[.DT6])/([.DU1]-[.DT1]))^2" office:value-type="float" office:value="0.0602084420750129" calcext:value-type="float">
            <text:p>0.060208442075013</text:p>
          </table:table-cell>
          <table:table-cell table:formula="of:=0.5*[.DV12]*(([.DV6]-[.DU6])/([.DV1]-[.DU1]))^2" office:value-type="float" office:value="0.00203887032478743" calcext:value-type="float">
            <text:p>0.002038870324787</text:p>
          </table:table-cell>
          <table:table-cell table:formula="of:=0.5*[.DW12]*(([.DW6]-[.DV6])/([.DW1]-[.DV1]))^2" office:value-type="float" office:value="0.000307308821675301" calcext:value-type="float">
            <text:p>0.000307308821675</text:p>
          </table:table-cell>
          <table:table-cell table:formula="of:=0.5*[.DX12]*(([.DX6]-[.DW6])/([.DX1]-[.DW1]))^2" office:value-type="float" office:value="0.0000392952673164548" calcext:value-type="float">
            <text:p>3.92952673164548E-05</text:p>
          </table:table-cell>
          <table:table-cell table:formula="of:=0.5*[.DY12]*(([.DY6]-[.DX6])/([.DY1]-[.DX1]))^2" office:value-type="float" office:value="0.000836686220534681" calcext:value-type="float">
            <text:p>0.000836686220535</text:p>
          </table:table-cell>
          <table:table-cell table:formula="of:=0.5*[.DZ12]*(([.DZ6]-[.DY6])/([.DZ1]-[.DY1]))^2" office:value-type="float" office:value="0.00091551578529442" calcext:value-type="float">
            <text:p>0.000915515785294</text:p>
          </table:table-cell>
          <table:table-cell table:formula="of:=0.5*[.EA12]*(([.EA6]-[.DZ6])/([.EA1]-[.DZ1]))^2" office:value-type="float" office:value="0.0469285120807272" calcext:value-type="float">
            <text:p>0.046928512080727</text:p>
          </table:table-cell>
          <table:table-cell table:formula="of:=0.5*[.EB12]*(([.EB6]-[.EA6])/([.EB1]-[.EA1]))^2" office:value-type="float" office:value="0.000350648448438811" calcext:value-type="float">
            <text:p>0.000350648448439</text:p>
          </table:table-cell>
          <table:table-cell table:formula="of:=0.5*[.EC12]*(([.EC6]-[.EB6])/([.EC1]-[.EB1]))^2" office:value-type="float" office:value="0.00100431343813925" calcext:value-type="float">
            <text:p>0.001004313438139</text:p>
          </table:table-cell>
          <table:table-cell table:formula="of:=0.5*[.ED12]*(([.ED6]-[.EC6])/([.ED1]-[.EC1]))^2" office:value-type="float" office:value="0.0109313169061003" calcext:value-type="float">
            <text:p>0.0109313169061</text:p>
          </table:table-cell>
          <table:table-cell table:formula="of:=0.5*[.EE12]*(([.EE6]-[.ED6])/([.EE1]-[.ED1]))^2" office:value-type="float" office:value="0.0323107790389823" calcext:value-type="float">
            <text:p>0.032310779038982</text:p>
          </table:table-cell>
          <table:table-cell table:formula="of:=0.5*[.EF12]*(([.EF6]-[.EE6])/([.EF1]-[.EE1]))^2" office:value-type="float" office:value="0.0257000009277018" calcext:value-type="float">
            <text:p>0.025700000927702</text:p>
          </table:table-cell>
          <table:table-cell table:formula="of:=0.5*[.EG12]*(([.EG6]-[.EF6])/([.EG1]-[.EF1]))^2" office:value-type="float" office:value="0.0030277358429528" calcext:value-type="float">
            <text:p>0.003027735842953</text:p>
          </table:table-cell>
          <table:table-cell table:formula="of:=0.5*[.EH12]*(([.EH6]-[.EG6])/([.EH1]-[.EG1]))^2" office:value-type="float" office:value="0.0215895797948576" calcext:value-type="float">
            <text:p>0.021589579794858</text:p>
          </table:table-cell>
          <table:table-cell table:formula="of:=0.5*[.EI12]*(([.EI6]-[.EH6])/([.EI1]-[.EH1]))^2" office:value-type="float" office:value="0.000112822927579592" calcext:value-type="float">
            <text:p>0.00011282292758</text:p>
          </table:table-cell>
          <table:table-cell table:formula="of:=0.5*[.EJ12]*(([.EJ6]-[.EI6])/([.EJ1]-[.EI1]))^2" office:value-type="float" office:value="0.0000156590514503968" calcext:value-type="float">
            <text:p>1.56590514503968E-05</text:p>
          </table:table-cell>
          <table:table-cell table:formula="of:=0.5*[.EK12]*(([.EK6]-[.EJ6])/([.EK1]-[.EJ1]))^2" office:value-type="float" office:value="0.00174352153568856" calcext:value-type="float">
            <text:p>0.001743521535689</text:p>
          </table:table-cell>
          <table:table-cell table:formula="of:=0.5*[.EL12]*(([.EL6]-[.EK6])/([.EL1]-[.EK1]))^2" office:value-type="float" office:value="0.000857272688938468" calcext:value-type="float">
            <text:p>0.000857272688938</text:p>
          </table:table-cell>
          <table:table-cell table:formula="of:=0.5*[.EM12]*(([.EM6]-[.EL6])/([.EM1]-[.EL1]))^2" office:value-type="float" office:value="0.0000698734825030602" calcext:value-type="float">
            <text:p>6.98734825030602E-05</text:p>
          </table:table-cell>
          <table:table-cell table:formula="of:=0.5*[.EN12]*(([.EN6]-[.EM6])/([.EN1]-[.EM1]))^2" office:value-type="float" office:value="0.000301864719372417" calcext:value-type="float">
            <text:p>0.000301864719372</text:p>
          </table:table-cell>
          <table:table-cell table:formula="of:=0.5*[.EO12]*(([.EO6]-[.EN6])/([.EO1]-[.EN1]))^2" office:value-type="float" office:value="0.00126359945060315" calcext:value-type="float">
            <text:p>0.001263599450603</text:p>
          </table:table-cell>
          <table:table-cell table:formula="of:=0.5*[.EP12]*(([.EP6]-[.EO6])/([.EP1]-[.EO1]))^2" office:value-type="float" office:value="0.0012389435608627" calcext:value-type="float">
            <text:p>0.001238943560863</text:p>
          </table:table-cell>
          <table:table-cell table:formula="of:=0.5*[.EQ12]*(([.EQ6]-[.EP6])/([.EQ1]-[.EP1]))^2" office:value-type="float" office:value="0.00277401909331064" calcext:value-type="float">
            <text:p>0.002774019093311</text:p>
          </table:table-cell>
          <table:table-cell table:formula="of:=0.5*[.ER12]*(([.ER6]-[.EQ6])/([.ER1]-[.EQ1]))^2" office:value-type="float" office:value="0.0310255055495174" calcext:value-type="float">
            <text:p>0.031025505549517</text:p>
          </table:table-cell>
          <table:table-cell table:formula="of:=0.5*[.ES12]*(([.ES6]-[.ER6])/([.ES1]-[.ER1]))^2" office:value-type="float" office:value="0.0000512943791923301" calcext:value-type="float">
            <text:p>5.12943791923301E-05</text:p>
          </table:table-cell>
          <table:table-cell table:formula="of:=0.5*[.ET12]*(([.ET6]-[.ES6])/([.ET1]-[.ES1]))^2" office:value-type="float" office:value="0.0357896766722769" calcext:value-type="float">
            <text:p>0.035789676672277</text:p>
          </table:table-cell>
          <table:table-cell table:formula="of:=0.5*[.EU12]*(([.EU6]-[.ET6])/([.EU1]-[.ET1]))^2" office:value-type="float" office:value="0.0407231379519278" calcext:value-type="float">
            <text:p>0.040723137951928</text:p>
          </table:table-cell>
          <table:table-cell table:formula="of:=0.5*[.EV12]*(([.EV6]-[.EU6])/([.EV1]-[.EU1]))^2" office:value-type="float" office:value="0.00445112885481925" calcext:value-type="float">
            <text:p>0.004451128854819</text:p>
          </table:table-cell>
          <table:table-cell table:formula="of:=0.5*[.EW12]*(([.EW6]-[.EV6])/([.EW1]-[.EV1]))^2" office:value-type="float" office:value="0.00138239725680305" calcext:value-type="float">
            <text:p>0.001382397256803</text:p>
          </table:table-cell>
          <table:table-cell table:formula="of:=0.5*[.EX12]*(([.EX6]-[.EW6])/([.EX1]-[.EW1]))^2" office:value-type="float" office:value="0.000649702013562383" calcext:value-type="float">
            <text:p>0.000649702013562</text:p>
          </table:table-cell>
          <table:table-cell table:formula="of:=0.5*[.EY12]*(([.EY6]-[.EX6])/([.EY1]-[.EX1]))^2" office:value-type="float" office:value="0.00000498854923544545" calcext:value-type="float">
            <text:p>4.98854923544545E-06</text:p>
          </table:table-cell>
          <table:table-cell table:formula="of:=0.5*[.EZ12]*(([.EZ6]-[.EY6])/([.EZ1]-[.EY1]))^2" office:value-type="float" office:value="0.002675357046687" calcext:value-type="float">
            <text:p>0.002675357046687</text:p>
          </table:table-cell>
          <table:table-cell table:formula="of:=0.5*[.FA12]*(([.FA6]-[.EZ6])/([.FA1]-[.EZ1]))^2" office:value-type="float" office:value="0.00550473898793763" calcext:value-type="float">
            <text:p>0.005504738987938</text:p>
          </table:table-cell>
          <table:table-cell table:formula="of:=0.5*[.FB12]*(([.FB6]-[.FA6])/([.FB1]-[.FA1]))^2" office:value-type="float" office:value="0.0366105693533287" calcext:value-type="float">
            <text:p>0.036610569353329</text:p>
          </table:table-cell>
          <table:table-cell table:formula="of:=0.5*[.FC12]*(([.FC6]-[.FB6])/([.FC1]-[.FB1]))^2" office:value-type="float" office:value="0.000184066566915641" calcext:value-type="float">
            <text:p>0.000184066566916</text:p>
          </table:table-cell>
          <table:table-cell table:formula="of:=0.5*[.FD12]*(([.FD6]-[.FC6])/([.FD1]-[.FC1]))^2" office:value-type="float" office:value="0.000906246950451844" calcext:value-type="float">
            <text:p>0.000906246950452</text:p>
          </table:table-cell>
          <table:table-cell table:formula="of:=0.5*[.FE12]*(([.FE6]-[.FD6])/([.FE1]-[.FD1]))^2" office:value-type="float" office:value="0.000642507628950205" calcext:value-type="float">
            <text:p>0.00064250762895</text:p>
          </table:table-cell>
          <table:table-cell table:formula="of:=0.5*[.FF12]*(([.FF6]-[.FE6])/([.FF1]-[.FE1]))^2" office:value-type="float" office:value="0.0479614954524397" calcext:value-type="float">
            <text:p>0.04796149545244</text:p>
          </table:table-cell>
          <table:table-cell table:formula="of:=0.5*[.FG12]*(([.FG6]-[.FF6])/([.FG1]-[.FF1]))^2" office:value-type="float" office:value="0.0019218908377848" calcext:value-type="float">
            <text:p>0.001921890837785</text:p>
          </table:table-cell>
          <table:table-cell table:formula="of:=0.5*[.FH12]*(([.FH6]-[.FG6])/([.FH1]-[.FG1]))^2" office:value-type="float" office:value="0.00431049105389926" calcext:value-type="float">
            <text:p>0.004310491053899</text:p>
          </table:table-cell>
          <table:table-cell table:formula="of:=0.5*[.FI12]*(([.FI6]-[.FH6])/([.FI1]-[.FH1]))^2" office:value-type="float" office:value="0.0232284866225307" calcext:value-type="float">
            <text:p>0.023228486622531</text:p>
          </table:table-cell>
          <table:table-cell table:formula="of:=0.5*[.FJ12]*(([.FJ6]-[.FI6])/([.FJ1]-[.FI1]))^2" office:value-type="float" office:value="0.0370555557754812" calcext:value-type="float">
            <text:p>0.037055555775481</text:p>
          </table:table-cell>
          <table:table-cell table:formula="of:=0.5*[.FK12]*(([.FK6]-[.FJ6])/([.FK1]-[.FJ1]))^2" office:value-type="float" office:value="0.0333835706948998" calcext:value-type="float">
            <text:p>0.0333835706949</text:p>
          </table:table-cell>
          <table:table-cell table:formula="of:=0.5*[.FL12]*(([.FL6]-[.FK6])/([.FL1]-[.FK1]))^2" office:value-type="float" office:value="0.00591292817197236" calcext:value-type="float">
            <text:p>0.005912928171972</text:p>
          </table:table-cell>
          <table:table-cell table:formula="of:=0.5*[.FM12]*(([.FM6]-[.FL6])/([.FM1]-[.FL1]))^2" office:value-type="float" office:value="0.0178460391357089" calcext:value-type="float">
            <text:p>0.017846039135709</text:p>
          </table:table-cell>
          <table:table-cell table:formula="of:=0.5*[.FN12]*(([.FN6]-[.FM6])/([.FN1]-[.FM1]))^2" office:value-type="float" office:value="0.0104411132026366" calcext:value-type="float">
            <text:p>0.010441113202637</text:p>
          </table:table-cell>
          <table:table-cell table:formula="of:=0.5*[.FO12]*(([.FO6]-[.FN6])/([.FO1]-[.FN1]))^2" office:value-type="float" office:value="0.00388346746035165" calcext:value-type="float">
            <text:p>0.003883467460352</text:p>
          </table:table-cell>
          <table:table-cell table:formula="of:=0.5*[.FP12]*(([.FP6]-[.FO6])/([.FP1]-[.FO1]))^2" office:value-type="float" office:value="0.000768429558544247" calcext:value-type="float">
            <text:p>0.000768429558544</text:p>
          </table:table-cell>
          <table:table-cell table:formula="of:=0.5*[.FQ12]*(([.FQ6]-[.FP6])/([.FQ1]-[.FP1]))^2" office:value-type="float" office:value="0.0000428353875550613" calcext:value-type="float">
            <text:p>4.28353875550613E-05</text:p>
          </table:table-cell>
          <table:table-cell table:formula="of:=0.5*[.FR12]*(([.FR6]-[.FQ6])/([.FR1]-[.FQ1]))^2" office:value-type="float" office:value="0.000163980296527898" calcext:value-type="float">
            <text:p>0.000163980296528</text:p>
          </table:table-cell>
          <table:table-cell table:formula="of:=0.5*[.FS12]*(([.FS6]-[.FR6])/([.FS1]-[.FR1]))^2" office:value-type="float" office:value="0.00135932136432203" calcext:value-type="float">
            <text:p>0.001359321364322</text:p>
          </table:table-cell>
          <table:table-cell table:formula="of:=0.5*[.FT12]*(([.FT6]-[.FS6])/([.FT1]-[.FS1]))^2" office:value-type="float" office:value="0.000283804766599266" calcext:value-type="float">
            <text:p>0.000283804766599</text:p>
          </table:table-cell>
          <table:table-cell table:formula="of:=0.5*[.FU12]*(([.FU6]-[.FT6])/([.FU1]-[.FT1]))^2" office:value-type="float" office:value="0.00115836402034947" calcext:value-type="float">
            <text:p>0.001158364020349</text:p>
          </table:table-cell>
          <table:table-cell table:formula="of:=0.5*[.FV12]*(([.FV6]-[.FU6])/([.FV1]-[.FU1]))^2" office:value-type="float" office:value="0.00284584979858633" calcext:value-type="float">
            <text:p>0.002845849798586</text:p>
          </table:table-cell>
          <table:table-cell table:formula="of:=0.5*[.FW12]*(([.FW6]-[.FV6])/([.FW1]-[.FV1]))^2" office:value-type="float" office:value="0.00592817049185143" calcext:value-type="float">
            <text:p>0.005928170491851</text:p>
          </table:table-cell>
          <table:table-cell table:formula="of:=0.5*[.FX12]*(([.FX6]-[.FW6])/([.FX1]-[.FW1]))^2" office:value-type="float" office:value="0.00260329645419872" calcext:value-type="float">
            <text:p>0.002603296454199</text:p>
          </table:table-cell>
          <table:table-cell table:formula="of:=0.5*[.FY12]*(([.FY6]-[.FX6])/([.FY1]-[.FX1]))^2" office:value-type="float" office:value="0.00811085430700431" calcext:value-type="float">
            <text:p>0.008110854307004</text:p>
          </table:table-cell>
          <table:table-cell table:formula="of:=0.5*[.FZ12]*(([.FZ6]-[.FY6])/([.FZ1]-[.FY1]))^2" office:value-type="float" office:value="0.071118836734294" calcext:value-type="float">
            <text:p>0.071118836734294</text:p>
          </table:table-cell>
          <table:table-cell table:formula="of:=0.5*[.GA12]*(([.GA6]-[.FZ6])/([.GA1]-[.FZ1]))^2" office:value-type="float" office:value="0.0419763111166034" calcext:value-type="float">
            <text:p>0.041976311116603</text:p>
          </table:table-cell>
          <table:table-cell table:formula="of:=0.5*[.GB12]*(([.GB6]-[.GA6])/([.GB1]-[.GA1]))^2" office:value-type="float" office:value="0.0000523416378570788" calcext:value-type="float">
            <text:p>5.23416378570788E-05</text:p>
          </table:table-cell>
          <table:table-cell table:formula="of:=0.5*[.GC12]*(([.GC6]-[.GB6])/([.GC1]-[.GB1]))^2" office:value-type="float" office:value="0.00556018635166989" calcext:value-type="float">
            <text:p>0.00556018635167</text:p>
          </table:table-cell>
          <table:table-cell table:formula="of:=0.5*[.GD12]*(([.GD6]-[.GC6])/([.GD1]-[.GC1]))^2" office:value-type="float" office:value="0.0113956617937682" calcext:value-type="float">
            <text:p>0.011395661793768</text:p>
          </table:table-cell>
          <table:table-cell table:formula="of:=0.5*[.GE12]*(([.GE6]-[.GD6])/([.GE1]-[.GD1]))^2" office:value-type="float" office:value="0.0439681926824694" calcext:value-type="float">
            <text:p>0.04396819268247</text:p>
          </table:table-cell>
          <table:table-cell table:formula="of:=0.5*[.GF12]*(([.GF6]-[.GE6])/([.GF1]-[.GE1]))^2" office:value-type="float" office:value="0.00223856407031798" calcext:value-type="float">
            <text:p>0.002238564070318</text:p>
          </table:table-cell>
          <table:table-cell table:formula="of:=0.5*[.GG12]*(([.GG6]-[.GF6])/([.GG1]-[.GF1]))^2" office:value-type="float" office:value="0.00103722280023606" calcext:value-type="float">
            <text:p>0.001037222800236</text:p>
          </table:table-cell>
          <table:table-cell table:formula="of:=0.5*[.GH12]*(([.GH6]-[.GG6])/([.GH1]-[.GG1]))^2" office:value-type="float" office:value="0.000130957162975744" calcext:value-type="float">
            <text:p>0.000130957162976</text:p>
          </table:table-cell>
          <table:table-cell table:formula="of:=0.5*[.GI12]*(([.GI6]-[.GH6])/([.GI1]-[.GH1]))^2" office:value-type="float" office:value="0.0000130357838969343" calcext:value-type="float">
            <text:p>1.30357838969343E-05</text:p>
          </table:table-cell>
          <table:table-cell table:formula="of:=0.5*[.GJ12]*(([.GJ6]-[.GI6])/([.GJ1]-[.GI1]))^2" office:value-type="float" office:value="0.00166824896449154" calcext:value-type="float">
            <text:p>0.001668248964492</text:p>
          </table:table-cell>
          <table:table-cell table:formula="of:=0.5*[.GK12]*(([.GK6]-[.GJ6])/([.GK1]-[.GJ1]))^2" office:value-type="float" office:value="0.00557288730311043" calcext:value-type="float">
            <text:p>0.00557288730311</text:p>
          </table:table-cell>
          <table:table-cell table:formula="of:=0.5*[.GL12]*(([.GL6]-[.GK6])/([.GL1]-[.GK1]))^2" office:value-type="float" office:value="0.000143861477019776" calcext:value-type="float">
            <text:p>0.00014386147702</text:p>
          </table:table-cell>
          <table:table-cell table:formula="of:=0.5*[.GM12]*(([.GM6]-[.GL6])/([.GM1]-[.GL1]))^2" office:value-type="float" office:value="0.00711424155585664" calcext:value-type="float">
            <text:p>0.007114241555857</text:p>
          </table:table-cell>
          <table:table-cell table:formula="of:=0.5*[.GN12]*(([.GN6]-[.GM6])/([.GN1]-[.GM1]))^2" office:value-type="float" office:value="0.0302000920345211" calcext:value-type="float">
            <text:p>0.030200092034521</text:p>
          </table:table-cell>
          <table:table-cell table:formula="of:=0.5*[.GO12]*(([.GO6]-[.GN6])/([.GO1]-[.GN1]))^2" office:value-type="float" office:value="0.0359691515822711" calcext:value-type="float">
            <text:p>0.035969151582271</text:p>
          </table:table-cell>
          <table:table-cell table:formula="of:=0.5*[.GP12]*(([.GP6]-[.GO6])/([.GP1]-[.GO1]))^2" office:value-type="float" office:value="0.00307197255701094" calcext:value-type="float">
            <text:p>0.003071972557011</text:p>
          </table:table-cell>
          <table:table-cell table:formula="of:=0.5*[.GQ12]*(([.GQ6]-[.GP6])/([.GQ1]-[.GP1]))^2" office:value-type="float" office:value="0.0000999028117491939" calcext:value-type="float">
            <text:p>9.99028117491939E-05</text:p>
          </table:table-cell>
          <table:table-cell table:formula="of:=0.5*[.GR12]*(([.GR6]-[.GQ6])/([.GR1]-[.GQ1]))^2" office:value-type="float" office:value="0.00000949476172451964" calcext:value-type="float">
            <text:p>9.49476172451964E-06</text:p>
          </table:table-cell>
          <table:table-cell table:formula="of:=0.5*[.GS12]*(([.GS6]-[.GR6])/([.GS1]-[.GR1]))^2" office:value-type="float" office:value="0.000922695943971108" calcext:value-type="float">
            <text:p>0.000922695943971</text:p>
          </table:table-cell>
          <table:table-cell table:formula="of:=0.5*[.GT12]*(([.GT6]-[.GS6])/([.GT1]-[.GS1]))^2" office:value-type="float" office:value="0.00124489547711434" calcext:value-type="float">
            <text:p>0.001244895477114</text:p>
          </table:table-cell>
          <table:table-cell table:formula="of:=0.5*[.GU12]*(([.GU6]-[.GT6])/([.GU1]-[.GT1]))^2" office:value-type="float" office:value="0.00218585345464968" calcext:value-type="float">
            <text:p>0.00218585345465</text:p>
          </table:table-cell>
          <table:table-cell table:formula="of:=0.5*[.GV12]*(([.GV6]-[.GU6])/([.GV1]-[.GU1]))^2" office:value-type="float" office:value="0.000734238039842299" calcext:value-type="float">
            <text:p>0.000734238039842</text:p>
          </table:table-cell>
          <table:table-cell table:formula="of:=0.5*[.GW12]*(([.GW6]-[.GV6])/([.GW1]-[.GV1]))^2" office:value-type="float" office:value="0.0022405347313674" calcext:value-type="float">
            <text:p>0.002240534731367</text:p>
          </table:table-cell>
          <table:table-cell table:formula="of:=0.5*[.GX12]*(([.GX6]-[.GW6])/([.GX1]-[.GW1]))^2" office:value-type="float" office:value="0.0113103660459868" calcext:value-type="float">
            <text:p>0.011310366045987</text:p>
          </table:table-cell>
          <table:table-cell table:formula="of:=0.5*[.GY12]*(([.GY6]-[.GX6])/([.GY1]-[.GX1]))^2" office:value-type="float" office:value="0.0195447469435708" calcext:value-type="float">
            <text:p>0.019544746943571</text:p>
          </table:table-cell>
          <table:table-cell table:formula="of:=0.5*[.GZ12]*(([.GZ6]-[.GY6])/([.GZ1]-[.GY1]))^2" office:value-type="float" office:value="0.034732716475008" calcext:value-type="float">
            <text:p>0.034732716475008</text:p>
          </table:table-cell>
          <table:table-cell table:formula="of:=0.5*[.HA12]*(([.HA6]-[.GZ6])/([.HA1]-[.GZ1]))^2" office:value-type="float" office:value="0.0490989067491901" calcext:value-type="float">
            <text:p>0.04909890674919</text:p>
          </table:table-cell>
          <table:table-cell table:formula="of:=0.5*[.HB12]*(([.HB6]-[.HA6])/([.HB1]-[.HA1]))^2" office:value-type="float" office:value="0.0105313985660662" calcext:value-type="float">
            <text:p>0.010531398566066</text:p>
          </table:table-cell>
          <table:table-cell table:formula="of:=0.5*[.HC12]*(([.HC6]-[.HB6])/([.HC1]-[.HB1]))^2" office:value-type="float" office:value="0.0280382555430817" calcext:value-type="float">
            <text:p>0.028038255543082</text:p>
          </table:table-cell>
          <table:table-cell table:formula="of:=0.5*[.HD12]*(([.HD6]-[.HC6])/([.HD1]-[.HC1]))^2" office:value-type="float" office:value="0.01514325625014" calcext:value-type="float">
            <text:p>0.01514325625014</text:p>
          </table:table-cell>
          <table:table-cell table:formula="of:=0.5*[.HE12]*(([.HE6]-[.HD6])/([.HE1]-[.HD1]))^2" office:value-type="float" office:value="0.00426454021797782" calcext:value-type="float">
            <text:p>0.004264540217978</text:p>
          </table:table-cell>
          <table:table-cell table:formula="of:=0.5*[.HF12]*(([.HF6]-[.HE6])/([.HF1]-[.HE1]))^2" office:value-type="float" office:value="0.0103889505034837" calcext:value-type="float">
            <text:p>0.010388950503484</text:p>
          </table:table-cell>
          <table:table-cell table:formula="of:=0.5*[.HG12]*(([.HG6]-[.HF6])/([.HG1]-[.HF1]))^2" office:value-type="float" office:value="0.0063769737466453" calcext:value-type="float">
            <text:p>0.006376973746645</text:p>
          </table:table-cell>
          <table:table-cell table:formula="of:=0.5*[.HH12]*(([.HH6]-[.HG6])/([.HH1]-[.HG1]))^2" office:value-type="float" office:value="0.000869789692706296" calcext:value-type="float">
            <text:p>0.000869789692706</text:p>
          </table:table-cell>
          <table:table-cell table:formula="of:=0.5*[.HI12]*(([.HI6]-[.HH6])/([.HI1]-[.HH1]))^2" office:value-type="float" office:value="0.000106850621493291" calcext:value-type="float">
            <text:p>0.000106850621493</text:p>
          </table:table-cell>
          <table:table-cell table:formula="of:=0.5*[.HJ12]*(([.HJ6]-[.HI6])/([.HJ1]-[.HI1]))^2" office:value-type="float" office:value="0.0010081858622892" calcext:value-type="float">
            <text:p>0.001008185862289</text:p>
          </table:table-cell>
          <table:table-cell table:formula="of:=0.5*[.HK12]*(([.HK6]-[.HJ6])/([.HK1]-[.HJ1]))^2" office:value-type="float" office:value="0.000217055265187897" calcext:value-type="float">
            <text:p>0.000217055265188</text:p>
          </table:table-cell>
          <table:table-cell table:formula="of:=0.5*[.HL12]*(([.HL6]-[.HK6])/([.HL1]-[.HK1]))^2" office:value-type="float" office:value="0.000665141979550332" calcext:value-type="float">
            <text:p>0.00066514197955</text:p>
          </table:table-cell>
          <table:table-cell table:formula="of:=0.5*[.HM12]*(([.HM6]-[.HL6])/([.HM1]-[.HL1]))^2" office:value-type="float" office:value="0.00789009071492495" calcext:value-type="float">
            <text:p>0.007890090714925</text:p>
          </table:table-cell>
          <table:table-cell table:formula="of:=0.5*[.HN12]*(([.HN6]-[.HM6])/([.HN1]-[.HM1]))^2" office:value-type="float" office:value="0.00633023682900084" calcext:value-type="float">
            <text:p>0.006330236829001</text:p>
          </table:table-cell>
          <table:table-cell table:formula="of:=0.5*[.HO12]*(([.HO6]-[.HN6])/([.HO1]-[.HN1]))^2" office:value-type="float" office:value="0.00470367853175739" calcext:value-type="float">
            <text:p>0.004703678531757</text:p>
          </table:table-cell>
          <table:table-cell table:formula="of:=0.5*[.HP12]*(([.HP6]-[.HO6])/([.HP1]-[.HO1]))^2" office:value-type="float" office:value="0.00387830887679827" calcext:value-type="float">
            <text:p>0.003878308876798</text:p>
          </table:table-cell>
          <table:table-cell table:formula="of:=0.5*[.HQ12]*(([.HQ6]-[.HP6])/([.HQ1]-[.HP1]))^2" office:value-type="float" office:value="0.0592024014690276" calcext:value-type="float">
            <text:p>0.059202401469028</text:p>
          </table:table-cell>
          <table:table-cell table:formula="of:=0.5*[.HR12]*(([.HR6]-[.HQ6])/([.HR1]-[.HQ1]))^2" office:value-type="float" office:value="0.0508649715344025" calcext:value-type="float">
            <text:p>0.050864971534403</text:p>
          </table:table-cell>
          <table:table-cell table:formula="of:=0.5*[.HS12]*(([.HS6]-[.HR6])/([.HS1]-[.HR1]))^2" office:value-type="float" office:value="0.00222198157053984" calcext:value-type="float">
            <text:p>0.00222198157054</text:p>
          </table:table-cell>
          <table:table-cell table:formula="of:=0.5*[.HT12]*(([.HT6]-[.HS6])/([.HT1]-[.HS1]))^2" office:value-type="float" office:value="0.0018555683725428" calcext:value-type="float">
            <text:p>0.001855568372543</text:p>
          </table:table-cell>
          <table:table-cell table:formula="of:=0.5*[.HU12]*(([.HU6]-[.HT6])/([.HU1]-[.HT1]))^2" office:value-type="float" office:value="0.00412557783436216" calcext:value-type="float">
            <text:p>0.004125577834362</text:p>
          </table:table-cell>
          <table:table-cell table:formula="of:=0.5*[.HV12]*(([.HV6]-[.HU6])/([.HV1]-[.HU1]))^2" office:value-type="float" office:value="0.0434831676958231" calcext:value-type="float">
            <text:p>0.043483167695823</text:p>
          </table:table-cell>
          <table:table-cell table:formula="of:=0.5*[.HW12]*(([.HW6]-[.HV6])/([.HW1]-[.HV1]))^2" office:value-type="float" office:value="0.0644095224289543" calcext:value-type="float">
            <text:p>0.064409522428954</text:p>
          </table:table-cell>
          <table:table-cell table:formula="of:=0.5*[.HX12]*(([.HX6]-[.HW6])/([.HX1]-[.HW1]))^2" office:value-type="float" office:value="0.0061152058396247" calcext:value-type="float">
            <text:p>0.006115205839625</text:p>
          </table:table-cell>
          <table:table-cell table:formula="of:=0.5*[.HY12]*(([.HY6]-[.HX6])/([.HY1]-[.HX1]))^2" office:value-type="float" office:value="0.00399084502163642" calcext:value-type="float">
            <text:p>0.003990845021636</text:p>
          </table:table-cell>
          <table:table-cell table:formula="of:=0.5*[.HZ12]*(([.HZ6]-[.HY6])/([.HZ1]-[.HY1]))^2" office:value-type="float" office:value="0.00419925586763833" calcext:value-type="float">
            <text:p>0.004199255867638</text:p>
          </table:table-cell>
          <table:table-cell table:formula="of:=0.5*[.IA12]*(([.IA6]-[.HZ6])/([.IA1]-[.HZ1]))^2" office:value-type="float" office:value="0.0000000045837093261877" calcext:value-type="float">
            <text:p>4.5837093261877E-09</text:p>
          </table:table-cell>
          <table:table-cell table:formula="of:=0.5*[.IB12]*(([.IB6]-[.IA6])/([.IB1]-[.IA1]))^2" office:value-type="float" office:value="0.000164388517779792" calcext:value-type="float">
            <text:p>0.00016438851778</text:p>
          </table:table-cell>
          <table:table-cell table:formula="of:=0.5*[.IC12]*(([.IC6]-[.IB6])/([.IC1]-[.IB1]))^2" office:value-type="float" office:value="0.00533765684933662" calcext:value-type="float">
            <text:p>0.005337656849337</text:p>
          </table:table-cell>
          <table:table-cell table:formula="of:=0.5*[.ID12]*(([.ID6]-[.IC6])/([.ID1]-[.IC1]))^2" office:value-type="float" office:value="0.00000000641650171824282" calcext:value-type="float">
            <text:p>6.41650171824282E-09</text:p>
          </table:table-cell>
          <table:table-cell table:formula="of:=0.5*[.IE12]*(([.IE6]-[.ID6])/([.IE1]-[.ID1]))^2" office:value-type="float" office:value="0.000223113519158415" calcext:value-type="float">
            <text:p>0.000223113519158</text:p>
          </table:table-cell>
          <table:table-cell table:formula="of:=0.5*[.IF12]*(([.IF6]-[.IE6])/([.IF1]-[.IE1]))^2" office:value-type="float" office:value="0.0246061185193685" calcext:value-type="float">
            <text:p>0.024606118519369</text:p>
          </table:table-cell>
          <table:table-cell table:formula="of:=0.5*[.IG12]*(([.IG6]-[.IF6])/([.IG1]-[.IF1]))^2" office:value-type="float" office:value="0.00174591016973345" calcext:value-type="float">
            <text:p>0.001745910169733</text:p>
          </table:table-cell>
          <table:table-cell table:formula="of:=0.5*[.IH12]*(([.IH6]-[.IG6])/([.IH1]-[.IG1]))^2" office:value-type="float" office:value="0.000479073839958155" calcext:value-type="float">
            <text:p>0.000479073839958</text:p>
          </table:table-cell>
          <table:table-cell table:formula="of:=0.5*[.II12]*(([.II6]-[.IH6])/([.II1]-[.IH1]))^2" office:value-type="float" office:value="0.00107394901536413" calcext:value-type="float">
            <text:p>0.001073949015364</text:p>
          </table:table-cell>
          <table:table-cell table:formula="of:=0.5*[.IJ12]*(([.IJ6]-[.II6])/([.IJ1]-[.II1]))^2" office:value-type="float" office:value="0.000874245944360342" calcext:value-type="float">
            <text:p>0.00087424594436</text:p>
          </table:table-cell>
          <table:table-cell table:formula="of:=0.5*[.IK12]*(([.IK6]-[.IJ6])/([.IK1]-[.IJ1]))^2" office:value-type="float" office:value="0.00366888569868995" calcext:value-type="float">
            <text:p>0.00366888569869</text:p>
          </table:table-cell>
          <table:table-cell table:formula="of:=0.5*[.IL12]*(([.IL6]-[.IK6])/([.IL1]-[.IK1]))^2" office:value-type="float" office:value="0.00561073719955963" calcext:value-type="float">
            <text:p>0.00561073719956</text:p>
          </table:table-cell>
          <table:table-cell table:formula="of:=0.5*[.IM12]*(([.IM6]-[.IL6])/([.IM1]-[.IL1]))^2" office:value-type="float" office:value="0.00336720829212355" calcext:value-type="float">
            <text:p>0.003367208292124</text:p>
          </table:table-cell>
          <table:table-cell table:formula="of:=0.5*[.IN12]*(([.IN6]-[.IM6])/([.IN1]-[.IM1]))^2" office:value-type="float" office:value="0.00138112368601967" calcext:value-type="float">
            <text:p>0.00138112368602</text:p>
          </table:table-cell>
          <table:table-cell table:formula="of:=0.5*[.IO12]*(([.IO6]-[.IN6])/([.IO1]-[.IN1]))^2" office:value-type="float" office:value="0.00108360815503839" calcext:value-type="float">
            <text:p>0.001083608155038</text:p>
          </table:table-cell>
          <table:table-cell table:formula="of:=0.5*[.IP12]*(([.IP6]-[.IO6])/([.IP1]-[.IO1]))^2" office:value-type="float" office:value="0.00281028902425347" calcext:value-type="float">
            <text:p>0.002810289024253</text:p>
          </table:table-cell>
          <table:table-cell table:formula="of:=0.5*[.IQ12]*(([.IQ6]-[.IP6])/([.IQ1]-[.IP1]))^2" office:value-type="float" office:value="0.0144232626042736" calcext:value-type="float">
            <text:p>0.014423262604274</text:p>
          </table:table-cell>
          <table:table-cell table:formula="of:=0.5*[.IR12]*(([.IR6]-[.IQ6])/([.IR1]-[.IQ1]))^2" office:value-type="float" office:value="0.0442292094847288" calcext:value-type="float">
            <text:p>0.044229209484729</text:p>
          </table:table-cell>
          <table:table-cell table:formula="of:=0.5*[.IS12]*(([.IS6]-[.IR6])/([.IS1]-[.IR1]))^2" office:value-type="float" office:value="0.0746432013060447" calcext:value-type="float">
            <text:p>0.074643201306045</text:p>
          </table:table-cell>
          <table:table-cell table:formula="of:=0.5*[.IT12]*(([.IT6]-[.IS6])/([.IT1]-[.IS1]))^2" office:value-type="float" office:value="0.0245517461455181" calcext:value-type="float">
            <text:p>0.024551746145518</text:p>
          </table:table-cell>
          <table:table-cell table:formula="of:=0.5*[.IU12]*(([.IU6]-[.IT6])/([.IU1]-[.IT1]))^2" office:value-type="float" office:value="0.000123441568848865" calcext:value-type="float">
            <text:p>0.000123441568849</text:p>
          </table:table-cell>
          <table:table-cell table:formula="of:=0.5*[.IV12]*(([.IV6]-[.IU6])/([.IV1]-[.IU1]))^2" office:value-type="float" office:value="0.0122475886250227" calcext:value-type="float">
            <text:p>0.012247588625023</text:p>
          </table:table-cell>
          <table:table-cell table:formula="of:=0.5*[.IW12]*(([.IW6]-[.IV6])/([.IW1]-[.IV1]))^2" office:value-type="float" office:value="0.0525592872195173" calcext:value-type="float">
            <text:p>0.052559287219517</text:p>
          </table:table-cell>
          <table:table-cell table:formula="of:=0.5*[.IX12]*(([.IX6]-[.IW6])/([.IX1]-[.IW1]))^2" office:value-type="float" office:value="0.0169119507359889" calcext:value-type="float">
            <text:p>0.016911950735989</text:p>
          </table:table-cell>
          <table:table-cell table:formula="of:=0.5*[.IY12]*(([.IY6]-[.IX6])/([.IY1]-[.IX1]))^2" office:value-type="float" office:value="0.0159904254553356" calcext:value-type="float">
            <text:p>0.015990425455336</text:p>
          </table:table-cell>
          <table:table-cell table:formula="of:=0.5*[.IZ12]*(([.IZ6]-[.IY6])/([.IZ1]-[.IY1]))^2" office:value-type="float" office:value="0.0229679287129373" calcext:value-type="float">
            <text:p>0.022967928712937</text:p>
          </table:table-cell>
          <table:table-cell table:formula="of:=0.5*[.JA12]*(([.JA6]-[.IZ6])/([.JA1]-[.IZ1]))^2" office:value-type="float" office:value="0.0000530258454038913" calcext:value-type="float">
            <text:p>5.30258454038913E-05</text:p>
          </table:table-cell>
          <table:table-cell table:formula="of:=0.5*[.JB12]*(([.JB6]-[.JA6])/([.JB1]-[.JA1]))^2" office:value-type="float" office:value="0.000419306918838788" calcext:value-type="float">
            <text:p>0.000419306918839</text:p>
          </table:table-cell>
          <table:table-cell table:formula="of:=0.5*[.JC12]*(([.JC6]-[.JB6])/([.JC1]-[.JB1]))^2" office:value-type="float" office:value="0.000803052158316459" calcext:value-type="float">
            <text:p>0.000803052158316</text:p>
          </table:table-cell>
          <table:table-cell table:formula="of:=0.5*[.JD12]*(([.JD6]-[.JC6])/([.JD1]-[.JC1]))^2" office:value-type="float" office:value="0.0000356020679293305" calcext:value-type="float">
            <text:p>3.56020679293305E-05</text:p>
          </table:table-cell>
          <table:table-cell table:formula="of:=0.5*[.JE12]*(([.JE6]-[.JD6])/([.JE1]-[.JD1]))^2" office:value-type="float" office:value="0.0000275027478756219" calcext:value-type="float">
            <text:p>2.75027478756219E-05</text:p>
          </table:table-cell>
          <table:table-cell table:formula="of:=0.5*[.JF12]*(([.JF6]-[.JE6])/([.JF1]-[.JE1]))^2" office:value-type="float" office:value="0.00000393681521022193" calcext:value-type="float">
            <text:p>3.93681521022193E-06</text:p>
          </table:table-cell>
          <table:table-cell table:formula="of:=0.5*[.JG12]*(([.JG6]-[.JF6])/([.JG1]-[.JF1]))^2" office:value-type="float" office:value="0.000565137654201819" calcext:value-type="float">
            <text:p>0.000565137654202</text:p>
          </table:table-cell>
          <table:table-cell table:formula="of:=0.5*[.JH12]*(([.JH6]-[.JG6])/([.JH1]-[.JG1]))^2" office:value-type="float" office:value="0.0072653358721401" calcext:value-type="float">
            <text:p>0.00726533587214</text:p>
          </table:table-cell>
          <table:table-cell table:formula="of:=0.5*[.JI12]*(([.JI6]-[.JH6])/([.JI1]-[.JH1]))^2" office:value-type="float" office:value="0.024007094425463" calcext:value-type="float">
            <text:p>0.024007094425463</text:p>
          </table:table-cell>
          <table:table-cell table:formula="of:=0.5*[.JJ12]*(([.JJ6]-[.JI6])/([.JJ1]-[.JI1]))^2" office:value-type="float" office:value="0.00799340220439641" calcext:value-type="float">
            <text:p>0.007993402204396</text:p>
          </table:table-cell>
          <table:table-cell table:formula="of:=0.5*[.JK12]*(([.JK6]-[.JJ6])/([.JK1]-[.JJ1]))^2" office:value-type="float" office:value="0.014626166985295" calcext:value-type="float">
            <text:p>0.014626166985295</text:p>
          </table:table-cell>
          <table:table-cell table:formula="of:=0.5*[.JL12]*(([.JL6]-[.JK6])/([.JL1]-[.JK1]))^2" office:value-type="float" office:value="0.00221218959438093" calcext:value-type="float">
            <text:p>0.002212189594381</text:p>
          </table:table-cell>
          <table:table-cell table:formula="of:=0.5*[.JM12]*(([.JM6]-[.JL6])/([.JM1]-[.JL1]))^2" office:value-type="float" office:value="0.00131529325917563" calcext:value-type="float">
            <text:p>0.001315293259176</text:p>
          </table:table-cell>
          <table:table-cell table:formula="of:=0.5*[.JN12]*(([.JN6]-[.JM6])/([.JN1]-[.JM1]))^2" office:value-type="float" office:value="0.032592188178267" calcext:value-type="float">
            <text:p>0.032592188178267</text:p>
          </table:table-cell>
          <table:table-cell table:formula="of:=0.5*[.JO12]*(([.JO6]-[.JN6])/([.JO1]-[.JN1]))^2" office:value-type="float" office:value="0.00226743326793321" calcext:value-type="float">
            <text:p>0.002267433267933</text:p>
          </table:table-cell>
          <table:table-cell table:formula="of:=0.5*[.JP12]*(([.JP6]-[.JO6])/([.JP1]-[.JO1]))^2" office:value-type="float" office:value="0.00163863248940545" calcext:value-type="float">
            <text:p>0.001638632489405</text:p>
          </table:table-cell>
          <table:table-cell table:formula="of:=0.5*[.JQ12]*(([.JQ6]-[.JP6])/([.JQ1]-[.JP1]))^2" office:value-type="float" office:value="0.00747691991860461" calcext:value-type="float">
            <text:p>0.007476919918605</text:p>
          </table:table-cell>
          <table:table-cell table:formula="of:=0.5*[.JR12]*(([.JR6]-[.JQ6])/([.JR1]-[.JQ1]))^2" office:value-type="float" office:value="0.0196855560411361" calcext:value-type="float">
            <text:p>0.019685556041136</text:p>
          </table:table-cell>
          <table:table-cell table:formula="of:=0.5*[.JS12]*(([.JS6]-[.JR6])/([.JS1]-[.JR1]))^2" office:value-type="float" office:value="0.0149594669462979" calcext:value-type="float">
            <text:p>0.014959466946298</text:p>
          </table:table-cell>
          <table:table-cell table:formula="of:=0.5*[.JT12]*(([.JT6]-[.JS6])/([.JT1]-[.JS1]))^2" office:value-type="float" office:value="0.00522263379861501" calcext:value-type="float">
            <text:p>0.005222633798615</text:p>
          </table:table-cell>
          <table:table-cell table:formula="of:=0.5*[.JU12]*(([.JU6]-[.JT6])/([.JU1]-[.JT1]))^2" office:value-type="float" office:value="0.00337393708357075" calcext:value-type="float">
            <text:p>0.003373937083571</text:p>
          </table:table-cell>
          <table:table-cell table:formula="of:=0.5*[.JV12]*(([.JV6]-[.JU6])/([.JV1]-[.JU1]))^2" office:value-type="float" office:value="0.00223728917087121" calcext:value-type="float">
            <text:p>0.002237289170871</text:p>
          </table:table-cell>
          <table:table-cell table:formula="of:=0.5*[.JW12]*(([.JW6]-[.JV6])/([.JW1]-[.JV1]))^2" office:value-type="float" office:value="0.0071898915472596" calcext:value-type="float">
            <text:p>0.00718989154726</text:p>
          </table:table-cell>
          <table:table-cell table:formula="of:=0.5*[.JX12]*(([.JX6]-[.JW6])/([.JX1]-[.JW1]))^2" office:value-type="float" office:value="0.00455127187889503" calcext:value-type="float">
            <text:p>0.004551271878895</text:p>
          </table:table-cell>
          <table:table-cell table:formula="of:=0.5*[.JY12]*(([.JY6]-[.JX6])/([.JY1]-[.JX1]))^2" office:value-type="float" office:value="0.000906741899208827" calcext:value-type="float">
            <text:p>0.000906741899209</text:p>
          </table:table-cell>
          <table:table-cell table:formula="of:=0.5*[.JZ12]*(([.JZ6]-[.JY6])/([.JZ1]-[.JY1]))^2" office:value-type="float" office:value="0.0204392442794246" calcext:value-type="float">
            <text:p>0.020439244279425</text:p>
          </table:table-cell>
          <table:table-cell table:formula="of:=0.5*[.KA12]*(([.KA6]-[.JZ6])/([.KA1]-[.JZ1]))^2" office:value-type="float" office:value="0.00294843837877911" calcext:value-type="float">
            <text:p>0.002948438378779</text:p>
          </table:table-cell>
          <table:table-cell table:formula="of:=0.5*[.KB12]*(([.KB6]-[.KA6])/([.KB1]-[.KA1]))^2" office:value-type="float" office:value="0.00791381125791243" calcext:value-type="float">
            <text:p>0.007913811257912</text:p>
          </table:table-cell>
          <table:table-cell table:formula="of:=0.5*[.KC12]*(([.KC6]-[.KB6])/([.KC1]-[.KB1]))^2" office:value-type="float" office:value="0.00000243048072359118" calcext:value-type="float">
            <text:p>2.43048072359118E-06</text:p>
          </table:table-cell>
          <table:table-cell table:formula="of:=0.5*[.KD12]*(([.KD6]-[.KC6])/([.KD1]-[.KC1]))^2" office:value-type="float" office:value="0.00000275048322317869" calcext:value-type="float">
            <text:p>2.75048322317869E-06</text:p>
          </table:table-cell>
          <table:table-cell table:formula="of:=0.5*[.KE12]*(([.KE6]-[.KD6])/([.KE1]-[.KD1]))^2" office:value-type="float" office:value="0.000116479622663143" calcext:value-type="float">
            <text:p>0.000116479622663</text:p>
          </table:table-cell>
          <table:table-cell table:formula="of:=0.5*[.KF12]*(([.KF6]-[.KE6])/([.KF1]-[.KE1]))^2" office:value-type="float" office:value="0.000000424878903288434" calcext:value-type="float">
            <text:p>4.24878903288434E-07</text:p>
          </table:table-cell>
          <table:table-cell table:formula="of:=0.5*[.KG12]*(([.KG6]-[.KF6])/([.KG1]-[.KF1]))^2" office:value-type="float" office:value="0.000119969707646929" calcext:value-type="float">
            <text:p>0.000119969707647</text:p>
          </table:table-cell>
          <table:table-cell table:formula="of:=0.5*[.KH12]*(([.KH6]-[.KG6])/([.KH1]-[.KG1]))^2" office:value-type="float" office:value="0.0000122246115543138" calcext:value-type="float">
            <text:p>1.22246115543138E-05</text:p>
          </table:table-cell>
          <table:table-cell table:formula="of:=0.5*[.KI12]*(([.KI6]-[.KH6])/([.KI1]-[.KH1]))^2" office:value-type="float" office:value="0.0000173040241918288" calcext:value-type="float">
            <text:p>1.73040241918288E-05</text:p>
          </table:table-cell>
          <table:table-cell table:formula="of:=0.5*[.KJ12]*(([.KJ6]-[.KI6])/([.KJ1]-[.KI1]))^2" office:value-type="float" office:value="0.00000977136421810403" calcext:value-type="float">
            <text:p>9.77136421810403E-06</text:p>
          </table:table-cell>
          <table:table-cell table:formula="of:=0.5*[.KK12]*(([.KK6]-[.KJ6])/([.KK1]-[.KJ1]))^2" office:value-type="float" office:value="0.00000992099920360136" calcext:value-type="float">
            <text:p>9.92099920360136E-06</text:p>
          </table:table-cell>
          <table:table-cell table:formula="of:=0.5*[.KL12]*(([.KL6]-[.KK6])/([.KL1]-[.KK1]))^2" office:value-type="float" office:value="0.00000896056387549943" calcext:value-type="float">
            <text:p>8.96056387549943E-06</text:p>
          </table:table-cell>
          <table:table-cell table:formula="of:=0.5*[.KM12]*(([.KM6]-[.KL6])/([.KM1]-[.KL1]))^2" office:value-type="float" office:value="0.000000894044002867734" calcext:value-type="float">
            <text:p>8.94044002867734E-07</text:p>
          </table:table-cell>
          <table:table-cell table:formula="of:=0.5*[.KN12]*(([.KN6]-[.KM6])/([.KN1]-[.KM1]))^2" office:value-type="float" office:value="0.00000105137112823451" calcext:value-type="float">
            <text:p>1.05137112823451E-06</text:p>
          </table:table-cell>
          <table:table-cell table:formula="of:=0.5*[.KO12]*(([.KO6]-[.KN6])/([.KO1]-[.KN1]))^2" office:value-type="float" office:value="0.000000523585885372254" calcext:value-type="float">
            <text:p>5.23585885372254E-07</text:p>
          </table:table-cell>
          <table:table-cell table:formula="of:=0.5*[.KP12]*(([.KP6]-[.KO6])/([.KP1]-[.KO1]))^2" office:value-type="float" office:value="0.000000262221656507161" calcext:value-type="float">
            <text:p>2.62221656507161E-07</text:p>
          </table:table-cell>
          <table:table-cell table:formula="of:=0.5*[.KQ12]*(([.KQ6]-[.KP6])/([.KQ1]-[.KP1]))^2" office:value-type="float" office:value="0.000000000000124475858731541" calcext:value-type="float">
            <text:p>1.24475858731541E-13</text:p>
          </table:table-cell>
          <table:table-cell table:formula="of:=0.5*[.KR12]*(([.KR6]-[.KQ6])/([.KR1]-[.KQ1]))^2" office:value-type="float" office:value="0.000000011478071131736" calcext:value-type="float">
            <text:p>1.1478071131736E-08</text:p>
          </table:table-cell>
          <table:table-cell table:formula="of:=0.5*[.KS12]*(([.KS6]-[.KR6])/([.KS1]-[.KR1]))^2" office:value-type="float" office:value="0.0000000952894935374833" calcext:value-type="float">
            <text:p>9.52894935374833E-08</text:p>
          </table:table-cell>
          <table:table-cell table:formula="of:=0.5*[.KT12]*(([.KT6]-[.KS6])/([.KT1]-[.KS1]))^2" office:value-type="float" office:value="0.00000103776940709594" calcext:value-type="float">
            <text:p>1.03776940709594E-06</text:p>
          </table:table-cell>
          <table:table-cell table:formula="of:=0.5*[.KU12]*(([.KU6]-[.KT6])/([.KU1]-[.KT1]))^2" office:value-type="float" office:value="0.000000791472854521533" calcext:value-type="float">
            <text:p>7.91472854521533E-07</text:p>
          </table:table-cell>
          <table:table-cell table:formula="of:=0.5*[.KV12]*(([.KV6]-[.KU6])/([.KV1]-[.KU1]))^2" office:value-type="float" office:value="0.0000000288527339452329" calcext:value-type="float">
            <text:p>2.88527339452329E-08</text:p>
          </table:table-cell>
          <table:table-cell table:formula="of:=0.5*[.KW12]*(([.KW6]-[.KV6])/([.KW1]-[.KV1]))^2" office:value-type="float" office:value="0.000000000626501907505707" calcext:value-type="float">
            <text:p>6.26501907505707E-10</text:p>
          </table:table-cell>
          <table:table-cell table:formula="of:=0.5*[.KX12]*(([.KX6]-[.KW6])/([.KX1]-[.KW1]))^2" office:value-type="float" office:value="0.000000601961687077141" calcext:value-type="float">
            <text:p>6.01961687077141E-07</text:p>
          </table:table-cell>
          <table:table-cell table:formula="of:=0.5*[.KY12]*(([.KY6]-[.KX6])/([.KY1]-[.KX1]))^2" office:value-type="float" office:value="0.00000000378894980949242" calcext:value-type="float">
            <text:p>3.78894980949242E-09</text:p>
          </table:table-cell>
          <table:table-cell table:formula="of:=0.5*[.KZ12]*(([.KZ6]-[.KY6])/([.KZ1]-[.KY1]))^2" office:value-type="float" office:value="0.000000106707681395647" calcext:value-type="float">
            <text:p>1.06707681395647E-07</text:p>
          </table:table-cell>
          <table:table-cell table:formula="of:=0.5*[.LA12]*(([.LA6]-[.KZ6])/([.LA1]-[.KZ1]))^2" office:value-type="float" office:value="0.000000028545272021933" calcext:value-type="float">
            <text:p>2.8545272021933E-08</text:p>
          </table:table-cell>
          <table:table-cell table:formula="of:=0.5*[.LB12]*(([.LB6]-[.LA6])/([.LB1]-[.LA1]))^2" office:value-type="float" office:value="0.000000217656400464503" calcext:value-type="float">
            <text:p>2.17656400464503E-07</text:p>
          </table:table-cell>
          <table:table-cell table:formula="of:=0.5*[.LC12]*(([.LC6]-[.LB6])/([.LC1]-[.LB1]))^2" office:value-type="float" office:value="0.0000000169344903587096" calcext:value-type="float">
            <text:p>1.69344903587096E-08</text:p>
          </table:table-cell>
          <table:table-cell table:formula="of:=0.5*[.LD12]*(([.LD6]-[.LC6])/([.LD1]-[.LC1]))^2" office:value-type="float" office:value="0.000000237610315757986" calcext:value-type="float">
            <text:p>2.37610315757986E-07</text:p>
          </table:table-cell>
          <table:table-cell table:formula="of:=0.5*[.LE12]*(([.LE6]-[.LD6])/([.LE1]-[.LD1]))^2" office:value-type="float" office:value="0.00000000180988204253253" calcext:value-type="float">
            <text:p>1.80988204253253E-09</text:p>
          </table:table-cell>
          <table:table-cell table:formula="of:=0.5*[.LF12]*(([.LF6]-[.LE6])/([.LF1]-[.LE1]))^2" office:value-type="float" office:value="0.0000000729944904256485" calcext:value-type="float">
            <text:p>7.29944904256485E-08</text:p>
          </table:table-cell>
          <table:table-cell table:formula="of:=0.5*[.LG12]*(([.LG6]-[.LF6])/([.LG1]-[.LF1]))^2" office:value-type="float" office:value="0.000000271869907339613" calcext:value-type="float">
            <text:p>2.71869907339613E-07</text:p>
          </table:table-cell>
          <table:table-cell table:formula="of:=0.5*[.LH12]*(([.LH6]-[.LG6])/([.LH1]-[.LG1]))^2" office:value-type="float" office:value="0.0000000851103932555198" calcext:value-type="float">
            <text:p>8.51103932555198E-08</text:p>
          </table:table-cell>
          <table:table-cell table:formula="of:=0.5*[.LI12]*(([.LI6]-[.LH6])/([.LI1]-[.LH1]))^2" office:value-type="float" office:value="0.000000663454834973786" calcext:value-type="float">
            <text:p>6.63454834973786E-07</text:p>
          </table:table-cell>
          <table:table-cell table:formula="of:=0.5*[.LJ12]*(([.LJ6]-[.LI6])/([.LJ1]-[.LI1]))^2" office:value-type="float" office:value="0.000000224607633479481" calcext:value-type="float">
            <text:p>2.24607633479481E-07</text:p>
          </table:table-cell>
          <table:table-cell table:formula="of:=0.5*[.LK12]*(([.LK6]-[.LJ6])/([.LK1]-[.LJ1]))^2" office:value-type="float" office:value="0.000000000891889778338057" calcext:value-type="float">
            <text:p>8.91889778338057E-10</text:p>
          </table:table-cell>
          <table:table-cell table:formula="of:=0.5*[.LL12]*(([.LL6]-[.LK6])/([.LL1]-[.LK1]))^2" office:value-type="float" office:value="0.000000531456551979705" calcext:value-type="float">
            <text:p>5.31456551979705E-07</text:p>
          </table:table-cell>
          <table:table-cell table:formula="of:=0.5*[.LM12]*(([.LM6]-[.LL6])/([.LM1]-[.LL1]))^2" office:value-type="float" office:value="0.0000000223051221873694" calcext:value-type="float">
            <text:p>2.23051221873694E-08</text:p>
          </table:table-cell>
          <table:table-cell table:formula="of:=0.5*[.LN12]*(([.LN6]-[.LM6])/([.LN1]-[.LM1]))^2" office:value-type="float" office:value="0.0000000186729174795522" calcext:value-type="float">
            <text:p>1.86729174795522E-08</text:p>
          </table:table-cell>
          <table:table-cell table:formula="of:=0.5*[.LO12]*(([.LO6]-[.LN6])/([.LO1]-[.LN1]))^2" office:value-type="float" office:value="0.000000834786742020641" calcext:value-type="float">
            <text:p>8.34786742020641E-07</text:p>
          </table:table-cell>
          <table:table-cell table:formula="of:=0.5*[.LP12]*(([.LP6]-[.LO6])/([.LP1]-[.LO1]))^2" office:value-type="float" office:value="0.000000572984804589176" calcext:value-type="float">
            <text:p>5.72984804589176E-07</text:p>
          </table:table-cell>
          <table:table-cell table:formula="of:=0.5*[.LQ12]*(([.LQ6]-[.LP6])/([.LQ1]-[.LP1]))^2" office:value-type="float" office:value="0.000000237418231750225" calcext:value-type="float">
            <text:p>2.37418231750225E-07</text:p>
          </table:table-cell>
          <table:table-cell table:formula="of:=0.5*[.LR12]*(([.LR6]-[.LQ6])/([.LR1]-[.LQ1]))^2" office:value-type="float" office:value="0.0000000286254517441275" calcext:value-type="float">
            <text:p>2.86254517441275E-08</text:p>
          </table:table-cell>
          <table:table-cell table:formula="of:=0.5*[.LS12]*(([.LS6]-[.LR6])/([.LS1]-[.LR1]))^2" office:value-type="float" office:value="0.0000000394931078595986" calcext:value-type="float">
            <text:p>3.94931078595986E-08</text:p>
          </table:table-cell>
          <table:table-cell table:formula="of:=0.5*[.LT12]*(([.LT6]-[.LS6])/([.LT1]-[.LS1]))^2" office:value-type="float" office:value="0.000000924667979845206" calcext:value-type="float">
            <text:p>9.24667979845206E-07</text:p>
          </table:table-cell>
          <table:table-cell table:formula="of:=0.5*[.LU12]*(([.LU6]-[.LT6])/([.LU1]-[.LT1]))^2" office:value-type="float" office:value="0.000000309082469982036" calcext:value-type="float">
            <text:p>3.09082469982036E-07</text:p>
          </table:table-cell>
          <table:table-cell table:formula="of:=0.5*[.LV12]*(([.LV6]-[.LU6])/([.LV1]-[.LU1]))^2" office:value-type="float" office:value="0.000000316198140845721" calcext:value-type="float">
            <text:p>3.16198140845721E-07</text:p>
          </table:table-cell>
          <table:table-cell table:formula="of:=0.5*[.LW12]*(([.LW6]-[.LV6])/([.LW1]-[.LV1]))^2" office:value-type="float" office:value="0.000000000803776396297621" calcext:value-type="float">
            <text:p>8.03776396297621E-10</text:p>
          </table:table-cell>
          <table:table-cell table:formula="of:=0.5*[.LX12]*(([.LX6]-[.LW6])/([.LX1]-[.LW1]))^2" office:value-type="float" office:value="0.0000000252636549447343" calcext:value-type="float">
            <text:p>2.52636549447343E-08</text:p>
          </table:table-cell>
          <table:table-cell table:formula="of:=0.5*[.LY12]*(([.LY6]-[.LX6])/([.LY1]-[.LX1]))^2" office:value-type="float" office:value="0.000000946648609431" calcext:value-type="float">
            <text:p>9.46648609431E-07</text:p>
          </table:table-cell>
          <table:table-cell table:formula="of:=0.5*[.LZ12]*(([.LZ6]-[.LY6])/([.LZ1]-[.LY1]))^2" office:value-type="float" office:value="0.0000000196768591099901" calcext:value-type="float">
            <text:p>1.96768591099901E-08</text:p>
          </table:table-cell>
          <table:table-cell table:formula="of:=0.5*[.MA12]*(([.MA6]-[.LZ6])/([.MA1]-[.LZ1]))^2" office:value-type="float" office:value="0.000000144604347847586" calcext:value-type="float">
            <text:p>1.44604347847586E-07</text:p>
          </table:table-cell>
          <table:table-cell table:formula="of:=0.5*[.MB12]*(([.MB6]-[.MA6])/([.MB1]-[.MA1]))^2" office:value-type="float" office:value="0.0000000796176398777434" calcext:value-type="float">
            <text:p>7.96176398777434E-08</text:p>
          </table:table-cell>
          <table:table-cell table:formula="of:=0.5*[.MC12]*(([.MC6]-[.MB6])/([.MC1]-[.MB1]))^2" office:value-type="float" office:value="0.00000000799497310030812" calcext:value-type="float">
            <text:p>7.99497310030812E-09</text:p>
          </table:table-cell>
          <table:table-cell table:formula="of:=0.5*[.MD12]*(([.MD6]-[.MC6])/([.MD1]-[.MC1]))^2" office:value-type="float" office:value="0.000000405140111180015" calcext:value-type="float">
            <text:p>4.05140111180015E-07</text:p>
          </table:table-cell>
          <table:table-cell table:formula="of:=0.5*[.ME12]*(([.ME6]-[.MD6])/([.ME1]-[.MD1]))^2" office:value-type="float" office:value="0.000000447222848102963" calcext:value-type="float">
            <text:p>4.47222848102963E-07</text:p>
          </table:table-cell>
          <table:table-cell table:formula="of:=0.5*[.MF12]*(([.MF6]-[.ME6])/([.MF1]-[.ME1]))^2" office:value-type="float" office:value="0.0000000057872455339756" calcext:value-type="float">
            <text:p>5.7872455339756E-09</text:p>
          </table:table-cell>
          <table:table-cell table:formula="of:=0.5*[.MG12]*(([.MG6]-[.MF6])/([.MG1]-[.MF1]))^2" office:value-type="float" office:value="0.0000000539749705412104" calcext:value-type="float">
            <text:p>5.39749705412104E-08</text:p>
          </table:table-cell>
          <table:table-cell table:formula="of:=0.5*[.MH12]*(([.MH6]-[.MG6])/([.MH1]-[.MG1]))^2" office:value-type="float" office:value="0.000000324293468518466" calcext:value-type="float">
            <text:p>3.24293468518466E-07</text:p>
          </table:table-cell>
          <table:table-cell table:formula="of:=0.5*[.MI12]*(([.MI6]-[.MH6])/([.MI1]-[.MH1]))^2" office:value-type="float" office:value="0.0000000703100644383704" calcext:value-type="float">
            <text:p>7.03100644383704E-08</text:p>
          </table:table-cell>
          <table:table-cell table:formula="of:=0.5*[.MJ12]*(([.MJ6]-[.MI6])/([.MJ1]-[.MI1]))^2" office:value-type="float" office:value="0.00000000634473380931341" calcext:value-type="float">
            <text:p>6.34473380931341E-09</text:p>
          </table:table-cell>
          <table:table-cell table:formula="of:=0.5*[.MK12]*(([.MK6]-[.MJ6])/([.MK1]-[.MJ1]))^2" office:value-type="float" office:value="0.000000139106604001144" calcext:value-type="float">
            <text:p>1.39106604001144E-07</text:p>
          </table:table-cell>
          <table:table-cell table:formula="of:=0.5*[.ML12]*(([.ML6]-[.MK6])/([.ML1]-[.MK1]))^2" office:value-type="float" office:value="0.000000425122685169751" calcext:value-type="float">
            <text:p>4.25122685169751E-07</text:p>
          </table:table-cell>
          <table:table-cell table:formula="of:=0.5*[.MM12]*(([.MM6]-[.ML6])/([.MM1]-[.ML1]))^2" office:value-type="float" office:value="0.00000119414889732929" calcext:value-type="float">
            <text:p>1.19414889732929E-06</text:p>
          </table:table-cell>
          <table:table-cell table:formula="of:=0.5*[.MN12]*(([.MN6]-[.MM6])/([.MN1]-[.MM1]))^2" office:value-type="float" office:value="0.000000450578897085291" calcext:value-type="float">
            <text:p>4.50578897085291E-07</text:p>
          </table:table-cell>
          <table:table-cell table:formula="of:=0.5*[.MO12]*(([.MO6]-[.MN6])/([.MO1]-[.MN1]))^2" office:value-type="float" office:value="0.0000000199132942365415" calcext:value-type="float">
            <text:p>1.99132942365415E-08</text:p>
          </table:table-cell>
          <table:table-cell table:formula="of:=0.5*[.MP12]*(([.MP6]-[.MO6])/([.MP1]-[.MO1]))^2" office:value-type="float" office:value="0.000000227681460890905" calcext:value-type="float">
            <text:p>2.27681460890905E-07</text:p>
          </table:table-cell>
          <table:table-cell table:formula="of:=0.5*[.MQ12]*(([.MQ6]-[.MP6])/([.MQ1]-[.MP1]))^2" office:value-type="float" office:value="0.000000936097881436371" calcext:value-type="float">
            <text:p>9.36097881436371E-07</text:p>
          </table:table-cell>
          <table:table-cell table:formula="of:=0.5*[.MR12]*(([.MR6]-[.MQ6])/([.MR1]-[.MQ1]))^2" office:value-type="float" office:value="0.0000000621684168687064" calcext:value-type="float">
            <text:p>6.21684168687064E-08</text:p>
          </table:table-cell>
          <table:table-cell table:formula="of:=0.5*[.MS12]*(([.MS6]-[.MR6])/([.MS1]-[.MR1]))^2" office:value-type="float" office:value="0.0000000030247501853156" calcext:value-type="float">
            <text:p>3.0247501853156E-09</text:p>
          </table:table-cell>
          <table:table-cell table:formula="of:=0.5*[.MT12]*(([.MT6]-[.MS6])/([.MT1]-[.MS1]))^2" office:value-type="float" office:value="0.000000000103672490957932" calcext:value-type="float">
            <text:p>1.03672490957932E-10</text:p>
          </table:table-cell>
          <table:table-cell table:formula="of:=0.5*[.MU12]*(([.MU6]-[.MT6])/([.MU1]-[.MT1]))^2" office:value-type="float" office:value="0.00000050160047529002" calcext:value-type="float">
            <text:p>5.0160047529002E-07</text:p>
          </table:table-cell>
          <table:table-cell table:formula="of:=0.5*[.MV12]*(([.MV6]-[.MU6])/([.MV1]-[.MU1]))^2" office:value-type="float" office:value="0.000000430581129794643" calcext:value-type="float">
            <text:p>4.30581129794643E-07</text:p>
          </table:table-cell>
          <table:table-cell table:formula="of:=0.5*[.MW12]*(([.MW6]-[.MV6])/([.MW1]-[.MV1]))^2" office:value-type="float" office:value="0.000000240456890413578" calcext:value-type="float">
            <text:p>2.40456890413578E-07</text:p>
          </table:table-cell>
          <table:table-cell table:formula="of:=0.5*[.MX12]*(([.MX6]-[.MW6])/([.MX1]-[.MW1]))^2" office:value-type="float" office:value="0.000000186659883574314" calcext:value-type="float">
            <text:p>1.86659883574314E-07</text:p>
          </table:table-cell>
          <table:table-cell table:formula="of:=0.5*[.MY12]*(([.MY6]-[.MX6])/([.MY1]-[.MX1]))^2" office:value-type="float" office:value="0.000000814507909610198" calcext:value-type="float">
            <text:p>8.14507909610198E-07</text:p>
          </table:table-cell>
          <table:table-cell table:formula="of:=0.5*[.MZ12]*(([.MZ6]-[.MY6])/([.MZ1]-[.MY1]))^2" office:value-type="float" office:value="0.000000422393347342603" calcext:value-type="float">
            <text:p>4.22393347342603E-07</text:p>
          </table:table-cell>
          <table:table-cell table:formula="of:=0.5*[.NA12]*(([.NA6]-[.MZ6])/([.NA1]-[.MZ1]))^2" office:value-type="float" office:value="0.0000025170154991449" calcext:value-type="float">
            <text:p>2.5170154991449E-06</text:p>
          </table:table-cell>
          <table:table-cell table:formula="of:=0.5*[.NB12]*(([.NB6]-[.NA6])/([.NB1]-[.NA1]))^2" office:value-type="float" office:value="0.0000000780497021009025" calcext:value-type="float">
            <text:p>7.80497021009025E-08</text:p>
          </table:table-cell>
          <table:table-cell table:formula="of:=0.5*[.NC12]*(([.NC6]-[.NB6])/([.NC1]-[.NB1]))^2" office:value-type="float" office:value="0.0000000296957546229371" calcext:value-type="float">
            <text:p>2.96957546229371E-08</text:p>
          </table:table-cell>
          <table:table-cell table:formula="of:=0.5*[.ND12]*(([.ND6]-[.NC6])/([.ND1]-[.NC1]))^2" office:value-type="float" office:value="0.0000000666188602979543" calcext:value-type="float">
            <text:p>6.66188602979543E-08</text:p>
          </table:table-cell>
          <table:table-cell table:formula="of:=0.5*[.NE12]*(([.NE6]-[.ND6])/([.NE1]-[.ND1]))^2" office:value-type="float" office:value="0.0000000828859226099404" calcext:value-type="float">
            <text:p>8.28859226099404E-08</text:p>
          </table:table-cell>
          <table:table-cell table:formula="of:=0.5*[.NF12]*(([.NF6]-[.NE6])/([.NF1]-[.NE1]))^2" office:value-type="float" office:value="0.000000113456138156439" calcext:value-type="float">
            <text:p>1.13456138156439E-07</text:p>
          </table:table-cell>
          <table:table-cell table:formula="of:=0.5*[.NG12]*(([.NG6]-[.NF6])/([.NG1]-[.NF1]))^2" office:value-type="float" office:value="0.000000708584823055563" calcext:value-type="float">
            <text:p>7.08584823055563E-07</text:p>
          </table:table-cell>
          <table:table-cell table:formula="of:=0.5*[.NH12]*(([.NH6]-[.NG6])/([.NH1]-[.NG1]))^2" office:value-type="float" office:value="0.000000210871865694145" calcext:value-type="float">
            <text:p>2.10871865694145E-07</text:p>
          </table:table-cell>
          <table:table-cell table:formula="of:=0.5*[.NI12]*(([.NI6]-[.NH6])/([.NI1]-[.NH1]))^2" office:value-type="float" office:value="0.000000218209130455568" calcext:value-type="float">
            <text:p>2.18209130455568E-07</text:p>
          </table:table-cell>
          <table:table-cell table:formula="of:=0.5*[.NJ12]*(([.NJ6]-[.NI6])/([.NJ1]-[.NI1]))^2" office:value-type="float" office:value="0.000000139777212244289" calcext:value-type="float">
            <text:p>1.39777212244289E-07</text:p>
          </table:table-cell>
          <table:table-cell table:formula="of:=0.5*[.NK12]*(([.NK6]-[.NJ6])/([.NK1]-[.NJ1]))^2" office:value-type="float" office:value="0.00000137036443886676" calcext:value-type="float">
            <text:p>1.37036443886676E-06</text:p>
          </table:table-cell>
          <table:table-cell table:formula="of:=0.5*[.NL12]*(([.NL6]-[.NK6])/([.NL1]-[.NK1]))^2" office:value-type="float" office:value="0.000000793634452324922" calcext:value-type="float">
            <text:p>7.93634452324922E-07</text:p>
          </table:table-cell>
          <table:table-cell table:formula="of:=0.5*[.NM12]*(([.NM6]-[.NL6])/([.NM1]-[.NL1]))^2" office:value-type="float" office:value="0.000332314644928625" calcext:value-type="float">
            <text:p>0.000332314644929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L13])" office:value-type="float" office:value="4.98255279431682" calcext:value-type="float">
            <text:p>4.9825527943168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L14])" office:value-type="float" office:value="2.35239932752298" calcext:value-type="float">
            <text:p>2.3523993275229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3349521218398" calcext:value-type="float">
            <text:p>7.3349521218398</text:p>
          </table:table-cell>
          <table:table-cell table:formula="of:=[.B17]+[.C9]" office:value-type="float" office:value="16.9573575576076" calcext:value-type="float">
            <text:p>16.9573575576076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30:01.573801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32:32.844903516</dc:date>
    <meta:editing-duration>PT3M4S</meta:editing-duration>
    <meta:editing-cycles>2</meta:editing-cycles>
    <meta:generator>LibreOffice/6.4.7.2$Linux_X86_64 LibreOffice_project/40$Build-2</meta:generator>
    <meta:document-statistic meta:table-count="1" meta:cell-count="55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2.725cm" svg:y="3.954cm" style:legend-expansion="high" chart:style-name="ch2"/>
        <chart:plot-area chart:style-name="ch3" table:cell-range-address="flatDgait14.A1:flatDgait14.NL1 flatDgait14.A6:flatDgait14.NL6 flatDgait14.A8:flatDgait14.NL8" chart:data-source-has-labels="both" svg:x="0.32cm" svg:y="0.18cm" svg:width="12.085cm" svg:height="8.645cm">
          <chartooo:coordinate-region svg:x="1.338cm" svg:y="0.379cm" svg:width="10.88cm" svg:height="8.247cm"/>
          <chart:axis chart:dimension="x" chart:name="primary-x" chart:style-name="ch4" chartooo:axis-type="auto">
            <chart:categories table:cell-range-address="flatDgait14.B1:flatDgait14.N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14.B6:flatDgait14.NL6" chart:label-cell-address="flatDgait14.A6:flatDgait14.A6" chart:class="chart:scatter">
            <chart:domain table:cell-range-address="flatDgait14.B1:flatDgait14.NL1"/>
            <chart:data-point chart:repeated="375"/>
          </chart:series>
          <chart:series chart:style-name="ch7" chart:values-cell-range-address="flatDgait14.B8:flatDgait14.NL8" chart:label-cell-address="flatDgait14.A8:flatDgait14.A8" chart:class="chart:scatter">
            <chart:data-point chart:repeated="3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14.B1:flatDgait14.NL1</svg:desc>
                </draw:g>
              </table:table-cell>
              <table:table-cell office:value-type="float" office:value="0.0333564281463623">
                <text:p>0.0333564281463623</text:p>
              </table:table-cell>
              <table:table-cell office:value-type="float" office:value="0.100069046020508">
                <text:p>0.100069046020508</text:p>
              </table:table-cell>
              <table:table-cell office:value-type="float" office:value="0.133425235748291">
                <text:p>0.133425235748291</text:p>
              </table:table-cell>
              <table:table-cell office:value-type="float" office:value="0.200137853622436">
                <text:p>0.200137853622436</text:p>
              </table:table-cell>
              <table:table-cell office:value-type="float" office:value="0.23349404335022">
                <text:p>0.23349404335022</text:p>
              </table:table-cell>
              <table:table-cell office:value-type="float" office:value="0.266850471496582">
                <text:p>0.266850471496582</text:p>
              </table:table-cell>
              <table:table-cell office:value-type="float" office:value="0.333562850952148">
                <text:p>0.333562850952148</text:p>
              </table:table-cell>
              <table:table-cell office:value-type="float" office:value="0.366919040679932">
                <text:p>0.366919040679932</text:p>
              </table:table-cell>
              <table:table-cell office:value-type="float" office:value="0.400275707244873">
                <text:p>0.400275707244873</text:p>
              </table:table-cell>
              <table:table-cell office:value-type="float" office:value="0.466988086700439">
                <text:p>0.466988086700439</text:p>
              </table:table-cell>
              <table:table-cell office:value-type="float" office:value="0.500344276428223">
                <text:p>0.500344276428223</text:p>
              </table:table-cell>
              <table:table-cell office:value-type="float" office:value="0.533700466156006">
                <text:p>0.533700466156006</text:p>
              </table:table-cell>
              <table:table-cell office:value-type="float" office:value="0.600412845611572">
                <text:p>0.600412845611572</text:p>
              </table:table-cell>
              <table:table-cell office:value-type="float" office:value="0.633769273757935">
                <text:p>0.633769273757935</text:p>
              </table:table-cell>
              <table:table-cell office:value-type="float" office:value="0.667125463485718">
                <text:p>0.667125463485718</text:p>
              </table:table-cell>
              <table:table-cell office:value-type="float" office:value="0.733837842941284">
                <text:p>0.733837842941284</text:p>
              </table:table-cell>
              <table:table-cell office:value-type="float" office:value="0.767193794250488">
                <text:p>0.767193794250488</text:p>
              </table:table-cell>
              <table:table-cell office:value-type="float" office:value="0.800549745559692">
                <text:p>0.800549745559692</text:p>
              </table:table-cell>
              <table:table-cell office:value-type="float" office:value="0.867261648178101">
                <text:p>0.867261648178101</text:p>
              </table:table-cell>
              <table:table-cell office:value-type="float" office:value="0.900617599487305">
                <text:p>0.900617599487305</text:p>
              </table:table-cell>
              <table:table-cell office:value-type="float" office:value="0.967329502105713">
                <text:p>0.967329502105713</text:p>
              </table:table-cell>
              <table:table-cell office:value-type="float" office:value="1.00068545341492">
                <text:p>1.00068545341492</text:p>
              </table:table-cell>
              <table:table-cell office:value-type="float" office:value="1.03404140472412">
                <text:p>1.03404140472412</text:p>
              </table:table-cell>
              <table:table-cell office:value-type="float" office:value="1.10075330734253">
                <text:p>1.10075330734253</text:p>
              </table:table-cell>
              <table:table-cell office:value-type="float" office:value="1.16746497154236">
                <text:p>1.16746497154236</text:p>
              </table:table-cell>
              <table:table-cell office:value-type="float" office:value="1.23417663574219">
                <text:p>1.23417663574219</text:p>
              </table:table-cell>
              <table:table-cell office:value-type="float" office:value="1.3008885383606">
                <text:p>1.3008885383606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0095591545105">
                <text:p>1.40095591545105</text:p>
              </table:table-cell>
              <table:table-cell office:value-type="float" office:value="1.43431162834167">
                <text:p>1.43431162834167</text:p>
              </table:table-cell>
              <table:table-cell office:value-type="float" office:value="1.4676673412323">
                <text:p>1.4676673412323</text:p>
              </table:table-cell>
              <table:table-cell office:value-type="float" office:value="1.5010232925415">
                <text:p>1.5010232925415</text:p>
              </table:table-cell>
              <table:table-cell office:value-type="float" office:value="1.53437900543213">
                <text:p>1.53437900543213</text:p>
              </table:table-cell>
              <table:table-cell office:value-type="float" office:value="1.60109043121338">
                <text:p>1.60109043121338</text:p>
              </table:table-cell>
              <table:table-cell office:value-type="float" office:value="1.70115756988525">
                <text:p>1.70115756988525</text:p>
              </table:table-cell>
              <table:table-cell office:value-type="float" office:value="1.73451328277588">
                <text:p>1.73451328277588</text:p>
              </table:table-cell>
              <table:table-cell office:value-type="float" office:value="1.80123901367188">
                <text:p>1.80123901367188</text:p>
              </table:table-cell>
              <table:table-cell office:value-type="float" office:value="1.83460211753845">
                <text:p>1.83460211753845</text:p>
              </table:table-cell>
              <table:table-cell office:value-type="float" office:value="1.86796474456787">
                <text:p>1.86796474456787</text:p>
              </table:table-cell>
              <table:table-cell office:value-type="float" office:value="1.93469095230103">
                <text:p>1.93469095230103</text:p>
              </table:table-cell>
              <table:table-cell office:value-type="float" office:value="1.96805381774902">
                <text:p>1.96805381774902</text:p>
              </table:table-cell>
              <table:table-cell office:value-type="float" office:value="2.03478002548218">
                <text:p>2.03478002548218</text:p>
              </table:table-cell>
              <table:table-cell office:value-type="float" office:value="2.06814336776733">
                <text:p>2.06814336776733</text:p>
              </table:table-cell>
              <table:table-cell office:value-type="float" office:value="2.13486981391907">
                <text:p>2.13486981391907</text:p>
              </table:table-cell>
              <table:table-cell office:value-type="float" office:value="2.20159649848938">
                <text:p>2.20159649848938</text:p>
              </table:table-cell>
              <table:table-cell office:value-type="float" office:value="2.23495984077454">
                <text:p>2.23495984077454</text:p>
              </table:table-cell>
              <table:table-cell office:value-type="float" office:value="2.26832318305969">
                <text:p>2.26832318305969</text:p>
              </table:table-cell>
              <table:table-cell office:value-type="float" office:value="2.30168676376343">
                <text:p>2.30168676376343</text:p>
              </table:table-cell>
              <table:table-cell office:value-type="float" office:value="2.33505034446716">
                <text:p>2.33505034446716</text:p>
              </table:table-cell>
              <table:table-cell office:value-type="float" office:value="2.40177750587463">
                <text:p>2.40177750587463</text:p>
              </table:table-cell>
              <table:table-cell office:value-type="float" office:value="2.43514108657837">
                <text:p>2.43514108657837</text:p>
              </table:table-cell>
              <table:table-cell office:value-type="float" office:value="2.46850490570068">
                <text:p>2.46850490570068</text:p>
              </table:table-cell>
              <table:table-cell office:value-type="float" office:value="2.53523230552673">
                <text:p>2.53523230552673</text:p>
              </table:table-cell>
              <table:table-cell office:value-type="float" office:value="2.56859612464905">
                <text:p>2.56859612464905</text:p>
              </table:table-cell>
              <table:table-cell office:value-type="float" office:value="2.60195994377136">
                <text:p>2.60195994377136</text:p>
              </table:table-cell>
              <table:table-cell office:value-type="float" office:value="2.66868805885315">
                <text:p>2.66868805885315</text:p>
              </table:table-cell>
              <table:table-cell office:value-type="float" office:value="2.70205187797546">
                <text:p>2.70205187797546</text:p>
              </table:table-cell>
              <table:table-cell office:value-type="float" office:value="2.73541569709778">
                <text:p>2.73541569709778</text:p>
              </table:table-cell>
              <table:table-cell office:value-type="float" office:value="2.76877307891846">
                <text:p>2.76877307891846</text:p>
              </table:table-cell>
              <table:table-cell office:value-type="float" office:value="2.83548784255981">
                <text:p>2.83548784255981</text:p>
              </table:table-cell>
              <table:table-cell office:value-type="float" office:value="2.90220236778259">
                <text:p>2.90220236778259</text:p>
              </table:table-cell>
              <table:table-cell office:value-type="float" office:value="2.93555951118469">
                <text:p>2.93555951118469</text:p>
              </table:table-cell>
              <table:table-cell office:value-type="float" office:value="3.00227427482605">
                <text:p>3.00227427482605</text:p>
              </table:table-cell>
              <table:table-cell office:value-type="float" office:value="3.03563165664673">
                <text:p>3.03563165664673</text:p>
              </table:table-cell>
              <table:table-cell office:value-type="float" office:value="3.10234618186951">
                <text:p>3.10234618186951</text:p>
              </table:table-cell>
              <table:table-cell office:value-type="float" office:value="3.16906070709229">
                <text:p>3.16906070709229</text:p>
              </table:table-cell>
              <table:table-cell office:value-type="float" office:value="3.20241785049438">
                <text:p>3.20241785049438</text:p>
              </table:table-cell>
              <table:table-cell office:value-type="float" office:value="3.26913261413574">
                <text:p>3.26913261413574</text:p>
              </table:table-cell>
              <table:table-cell office:value-type="float" office:value="3.30248975753784">
                <text:p>3.30248975753784</text:p>
              </table:table-cell>
              <table:table-cell office:value-type="float" office:value="3.36920428276062">
                <text:p>3.36920428276062</text:p>
              </table:table-cell>
              <table:table-cell office:value-type="float" office:value="3.4359188079834">
                <text:p>3.4359188079834</text:p>
              </table:table-cell>
              <table:table-cell office:value-type="float" office:value="3.46927618980408">
                <text:p>3.46927618980408</text:p>
              </table:table-cell>
              <table:table-cell office:value-type="float" office:value="3.53599071502686">
                <text:p>3.53599071502686</text:p>
              </table:table-cell>
              <table:table-cell office:value-type="float" office:value="3.56934785842895">
                <text:p>3.56934785842895</text:p>
              </table:table-cell>
              <table:table-cell office:value-type="float" office:value="3.63606238365173">
                <text:p>3.63606238365173</text:p>
              </table:table-cell>
              <table:table-cell office:value-type="float" office:value="3.66941952705383">
                <text:p>3.66941952705383</text:p>
              </table:table-cell>
              <table:table-cell office:value-type="float" office:value="3.70277690887451">
                <text:p>3.70277690887451</text:p>
              </table:table-cell>
              <table:table-cell office:value-type="float" office:value="3.73613405227661">
                <text:p>3.73613405227661</text:p>
              </table:table-cell>
              <table:table-cell office:value-type="float" office:value="3.80284643173218">
                <text:p>3.80284643173218</text:p>
              </table:table-cell>
              <table:table-cell office:value-type="float" office:value="3.96962666511536">
                <text:p>3.96962666511536</text:p>
              </table:table-cell>
              <table:table-cell office:value-type="float" office:value="4.00298261642456">
                <text:p>4.00298261642456</text:p>
              </table:table-cell>
              <table:table-cell office:value-type="float" office:value="4.03633880615234">
                <text:p>4.03633880615234</text:p>
              </table:table-cell>
              <table:table-cell office:value-type="float" office:value="4.10305070877075">
                <text:p>4.10305070877075</text:p>
              </table:table-cell>
              <table:table-cell office:value-type="float" office:value="4.13640666007996">
                <text:p>4.13640666007996</text:p>
              </table:table-cell>
              <table:table-cell office:value-type="float" office:value="4.16976284980774">
                <text:p>4.16976284980774</text:p>
              </table:table-cell>
              <table:table-cell office:value-type="float" office:value="4.20311880111694">
                <text:p>4.20311880111694</text:p>
              </table:table-cell>
              <table:table-cell office:value-type="float" office:value="4.23647475242615">
                <text:p>4.23647475242615</text:p>
              </table:table-cell>
              <table:table-cell office:value-type="float" office:value="4.30318665504456">
                <text:p>4.30318665504456</text:p>
              </table:table-cell>
              <table:table-cell office:value-type="float" office:value="4.33654260635376">
                <text:p>4.33654260635376</text:p>
              </table:table-cell>
              <table:table-cell office:value-type="float" office:value="4.36989855766296">
                <text:p>4.36989855766296</text:p>
              </table:table-cell>
              <table:table-cell office:value-type="float" office:value="4.40325450897217">
                <text:p>4.40325450897217</text:p>
              </table:table-cell>
              <table:table-cell office:value-type="float" office:value="4.469966173172">
                <text:p>4.469966173172</text:p>
              </table:table-cell>
              <table:table-cell office:value-type="float" office:value="4.57003378868103">
                <text:p>4.57003378868103</text:p>
              </table:table-cell>
              <table:table-cell office:value-type="float" office:value="4.87024140357971">
                <text:p>4.87024140357971</text:p>
              </table:table-cell>
              <table:table-cell office:value-type="float" office:value="4.90359854698181">
                <text:p>4.90359854698181</text:p>
              </table:table-cell>
              <table:table-cell office:value-type="float" office:value="4.97031259536743">
                <text:p>4.97031259536743</text:p>
              </table:table-cell>
              <table:table-cell office:value-type="float" office:value="5.00366973876953">
                <text:p>5.00366973876953</text:p>
              </table:table-cell>
              <table:table-cell office:value-type="float" office:value="5.10374093055725">
                <text:p>5.10374093055725</text:p>
              </table:table-cell>
              <table:table-cell office:value-type="float" office:value="5.13709783554077">
                <text:p>5.13709783554077</text:p>
              </table:table-cell>
              <table:table-cell office:value-type="float" office:value="5.17045474052429">
                <text:p>5.17045474052429</text:p>
              </table:table-cell>
              <table:table-cell office:value-type="float" office:value="5.23716878890991">
                <text:p>5.23716878890991</text:p>
              </table:table-cell>
              <table:table-cell office:value-type="float" office:value="5.27052593231201">
                <text:p>5.27052593231201</text:p>
              </table:table-cell>
              <table:table-cell office:value-type="float" office:value="5.30388307571411">
                <text:p>5.30388307571411</text:p>
              </table:table-cell>
              <table:table-cell office:value-type="float" office:value="5.33723998069763">
                <text:p>5.33723998069763</text:p>
              </table:table-cell>
              <table:table-cell office:value-type="float" office:value="5.37059712409973">
                <text:p>5.37059712409973</text:p>
              </table:table-cell>
              <table:table-cell office:value-type="float" office:value="5.43731093406677">
                <text:p>5.43731093406677</text:p>
              </table:table-cell>
              <table:table-cell office:value-type="float" office:value="5.47066783905029">
                <text:p>5.47066783905029</text:p>
              </table:table-cell>
              <table:table-cell office:value-type="float" office:value="5.53738212585449">
                <text:p>5.53738212585449</text:p>
              </table:table-cell>
              <table:table-cell office:value-type="float" office:value="5.57073903083801">
                <text:p>5.57073903083801</text:p>
              </table:table-cell>
              <table:table-cell office:value-type="float" office:value="5.60409617424011">
                <text:p>5.60409617424011</text:p>
              </table:table-cell>
              <table:table-cell office:value-type="float" office:value="5.63745307922363">
                <text:p>5.63745307922363</text:p>
              </table:table-cell>
              <table:table-cell office:value-type="float" office:value="5.70416688919067">
                <text:p>5.70416688919067</text:p>
              </table:table-cell>
              <table:table-cell office:value-type="float" office:value="5.77088379859924">
                <text:p>5.77088379859924</text:p>
              </table:table-cell>
              <table:table-cell office:value-type="float" office:value="5.90432286262512">
                <text:p>5.90432286262512</text:p>
              </table:table-cell>
              <table:table-cell office:value-type="float" office:value="5.97104263305664">
                <text:p>5.97104263305664</text:p>
              </table:table-cell>
              <table:table-cell office:value-type="float" office:value="6.03776240348816">
                <text:p>6.03776240348816</text:p>
              </table:table-cell>
              <table:table-cell office:value-type="float" office:value="6.07112216949463">
                <text:p>6.07112216949463</text:p>
              </table:table-cell>
              <table:table-cell office:value-type="float" office:value="6.13784193992615">
                <text:p>6.13784193992615</text:p>
              </table:table-cell>
              <table:table-cell office:value-type="float" office:value="6.20456194877625">
                <text:p>6.20456194877625</text:p>
              </table:table-cell>
              <table:table-cell office:value-type="float" office:value="6.27128195762634">
                <text:p>6.27128195762634</text:p>
              </table:table-cell>
              <table:table-cell office:value-type="float" office:value="6.30464196205139">
                <text:p>6.30464196205139</text:p>
              </table:table-cell>
              <table:table-cell office:value-type="float" office:value="6.47144246101379">
                <text:p>6.47144246101379</text:p>
              </table:table-cell>
              <table:table-cell office:value-type="float" office:value="6.50480270385742">
                <text:p>6.50480270385742</text:p>
              </table:table-cell>
              <table:table-cell office:value-type="float" office:value="6.5715229511261">
                <text:p>6.5715229511261</text:p>
              </table:table-cell>
              <table:table-cell office:value-type="float" office:value="6.70496392250061">
                <text:p>6.70496392250061</text:p>
              </table:table-cell>
              <table:table-cell office:value-type="float" office:value="6.77167987823486">
                <text:p>6.77167987823486</text:p>
              </table:table-cell>
              <table:table-cell office:value-type="float" office:value="7.03852581977844">
                <text:p>7.03852581977844</text:p>
              </table:table-cell>
              <table:table-cell office:value-type="float" office:value="7.10523724555969">
                <text:p>7.10523724555969</text:p>
              </table:table-cell>
              <table:table-cell office:value-type="float" office:value="7.37208223342896">
                <text:p>7.37208223342896</text:p>
              </table:table-cell>
              <table:table-cell office:value-type="float" office:value="7.40543794631958">
                <text:p>7.40543794631958</text:p>
              </table:table-cell>
              <table:table-cell office:value-type="float" office:value="7.43879342079163">
                <text:p>7.43879342079163</text:p>
              </table:table-cell>
              <table:table-cell office:value-type="float" office:value="7.47214889526367">
                <text:p>7.47214889526367</text:p>
              </table:table-cell>
              <table:table-cell office:value-type="float" office:value="7.53886008262634">
                <text:p>7.53886008262634</text:p>
              </table:table-cell>
              <table:table-cell office:value-type="float" office:value="7.60557103157043">
                <text:p>7.60557103157043</text:p>
              </table:table-cell>
              <table:table-cell office:value-type="float" office:value="7.70563745498657">
                <text:p>7.70563745498657</text:p>
              </table:table-cell>
              <table:table-cell office:value-type="float" office:value="7.77235078811646">
                <text:p>7.77235078811646</text:p>
              </table:table-cell>
              <table:table-cell office:value-type="float" office:value="7.83906626701355">
                <text:p>7.83906626701355</text:p>
              </table:table-cell>
              <table:table-cell office:value-type="float" office:value="7.90578198432922">
                <text:p>7.90578198432922</text:p>
              </table:table-cell>
              <table:table-cell office:value-type="float" office:value="7.93913984298706">
                <text:p>7.93913984298706</text:p>
              </table:table-cell>
              <table:table-cell office:value-type="float" office:value="8.00585532188416">
                <text:p>8.00585532188416</text:p>
              </table:table-cell>
              <table:table-cell office:value-type="float" office:value="8.07257127761841">
                <text:p>8.07257127761841</text:p>
              </table:table-cell>
              <table:table-cell office:value-type="float" office:value="8.10592889785767">
                <text:p>8.10592889785767</text:p>
              </table:table-cell>
              <table:table-cell office:value-type="float" office:value="8.17264485359192">
                <text:p>8.17264485359192</text:p>
              </table:table-cell>
              <table:table-cell office:value-type="float" office:value="8.20600247383118">
                <text:p>8.20600247383118</text:p>
              </table:table-cell>
              <table:table-cell office:value-type="float" office:value="8.23936033248901">
                <text:p>8.23936033248901</text:p>
              </table:table-cell>
              <table:table-cell office:value-type="float" office:value="8.33943390846252">
                <text:p>8.33943390846252</text:p>
              </table:table-cell>
              <table:table-cell office:value-type="float" office:value="8.50622296333313">
                <text:p>8.50622296333313</text:p>
              </table:table-cell>
              <table:table-cell office:value-type="float" office:value="8.53958082199097">
                <text:p>8.53958082199097</text:p>
              </table:table-cell>
              <table:table-cell office:value-type="float" office:value="8.5729386806488">
                <text:p>8.5729386806488</text:p>
              </table:table-cell>
              <table:table-cell office:value-type="float" office:value="8.60629630088806">
                <text:p>8.60629630088806</text:p>
              </table:table-cell>
              <table:table-cell office:value-type="float" office:value="8.67301201820374">
                <text:p>8.67301201820374</text:p>
              </table:table-cell>
              <table:table-cell office:value-type="float" office:value="8.70636987686157">
                <text:p>8.70636987686157</text:p>
              </table:table-cell>
              <table:table-cell office:value-type="float" office:value="8.77308368682861">
                <text:p>8.77308368682861</text:p>
              </table:table-cell>
              <table:table-cell office:value-type="float" office:value="8.80643963813782">
                <text:p>8.80643963813782</text:p>
              </table:table-cell>
              <table:table-cell office:value-type="float" office:value="8.87315177917481">
                <text:p>8.87315177917481</text:p>
              </table:table-cell>
              <table:table-cell office:value-type="float" office:value="9.10664319992065">
                <text:p>9.10664319992065</text:p>
              </table:table-cell>
              <table:table-cell office:value-type="float" office:value="9.3067786693573">
                <text:p>9.3067786693573</text:p>
              </table:table-cell>
              <table:table-cell office:value-type="float" office:value="9.37349033355713">
                <text:p>9.37349033355713</text:p>
              </table:table-cell>
              <table:table-cell office:value-type="float" office:value="9.64033699035645">
                <text:p>9.64033699035645</text:p>
              </table:table-cell>
              <table:table-cell office:value-type="float" office:value="9.8738317489624">
                <text:p>9.8738317489624</text:p>
              </table:table-cell>
              <table:table-cell office:value-type="float" office:value="9.97390246391296">
                <text:p>9.97390246391296</text:p>
              </table:table-cell>
              <table:table-cell office:value-type="float" office:value="10.0406165122986">
                <text:p>10.0406165122986</text:p>
              </table:table-cell>
              <table:table-cell office:value-type="float" office:value="10.0739734172821">
                <text:p>10.0739734172821</text:p>
              </table:table-cell>
              <table:table-cell office:value-type="float" office:value="10.1073303222656">
                <text:p>10.1073303222656</text:p>
              </table:table-cell>
              <table:table-cell office:value-type="float" office:value="10.2074010372162">
                <text:p>10.2074010372162</text:p>
              </table:table-cell>
              <table:table-cell office:value-type="float" office:value="10.2407579421997">
                <text:p>10.2407579421997</text:p>
              </table:table-cell>
              <table:table-cell office:value-type="float" office:value="10.2741148471832">
                <text:p>10.2741148471832</text:p>
              </table:table-cell>
              <table:table-cell office:value-type="float" office:value="10.3408288955688">
                <text:p>10.3408288955688</text:p>
              </table:table-cell>
              <table:table-cell office:value-type="float" office:value="10.4075427055359">
                <text:p>10.4075427055359</text:p>
              </table:table-cell>
              <table:table-cell office:value-type="float" office:value="10.4408996105194">
                <text:p>10.4408996105194</text:p>
              </table:table-cell>
              <table:table-cell office:value-type="float" office:value="10.4742565155029">
                <text:p>10.4742565155029</text:p>
              </table:table-cell>
              <table:table-cell office:value-type="float" office:value="10.5409700870514">
                <text:p>10.5409700870514</text:p>
              </table:table-cell>
              <table:table-cell office:value-type="float" office:value="10.607684135437">
                <text:p>10.607684135437</text:p>
              </table:table-cell>
              <table:table-cell office:value-type="float" office:value="10.6410410404205">
                <text:p>10.6410410404205</text:p>
              </table:table-cell>
              <table:table-cell office:value-type="float" office:value="10.7077548503876">
                <text:p>10.7077548503876</text:p>
              </table:table-cell>
              <table:table-cell office:value-type="float" office:value="10.7411117553711">
                <text:p>10.7411117553711</text:p>
              </table:table-cell>
              <table:table-cell office:value-type="float" office:value="10.7744679450989">
                <text:p>10.7744679450989</text:p>
              </table:table-cell>
              <table:table-cell office:value-type="float" office:value="10.8078241348267">
                <text:p>10.8078241348267</text:p>
              </table:table-cell>
              <table:table-cell office:value-type="float" office:value="10.8745365142822">
                <text:p>10.8745365142822</text:p>
              </table:table-cell>
              <table:table-cell office:value-type="float" office:value="10.90789270401">
                <text:p>10.90789270401</text:p>
              </table:table-cell>
              <table:table-cell office:value-type="float" office:value="10.9412488937378">
                <text:p>10.9412488937378</text:p>
              </table:table-cell>
              <table:table-cell office:value-type="float" office:value="11.0079612731934">
                <text:p>11.0079612731934</text:p>
              </table:table-cell>
              <table:table-cell office:value-type="float" office:value="11.0413172245026">
                <text:p>11.0413172245026</text:p>
              </table:table-cell>
              <table:table-cell office:value-type="float" office:value="11.1080298423767">
                <text:p>11.1080298423767</text:p>
              </table:table-cell>
              <table:table-cell office:value-type="float" office:value="11.1413860321045">
                <text:p>11.1413860321045</text:p>
              </table:table-cell>
              <table:table-cell office:value-type="float" office:value="11.2080981731415">
                <text:p>11.2080981731415</text:p>
              </table:table-cell>
              <table:table-cell office:value-type="float" office:value="11.2414543628693">
                <text:p>11.2414543628693</text:p>
              </table:table-cell>
              <table:table-cell office:value-type="float" office:value="11.3081665039063">
                <text:p>11.3081665039063</text:p>
              </table:table-cell>
              <table:table-cell office:value-type="float" office:value="11.3415224552155">
                <text:p>11.3415224552155</text:p>
              </table:table-cell>
              <table:table-cell office:value-type="float" office:value="11.3748786449432">
                <text:p>11.3748786449432</text:p>
              </table:table-cell>
              <table:table-cell office:value-type="float" office:value="11.4082345962524">
                <text:p>11.4082345962524</text:p>
              </table:table-cell>
              <table:table-cell office:value-type="float" office:value="11.4749467372894">
                <text:p>11.4749467372894</text:p>
              </table:table-cell>
              <table:table-cell office:value-type="float" office:value="11.5083029270172">
                <text:p>11.5083029270172</text:p>
              </table:table-cell>
              <table:table-cell office:value-type="float" office:value="11.5416588783264">
                <text:p>11.5416588783264</text:p>
              </table:table-cell>
              <table:table-cell office:value-type="float" office:value="11.7417950630188">
                <text:p>11.7417950630188</text:p>
              </table:table-cell>
              <table:table-cell office:value-type="float" office:value="11.8085122108459">
                <text:p>11.8085122108459</text:p>
              </table:table-cell>
              <table:table-cell office:value-type="float" office:value="11.8752293586731">
                <text:p>11.8752293586731</text:p>
              </table:table-cell>
              <table:table-cell office:value-type="float" office:value="11.9419465065002">
                <text:p>11.9419465065002</text:p>
              </table:table-cell>
              <table:table-cell office:value-type="float" office:value="11.9753050804138">
                <text:p>11.9753050804138</text:p>
              </table:table-cell>
              <table:table-cell office:value-type="float" office:value="12.008663892746">
                <text:p>12.008663892746</text:p>
              </table:table-cell>
              <table:table-cell office:value-type="float" office:value="12.0753810405731">
                <text:p>12.0753810405731</text:p>
              </table:table-cell>
              <table:table-cell office:value-type="float" office:value="12.1754570007324">
                <text:p>12.1754570007324</text:p>
              </table:table-cell>
              <table:table-cell office:value-type="float" office:value="12.2421743869781">
                <text:p>12.2421743869781</text:p>
              </table:table-cell>
              <table:table-cell office:value-type="float" office:value="12.2755329608917">
                <text:p>12.2755329608917</text:p>
              </table:table-cell>
              <table:table-cell office:value-type="float" office:value="12.5757610797882">
                <text:p>12.5757610797882</text:p>
              </table:table-cell>
              <table:table-cell office:value-type="float" office:value="12.6758372783661">
                <text:p>12.6758372783661</text:p>
              </table:table-cell>
              <table:table-cell office:value-type="float" office:value="12.7425546646118">
                <text:p>12.7425546646118</text:p>
              </table:table-cell>
              <table:table-cell office:value-type="float" office:value="12.7759113311768">
                <text:p>12.7759113311768</text:p>
              </table:table-cell>
              <table:table-cell office:value-type="float" office:value="12.8092677593231">
                <text:p>12.8092677593231</text:p>
              </table:table-cell>
              <table:table-cell office:value-type="float" office:value="12.8759808540344">
                <text:p>12.8759808540344</text:p>
              </table:table-cell>
              <table:table-cell office:value-type="float" office:value="12.9093372821808">
                <text:p>12.9093372821808</text:p>
              </table:table-cell>
              <table:table-cell office:value-type="float" office:value="12.9426939487457">
                <text:p>12.9426939487457</text:p>
              </table:table-cell>
              <table:table-cell office:value-type="float" office:value="13.009407043457">
                <text:p>13.009407043457</text:p>
              </table:table-cell>
              <table:table-cell office:value-type="float" office:value="13.0427634716034">
                <text:p>13.0427634716034</text:p>
              </table:table-cell>
              <table:table-cell office:value-type="float" office:value="13.1094765663147">
                <text:p>13.1094765663147</text:p>
              </table:table-cell>
              <table:table-cell office:value-type="float" office:value="13.1428329944611">
                <text:p>13.1428329944611</text:p>
              </table:table-cell>
              <table:table-cell office:value-type="float" office:value="13.2095458507538">
                <text:p>13.2095458507538</text:p>
              </table:table-cell>
              <table:table-cell office:value-type="float" office:value="13.2762589454651">
                <text:p>13.2762589454651</text:p>
              </table:table-cell>
              <table:table-cell office:value-type="float" office:value="13.3096153736115">
                <text:p>13.3096153736115</text:p>
              </table:table-cell>
              <table:table-cell office:value-type="float" office:value="13.3429718017578">
                <text:p>13.3429718017578</text:p>
              </table:table-cell>
              <table:table-cell office:value-type="float" office:value="13.4096846580505">
                <text:p>13.4096846580505</text:p>
              </table:table-cell>
              <table:table-cell office:value-type="float" office:value="13.4430413246155">
                <text:p>13.4430413246155</text:p>
              </table:table-cell>
              <table:table-cell office:value-type="float" office:value="13.4763977527618">
                <text:p>13.4763977527618</text:p>
              </table:table-cell>
              <table:table-cell office:value-type="float" office:value="13.5097541809082">
                <text:p>13.5097541809082</text:p>
              </table:table-cell>
              <table:table-cell office:value-type="float" office:value="13.5431106090546">
                <text:p>13.5431106090546</text:p>
              </table:table-cell>
              <table:table-cell office:value-type="float" office:value="13.6098232269287">
                <text:p>13.6098232269287</text:p>
              </table:table-cell>
              <table:table-cell office:value-type="float" office:value="13.6431796550751">
                <text:p>13.6431796550751</text:p>
              </table:table-cell>
              <table:table-cell office:value-type="float" office:value="13.6765360832214">
                <text:p>13.6765360832214</text:p>
              </table:table-cell>
              <table:table-cell office:value-type="float" office:value="13.7098925113678">
                <text:p>13.7098925113678</text:p>
              </table:table-cell>
              <table:table-cell office:value-type="float" office:value="13.7432489395142">
                <text:p>13.7432489395142</text:p>
              </table:table-cell>
              <table:table-cell office:value-type="float" office:value="13.776606798172">
                <text:p>13.776606798172</text:p>
              </table:table-cell>
              <table:table-cell office:value-type="float" office:value="13.8099648952484">
                <text:p>13.8099648952484</text:p>
              </table:table-cell>
              <table:table-cell office:value-type="float" office:value="13.9100387096405">
                <text:p>13.9100387096405</text:p>
              </table:table-cell>
              <table:table-cell office:value-type="float" office:value="13.9433968067169">
                <text:p>13.9433968067169</text:p>
              </table:table-cell>
              <table:table-cell office:value-type="float" office:value="13.9767546653748">
                <text:p>13.9767546653748</text:p>
              </table:table-cell>
              <table:table-cell office:value-type="float" office:value="14.043470621109">
                <text:p>14.043470621109</text:p>
              </table:table-cell>
              <table:table-cell office:value-type="float" office:value="14.0768284797668">
                <text:p>14.0768284797668</text:p>
              </table:table-cell>
              <table:table-cell office:value-type="float" office:value="14.3436925411224">
                <text:p>14.3436925411224</text:p>
              </table:table-cell>
              <table:table-cell office:value-type="float" office:value="14.4104087352753">
                <text:p>14.4104087352753</text:p>
              </table:table-cell>
              <table:table-cell office:value-type="float" office:value="14.4437668323517">
                <text:p>14.4437668323517</text:p>
              </table:table-cell>
              <table:table-cell office:value-type="float" office:value="14.4771246910095">
                <text:p>14.4771246910095</text:p>
              </table:table-cell>
              <table:table-cell office:value-type="float" office:value="14.5438408851624">
                <text:p>14.5438408851624</text:p>
              </table:table-cell>
              <table:table-cell office:value-type="float" office:value="14.5771989822388">
                <text:p>14.5771989822388</text:p>
              </table:table-cell>
              <table:table-cell office:value-type="float" office:value="14.6105568408966">
                <text:p>14.6105568408966</text:p>
              </table:table-cell>
              <table:table-cell office:value-type="float" office:value="14.643914937973">
                <text:p>14.643914937973</text:p>
              </table:table-cell>
              <table:table-cell office:value-type="float" office:value="14.7106311321259">
                <text:p>14.7106311321259</text:p>
              </table:table-cell>
              <table:table-cell office:value-type="float" office:value="14.7773475646973">
                <text:p>14.7773475646973</text:p>
              </table:table-cell>
              <table:table-cell office:value-type="float" office:value="14.844064950943">
                <text:p>14.844064950943</text:p>
              </table:table-cell>
              <table:table-cell office:value-type="float" office:value="14.8774235248566">
                <text:p>14.8774235248566</text:p>
              </table:table-cell>
              <table:table-cell office:value-type="float" office:value="14.9107820987701">
                <text:p>14.9107820987701</text:p>
              </table:table-cell>
              <table:table-cell office:value-type="float" office:value="14.9774994850159">
                <text:p>14.9774994850159</text:p>
              </table:table-cell>
              <table:table-cell office:value-type="float" office:value="15.0442168712616">
                <text:p>15.0442168712616</text:p>
              </table:table-cell>
              <table:table-cell office:value-type="float" office:value="15.1442928314209">
                <text:p>15.1442928314209</text:p>
              </table:table-cell>
              <table:table-cell office:value-type="float" office:value="15.2110102176666">
                <text:p>15.2110102176666</text:p>
              </table:table-cell>
              <table:table-cell office:value-type="float" office:value="15.3444449901581">
                <text:p>15.3444449901581</text:p>
              </table:table-cell>
              <table:table-cell office:value-type="float" office:value="15.444521188736">
                <text:p>15.444521188736</text:p>
              </table:table-cell>
              <table:table-cell office:value-type="float" office:value="15.4778800010681">
                <text:p>15.4778800010681</text:p>
              </table:table-cell>
              <table:table-cell office:value-type="float" office:value="15.5445976257324">
                <text:p>15.5445976257324</text:p>
              </table:table-cell>
              <table:table-cell office:value-type="float" office:value="15.6113152503967">
                <text:p>15.6113152503967</text:p>
              </table:table-cell>
              <table:table-cell office:value-type="float" office:value="15.6446740627289">
                <text:p>15.6446740627289</text:p>
              </table:table-cell>
              <table:table-cell office:value-type="float" office:value="15.7113914489746">
                <text:p>15.7113914489746</text:p>
              </table:table-cell>
              <table:table-cell office:value-type="float" office:value="15.7447502613068">
                <text:p>15.7447502613068</text:p>
              </table:table-cell>
              <table:table-cell office:value-type="float" office:value="15.778106212616">
                <text:p>15.778106212616</text:p>
              </table:table-cell>
              <table:table-cell office:value-type="float" office:value="15.8114619255066">
                <text:p>15.8114619255066</text:p>
              </table:table-cell>
              <table:table-cell office:value-type="float" office:value="15.8781733512878">
                <text:p>15.8781733512878</text:p>
              </table:table-cell>
              <table:table-cell office:value-type="float" office:value="15.911529302597">
                <text:p>15.911529302597</text:p>
              </table:table-cell>
              <table:table-cell office:value-type="float" office:value="15.9448850154877">
                <text:p>15.9448850154877</text:p>
              </table:table-cell>
              <table:table-cell office:value-type="float" office:value="15.9782407283783">
                <text:p>15.9782407283783</text:p>
              </table:table-cell>
              <table:table-cell office:value-type="float" office:value="16.1450188159943">
                <text:p>16.1450188159943</text:p>
              </table:table-cell>
              <table:table-cell office:value-type="float" office:value="16.1783745288849">
                <text:p>16.1783745288849</text:p>
              </table:table-cell>
              <table:table-cell office:value-type="float" office:value="16.2450857162476">
                <text:p>16.2450857162476</text:p>
              </table:table-cell>
              <table:table-cell office:value-type="float" office:value="16.3451523780823">
                <text:p>16.3451523780823</text:p>
              </table:table-cell>
              <table:table-cell office:value-type="float" office:value="16.4118633270264">
                <text:p>16.4118633270264</text:p>
              </table:table-cell>
              <table:table-cell office:value-type="float" office:value="16.478574514389">
                <text:p>16.478574514389</text:p>
              </table:table-cell>
              <table:table-cell office:value-type="float" office:value="16.9122200012207">
                <text:p>16.9122200012207</text:p>
              </table:table-cell>
              <table:table-cell office:value-type="float" office:value="16.9789409637451">
                <text:p>16.9789409637451</text:p>
              </table:table-cell>
              <table:table-cell office:value-type="float" office:value="17.0456619262695">
                <text:p>17.0456619262695</text:p>
              </table:table-cell>
              <table:table-cell office:value-type="float" office:value="17.1457436084747">
                <text:p>17.1457436084747</text:p>
              </table:table-cell>
              <table:table-cell office:value-type="float" office:value="17.2124648094177">
                <text:p>17.2124648094177</text:p>
              </table:table-cell>
              <table:table-cell office:value-type="float" office:value="17.2791860103607">
                <text:p>17.2791860103607</text:p>
              </table:table-cell>
              <table:table-cell office:value-type="float" office:value="17.3125464916229">
                <text:p>17.3125464916229</text:p>
              </table:table-cell>
              <table:table-cell office:value-type="float" office:value="17.3792679309845">
                <text:p>17.3792679309845</text:p>
              </table:table-cell>
              <table:table-cell office:value-type="float" office:value="17.4459891319275">
                <text:p>17.4459891319275</text:p>
              </table:table-cell>
              <table:table-cell office:value-type="float" office:value="17.6795146465302">
                <text:p>17.6795146465302</text:p>
              </table:table-cell>
              <table:table-cell office:value-type="float" office:value="17.7128753662109">
                <text:p>17.7128753662109</text:p>
              </table:table-cell>
              <table:table-cell office:value-type="float" office:value="17.7795944213867">
                <text:p>17.7795944213867</text:p>
              </table:table-cell>
              <table:table-cell office:value-type="float" office:value="17.8463113307953">
                <text:p>17.8463113307953</text:p>
              </table:table-cell>
              <table:table-cell office:value-type="float" office:value="17.9130282402039">
                <text:p>17.9130282402039</text:p>
              </table:table-cell>
              <table:table-cell office:value-type="float" office:value="17.9463865756989">
                <text:p>17.9463865756989</text:p>
              </table:table-cell>
              <table:table-cell office:value-type="float" office:value="17.9797451496124">
                <text:p>17.9797451496124</text:p>
              </table:table-cell>
              <table:table-cell office:value-type="float" office:value="18.013103723526">
                <text:p>18.013103723526</text:p>
              </table:table-cell>
              <table:table-cell office:value-type="float" office:value="18.0798208713532">
                <text:p>18.0798208713532</text:p>
              </table:table-cell>
              <table:table-cell office:value-type="float" office:value="18.1131794452667">
                <text:p>18.1131794452667</text:p>
              </table:table-cell>
              <table:table-cell office:value-type="float" office:value="18.1465380191803">
                <text:p>18.1465380191803</text:p>
              </table:table-cell>
              <table:table-cell office:value-type="float" office:value="18.2132551670074">
                <text:p>18.2132551670074</text:p>
              </table:table-cell>
              <table:table-cell office:value-type="float" office:value="18.2466139793396">
                <text:p>18.2466139793396</text:p>
              </table:table-cell>
              <table:table-cell office:value-type="float" office:value="18.3133313655853">
                <text:p>18.3133313655853</text:p>
              </table:table-cell>
              <table:table-cell office:value-type="float" office:value="18.3466899394989">
                <text:p>18.3466899394989</text:p>
              </table:table-cell>
              <table:table-cell office:value-type="float" office:value="18.3800485134125">
                <text:p>18.3800485134125</text:p>
              </table:table-cell>
              <table:table-cell office:value-type="float" office:value="18.4134073257446">
                <text:p>18.4134073257446</text:p>
              </table:table-cell>
              <table:table-cell office:value-type="float" office:value="18.4801249504089">
                <text:p>18.4801249504089</text:p>
              </table:table-cell>
              <table:table-cell office:value-type="float" office:value="18.5134837627411">
                <text:p>18.5134837627411</text:p>
              </table:table-cell>
              <table:table-cell office:value-type="float" office:value="18.5468428134918">
                <text:p>18.5468428134918</text:p>
              </table:table-cell>
              <table:table-cell office:value-type="float" office:value="18.5802013874054">
                <text:p>18.5802013874054</text:p>
              </table:table-cell>
              <table:table-cell office:value-type="float" office:value="18.6135601997376">
                <text:p>18.6135601997376</text:p>
              </table:table-cell>
              <table:table-cell office:value-type="float" office:value="18.6469192504883">
                <text:p>18.6469192504883</text:p>
              </table:table-cell>
              <table:table-cell office:value-type="float" office:value="18.7136371135712">
                <text:p>18.7136371135712</text:p>
              </table:table-cell>
              <table:table-cell office:value-type="float" office:value="18.7469961643219">
                <text:p>18.7469961643219</text:p>
              </table:table-cell>
              <table:table-cell office:value-type="float" office:value="18.8137097358704">
                <text:p>18.8137097358704</text:p>
              </table:table-cell>
              <table:table-cell office:value-type="float" office:value="18.8804235458374">
                <text:p>18.8804235458374</text:p>
              </table:table-cell>
              <table:table-cell office:value-type="float" office:value="18.9471373558044">
                <text:p>18.9471373558044</text:p>
              </table:table-cell>
              <table:table-cell office:value-type="float" office:value="18.9804940223694">
                <text:p>18.9804940223694</text:p>
              </table:table-cell>
              <table:table-cell office:value-type="float" office:value="19.047208070755">
                <text:p>19.047208070755</text:p>
              </table:table-cell>
              <table:table-cell office:value-type="float" office:value="19.1139216423035">
                <text:p>19.1139216423035</text:p>
              </table:table-cell>
              <table:table-cell office:value-type="float" office:value="19.147278547287">
                <text:p>19.147278547287</text:p>
              </table:table-cell>
              <table:table-cell office:value-type="float" office:value="19.1806354522705">
                <text:p>19.1806354522705</text:p>
              </table:table-cell>
              <table:table-cell office:value-type="float" office:value="19.2139921188355">
                <text:p>19.2139921188355</text:p>
              </table:table-cell>
              <table:table-cell office:value-type="float" office:value="19.2807059288025">
                <text:p>19.2807059288025</text:p>
              </table:table-cell>
              <table:table-cell office:value-type="float" office:value="19.3140625953674">
                <text:p>19.3140625953674</text:p>
              </table:table-cell>
              <table:table-cell office:value-type="float" office:value="19.3474197387695">
                <text:p>19.3474197387695</text:p>
              </table:table-cell>
              <table:table-cell office:value-type="float" office:value="19.3807766437531">
                <text:p>19.3807766437531</text:p>
              </table:table-cell>
              <table:table-cell office:value-type="float" office:value="19.4474902153015">
                <text:p>19.4474902153015</text:p>
              </table:table-cell>
              <table:table-cell office:value-type="float" office:value="19.4808468818665">
                <text:p>19.4808468818665</text:p>
              </table:table-cell>
              <table:table-cell office:value-type="float" office:value="19.51420378685">
                <text:p>19.51420378685</text:p>
              </table:table-cell>
              <table:table-cell office:value-type="float" office:value="19.5475604534149">
                <text:p>19.5475604534149</text:p>
              </table:table-cell>
              <table:table-cell office:value-type="float" office:value="19.5809173583984">
                <text:p>19.5809173583984</text:p>
              </table:table-cell>
              <table:table-cell office:value-type="float" office:value="19.614274263382">
                <text:p>19.614274263382</text:p>
              </table:table-cell>
              <table:table-cell office:value-type="float" office:value="19.680988073349">
                <text:p>19.680988073349</text:p>
              </table:table-cell>
              <table:table-cell office:value-type="float" office:value="19.7477016448975">
                <text:p>19.7477016448975</text:p>
              </table:table-cell>
              <table:table-cell office:value-type="float" office:value="19.7810573577881">
                <text:p>19.7810573577881</text:p>
              </table:table-cell>
              <table:table-cell office:value-type="float" office:value="19.8477690219879">
                <text:p>19.8477690219879</text:p>
              </table:table-cell>
              <table:table-cell office:value-type="float" office:value="19.9144804477692">
                <text:p>19.9144804477692</text:p>
              </table:table-cell>
              <table:table-cell office:value-type="float" office:value="19.9478363990784">
                <text:p>19.9478363990784</text:p>
              </table:table-cell>
              <table:table-cell office:value-type="float" office:value="20.0145478248596">
                <text:p>20.0145478248596</text:p>
              </table:table-cell>
              <table:table-cell office:value-type="float" office:value="20.0479035377502">
                <text:p>20.0479035377502</text:p>
              </table:table-cell>
              <table:table-cell office:value-type="float" office:value="20.0812592506409">
                <text:p>20.0812592506409</text:p>
              </table:table-cell>
              <table:table-cell office:value-type="float" office:value="20.1813261508942">
                <text:p>20.1813261508942</text:p>
              </table:table-cell>
              <table:table-cell office:value-type="float" office:value="20.2480373382568">
                <text:p>20.2480373382568</text:p>
              </table:table-cell>
              <table:table-cell office:value-type="float" office:value="20.3147485256195">
                <text:p>20.3147485256195</text:p>
              </table:table-cell>
              <table:table-cell office:value-type="float" office:value="20.3481042385101">
                <text:p>20.3481042385101</text:p>
              </table:table-cell>
              <table:table-cell office:value-type="float" office:value="20.3814597129822">
                <text:p>20.3814597129822</text:p>
              </table:table-cell>
              <table:table-cell office:value-type="float" office:value="20.4148154258728">
                <text:p>20.4148154258728</text:p>
              </table:table-cell>
              <table:table-cell office:value-type="float" office:value="20.4815263748169">
                <text:p>20.4815263748169</text:p>
              </table:table-cell>
              <table:table-cell office:value-type="float" office:value="20.548237323761">
                <text:p>20.548237323761</text:p>
              </table:table-cell>
              <table:table-cell office:value-type="float" office:value="20.6149482727051">
                <text:p>20.6149482727051</text:p>
              </table:table-cell>
              <table:table-cell office:value-type="float" office:value="20.6483037471771">
                <text:p>20.6483037471771</text:p>
              </table:table-cell>
              <table:table-cell office:value-type="float" office:value="20.7150146961212">
                <text:p>20.7150146961212</text:p>
              </table:table-cell>
              <table:table-cell office:value-type="float" office:value="20.7817261219025">
                <text:p>20.7817261219025</text:p>
              </table:table-cell>
              <table:table-cell office:value-type="float" office:value="20.8150820732117">
                <text:p>20.8150820732117</text:p>
              </table:table-cell>
              <table:table-cell office:value-type="float" office:value="20.8817942142487">
                <text:p>20.8817942142487</text:p>
              </table:table-cell>
              <table:table-cell office:value-type="float" office:value="20.9485061168671">
                <text:p>20.9485061168671</text:p>
              </table:table-cell>
              <table:table-cell office:value-type="float" office:value="21.0152180194855">
                <text:p>21.0152180194855</text:p>
              </table:table-cell>
              <table:table-cell office:value-type="float" office:value="21.0485739707947">
                <text:p>21.0485739707947</text:p>
              </table:table-cell>
              <table:table-cell office:value-type="float" office:value="21.1152856349945">
                <text:p>21.1152856349945</text:p>
              </table:table-cell>
              <table:table-cell office:value-type="float" office:value="21.1819975376129">
                <text:p>21.1819975376129</text:p>
              </table:table-cell>
              <table:table-cell office:value-type="float" office:value="21.2487092018127">
                <text:p>21.2487092018127</text:p>
              </table:table-cell>
              <table:table-cell office:value-type="float" office:value="21.2820651531219">
                <text:p>21.2820651531219</text:p>
              </table:table-cell>
              <table:table-cell office:value-type="float" office:value="21.3487768173218">
                <text:p>21.3487768173218</text:p>
              </table:table-cell>
              <table:table-cell office:value-type="float" office:value="21.4488441944122">
                <text:p>21.4488441944122</text:p>
              </table:table-cell>
              <table:table-cell office:value-type="float" office:value="21.4822001457214">
                <text:p>21.4822001457214</text:p>
              </table:table-cell>
              <table:table-cell office:value-type="float" office:value="21.5155558586121">
                <text:p>21.5155558586121</text:p>
              </table:table-cell>
              <table:table-cell office:value-type="float" office:value="21.5489115715027">
                <text:p>21.5489115715027</text:p>
              </table:table-cell>
              <table:table-cell office:value-type="float" office:value="21.5822675228119">
                <text:p>21.5822675228119</text:p>
              </table:table-cell>
              <table:table-cell office:value-type="float" office:value="21.6489789485931">
                <text:p>21.6489789485931</text:p>
              </table:table-cell>
              <table:table-cell office:value-type="float" office:value="21.7156903743744">
                <text:p>21.7156903743744</text:p>
              </table:table-cell>
              <table:table-cell office:value-type="float" office:value="21.7824032306671">
                <text:p>21.7824032306671</text:p>
              </table:table-cell>
              <table:table-cell office:value-type="float" office:value="21.8491172790527">
                <text:p>21.8491172790527</text:p>
              </table:table-cell>
              <table:table-cell office:value-type="float" office:value="21.8824746608734">
                <text:p>21.8824746608734</text:p>
              </table:table-cell>
              <table:table-cell office:value-type="float" office:value="21.9158318042755">
                <text:p>21.9158318042755</text:p>
              </table:table-cell>
              <table:table-cell office:value-type="float" office:value="21.9491889476776">
                <text:p>21.9491889476776</text:p>
              </table:table-cell>
              <table:table-cell office:value-type="float" office:value="22.0159029960632">
                <text:p>22.0159029960632</text:p>
              </table:table-cell>
              <table:table-cell office:value-type="float" office:value="22.0492601394653">
                <text:p>22.0492601394653</text:p>
              </table:table-cell>
              <table:table-cell office:value-type="float" office:value="22.0826172828674">
                <text:p>22.0826172828674</text:p>
              </table:table-cell>
              <table:table-cell office:value-type="float" office:value="22.1159746646881">
                <text:p>22.115974664688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14.A6:flatDgait14.A6</svg:desc>
                </draw:g>
              </table:table-cell>
              <table:table-cell office:value-type="float" office:value="0.302876717912616">
                <text:p>0.302876717912616</text:p>
                <draw:g>
                  <svg:desc>flatDgait14.B6:flatDgait14.NL6</svg:desc>
                </draw:g>
              </table:table-cell>
              <table:table-cell office:value-type="float" office:value="0.302858051841564">
                <text:p>0.302858051841564</text:p>
              </table:table-cell>
              <table:table-cell office:value-type="float" office:value="0.302831800555822">
                <text:p>0.302831800555822</text:p>
              </table:table-cell>
              <table:table-cell office:value-type="float" office:value="0.302886415713687">
                <text:p>0.302886415713687</text:p>
              </table:table-cell>
              <table:table-cell office:value-type="float" office:value="0.30291632647061">
                <text:p>0.30291632647061</text:p>
              </table:table-cell>
              <table:table-cell office:value-type="float" office:value="0.302833642939177">
                <text:p>0.302833642939177</text:p>
              </table:table-cell>
              <table:table-cell office:value-type="float" office:value="0.302834694032136">
                <text:p>0.302834694032136</text:p>
              </table:table-cell>
              <table:table-cell office:value-type="float" office:value="0.302858027449004">
                <text:p>0.302858027449004</text:p>
              </table:table-cell>
              <table:table-cell office:value-type="float" office:value="0.302920870117666">
                <text:p>0.302920870117666</text:p>
              </table:table-cell>
              <table:table-cell office:value-type="float" office:value="0.302839538905797">
                <text:p>0.302839538905797</text:p>
              </table:table-cell>
              <table:table-cell office:value-type="float" office:value="0.302844190691531">
                <text:p>0.302844190691531</text:p>
              </table:table-cell>
              <table:table-cell office:value-type="float" office:value="0.302874253227593">
                <text:p>0.302874253227593</text:p>
              </table:table-cell>
              <table:table-cell office:value-type="float" office:value="0.302895585762661">
                <text:p>0.302895585762661</text:p>
              </table:table-cell>
              <table:table-cell office:value-type="float" office:value="0.302874918633328">
                <text:p>0.302874918633328</text:p>
              </table:table-cell>
              <table:table-cell office:value-type="float" office:value="0.302849779105228">
                <text:p>0.302849779105228</text:p>
              </table:table-cell>
              <table:table-cell office:value-type="float" office:value="0.302809364224899">
                <text:p>0.302809364224899</text:p>
              </table:table-cell>
              <table:table-cell office:value-type="float" office:value="0.302825660992468">
                <text:p>0.302825660992468</text:p>
              </table:table-cell>
              <table:table-cell office:value-type="float" office:value="0.302829260945001">
                <text:p>0.302829260945001</text:p>
              </table:table-cell>
              <table:table-cell office:value-type="float" office:value="0.302836948909534">
                <text:p>0.302836948909534</text:p>
              </table:table-cell>
              <table:table-cell office:value-type="float" office:value="0.302809696753054">
                <text:p>0.302809696753054</text:p>
              </table:table-cell>
              <table:table-cell office:value-type="float" office:value="0.302902179380196">
                <text:p>0.302902179380196</text:p>
              </table:table-cell>
              <table:table-cell office:value-type="float" office:value="0.302836338207277">
                <text:p>0.302836338207277</text:p>
              </table:table-cell>
              <table:table-cell office:value-type="float" office:value="0.302820956512652">
                <text:p>0.302820956512652</text:p>
              </table:table-cell>
              <table:table-cell office:value-type="float" office:value="0.302852680539377">
                <text:p>0.302852680539377</text:p>
              </table:table-cell>
              <table:table-cell office:value-type="float" office:value="0.302887846801167">
                <text:p>0.302887846801167</text:p>
              </table:table-cell>
              <table:table-cell office:value-type="float" office:value="0.30285166787872">
                <text:p>0.30285166787872</text:p>
              </table:table-cell>
              <table:table-cell office:value-type="float" office:value="0.30288883270648">
                <text:p>0.30288883270648</text:p>
              </table:table-cell>
              <table:table-cell office:value-type="float" office:value="0.302842567795505">
                <text:p>0.302842567795505</text:p>
              </table:table-cell>
              <table:table-cell office:value-type="float" office:value="0.302825022431893">
                <text:p>0.302825022431893</text:p>
              </table:table-cell>
              <table:table-cell office:value-type="float" office:value="0.302832705526719">
                <text:p>0.302832705526719</text:p>
              </table:table-cell>
              <table:table-cell office:value-type="float" office:value="0.302893182323887">
                <text:p>0.302893182323887</text:p>
              </table:table-cell>
              <table:table-cell office:value-type="float" office:value="0.302882161353086">
                <text:p>0.302882161353086</text:p>
              </table:table-cell>
              <table:table-cell office:value-type="float" office:value="0.302910261768111">
                <text:p>0.302910261768111</text:p>
              </table:table-cell>
              <table:table-cell office:value-type="float" office:value="0.302880681191393">
                <text:p>0.302880681191393</text:p>
              </table:table-cell>
              <table:table-cell office:value-type="float" office:value="0.302870999914504">
                <text:p>0.302870999914504</text:p>
              </table:table-cell>
              <table:table-cell office:value-type="float" office:value="0.302858834441133">
                <text:p>0.302858834441133</text:p>
              </table:table-cell>
              <table:table-cell office:value-type="float" office:value="0.302911993389954">
                <text:p>0.302911993389954</text:p>
              </table:table-cell>
              <table:table-cell office:value-type="float" office:value="0.302916700001255">
                <text:p>0.302916700001255</text:p>
              </table:table-cell>
              <table:table-cell office:value-type="float" office:value="0.302904985241924">
                <text:p>0.302904985241924</text:p>
              </table:table-cell>
              <table:table-cell office:value-type="float" office:value="0.302844877356748">
                <text:p>0.302844877356748</text:p>
              </table:table-cell>
              <table:table-cell office:value-type="float" office:value="0.302926446519262">
                <text:p>0.302926446519262</text:p>
              </table:table-cell>
              <table:table-cell office:value-type="float" office:value="0.302836786421957">
                <text:p>0.302836786421957</text:p>
              </table:table-cell>
              <table:table-cell office:value-type="float" office:value="0.302931272989687">
                <text:p>0.302931272989687</text:p>
              </table:table-cell>
              <table:table-cell office:value-type="float" office:value="0.302918942230241">
                <text:p>0.302918942230241</text:p>
              </table:table-cell>
              <table:table-cell office:value-type="float" office:value="0.302913272787032">
                <text:p>0.302913272787032</text:p>
              </table:table-cell>
              <table:table-cell office:value-type="float" office:value="0.302854488338763">
                <text:p>0.302854488338763</text:p>
              </table:table-cell>
              <table:table-cell office:value-type="float" office:value="0.302820783519155">
                <text:p>0.302820783519155</text:p>
              </table:table-cell>
              <table:table-cell office:value-type="float" office:value="0.302921231815594">
                <text:p>0.302921231815594</text:p>
              </table:table-cell>
              <table:table-cell office:value-type="float" office:value="0.302844081365611">
                <text:p>0.302844081365611</text:p>
              </table:table-cell>
              <table:table-cell office:value-type="float" office:value="0.302860882366593">
                <text:p>0.302860882366593</text:p>
              </table:table-cell>
              <table:table-cell office:value-type="float" office:value="0.302908977521217">
                <text:p>0.302908977521217</text:p>
              </table:table-cell>
              <table:table-cell office:value-type="float" office:value="0.302834299379682">
                <text:p>0.302834299379682</text:p>
              </table:table-cell>
              <table:table-cell office:value-type="float" office:value="0.302895640493457">
                <text:p>0.302895640493457</text:p>
              </table:table-cell>
              <table:table-cell office:value-type="float" office:value="0.301370818607251">
                <text:p>0.301370818607251</text:p>
              </table:table-cell>
              <table:table-cell office:value-type="float" office:value="0.301404408866531">
                <text:p>0.301404408866531</text:p>
              </table:table-cell>
              <table:table-cell office:value-type="float" office:value="0.301364090162524">
                <text:p>0.301364090162524</text:p>
              </table:table-cell>
              <table:table-cell office:value-type="float" office:value="0.301303690753987">
                <text:p>0.301303690753987</text:p>
              </table:table-cell>
              <table:table-cell office:value-type="float" office:value="0.301233687871101">
                <text:p>0.301233687871101</text:p>
              </table:table-cell>
              <table:table-cell office:value-type="float" office:value="0.301151920917368">
                <text:p>0.301151920917368</text:p>
              </table:table-cell>
              <table:table-cell office:value-type="float" office:value="0.301132028334644">
                <text:p>0.301132028334644</text:p>
              </table:table-cell>
              <table:table-cell office:value-type="float" office:value="0.301022323352238">
                <text:p>0.301022323352238</text:p>
              </table:table-cell>
              <table:table-cell office:value-type="float" office:value="0.301725805412082">
                <text:p>0.301725805412082</text:p>
              </table:table-cell>
              <table:table-cell office:value-type="float" office:value="0.303078838569857">
                <text:p>0.303078838569857</text:p>
              </table:table-cell>
              <table:table-cell office:value-type="float" office:value="0.308381195351852">
                <text:p>0.308381195351852</text:p>
              </table:table-cell>
              <table:table-cell office:value-type="float" office:value="0.312406965246145">
                <text:p>0.312406965246145</text:p>
              </table:table-cell>
              <table:table-cell office:value-type="float" office:value="0.321443753632393">
                <text:p>0.321443753632393</text:p>
              </table:table-cell>
              <table:table-cell office:value-type="float" office:value="0.323084455124038">
                <text:p>0.323084455124038</text:p>
              </table:table-cell>
              <table:table-cell office:value-type="float" office:value="0.325008989577225">
                <text:p>0.325008989577225</text:p>
              </table:table-cell>
              <table:table-cell office:value-type="float" office:value="0.327112018743816">
                <text:p>0.327112018743816</text:p>
              </table:table-cell>
              <table:table-cell office:value-type="float" office:value="0.325041358712846">
                <text:p>0.325041358712846</text:p>
              </table:table-cell>
              <table:table-cell office:value-type="float" office:value="0.327342763659009">
                <text:p>0.327342763659009</text:p>
              </table:table-cell>
              <table:table-cell office:value-type="float" office:value="0.336370011216937">
                <text:p>0.336370011216937</text:p>
              </table:table-cell>
              <table:table-cell office:value-type="float" office:value="0.33815142666576">
                <text:p>0.33815142666576</text:p>
              </table:table-cell>
              <table:table-cell office:value-type="float" office:value="0.340343734916438">
                <text:p>0.340343734916438</text:p>
              </table:table-cell>
              <table:table-cell office:value-type="float" office:value="0.339380148120735">
                <text:p>0.339380148120735</text:p>
              </table:table-cell>
              <table:table-cell office:value-type="float" office:value="0.339266294543129">
                <text:p>0.339266294543129</text:p>
              </table:table-cell>
              <table:table-cell office:value-type="float" office:value="0.340097625953405">
                <text:p>0.340097625953405</text:p>
              </table:table-cell>
              <table:table-cell office:value-type="float" office:value="0.341479403241424">
                <text:p>0.341479403241424</text:p>
              </table:table-cell>
              <table:table-cell office:value-type="float" office:value="0.341421654739972">
                <text:p>0.341421654739972</text:p>
              </table:table-cell>
              <table:table-cell office:value-type="float" office:value="0.339185535388398">
                <text:p>0.339185535388398</text:p>
              </table:table-cell>
              <table:table-cell office:value-type="float" office:value="0.314555671280988">
                <text:p>0.314555671280988</text:p>
              </table:table-cell>
              <table:table-cell office:value-type="float" office:value="0.312667852073396">
                <text:p>0.312667852073396</text:p>
              </table:table-cell>
              <table:table-cell office:value-type="float" office:value="0.310095180223369">
                <text:p>0.310095180223369</text:p>
              </table:table-cell>
              <table:table-cell office:value-type="float" office:value="0.306184014120958">
                <text:p>0.306184014120958</text:p>
              </table:table-cell>
              <table:table-cell office:value-type="float" office:value="0.304689764996128">
                <text:p>0.304689764996128</text:p>
              </table:table-cell>
              <table:table-cell office:value-type="float" office:value="0.304090594395337">
                <text:p>0.304090594395337</text:p>
              </table:table-cell>
              <table:table-cell office:value-type="float" office:value="0.303875598302755">
                <text:p>0.303875598302755</text:p>
              </table:table-cell>
              <table:table-cell office:value-type="float" office:value="0.304777997363218">
                <text:p>0.304777997363218</text:p>
              </table:table-cell>
              <table:table-cell office:value-type="float" office:value="0.306977476951679">
                <text:p>0.306977476951679</text:p>
              </table:table-cell>
              <table:table-cell office:value-type="float" office:value="0.308269818688531">
                <text:p>0.308269818688531</text:p>
              </table:table-cell>
              <table:table-cell office:value-type="float" office:value="0.309798882855074">
                <text:p>0.309798882855074</text:p>
              </table:table-cell>
              <table:table-cell office:value-type="float" office:value="0.309913844540063">
                <text:p>0.309913844540063</text:p>
              </table:table-cell>
              <table:table-cell office:value-type="float" office:value="0.309031413097088">
                <text:p>0.309031413097088</text:p>
              </table:table-cell>
              <table:table-cell office:value-type="float" office:value="0.305208686796953">
                <text:p>0.305208686796953</text:p>
              </table:table-cell>
              <table:table-cell office:value-type="float" office:value="0.331890636989751">
                <text:p>0.331890636989751</text:p>
              </table:table-cell>
              <table:table-cell office:value-type="float" office:value="0.327530055069897">
                <text:p>0.327530055069897</text:p>
              </table:table-cell>
              <table:table-cell office:value-type="float" office:value="0.319124671882373">
                <text:p>0.319124671882373</text:p>
              </table:table-cell>
              <table:table-cell office:value-type="float" office:value="0.314815413694467">
                <text:p>0.314815413694467</text:p>
              </table:table-cell>
              <table:table-cell office:value-type="float" office:value="0.312774605660125">
                <text:p>0.312774605660125</text:p>
              </table:table-cell>
              <table:table-cell office:value-type="float" office:value="0.31009146286739">
                <text:p>0.31009146286739</text:p>
              </table:table-cell>
              <table:table-cell office:value-type="float" office:value="0.306211023559016">
                <text:p>0.306211023559016</text:p>
              </table:table-cell>
              <table:table-cell office:value-type="float" office:value="0.302834690228206">
                <text:p>0.302834690228206</text:p>
              </table:table-cell>
              <table:table-cell office:value-type="float" office:value="0.301763422596724">
                <text:p>0.301763422596724</text:p>
              </table:table-cell>
              <table:table-cell office:value-type="float" office:value="0.30122244127883">
                <text:p>0.30122244127883</text:p>
              </table:table-cell>
              <table:table-cell office:value-type="float" office:value="0.300860968148516">
                <text:p>0.300860968148516</text:p>
              </table:table-cell>
              <table:table-cell office:value-type="float" office:value="0.299967360347907">
                <text:p>0.299967360347907</text:p>
              </table:table-cell>
              <table:table-cell office:value-type="float" office:value="0.298956532645782">
                <text:p>0.298956532645782</text:p>
              </table:table-cell>
              <table:table-cell office:value-type="float" office:value="0.29826461121766">
                <text:p>0.29826461121766</text:p>
              </table:table-cell>
              <table:table-cell office:value-type="float" office:value="0.299382570651377">
                <text:p>0.299382570651377</text:p>
              </table:table-cell>
              <table:table-cell office:value-type="float" office:value="0.300686386567228">
                <text:p>0.300686386567228</text:p>
              </table:table-cell>
              <table:table-cell office:value-type="float" office:value="0.30255115911633">
                <text:p>0.30255115911633</text:p>
              </table:table-cell>
              <table:table-cell office:value-type="float" office:value="0.303611916337878">
                <text:p>0.303611916337878</text:p>
              </table:table-cell>
              <table:table-cell office:value-type="float" office:value="0.307552680523766">
                <text:p>0.307552680523766</text:p>
              </table:table-cell>
              <table:table-cell office:value-type="float" office:value="0.318773268646369">
                <text:p>0.318773268646369</text:p>
              </table:table-cell>
              <table:table-cell office:value-type="float" office:value="0.315738867296794">
                <text:p>0.315738867296794</text:p>
              </table:table-cell>
              <table:table-cell office:value-type="float" office:value="0.325207649577718">
                <text:p>0.325207649577718</text:p>
              </table:table-cell>
              <table:table-cell office:value-type="float" office:value="0.329720778481883">
                <text:p>0.329720778481883</text:p>
              </table:table-cell>
              <table:table-cell office:value-type="float" office:value="0.330185387206945">
                <text:p>0.330185387206945</text:p>
              </table:table-cell>
              <table:table-cell office:value-type="float" office:value="0.330184381605648">
                <text:p>0.330184381605648</text:p>
              </table:table-cell>
              <table:table-cell office:value-type="float" office:value="0.330239165175273">
                <text:p>0.330239165175273</text:p>
              </table:table-cell>
              <table:table-cell office:value-type="float" office:value="0.335014013905934">
                <text:p>0.335014013905934</text:p>
              </table:table-cell>
              <table:table-cell office:value-type="float" office:value="0.335800058106748">
                <text:p>0.335800058106748</text:p>
              </table:table-cell>
              <table:table-cell office:value-type="float" office:value="0.310589202507169">
                <text:p>0.310589202507169</text:p>
              </table:table-cell>
              <table:table-cell office:value-type="float" office:value="0.304401365379848">
                <text:p>0.304401365379848</text:p>
              </table:table-cell>
              <table:table-cell office:value-type="float" office:value="0.302123996271857">
                <text:p>0.302123996271857</text:p>
              </table:table-cell>
              <table:table-cell office:value-type="float" office:value="0.300355689198774">
                <text:p>0.300355689198774</text:p>
              </table:table-cell>
              <table:table-cell office:value-type="float" office:value="0.300039548207087">
                <text:p>0.300039548207087</text:p>
              </table:table-cell>
              <table:table-cell office:value-type="float" office:value="0.294204789698787">
                <text:p>0.294204789698787</text:p>
              </table:table-cell>
              <table:table-cell office:value-type="float" office:value="0.292678931706892">
                <text:p>0.292678931706892</text:p>
              </table:table-cell>
              <table:table-cell office:value-type="float" office:value="0.33637661551879">
                <text:p>0.33637661551879</text:p>
              </table:table-cell>
              <table:table-cell office:value-type="float" office:value="0.335904457724397">
                <text:p>0.335904457724397</text:p>
              </table:table-cell>
              <table:table-cell office:value-type="float" office:value="0.335105391571092">
                <text:p>0.335105391571092</text:p>
              </table:table-cell>
              <table:table-cell office:value-type="float" office:value="0.332469155240271">
                <text:p>0.332469155240271</text:p>
              </table:table-cell>
              <table:table-cell office:value-type="float" office:value="0.323404456798474">
                <text:p>0.323404456798474</text:p>
              </table:table-cell>
              <table:table-cell office:value-type="float" office:value="0.315320115060082">
                <text:p>0.315320115060082</text:p>
              </table:table-cell>
              <table:table-cell office:value-type="float" office:value="0.311157863313753">
                <text:p>0.311157863313753</text:p>
              </table:table-cell>
              <table:table-cell office:value-type="float" office:value="0.303747905936911">
                <text:p>0.303747905936911</text:p>
              </table:table-cell>
              <table:table-cell office:value-type="float" office:value="0.30321222490833">
                <text:p>0.30321222490833</text:p>
              </table:table-cell>
              <table:table-cell office:value-type="float" office:value="0.303012656469012">
                <text:p>0.303012656469012</text:p>
              </table:table-cell>
              <table:table-cell office:value-type="float" office:value="0.301959742717312">
                <text:p>0.301959742717312</text:p>
              </table:table-cell>
              <table:table-cell office:value-type="float" office:value="0.30048312839144">
                <text:p>0.30048312839144</text:p>
              </table:table-cell>
              <table:table-cell office:value-type="float" office:value="0.300061561124673">
                <text:p>0.300061561124673</text:p>
              </table:table-cell>
              <table:table-cell office:value-type="float" office:value="0.300499670164681">
                <text:p>0.300499670164681</text:p>
              </table:table-cell>
              <table:table-cell office:value-type="float" office:value="0.302292402292952">
                <text:p>0.302292402292952</text:p>
              </table:table-cell>
              <table:table-cell office:value-type="float" office:value="0.303179970622509">
                <text:p>0.303179970622509</text:p>
              </table:table-cell>
              <table:table-cell office:value-type="float" office:value="0.30450808006008">
                <text:p>0.30450808006008</text:p>
              </table:table-cell>
              <table:table-cell office:value-type="float" office:value="0.317832853331896">
                <text:p>0.317832853331896</text:p>
              </table:table-cell>
              <table:table-cell office:value-type="float" office:value="0.318735844312318">
                <text:p>0.318735844312318</text:p>
              </table:table-cell>
              <table:table-cell office:value-type="float" office:value="0.323506279802259">
                <text:p>0.323506279802259</text:p>
              </table:table-cell>
              <table:table-cell office:value-type="float" office:value="0.328594896721498">
                <text:p>0.328594896721498</text:p>
              </table:table-cell>
              <table:table-cell office:value-type="float" office:value="0.330277226449036">
                <text:p>0.330277226449036</text:p>
              </table:table-cell>
              <table:table-cell office:value-type="float" office:value="0.332152331342361">
                <text:p>0.332152331342361</text:p>
              </table:table-cell>
              <table:table-cell office:value-type="float" office:value="0.331509589984107">
                <text:p>0.331509589984107</text:p>
              </table:table-cell>
              <table:table-cell office:value-type="float" office:value="0.331396952264182">
                <text:p>0.331396952264182</text:p>
              </table:table-cell>
              <table:table-cell office:value-type="float" office:value="0.33270115522534">
                <text:p>0.33270115522534</text:p>
              </table:table-cell>
              <table:table-cell office:value-type="float" office:value="0.336442728202551">
                <text:p>0.336442728202551</text:p>
              </table:table-cell>
              <table:table-cell office:value-type="float" office:value="0.302670855400765">
                <text:p>0.302670855400765</text:p>
              </table:table-cell>
              <table:table-cell office:value-type="float" office:value="0.300618311305222">
                <text:p>0.300618311305222</text:p>
              </table:table-cell>
              <table:table-cell office:value-type="float" office:value="0.299100191557864">
                <text:p>0.299100191557864</text:p>
              </table:table-cell>
              <table:table-cell office:value-type="float" office:value="0.293987119819209">
                <text:p>0.293987119819209</text:p>
              </table:table-cell>
              <table:table-cell office:value-type="float" office:value="0.33264201231982">
                <text:p>0.33264201231982</text:p>
              </table:table-cell>
              <table:table-cell office:value-type="float" office:value="0.335958301060616">
                <text:p>0.335958301060616</text:p>
              </table:table-cell>
              <table:table-cell office:value-type="float" office:value="0.332647282271243">
                <text:p>0.332647282271243</text:p>
              </table:table-cell>
              <table:table-cell office:value-type="float" office:value="0.328804222126175">
                <text:p>0.328804222126175</text:p>
              </table:table-cell>
              <table:table-cell office:value-type="float" office:value="0.323950293464274">
                <text:p>0.323950293464274</text:p>
              </table:table-cell>
              <table:table-cell office:value-type="float" office:value="0.310128819129074">
                <text:p>0.310128819129074</text:p>
              </table:table-cell>
              <table:table-cell office:value-type="float" office:value="0.308189862810689">
                <text:p>0.308189862810689</text:p>
              </table:table-cell>
              <table:table-cell office:value-type="float" office:value="0.304821354338035">
                <text:p>0.304821354338035</text:p>
              </table:table-cell>
              <table:table-cell office:value-type="float" office:value="0.299668217518397">
                <text:p>0.299668217518397</text:p>
              </table:table-cell>
              <table:table-cell office:value-type="float" office:value="0.302810943778622">
                <text:p>0.302810943778622</text:p>
              </table:table-cell>
              <table:table-cell office:value-type="float" office:value="0.303509930224874">
                <text:p>0.303509930224874</text:p>
              </table:table-cell>
              <table:table-cell office:value-type="float" office:value="0.303674962191035">
                <text:p>0.303674962191035</text:p>
              </table:table-cell>
              <table:table-cell office:value-type="float" office:value="0.303029172659261">
                <text:p>0.303029172659261</text:p>
              </table:table-cell>
              <table:table-cell office:value-type="float" office:value="0.301169830389179">
                <text:p>0.301169830389179</text:p>
              </table:table-cell>
              <table:table-cell office:value-type="float" office:value="0.301594622620985">
                <text:p>0.301594622620985</text:p>
              </table:table-cell>
              <table:table-cell office:value-type="float" office:value="0.303311025557873">
                <text:p>0.303311025557873</text:p>
              </table:table-cell>
              <table:table-cell office:value-type="float" office:value="0.304656181736741">
                <text:p>0.304656181736741</text:p>
              </table:table-cell>
              <table:table-cell office:value-type="float" office:value="0.306597593933483">
                <text:p>0.306597593933483</text:p>
              </table:table-cell>
              <table:table-cell office:value-type="float" office:value="0.307884121879728">
                <text:p>0.307884121879728</text:p>
              </table:table-cell>
              <table:table-cell office:value-type="float" office:value="0.31242584554766">
                <text:p>0.31242584554766</text:p>
              </table:table-cell>
              <table:table-cell office:value-type="float" office:value="0.319150186614506">
                <text:p>0.319150186614506</text:p>
              </table:table-cell>
              <table:table-cell office:value-type="float" office:value="0.324316247806694">
                <text:p>0.324316247806694</text:p>
              </table:table-cell>
              <table:table-cell office:value-type="float" office:value="0.324681095043033">
                <text:p>0.324681095043033</text:p>
              </table:table-cell>
              <table:table-cell office:value-type="float" office:value="0.322800916983024">
                <text:p>0.322800916983024</text:p>
              </table:table-cell>
              <table:table-cell office:value-type="float" office:value="0.328184342821016">
                <text:p>0.328184342821016</text:p>
              </table:table-cell>
              <table:table-cell office:value-type="float" office:value="0.333471554743687">
                <text:p>0.333471554743687</text:p>
              </table:table-cell>
              <table:table-cell office:value-type="float" office:value="0.335857555731261">
                <text:p>0.335857555731261</text:p>
              </table:table-cell>
              <table:table-cell office:value-type="float" office:value="0.33666962567833">
                <text:p>0.33666962567833</text:p>
              </table:table-cell>
              <table:table-cell office:value-type="float" office:value="0.336092526463194">
                <text:p>0.336092526463194</text:p>
              </table:table-cell>
              <table:table-cell office:value-type="float" office:value="0.336001488426554">
                <text:p>0.336001488426554</text:p>
              </table:table-cell>
              <table:table-cell office:value-type="float" office:value="0.337031371316562">
                <text:p>0.337031371316562</text:p>
              </table:table-cell>
              <table:table-cell office:value-type="float" office:value="0.338913695566211">
                <text:p>0.338913695566211</text:p>
              </table:table-cell>
              <table:table-cell office:value-type="float" office:value="0.339518560088381">
                <text:p>0.339518560088381</text:p>
              </table:table-cell>
              <table:table-cell office:value-type="float" office:value="0.337391784265617">
                <text:p>0.337391784265617</text:p>
              </table:table-cell>
              <table:table-cell office:value-type="float" office:value="0.333009924847568">
                <text:p>0.333009924847568</text:p>
              </table:table-cell>
              <table:table-cell office:value-type="float" office:value="0.304317206911059">
                <text:p>0.304317206911059</text:p>
              </table:table-cell>
              <table:table-cell office:value-type="float" office:value="0.301521915350335">
                <text:p>0.301521915350335</text:p>
              </table:table-cell>
              <table:table-cell office:value-type="float" office:value="0.301017826254336">
                <text:p>0.301017826254336</text:p>
              </table:table-cell>
              <table:table-cell office:value-type="float" office:value="0.30117322964231">
                <text:p>0.30117322964231</text:p>
              </table:table-cell>
              <table:table-cell office:value-type="float" office:value="0.301939210219745">
                <text:p>0.301939210219745</text:p>
              </table:table-cell>
              <table:table-cell office:value-type="float" office:value="0.302828939740223">
                <text:p>0.302828939740223</text:p>
              </table:table-cell>
              <table:table-cell office:value-type="float" office:value="0.305186859210845">
                <text:p>0.305186859210845</text:p>
              </table:table-cell>
              <table:table-cell office:value-type="float" office:value="0.307236742720097">
                <text:p>0.307236742720097</text:p>
              </table:table-cell>
              <table:table-cell office:value-type="float" office:value="0.304849504056235">
                <text:p>0.304849504056235</text:p>
              </table:table-cell>
              <table:table-cell office:value-type="float" office:value="0.302167701612932">
                <text:p>0.302167701612932</text:p>
              </table:table-cell>
              <table:table-cell office:value-type="float" office:value="0.333896042775806">
                <text:p>0.333896042775806</text:p>
              </table:table-cell>
              <table:table-cell office:value-type="float" office:value="0.319797275187591">
                <text:p>0.319797275187591</text:p>
              </table:table-cell>
              <table:table-cell office:value-type="float" office:value="0.308622059589296">
                <text:p>0.308622059589296</text:p>
              </table:table-cell>
              <table:table-cell office:value-type="float" office:value="0.306034402977039">
                <text:p>0.306034402977039</text:p>
              </table:table-cell>
              <table:table-cell office:value-type="float" office:value="0.301812230114454">
                <text:p>0.301812230114454</text:p>
              </table:table-cell>
              <table:table-cell office:value-type="float" office:value="0.295606374047913">
                <text:p>0.295606374047913</text:p>
              </table:table-cell>
              <table:table-cell office:value-type="float" office:value="0.297253006318741">
                <text:p>0.297253006318741</text:p>
              </table:table-cell>
              <table:table-cell office:value-type="float" office:value="0.299823102983132">
                <text:p>0.299823102983132</text:p>
              </table:table-cell>
              <table:table-cell office:value-type="float" office:value="0.303850267554096">
                <text:p>0.303850267554096</text:p>
              </table:table-cell>
              <table:table-cell office:value-type="float" office:value="0.303106619161306">
                <text:p>0.303106619161306</text:p>
              </table:table-cell>
              <table:table-cell office:value-type="float" office:value="0.302585327726432">
                <text:p>0.302585327726432</text:p>
              </table:table-cell>
              <table:table-cell office:value-type="float" office:value="0.301784699648343">
                <text:p>0.301784699648343</text:p>
              </table:table-cell>
              <table:table-cell office:value-type="float" office:value="0.301041722128672">
                <text:p>0.301041722128672</text:p>
              </table:table-cell>
              <table:table-cell office:value-type="float" office:value="0.302342338577768">
                <text:p>0.302342338577768</text:p>
              </table:table-cell>
              <table:table-cell office:value-type="float" office:value="0.304582098728283">
                <text:p>0.304582098728283</text:p>
              </table:table-cell>
              <table:table-cell office:value-type="float" office:value="0.306588281490038">
                <text:p>0.306588281490038</text:p>
              </table:table-cell>
              <table:table-cell office:value-type="float" office:value="0.310046953085383">
                <text:p>0.310046953085383</text:p>
              </table:table-cell>
              <table:table-cell office:value-type="float" office:value="0.311617260988852">
                <text:p>0.311617260988852</text:p>
              </table:table-cell>
              <table:table-cell office:value-type="float" office:value="0.317752481505529">
                <text:p>0.317752481505529</text:p>
              </table:table-cell>
              <table:table-cell office:value-type="float" office:value="0.323439307214902">
                <text:p>0.323439307214902</text:p>
              </table:table-cell>
              <table:table-cell office:value-type="float" office:value="0.324627893573353">
                <text:p>0.324627893573353</text:p>
              </table:table-cell>
              <table:table-cell office:value-type="float" office:value="0.322455555371544">
                <text:p>0.322455555371544</text:p>
              </table:table-cell>
              <table:table-cell office:value-type="float" office:value="0.320835973496891">
                <text:p>0.320835973496891</text:p>
              </table:table-cell>
              <table:table-cell office:value-type="float" office:value="0.326093979800612">
                <text:p>0.326093979800612</text:p>
              </table:table-cell>
              <table:table-cell office:value-type="float" office:value="0.332493325248315">
                <text:p>0.332493325248315</text:p>
              </table:table-cell>
              <table:table-cell office:value-type="float" office:value="0.334465139745413">
                <text:p>0.334465139745413</text:p>
              </table:table-cell>
              <table:table-cell office:value-type="float" office:value="0.336058124323342">
                <text:p>0.336058124323342</text:p>
              </table:table-cell>
              <table:table-cell office:value-type="float" office:value="0.337692185879737">
                <text:p>0.337692185879737</text:p>
              </table:table-cell>
              <table:table-cell office:value-type="float" office:value="0.337687064228944">
                <text:p>0.337687064228944</text:p>
              </table:table-cell>
              <table:table-cell office:value-type="float" office:value="0.337363755087964">
                <text:p>0.337363755087964</text:p>
              </table:table-cell>
              <table:table-cell office:value-type="float" office:value="0.339206030114368">
                <text:p>0.339206030114368</text:p>
              </table:table-cell>
              <table:table-cell office:value-type="float" office:value="0.339210069914183">
                <text:p>0.339210069914183</text:p>
              </table:table-cell>
              <table:table-cell office:value-type="float" office:value="0.338833416348607">
                <text:p>0.338833416348607</text:p>
              </table:table-cell>
              <table:table-cell office:value-type="float" office:value="0.307189325505316">
                <text:p>0.307189325505316</text:p>
              </table:table-cell>
              <table:table-cell office:value-type="float" office:value="0.305082040936747">
                <text:p>0.305082040936747</text:p>
              </table:table-cell>
              <table:table-cell office:value-type="float" office:value="0.304530111608365">
                <text:p>0.304530111608365</text:p>
              </table:table-cell>
              <table:table-cell office:value-type="float" office:value="0.303703748402304">
                <text:p>0.303703748402304</text:p>
              </table:table-cell>
              <table:table-cell office:value-type="float" office:value="0.305194924908516">
                <text:p>0.305194924908516</text:p>
              </table:table-cell>
              <table:table-cell office:value-type="float" office:value="0.306722312769816">
                <text:p>0.306722312769816</text:p>
              </table:table-cell>
              <table:table-cell office:value-type="float" office:value="0.30861112638014">
                <text:p>0.30861112638014</text:p>
              </table:table-cell>
              <table:table-cell office:value-type="float" office:value="0.310074372007495">
                <text:p>0.310074372007495</text:p>
              </table:table-cell>
              <table:table-cell office:value-type="float" office:value="0.311948626352057">
                <text:p>0.311948626352057</text:p>
              </table:table-cell>
              <table:table-cell office:value-type="float" office:value="0.31028846643543">
                <text:p>0.31028846643543</text:p>
              </table:table-cell>
              <table:table-cell office:value-type="float" office:value="0.307614872218896">
                <text:p>0.307614872218896</text:p>
              </table:table-cell>
              <table:table-cell office:value-type="float" office:value="0.304586423617656">
                <text:p>0.304586423617656</text:p>
              </table:table-cell>
              <table:table-cell office:value-type="float" office:value="0.309889685093884">
                <text:p>0.309889685093884</text:p>
              </table:table-cell>
              <table:table-cell office:value-type="float" office:value="0.323668603489726">
                <text:p>0.323668603489726</text:p>
              </table:table-cell>
              <table:table-cell office:value-type="float" office:value="0.331571043214767">
                <text:p>0.331571043214767</text:p>
              </table:table-cell>
              <table:table-cell office:value-type="float" office:value="0.33241155045243">
                <text:p>0.33241155045243</text:p>
              </table:table-cell>
              <table:table-cell office:value-type="float" office:value="0.326830122862347">
                <text:p>0.326830122862347</text:p>
              </table:table-cell>
              <table:table-cell office:value-type="float" office:value="0.303705496272166">
                <text:p>0.303705496272166</text:p>
              </table:table-cell>
              <table:table-cell office:value-type="float" office:value="0.29386745526875">
                <text:p>0.29386745526875</text:p>
              </table:table-cell>
              <table:table-cell office:value-type="float" office:value="0.297056213299335">
                <text:p>0.297056213299335</text:p>
              </table:table-cell>
              <table:table-cell office:value-type="float" office:value="0.304699540775822">
                <text:p>0.304699540775822</text:p>
              </table:table-cell>
              <table:table-cell office:value-type="float" office:value="0.304332287775836">
                <text:p>0.304332287775836</text:p>
              </table:table-cell>
              <table:table-cell office:value-type="float" office:value="0.30381592185719">
                <text:p>0.30381592185719</text:p>
              </table:table-cell>
              <table:table-cell office:value-type="float" office:value="0.302386725579867">
                <text:p>0.302386725579867</text:p>
              </table:table-cell>
              <table:table-cell office:value-type="float" office:value="0.30253718838977">
                <text:p>0.30253718838977</text:p>
              </table:table-cell>
              <table:table-cell office:value-type="float" office:value="0.302404954628676">
                <text:p>0.302404954628676</text:p>
              </table:table-cell>
              <table:table-cell office:value-type="float" office:value="0.30235492541032">
                <text:p>0.30235492541032</text:p>
              </table:table-cell>
              <table:table-cell office:value-type="float" office:value="0.303553757392959">
                <text:p>0.303553757392959</text:p>
              </table:table-cell>
              <table:table-cell office:value-type="float" office:value="0.305702983735667">
                <text:p>0.305702983735667</text:p>
              </table:table-cell>
              <table:table-cell office:value-type="float" office:value="0.309609782151755">
                <text:p>0.309609782151755</text:p>
              </table:table-cell>
              <table:table-cell office:value-type="float" office:value="0.31186410979032">
                <text:p>0.31186410979032</text:p>
              </table:table-cell>
              <table:table-cell office:value-type="float" office:value="0.327111138883731">
                <text:p>0.327111138883731</text:p>
              </table:table-cell>
              <table:table-cell office:value-type="float" office:value="0.325925199818145">
                <text:p>0.325925199818145</text:p>
              </table:table-cell>
              <table:table-cell office:value-type="float" office:value="0.327754103959731">
                <text:p>0.327754103959731</text:p>
              </table:table-cell>
              <table:table-cell office:value-type="float" office:value="0.341410218396192">
                <text:p>0.341410218396192</text:p>
              </table:table-cell>
              <table:table-cell office:value-type="float" office:value="0.34381151248202">
                <text:p>0.34381151248202</text:p>
              </table:table-cell>
              <table:table-cell office:value-type="float" office:value="0.341770148598107">
                <text:p>0.341770148598107</text:p>
              </table:table-cell>
              <table:table-cell office:value-type="float" office:value="0.313425102275512">
                <text:p>0.313425102275512</text:p>
              </table:table-cell>
              <table:table-cell office:value-type="float" office:value="0.306348624912546">
                <text:p>0.306348624912546</text:p>
              </table:table-cell>
              <table:table-cell office:value-type="float" office:value="0.300179815713219">
                <text:p>0.300179815713219</text:p>
              </table:table-cell>
              <table:table-cell office:value-type="float" office:value="0.294712421866547">
                <text:p>0.294712421866547</text:p>
              </table:table-cell>
              <table:table-cell office:value-type="float" office:value="0.291782788183287">
                <text:p>0.291782788183287</text:p>
              </table:table-cell>
              <table:table-cell office:value-type="float" office:value="0.289397142785231">
                <text:p>0.289397142785231</text:p>
              </table:table-cell>
              <table:table-cell office:value-type="float" office:value="0.287258814146074">
                <text:p>0.287258814146074</text:p>
              </table:table-cell>
              <table:table-cell office:value-type="float" office:value="0.283856199460011">
                <text:p>0.283856199460011</text:p>
              </table:table-cell>
              <table:table-cell office:value-type="float" office:value="0.285374950794539">
                <text:p>0.285374950794539</text:p>
              </table:table-cell>
              <table:table-cell office:value-type="float" office:value="0.310612532066974">
                <text:p>0.310612532066974</text:p>
              </table:table-cell>
              <table:table-cell office:value-type="float" office:value="0.309243188536047">
                <text:p>0.309243188536047</text:p>
              </table:table-cell>
              <table:table-cell office:value-type="float" office:value="0.304756522880322">
                <text:p>0.304756522880322</text:p>
              </table:table-cell>
              <table:table-cell office:value-type="float" office:value="0.304835148301705">
                <text:p>0.304835148301705</text:p>
              </table:table-cell>
              <table:table-cell office:value-type="float" office:value="0.304918789721382">
                <text:p>0.304918789721382</text:p>
              </table:table-cell>
              <table:table-cell office:value-type="float" office:value="0.304646638476392">
                <text:p>0.304646638476392</text:p>
              </table:table-cell>
              <table:table-cell office:value-type="float" office:value="0.304663075418878">
                <text:p>0.304663075418878</text:p>
              </table:table-cell>
              <table:table-cell office:value-type="float" office:value="0.304939275786379">
                <text:p>0.304939275786379</text:p>
              </table:table-cell>
              <table:table-cell office:value-type="float" office:value="0.304762941817951">
                <text:p>0.304762941817951</text:p>
              </table:table-cell>
              <table:table-cell office:value-type="float" office:value="0.30465804507377">
                <text:p>0.30465804507377</text:p>
              </table:table-cell>
              <table:table-cell office:value-type="float" office:value="0.304736870450052">
                <text:p>0.304736870450052</text:p>
              </table:table-cell>
              <table:table-cell office:value-type="float" office:value="0.304895723718465">
                <text:p>0.304895723718465</text:p>
              </table:table-cell>
              <table:table-cell office:value-type="float" office:value="0.304820238967634">
                <text:p>0.304820238967634</text:p>
              </table:table-cell>
              <table:table-cell office:value-type="float" office:value="0.304772552028584">
                <text:p>0.304772552028584</text:p>
              </table:table-cell>
              <table:table-cell office:value-type="float" office:value="0.304798408334365">
                <text:p>0.304798408334365</text:p>
              </table:table-cell>
              <table:table-cell office:value-type="float" office:value="0.304780161714808">
                <text:p>0.304780161714808</text:p>
              </table:table-cell>
              <table:table-cell office:value-type="float" office:value="0.304767248753965">
                <text:p>0.304767248753965</text:p>
              </table:table-cell>
              <table:table-cell office:value-type="float" office:value="0.304767230960353">
                <text:p>0.304767230960353</text:p>
              </table:table-cell>
              <table:table-cell office:value-type="float" office:value="0.304769932591233">
                <text:p>0.304769932591233</text:p>
              </table:table-cell>
              <table:table-cell office:value-type="float" office:value="0.30477771684829">
                <text:p>0.30477771684829</text:p>
              </table:table-cell>
              <table:table-cell office:value-type="float" office:value="0.304752028340128">
                <text:p>0.304752028340128</text:p>
              </table:table-cell>
              <table:table-cell office:value-type="float" office:value="0.304774462487472">
                <text:p>0.304774462487472</text:p>
              </table:table-cell>
              <table:table-cell office:value-type="float" office:value="0.304778745882668">
                <text:p>0.304778745882668</text:p>
              </table:table-cell>
              <table:table-cell office:value-type="float" office:value="0.3047800082458">
                <text:p>0.3047800082458</text:p>
              </table:table-cell>
              <table:table-cell office:value-type="float" office:value="0.304760443280361">
                <text:p>0.304760443280361</text:p>
              </table:table-cell>
              <table:table-cell office:value-type="float" office:value="0.304757339045346">
                <text:p>0.304757339045346</text:p>
              </table:table-cell>
              <table:table-cell office:value-type="float" office:value="0.304773812874621">
                <text:p>0.304773812874621</text:p>
              </table:table-cell>
              <table:table-cell office:value-type="float" office:value="0.30476529239951">
                <text:p>0.30476529239951</text:p>
              </table:table-cell>
              <table:table-cell office:value-type="float" office:value="0.304753528553234">
                <text:p>0.304753528553234</text:p>
              </table:table-cell>
              <table:table-cell office:value-type="float" office:value="0.304760091280207">
                <text:p>0.304760091280207</text:p>
              </table:table-cell>
              <table:table-cell office:value-type="float" office:value="0.304784673880113">
                <text:p>0.304784673880113</text:p>
              </table:table-cell>
              <table:table-cell office:value-type="float" office:value="0.304783601146574">
                <text:p>0.304783601146574</text:p>
              </table:table-cell>
              <table:table-cell office:value-type="float" office:value="0.304776788564239">
                <text:p>0.304776788564239</text:p>
              </table:table-cell>
              <table:table-cell office:value-type="float" office:value="0.304763641033678">
                <text:p>0.304763641033678</text:p>
              </table:table-cell>
              <table:table-cell office:value-type="float" office:value="0.304748928481442">
                <text:p>0.304748928481442</text:p>
              </table:table-cell>
              <table:table-cell office:value-type="float" office:value="0.304769467008812">
                <text:p>0.304769467008812</text:p>
              </table:table-cell>
              <table:table-cell office:value-type="float" office:value="0.304781417398949">
                <text:p>0.304781417398949</text:p>
              </table:table-cell>
              <table:table-cell office:value-type="float" office:value="0.304782170446355">
                <text:p>0.304782170446355</text:p>
              </table:table-cell>
              <table:table-cell office:value-type="float" office:value="0.304745405913679">
                <text:p>0.304745405913679</text:p>
              </table:table-cell>
              <table:table-cell office:value-type="float" office:value="0.304741640038486">
                <text:p>0.304741640038486</text:p>
              </table:table-cell>
              <table:table-cell office:value-type="float" office:value="0.30474508570159">
                <text:p>0.30474508570159</text:p>
              </table:table-cell>
              <table:table-cell office:value-type="float" office:value="0.304768124052603">
                <text:p>0.304768124052603</text:p>
              </table:table-cell>
              <table:table-cell office:value-type="float" office:value="0.304749037026128">
                <text:p>0.304749037026128</text:p>
              </table:table-cell>
              <table:table-cell office:value-type="float" office:value="0.304761323400846">
                <text:p>0.304761323400846</text:p>
              </table:table-cell>
              <table:table-cell office:value-type="float" office:value="0.304752790967708">
                <text:p>0.304752790967708</text:p>
              </table:table-cell>
              <table:table-cell office:value-type="float" office:value="0.304762813000578">
                <text:p>0.304762813000578</text:p>
              </table:table-cell>
              <table:table-cell office:value-type="float" office:value="0.304738566776637">
                <text:p>0.304738566776637</text:p>
              </table:table-cell>
              <table:table-cell office:value-type="float" office:value="0.304766603027513">
                <text:p>0.304766603027513</text:p>
              </table:table-cell>
              <table:table-cell office:value-type="float" office:value="0.30473824599022">
                <text:p>0.30473824599022</text:p>
              </table:table-cell>
              <table:table-cell office:value-type="float" office:value="0.304737531128682">
                <text:p>0.304737531128682</text:p>
              </table:table-cell>
              <table:table-cell office:value-type="float" office:value="0.304745546604142">
                <text:p>0.304745546604142</text:p>
              </table:table-cell>
              <table:table-cell office:value-type="float" office:value="0.304770079318559">
                <text:p>0.304770079318559</text:p>
              </table:table-cell>
              <table:table-cell office:value-type="float" office:value="0.304773616269945">
                <text:p>0.304773616269945</text:p>
              </table:table-cell>
              <table:table-cell office:value-type="float" office:value="0.304744851420968">
                <text:p>0.304744851420968</text:p>
              </table:table-cell>
              <table:table-cell office:value-type="float" office:value="0.304759080745874">
                <text:p>0.304759080745874</text:p>
              </table:table-cell>
              <table:table-cell office:value-type="float" office:value="0.304754571663704">
                <text:p>0.304754571663704</text:p>
              </table:table-cell>
              <table:table-cell office:value-type="float" office:value="0.304738522447629">
                <text:p>0.304738522447629</text:p>
              </table:table-cell>
              <table:table-cell office:value-type="float" office:value="0.304755384486648">
                <text:p>0.304755384486648</text:p>
              </table:table-cell>
              <table:table-cell office:value-type="float" office:value="0.304753466316372">
                <text:p>0.304753466316372</text:p>
              </table:table-cell>
              <table:table-cell office:value-type="float" office:value="0.304741750452928">
                <text:p>0.304741750452928</text:p>
              </table:table-cell>
              <table:table-cell office:value-type="float" office:value="0.304770467990303">
                <text:p>0.304770467990303</text:p>
              </table:table-cell>
              <table:table-cell office:value-type="float" office:value="0.304757096283603">
                <text:p>0.304757096283603</text:p>
              </table:table-cell>
              <table:table-cell office:value-type="float" office:value="0.304755087862382">
                <text:p>0.304755087862382</text:p>
              </table:table-cell>
              <table:table-cell office:value-type="float" office:value="0.304736279457365">
                <text:p>0.304736279457365</text:p>
              </table:table-cell>
              <table:table-cell office:value-type="float" office:value="0.304769159951713">
                <text:p>0.304769159951713</text:p>
              </table:table-cell>
              <table:table-cell office:value-type="float" office:value="0.304741606021898">
                <text:p>0.304741606021898</text:p>
              </table:table-cell>
              <table:table-cell office:value-type="float" office:value="0.304775457004411">
                <text:p>0.304775457004411</text:p>
              </table:table-cell>
              <table:table-cell office:value-type="float" office:value="0.304768340678034">
                <text:p>0.304768340678034</text:p>
              </table:table-cell>
              <table:table-cell office:value-type="float" office:value="0.304744277768561">
                <text:p>0.304744277768561</text:p>
              </table:table-cell>
              <table:table-cell office:value-type="float" office:value="0.304768673561469">
                <text:p>0.304768673561469</text:p>
              </table:table-cell>
              <table:table-cell office:value-type="float" office:value="0.304756099729438">
                <text:p>0.304756099729438</text:p>
              </table:table-cell>
              <table:table-cell office:value-type="float" office:value="0.304758873235111">
                <text:p>0.304758873235111</text:p>
              </table:table-cell>
              <table:table-cell office:value-type="float" office:value="0.304759386704452">
                <text:p>0.304759386704452</text:p>
              </table:table-cell>
              <table:table-cell office:value-type="float" office:value="0.304741528685623">
                <text:p>0.304741528685623</text:p>
              </table:table-cell>
              <table:table-cell office:value-type="float" office:value="0.304774619712695">
                <text:p>0.304774619712695</text:p>
              </table:table-cell>
              <table:table-cell office:value-type="float" office:value="0.304737526700239">
                <text:p>0.304737526700239</text:p>
              </table:table-cell>
              <table:table-cell office:value-type="float" office:value="0.304748420510383">
                <text:p>0.304748420510383</text:p>
              </table:table-cell>
              <table:table-cell office:value-type="float" office:value="0.304771176663939">
                <text:p>0.304771176663939</text:p>
              </table:table-cell>
              <table:table-cell office:value-type="float" office:value="0.304787564051972">
                <text:p>0.304787564051972</text:p>
              </table:table-cell>
              <table:table-cell office:value-type="float" office:value="0.30474756062001">
                <text:p>0.30474756062001</text:p>
              </table:table-cell>
              <table:table-cell office:value-type="float" office:value="0.30476164918706">
                <text:p>0.30476164918706</text:p>
              </table:table-cell>
              <table:table-cell office:value-type="float" office:value="0.30475295901488">
                <text:p>0.30475295901488</text:p>
              </table:table-cell>
              <table:table-cell office:value-type="float" office:value="0.304739942668109">
                <text:p>0.304739942668109</text:p>
              </table:table-cell>
              <table:table-cell office:value-type="float" office:value="0.304754461733434">
                <text:p>0.304754461733434</text:p>
              </table:table-cell>
              <table:table-cell office:value-type="float" office:value="0.304745968228759">
                <text:p>0.304745968228759</text:p>
              </table:table-cell>
              <table:table-cell office:value-type="float" office:value="0.30476719411101">
                <text:p>0.30476719411101</text:p>
              </table:table-cell>
              <table:table-cell office:value-type="float" office:value="0.30475561489521">
                <text:p>0.30475561489521</text:p>
              </table:table-cell>
              <table:table-cell office:value-type="float" office:value="0.30477917269522">
                <text:p>0.30477917269522</text:p>
              </table:table-cell>
              <table:table-cell office:value-type="float" office:value="0.304769745380301">
                <text:p>0.304769745380301</text:p>
              </table:table-cell>
              <table:table-cell office:value-type="float" office:value="0.30474022731646">
                <text:p>0.30474022731646</text:p>
              </table:table-cell>
              <table:table-cell office:value-type="float" office:value="0.304762691114608">
                <text:p>0.304762691114608</text:p>
              </table:table-cell>
            </table:table-row>
            <table:table-row>
              <table:table-cell office:value-type="string">
                <text:p>Potential diff</text:p>
                <draw:g>
                  <svg:desc>flatDgait14.A8:flatDgait14.A8</svg:desc>
                </draw:g>
              </table:table-cell>
              <table:table-cell office:value-type="float" office:value="-0.0000381601741454851">
                <text:p>-0.0000381601741454851</text:p>
                <draw:g>
                  <svg:desc>flatDgait14.B8:flatDgait14.NL8</svg:desc>
                </draw:g>
              </table:table-cell>
              <table:table-cell office:value-type="float" office:value="-0.0000186660710522757">
                <text:p>-0.0000186660710522757</text:p>
              </table:table-cell>
              <table:table-cell office:value-type="float" office:value="-0.0000262512857421293">
                <text:p>-0.0000262512857421293</text:p>
              </table:table-cell>
              <table:table-cell office:value-type="float" office:value="0.0000546151578654786">
                <text:p>0.0000546151578654786</text:p>
              </table:table-cell>
              <table:table-cell office:value-type="float" office:value="0.000029910756922269">
                <text:p>0.000029910756922269</text:p>
              </table:table-cell>
              <table:table-cell office:value-type="float" office:value="-0.0000826835314322594">
                <text:p>-0.0000826835314322594</text:p>
              </table:table-cell>
              <table:table-cell office:value-type="float" office:value="0.00000105109295867045">
                <text:p>0.00000105109295867045</text:p>
              </table:table-cell>
              <table:table-cell office:value-type="float" office:value="0.0000233334168675547">
                <text:p>0.0000233334168675547</text:p>
              </table:table-cell>
              <table:table-cell office:value-type="float" office:value="0.0000628426686627437">
                <text:p>0.0000628426686627437</text:p>
              </table:table-cell>
              <table:table-cell office:value-type="float" office:value="-0.0000813312118689291">
                <text:p>-0.0000813312118689291</text:p>
              </table:table-cell>
              <table:table-cell office:value-type="float" office:value="0.00000465178573316738">
                <text:p>0.00000465178573316738</text:p>
              </table:table-cell>
              <table:table-cell office:value-type="float" office:value="0.0000300625360628581">
                <text:p>0.0000300625360628581</text:p>
              </table:table-cell>
              <table:table-cell office:value-type="float" office:value="0.0000213325350675309">
                <text:p>0.0000213325350675309</text:p>
              </table:table-cell>
              <table:table-cell office:value-type="float" office:value="-0.0000206671293333516">
                <text:p>-0.0000206671293333516</text:p>
              </table:table-cell>
              <table:table-cell office:value-type="float" office:value="-0.0000251395280991273">
                <text:p>-0.0000251395280991273</text:p>
              </table:table-cell>
              <table:table-cell office:value-type="float" office:value="-0.0000404148803291315">
                <text:p>-0.0000404148803291315</text:p>
              </table:table-cell>
              <table:table-cell office:value-type="float" office:value="0.0000162967675688686">
                <text:p>0.0000162967675688686</text:p>
              </table:table-cell>
              <table:table-cell office:value-type="float" office:value="0.00000359995253318424">
                <text:p>0.00000359995253318424</text:p>
              </table:table-cell>
              <table:table-cell office:value-type="float" office:value="0.00000768796453282095">
                <text:p>0.00000768796453282095</text:p>
              </table:table-cell>
              <table:table-cell office:value-type="float" office:value="-0.0000272521564798067">
                <text:p>-0.0000272521564798067</text:p>
              </table:table-cell>
              <table:table-cell office:value-type="float" office:value="0.0000924826271418988">
                <text:p>0.0000924826271418988</text:p>
              </table:table-cell>
              <table:table-cell office:value-type="float" office:value="-0.0000658411729191344">
                <text:p>-0.0000658411729191344</text:p>
              </table:table-cell>
              <table:table-cell office:value-type="float" office:value="-0.0000153816946254492">
                <text:p>-0.0000153816946254492</text:p>
              </table:table-cell>
              <table:table-cell office:value-type="float" office:value="0.000031724026725688">
                <text:p>0.000031724026725688</text:p>
              </table:table-cell>
              <table:table-cell office:value-type="float" office:value="0.0000351662617897874">
                <text:p>0.0000351662617897874</text:p>
              </table:table-cell>
              <table:table-cell office:value-type="float" office:value="-0.0000361789224467279">
                <text:p>-0.0000361789224467279</text:p>
              </table:table-cell>
              <table:table-cell office:value-type="float" office:value="0.0000371648277595615">
                <text:p>0.0000371648277595615</text:p>
              </table:table-cell>
              <table:table-cell office:value-type="float" office:value="-0.0000462649109749247">
                <text:p>-0.0000462649109749247</text:p>
              </table:table-cell>
              <table:table-cell office:value-type="float" office:value="-0.0000175453636116485">
                <text:p>-0.0000175453636116485</text:p>
              </table:table-cell>
              <table:table-cell office:value-type="float" office:value="0.00000768309482546137">
                <text:p>0.00000768309482546137</text:p>
              </table:table-cell>
              <table:table-cell office:value-type="float" office:value="0.0000604767971679188">
                <text:p>0.0000604767971679188</text:p>
              </table:table-cell>
              <table:table-cell office:value-type="float" office:value="-0.0000110209708008568">
                <text:p>-0.0000110209708008568</text:p>
              </table:table-cell>
              <table:table-cell office:value-type="float" office:value="0.0000281004150250452">
                <text:p>0.0000281004150250452</text:p>
              </table:table-cell>
              <table:table-cell office:value-type="float" office:value="-0.0000295805767182578">
                <text:p>-0.0000295805767182578</text:p>
              </table:table-cell>
              <table:table-cell office:value-type="float" office:value="-0.00000968127688855125">
                <text:p>-0.00000968127688855125</text:p>
              </table:table-cell>
              <table:table-cell office:value-type="float" office:value="-0.0000121654733709065">
                <text:p>-0.0000121654733709065</text:p>
              </table:table-cell>
              <table:table-cell office:value-type="float" office:value="0.0000531589488211304">
                <text:p>0.0000531589488211304</text:p>
              </table:table-cell>
              <table:table-cell office:value-type="float" office:value="0.00000470661130030914">
                <text:p>0.00000470661130030914</text:p>
              </table:table-cell>
              <table:table-cell office:value-type="float" office:value="-0.000011714759330983">
                <text:p>-0.000011714759330983</text:p>
              </table:table-cell>
              <table:table-cell office:value-type="float" office:value="-0.0000601078851752979">
                <text:p>-0.0000601078851752979</text:p>
              </table:table-cell>
              <table:table-cell office:value-type="float" office:value="0.0000815691625135617">
                <text:p>0.0000815691625135617</text:p>
              </table:table-cell>
              <table:table-cell office:value-type="float" office:value="-0.0000896600973052664">
                <text:p>-0.0000896600973052664</text:p>
              </table:table-cell>
              <table:table-cell office:value-type="float" office:value="0.0000944865677298679">
                <text:p>0.0000944865677298679</text:p>
              </table:table-cell>
              <table:table-cell office:value-type="float" office:value="-0.0000123307594456779">
                <text:p>-0.0000123307594456779</text:p>
              </table:table-cell>
              <table:table-cell office:value-type="float" office:value="-0.00000566944320889995">
                <text:p>-0.00000566944320889995</text:p>
              </table:table-cell>
              <table:table-cell office:value-type="float" office:value="-0.000058784448269178">
                <text:p>-0.000058784448269178</text:p>
              </table:table-cell>
              <table:table-cell office:value-type="float" office:value="-0.0000337048196082934">
                <text:p>-0.0000337048196082934</text:p>
              </table:table-cell>
              <table:table-cell office:value-type="float" office:value="0.000100448296439515">
                <text:p>0.000100448296439515</text:p>
              </table:table-cell>
              <table:table-cell office:value-type="float" office:value="-0.0000771504499827991">
                <text:p>-0.0000771504499827991</text:p>
              </table:table-cell>
              <table:table-cell office:value-type="float" office:value="0.0000168010009820585">
                <text:p>0.0000168010009820585</text:p>
              </table:table-cell>
              <table:table-cell office:value-type="float" office:value="0.0000480951546237285">
                <text:p>0.0000480951546237285</text:p>
              </table:table-cell>
              <table:table-cell office:value-type="float" office:value="-0.0000746781415351116">
                <text:p>-0.0000746781415351116</text:p>
              </table:table-cell>
              <table:table-cell office:value-type="float" office:value="0.0000613411137749265">
                <text:p>0.0000613411137749265</text:p>
              </table:table-cell>
              <table:table-cell office:value-type="float" office:value="-0.0015248218862059">
                <text:p>-0.0015248218862059</text:p>
              </table:table-cell>
              <table:table-cell office:value-type="float" office:value="0.0000335902592796811">
                <text:p>0.0000335902592796811</text:p>
              </table:table-cell>
              <table:table-cell office:value-type="float" office:value="-0.0000403187040063924">
                <text:p>-0.0000403187040063924</text:p>
              </table:table-cell>
              <table:table-cell office:value-type="float" office:value="-0.0000603994085377479">
                <text:p>-0.0000603994085377479</text:p>
              </table:table-cell>
              <table:table-cell office:value-type="float" office:value="-0.0000700028828855559">
                <text:p>-0.0000700028828855559</text:p>
              </table:table-cell>
              <table:table-cell office:value-type="float" office:value="-0.0000817669537333532">
                <text:p>-0.0000817669537333532</text:p>
              </table:table-cell>
              <table:table-cell office:value-type="float" office:value="-0.000019892582723946">
                <text:p>-0.000019892582723946</text:p>
              </table:table-cell>
              <table:table-cell office:value-type="float" office:value="-0.000109704982405701">
                <text:p>-0.000109704982405701</text:p>
              </table:table-cell>
              <table:table-cell office:value-type="float" office:value="0.00070348205984444">
                <text:p>0.00070348205984444</text:p>
              </table:table-cell>
              <table:table-cell office:value-type="float" office:value="0.00135303315777419">
                <text:p>0.00135303315777419</text:p>
              </table:table-cell>
              <table:table-cell office:value-type="float" office:value="0.00530235678199498">
                <text:p>0.00530235678199498</text:p>
              </table:table-cell>
              <table:table-cell office:value-type="float" office:value="0.00402576989429326">
                <text:p>0.00402576989429326</text:p>
              </table:table-cell>
              <table:table-cell office:value-type="float" office:value="0.00903678838624833">
                <text:p>0.00903678838624833</text:p>
              </table:table-cell>
              <table:table-cell office:value-type="float" office:value="0.00164070149164464">
                <text:p>0.00164070149164464</text:p>
              </table:table-cell>
              <table:table-cell office:value-type="float" office:value="0.00192453445318674">
                <text:p>0.00192453445318674</text:p>
              </table:table-cell>
              <table:table-cell office:value-type="float" office:value="0.00210302916659139">
                <text:p>0.00210302916659139</text:p>
              </table:table-cell>
              <table:table-cell office:value-type="float" office:value="-0.00207066003097017">
                <text:p>-0.00207066003097017</text:p>
              </table:table-cell>
              <table:table-cell office:value-type="float" office:value="0.00230140494616282">
                <text:p>0.00230140494616282</text:p>
              </table:table-cell>
              <table:table-cell office:value-type="float" office:value="0.00902724755792883">
                <text:p>0.00902724755792883</text:p>
              </table:table-cell>
              <table:table-cell office:value-type="float" office:value="0.00178141544882282">
                <text:p>0.00178141544882282</text:p>
              </table:table-cell>
              <table:table-cell office:value-type="float" office:value="0.0021923082506774">
                <text:p>0.0021923082506774</text:p>
              </table:table-cell>
              <table:table-cell office:value-type="float" office:value="-0.000963586795702409">
                <text:p>-0.000963586795702409</text:p>
              </table:table-cell>
              <table:table-cell office:value-type="float" office:value="-0.000113853577606626">
                <text:p>-0.000113853577606626</text:p>
              </table:table-cell>
              <table:table-cell office:value-type="float" office:value="0.000831331410276137">
                <text:p>0.000831331410276137</text:p>
              </table:table-cell>
              <table:table-cell office:value-type="float" office:value="0.00138177728801925">
                <text:p>0.00138177728801925</text:p>
              </table:table-cell>
              <table:table-cell office:value-type="float" office:value="-0.0000577485014523482">
                <text:p>-0.0000577485014523482</text:p>
              </table:table-cell>
              <table:table-cell office:value-type="float" office:value="-0.00223611935157325">
                <text:p>-0.00223611935157325</text:p>
              </table:table-cell>
              <table:table-cell office:value-type="float" office:value="-0.0246298641074102">
                <text:p>-0.0246298641074102</text:p>
              </table:table-cell>
              <table:table-cell office:value-type="float" office:value="-0.00188781920759229">
                <text:p>-0.00188781920759229</text:p>
              </table:table-cell>
              <table:table-cell office:value-type="float" office:value="-0.0025726718500273">
                <text:p>-0.0025726718500273</text:p>
              </table:table-cell>
              <table:table-cell office:value-type="float" office:value="-0.00391116610241088">
                <text:p>-0.00391116610241088</text:p>
              </table:table-cell>
              <table:table-cell office:value-type="float" office:value="-0.00149424912482998">
                <text:p>-0.00149424912482998</text:p>
              </table:table-cell>
              <table:table-cell office:value-type="float" office:value="-0.000599170600790566">
                <text:p>-0.000599170600790566</text:p>
              </table:table-cell>
              <table:table-cell office:value-type="float" office:value="-0.000214996092581687">
                <text:p>-0.000214996092581687</text:p>
              </table:table-cell>
              <table:table-cell office:value-type="float" office:value="0.000902399060462633">
                <text:p>0.000902399060462633</text:p>
              </table:table-cell>
              <table:table-cell office:value-type="float" office:value="0.00219947958846056">
                <text:p>0.00219947958846056</text:p>
              </table:table-cell>
              <table:table-cell office:value-type="float" office:value="0.00129234173685244">
                <text:p>0.00129234173685244</text:p>
              </table:table-cell>
              <table:table-cell office:value-type="float" office:value="0.00152906416654319">
                <text:p>0.00152906416654319</text:p>
              </table:table-cell>
              <table:table-cell office:value-type="float" office:value="0.000114961684988368">
                <text:p>0.000114961684988368</text:p>
              </table:table-cell>
              <table:table-cell office:value-type="float" office:value="-0.000882431442974618">
                <text:p>-0.000882431442974618</text:p>
              </table:table-cell>
              <table:table-cell office:value-type="float" office:value="-0.00382272630013536">
                <text:p>-0.00382272630013536</text:p>
              </table:table-cell>
              <table:table-cell office:value-type="float" office:value="0.0266819501927987">
                <text:p>0.0266819501927987</text:p>
              </table:table-cell>
              <table:table-cell office:value-type="float" office:value="-0.00436058191985445">
                <text:p>-0.00436058191985445</text:p>
              </table:table-cell>
              <table:table-cell office:value-type="float" office:value="-0.00840538318752387">
                <text:p>-0.00840538318752387</text:p>
              </table:table-cell>
              <table:table-cell office:value-type="float" office:value="-0.00430925818790567">
                <text:p>-0.00430925818790567</text:p>
              </table:table-cell>
              <table:table-cell office:value-type="float" office:value="-0.00204080803434281">
                <text:p>-0.00204080803434281</text:p>
              </table:table-cell>
              <table:table-cell office:value-type="float" office:value="-0.00268314279273474">
                <text:p>-0.00268314279273474</text:p>
              </table:table-cell>
              <table:table-cell office:value-type="float" office:value="-0.00388043930837345">
                <text:p>-0.00388043930837345</text:p>
              </table:table-cell>
              <table:table-cell office:value-type="float" office:value="-0.00337633333081067">
                <text:p>-0.00337633333081067</text:p>
              </table:table-cell>
              <table:table-cell office:value-type="float" office:value="-0.00107126763148135">
                <text:p>-0.00107126763148135</text:p>
              </table:table-cell>
              <table:table-cell office:value-type="float" office:value="-0.000540981317894707">
                <text:p>-0.000540981317894707</text:p>
              </table:table-cell>
              <table:table-cell office:value-type="float" office:value="-0.000361473130313317">
                <text:p>-0.000361473130313317</text:p>
              </table:table-cell>
              <table:table-cell office:value-type="float" office:value="-0.000893607800609708">
                <text:p>-0.000893607800609708</text:p>
              </table:table-cell>
              <table:table-cell office:value-type="float" office:value="-0.00101082770212474">
                <text:p>-0.00101082770212474</text:p>
              </table:table-cell>
              <table:table-cell office:value-type="float" office:value="-0.000691921428121967">
                <text:p>-0.000691921428121967</text:p>
              </table:table-cell>
              <table:table-cell office:value-type="float" office:value="0.00111795943371695">
                <text:p>0.00111795943371695</text:p>
              </table:table-cell>
              <table:table-cell office:value-type="float" office:value="0.00130381591585071">
                <text:p>0.00130381591585071</text:p>
              </table:table-cell>
              <table:table-cell office:value-type="float" office:value="0.00186477254910239">
                <text:p>0.00186477254910239</text:p>
              </table:table-cell>
              <table:table-cell office:value-type="float" office:value="0.0010607572215478">
                <text:p>0.0010607572215478</text:p>
              </table:table-cell>
              <table:table-cell office:value-type="float" office:value="0.00394076418588779">
                <text:p>0.00394076418588779</text:p>
              </table:table-cell>
              <table:table-cell office:value-type="float" office:value="0.0112205881226032">
                <text:p>0.0112205881226032</text:p>
              </table:table-cell>
              <table:table-cell office:value-type="float" office:value="-0.00303440134957428">
                <text:p>-0.00303440134957428</text:p>
              </table:table-cell>
              <table:table-cell office:value-type="float" office:value="0.0094687822809239">
                <text:p>0.0094687822809239</text:p>
              </table:table-cell>
              <table:table-cell office:value-type="float" office:value="0.00451312890416433">
                <text:p>0.00451312890416433</text:p>
              </table:table-cell>
              <table:table-cell office:value-type="float" office:value="0.000464608725062599">
                <text:p>0.000464608725062599</text:p>
              </table:table-cell>
              <table:table-cell office:value-type="float" office:value="-0.00000100560129712157">
                <text:p>-0.00000100560129712157</text:p>
              </table:table-cell>
              <table:table-cell office:value-type="float" office:value="0.0000547835696242949">
                <text:p>0.0000547835696242949</text:p>
              </table:table-cell>
              <table:table-cell office:value-type="float" office:value="0.00477484873066136">
                <text:p>0.00477484873066136</text:p>
              </table:table-cell>
              <table:table-cell office:value-type="float" office:value="0.000786044200814295">
                <text:p>0.000786044200814295</text:p>
              </table:table-cell>
              <table:table-cell office:value-type="float" office:value="-0.0252108555995794">
                <text:p>-0.0252108555995794</text:p>
              </table:table-cell>
              <table:table-cell office:value-type="float" office:value="-0.00618783712732041">
                <text:p>-0.00618783712732041</text:p>
              </table:table-cell>
              <table:table-cell office:value-type="float" office:value="-0.00227736910799164">
                <text:p>-0.00227736910799164</text:p>
              </table:table-cell>
              <table:table-cell office:value-type="float" office:value="-0.00176830707308229">
                <text:p>-0.00176830707308229</text:p>
              </table:table-cell>
              <table:table-cell office:value-type="float" office:value="-0.000316140991687308">
                <text:p>-0.000316140991687308</text:p>
              </table:table-cell>
              <table:table-cell office:value-type="float" office:value="-0.00583475850830045">
                <text:p>-0.00583475850830045</text:p>
              </table:table-cell>
              <table:table-cell office:value-type="float" office:value="-0.00152585799189503">
                <text:p>-0.00152585799189503</text:p>
              </table:table-cell>
              <table:table-cell office:value-type="float" office:value="0.043697683811898">
                <text:p>0.043697683811898</text:p>
              </table:table-cell>
              <table:table-cell office:value-type="float" office:value="-0.00047215779439258">
                <text:p>-0.00047215779439258</text:p>
              </table:table-cell>
              <table:table-cell office:value-type="float" office:value="-0.000799066153304606">
                <text:p>-0.000799066153304606</text:p>
              </table:table-cell>
              <table:table-cell office:value-type="float" office:value="-0.00263623633082122">
                <text:p>-0.00263623633082122</text:p>
              </table:table-cell>
              <table:table-cell office:value-type="float" office:value="-0.00906469844179725">
                <text:p>-0.00906469844179725</text:p>
              </table:table-cell>
              <table:table-cell office:value-type="float" office:value="-0.00808434173839201">
                <text:p>-0.00808434173839201</text:p>
              </table:table-cell>
              <table:table-cell office:value-type="float" office:value="-0.00416225174632895">
                <text:p>-0.00416225174632895</text:p>
              </table:table-cell>
              <table:table-cell office:value-type="float" office:value="-0.00740995737684203">
                <text:p>-0.00740995737684203</text:p>
              </table:table-cell>
              <table:table-cell office:value-type="float" office:value="-0.000535681028581203">
                <text:p>-0.000535681028581203</text:p>
              </table:table-cell>
              <table:table-cell office:value-type="float" office:value="-0.000199568439318121">
                <text:p>-0.000199568439318121</text:p>
              </table:table-cell>
              <table:table-cell office:value-type="float" office:value="-0.00105291375170002">
                <text:p>-0.00105291375170002</text:p>
              </table:table-cell>
              <table:table-cell office:value-type="float" office:value="-0.00147661432587132">
                <text:p>-0.00147661432587132</text:p>
              </table:table-cell>
              <table:table-cell office:value-type="float" office:value="-0.000421567266767675">
                <text:p>-0.000421567266767675</text:p>
              </table:table-cell>
              <table:table-cell office:value-type="float" office:value="0.000438109040008627">
                <text:p>0.000438109040008627</text:p>
              </table:table-cell>
              <table:table-cell office:value-type="float" office:value="0.00179273212827091">
                <text:p>0.00179273212827091</text:p>
              </table:table-cell>
              <table:table-cell office:value-type="float" office:value="0.000887568329557109">
                <text:p>0.000887568329557109</text:p>
              </table:table-cell>
              <table:table-cell office:value-type="float" office:value="0.00132810943757111">
                <text:p>0.00132810943757111</text:p>
              </table:table-cell>
              <table:table-cell office:value-type="float" office:value="0.013324773271816">
                <text:p>0.013324773271816</text:p>
              </table:table-cell>
              <table:table-cell office:value-type="float" office:value="0.000902990980421348">
                <text:p>0.000902990980421348</text:p>
              </table:table-cell>
              <table:table-cell office:value-type="float" office:value="0.00477043548994116">
                <text:p>0.00477043548994116</text:p>
              </table:table-cell>
              <table:table-cell office:value-type="float" office:value="0.00508861691923901">
                <text:p>0.00508861691923901</text:p>
              </table:table-cell>
              <table:table-cell office:value-type="float" office:value="0.0016823297275379">
                <text:p>0.0016823297275379</text:p>
              </table:table-cell>
              <table:table-cell office:value-type="float" office:value="0.00187510489332521">
                <text:p>0.00187510489332521</text:p>
              </table:table-cell>
              <table:table-cell office:value-type="float" office:value="-0.000642741358254151">
                <text:p>-0.000642741358254151</text:p>
              </table:table-cell>
              <table:table-cell office:value-type="float" office:value="-0.000112637719924757">
                <text:p>-0.000112637719924757</text:p>
              </table:table-cell>
              <table:table-cell office:value-type="float" office:value="0.00130420296115774">
                <text:p>0.00130420296115774</text:p>
              </table:table-cell>
              <table:table-cell office:value-type="float" office:value="0.00374157297721123">
                <text:p>0.00374157297721123</text:p>
              </table:table-cell>
              <table:table-cell office:value-type="float" office:value="-0.0337718728017859">
                <text:p>-0.0337718728017859</text:p>
              </table:table-cell>
              <table:table-cell office:value-type="float" office:value="-0.00205254409554273">
                <text:p>-0.00205254409554273</text:p>
              </table:table-cell>
              <table:table-cell office:value-type="float" office:value="-0.0015181197473581">
                <text:p>-0.0015181197473581</text:p>
              </table:table-cell>
              <table:table-cell office:value-type="float" office:value="-0.00511307173865499">
                <text:p>-0.00511307173865499</text:p>
              </table:table-cell>
              <table:table-cell office:value-type="float" office:value="0.0386548925006112">
                <text:p>0.0386548925006112</text:p>
              </table:table-cell>
              <table:table-cell office:value-type="float" office:value="0.00331628874079543">
                <text:p>0.00331628874079543</text:p>
              </table:table-cell>
              <table:table-cell office:value-type="float" office:value="-0.00331101878937251">
                <text:p>-0.00331101878937251</text:p>
              </table:table-cell>
              <table:table-cell office:value-type="float" office:value="-0.00384306014506852">
                <text:p>-0.00384306014506852</text:p>
              </table:table-cell>
              <table:table-cell office:value-type="float" office:value="-0.00485392866190071">
                <text:p>-0.00485392866190071</text:p>
              </table:table-cell>
              <table:table-cell office:value-type="float" office:value="-0.0138214743352006">
                <text:p>-0.0138214743352006</text:p>
              </table:table-cell>
              <table:table-cell office:value-type="float" office:value="-0.00193895631838448">
                <text:p>-0.00193895631838448</text:p>
              </table:table-cell>
              <table:table-cell office:value-type="float" office:value="-0.00336850847265435">
                <text:p>-0.00336850847265435</text:p>
              </table:table-cell>
              <table:table-cell office:value-type="float" office:value="-0.00515313681963786">
                <text:p>-0.00515313681963786</text:p>
              </table:table-cell>
              <table:table-cell office:value-type="float" office:value="0.00314272626022527">
                <text:p>0.00314272626022527</text:p>
              </table:table-cell>
              <table:table-cell office:value-type="float" office:value="0.000698986446251992">
                <text:p>0.000698986446251992</text:p>
              </table:table-cell>
              <table:table-cell office:value-type="float" office:value="0.000165031966160523">
                <text:p>0.000165031966160523</text:p>
              </table:table-cell>
              <table:table-cell office:value-type="float" office:value="-0.000645789531773633">
                <text:p>-0.000645789531773633</text:p>
              </table:table-cell>
              <table:table-cell office:value-type="float" office:value="-0.00185934227008189">
                <text:p>-0.00185934227008189</text:p>
              </table:table-cell>
              <table:table-cell office:value-type="float" office:value="0.000424792231806248">
                <text:p>0.000424792231806248</text:p>
              </table:table-cell>
              <table:table-cell office:value-type="float" office:value="0.00171640293688802">
                <text:p>0.00171640293688802</text:p>
              </table:table-cell>
              <table:table-cell office:value-type="float" office:value="0.00134515617886793">
                <text:p>0.00134515617886793</text:p>
              </table:table-cell>
              <table:table-cell office:value-type="float" office:value="0.00194141219674143">
                <text:p>0.00194141219674143</text:p>
              </table:table-cell>
              <table:table-cell office:value-type="float" office:value="0.0012865279462454">
                <text:p>0.0012865279462454</text:p>
              </table:table-cell>
              <table:table-cell office:value-type="float" office:value="0.00454172366793226">
                <text:p>0.00454172366793226</text:p>
              </table:table-cell>
              <table:table-cell office:value-type="float" office:value="0.006724341066846">
                <text:p>0.006724341066846</text:p>
              </table:table-cell>
              <table:table-cell office:value-type="float" office:value="0.00516606119218716">
                <text:p>0.00516606119218716</text:p>
              </table:table-cell>
              <table:table-cell office:value-type="float" office:value="0.000364847236339894">
                <text:p>0.000364847236339894</text:p>
              </table:table-cell>
              <table:table-cell office:value-type="float" office:value="-0.00188017806000929">
                <text:p>-0.00188017806000929</text:p>
              </table:table-cell>
              <table:table-cell office:value-type="float" office:value="0.00538342583799201">
                <text:p>0.00538342583799201</text:p>
              </table:table-cell>
              <table:table-cell office:value-type="float" office:value="0.00528721192267101">
                <text:p>0.00528721192267101</text:p>
              </table:table-cell>
              <table:table-cell office:value-type="float" office:value="0.00238600098757347">
                <text:p>0.00238600098757347</text:p>
              </table:table-cell>
              <table:table-cell office:value-type="float" office:value="0.000812069947069893">
                <text:p>0.000812069947069893</text:p>
              </table:table-cell>
              <table:table-cell office:value-type="float" office:value="-0.000577099215136545">
                <text:p>-0.000577099215136545</text:p>
              </table:table-cell>
              <table:table-cell office:value-type="float" office:value="-0.0000910380366402341">
                <text:p>-0.0000910380366402341</text:p>
              </table:table-cell>
              <table:table-cell office:value-type="float" office:value="0.0010298828900086">
                <text:p>0.0010298828900086</text:p>
              </table:table-cell>
              <table:table-cell office:value-type="float" office:value="0.00188232424964818">
                <text:p>0.00188232424964818</text:p>
              </table:table-cell>
              <table:table-cell office:value-type="float" office:value="0.000604864522170567">
                <text:p>0.000604864522170567</text:p>
              </table:table-cell>
              <table:table-cell office:value-type="float" office:value="-0.00212677582276377">
                <text:p>-0.00212677582276377</text:p>
              </table:table-cell>
              <table:table-cell office:value-type="float" office:value="-0.00438185941804936">
                <text:p>-0.00438185941804936</text:p>
              </table:table-cell>
              <table:table-cell office:value-type="float" office:value="-0.0286927179365091">
                <text:p>-0.0286927179365091</text:p>
              </table:table-cell>
              <table:table-cell office:value-type="float" office:value="-0.00279529156072389">
                <text:p>-0.00279529156072389</text:p>
              </table:table-cell>
              <table:table-cell office:value-type="float" office:value="-0.000504089095999305">
                <text:p>-0.000504089095999305</text:p>
              </table:table-cell>
              <table:table-cell office:value-type="float" office:value="0.000155403387974429">
                <text:p>0.000155403387974429</text:p>
              </table:table-cell>
              <table:table-cell office:value-type="float" office:value="0.000765980577435044">
                <text:p>0.000765980577435044</text:p>
              </table:table-cell>
              <table:table-cell office:value-type="float" office:value="0.000889729520478222">
                <text:p>0.000889729520478222</text:p>
              </table:table-cell>
              <table:table-cell office:value-type="float" office:value="0.00235791947062114">
                <text:p>0.00235791947062114</text:p>
              </table:table-cell>
              <table:table-cell office:value-type="float" office:value="0.00204988350925206">
                <text:p>0.00204988350925206</text:p>
              </table:table-cell>
              <table:table-cell office:value-type="float" office:value="-0.00238723866386176">
                <text:p>-0.00238723866386176</text:p>
              </table:table-cell>
              <table:table-cell office:value-type="float" office:value="-0.00268180244330285">
                <text:p>-0.00268180244330285</text:p>
              </table:table-cell>
              <table:table-cell office:value-type="float" office:value="0.0317283411628735">
                <text:p>0.0317283411628735</text:p>
              </table:table-cell>
              <table:table-cell office:value-type="float" office:value="-0.0140987675882149">
                <text:p>-0.0140987675882149</text:p>
              </table:table-cell>
              <table:table-cell office:value-type="float" office:value="-0.011175215598295">
                <text:p>-0.011175215598295</text:p>
              </table:table-cell>
              <table:table-cell office:value-type="float" office:value="-0.00258765661225668">
                <text:p>-0.00258765661225668</text:p>
              </table:table-cell>
              <table:table-cell office:value-type="float" office:value="-0.00422217286258458">
                <text:p>-0.00422217286258458</text:p>
              </table:table-cell>
              <table:table-cell office:value-type="float" office:value="-0.00620585606654095">
                <text:p>-0.00620585606654095</text:p>
              </table:table-cell>
              <table:table-cell office:value-type="float" office:value="0.00164663227082779">
                <text:p>0.00164663227082779</text:p>
              </table:table-cell>
              <table:table-cell office:value-type="float" office:value="0.0025700966643904">
                <text:p>0.0025700966643904</text:p>
              </table:table-cell>
              <table:table-cell office:value-type="float" office:value="0.00402716457096414">
                <text:p>0.00402716457096414</text:p>
              </table:table-cell>
              <table:table-cell office:value-type="float" office:value="-0.00074364839278962">
                <text:p>-0.00074364839278962</text:p>
              </table:table-cell>
              <table:table-cell office:value-type="float" office:value="-0.000521291434873672">
                <text:p>-0.000521291434873672</text:p>
              </table:table-cell>
              <table:table-cell office:value-type="float" office:value="-0.000800628078089394">
                <text:p>-0.000800628078089394</text:p>
              </table:table-cell>
              <table:table-cell office:value-type="float" office:value="-0.00074297751967134">
                <text:p>-0.00074297751967134</text:p>
              </table:table-cell>
              <table:table-cell office:value-type="float" office:value="0.0013006164490964">
                <text:p>0.0013006164490964</text:p>
              </table:table-cell>
              <table:table-cell office:value-type="float" office:value="0.00223976015051469">
                <text:p>0.00223976015051469</text:p>
              </table:table-cell>
              <table:table-cell office:value-type="float" office:value="0.00200618276175563">
                <text:p>0.00200618276175563</text:p>
              </table:table-cell>
              <table:table-cell office:value-type="float" office:value="0.00345867159534496">
                <text:p>0.00345867159534496</text:p>
              </table:table-cell>
              <table:table-cell office:value-type="float" office:value="0.00157030790346907">
                <text:p>0.00157030790346907</text:p>
              </table:table-cell>
              <table:table-cell office:value-type="float" office:value="0.0061352205166762">
                <text:p>0.0061352205166762</text:p>
              </table:table-cell>
              <table:table-cell office:value-type="float" office:value="0.00568682570937318">
                <text:p>0.00568682570937318</text:p>
              </table:table-cell>
              <table:table-cell office:value-type="float" office:value="0.00118858635845082">
                <text:p>0.00118858635845082</text:p>
              </table:table-cell>
              <table:table-cell office:value-type="float" office:value="-0.00217233820180812">
                <text:p>-0.00217233820180812</text:p>
              </table:table-cell>
              <table:table-cell office:value-type="float" office:value="-0.00161958187465372">
                <text:p>-0.00161958187465372</text:p>
              </table:table-cell>
              <table:table-cell office:value-type="float" office:value="0.00525800630372142">
                <text:p>0.00525800630372142</text:p>
              </table:table-cell>
              <table:table-cell office:value-type="float" office:value="0.00639934544770282">
                <text:p>0.00639934544770282</text:p>
              </table:table-cell>
              <table:table-cell office:value-type="float" office:value="0.00197181449709821">
                <text:p>0.00197181449709821</text:p>
              </table:table-cell>
              <table:table-cell office:value-type="float" office:value="0.00159298457792856">
                <text:p>0.00159298457792856</text:p>
              </table:table-cell>
              <table:table-cell office:value-type="float" office:value="0.00163406155639484">
                <text:p>0.00163406155639484</text:p>
              </table:table-cell>
              <table:table-cell office:value-type="float" office:value="-0.00000512165079258331">
                <text:p>-0.00000512165079258331</text:p>
              </table:table-cell>
              <table:table-cell office:value-type="float" office:value="-0.000323309140979999">
                <text:p>-0.000323309140979999</text:p>
              </table:table-cell>
              <table:table-cell office:value-type="float" office:value="0.00184227502640388">
                <text:p>0.00184227502640388</text:p>
              </table:table-cell>
              <table:table-cell office:value-type="float" office:value="0.0000040397998147812">
                <text:p>0.0000040397998147812</text:p>
              </table:table-cell>
              <table:table-cell office:value-type="float" office:value="-0.000376653565575868">
                <text:p>-0.000376653565575868</text:p>
              </table:table-cell>
              <table:table-cell office:value-type="float" office:value="-0.0316440908432906">
                <text:p>-0.0316440908432906</text:p>
              </table:table-cell>
              <table:table-cell office:value-type="float" office:value="-0.00210728456856951">
                <text:p>-0.00210728456856951</text:p>
              </table:table-cell>
              <table:table-cell office:value-type="float" office:value="-0.000551929328381384">
                <text:p>-0.000551929328381384</text:p>
              </table:table-cell>
              <table:table-cell office:value-type="float" office:value="-0.000826363206061387">
                <text:p>-0.000826363206061387</text:p>
              </table:table-cell>
              <table:table-cell office:value-type="float" office:value="0.001491176506212">
                <text:p>0.001491176506212</text:p>
              </table:table-cell>
              <table:table-cell office:value-type="float" office:value="0.00152738786129975">
                <text:p>0.00152738786129975</text:p>
              </table:table-cell>
              <table:table-cell office:value-type="float" office:value="0.00188881361032417">
                <text:p>0.00188881361032417</text:p>
              </table:table-cell>
              <table:table-cell office:value-type="float" office:value="0.00146324562735506">
                <text:p>0.00146324562735506</text:p>
              </table:table-cell>
              <table:table-cell office:value-type="float" office:value="0.00187425434456256">
                <text:p>0.00187425434456256</text:p>
              </table:table-cell>
              <table:table-cell office:value-type="float" office:value="-0.00166015991662788">
                <text:p>-0.00166015991662788</text:p>
              </table:table-cell>
              <table:table-cell office:value-type="float" office:value="-0.00267359421653407">
                <text:p>-0.00267359421653407</text:p>
              </table:table-cell>
              <table:table-cell office:value-type="float" office:value="-0.00302844860123952">
                <text:p>-0.00302844860123952</text:p>
              </table:table-cell>
              <table:table-cell office:value-type="float" office:value="0.005303261476228">
                <text:p>0.005303261476228</text:p>
              </table:table-cell>
              <table:table-cell office:value-type="float" office:value="0.0137789183958421">
                <text:p>0.0137789183958421</text:p>
              </table:table-cell>
              <table:table-cell office:value-type="float" office:value="0.00790243972504095">
                <text:p>0.00790243972504095</text:p>
              </table:table-cell>
              <table:table-cell office:value-type="float" office:value="0.000840507237662547">
                <text:p>0.000840507237662547</text:p>
              </table:table-cell>
              <table:table-cell office:value-type="float" office:value="-0.00558142759008279">
                <text:p>-0.00558142759008279</text:p>
              </table:table-cell>
              <table:table-cell office:value-type="float" office:value="-0.0231246265901806">
                <text:p>-0.0231246265901806</text:p>
              </table:table-cell>
              <table:table-cell office:value-type="float" office:value="-0.00983804100341601">
                <text:p>-0.00983804100341601</text:p>
              </table:table-cell>
              <table:table-cell office:value-type="float" office:value="0.00318875803058455">
                <text:p>0.00318875803058455</text:p>
              </table:table-cell>
              <table:table-cell office:value-type="float" office:value="0.00764332747648694">
                <text:p>0.00764332747648694</text:p>
              </table:table-cell>
              <table:table-cell office:value-type="float" office:value="-0.000367252999986023">
                <text:p>-0.000367252999986023</text:p>
              </table:table-cell>
              <table:table-cell office:value-type="float" office:value="-0.000516365918646011">
                <text:p>-0.000516365918646011</text:p>
              </table:table-cell>
              <table:table-cell office:value-type="float" office:value="-0.00142919627732235">
                <text:p>-0.00142919627732235</text:p>
              </table:table-cell>
              <table:table-cell office:value-type="float" office:value="0.00015046280990294">
                <text:p>0.00015046280990294</text:p>
              </table:table-cell>
              <table:table-cell office:value-type="float" office:value="-0.000132233761094558">
                <text:p>-0.000132233761094558</text:p>
              </table:table-cell>
              <table:table-cell office:value-type="float" office:value="-0.0000500292183555073">
                <text:p>-0.0000500292183555073</text:p>
              </table:table-cell>
              <table:table-cell office:value-type="float" office:value="0.00119883198263832">
                <text:p>0.00119883198263832</text:p>
              </table:table-cell>
              <table:table-cell office:value-type="float" office:value="0.00214922634270798">
                <text:p>0.00214922634270798</text:p>
              </table:table-cell>
              <table:table-cell office:value-type="float" office:value="0.00390679841608871">
                <text:p>0.00390679841608871</text:p>
              </table:table-cell>
              <table:table-cell office:value-type="float" office:value="0.00225432763856492">
                <text:p>0.00225432763856492</text:p>
              </table:table-cell>
              <table:table-cell office:value-type="float" office:value="0.0152470290934113">
                <text:p>0.0152470290934113</text:p>
              </table:table-cell>
              <table:table-cell office:value-type="float" office:value="-0.00118593906558623">
                <text:p>-0.00118593906558623</text:p>
              </table:table-cell>
              <table:table-cell office:value-type="float" office:value="0.00182890414158598">
                <text:p>0.00182890414158598</text:p>
              </table:table-cell>
              <table:table-cell office:value-type="float" office:value="0.0136561144364609">
                <text:p>0.0136561144364609</text:p>
              </table:table-cell>
              <table:table-cell office:value-type="float" office:value="0.00240129408582756">
                <text:p>0.00240129408582756</text:p>
              </table:table-cell>
              <table:table-cell office:value-type="float" office:value="-0.00204136388391285">
                <text:p>-0.00204136388391285</text:p>
              </table:table-cell>
              <table:table-cell office:value-type="float" office:value="-0.0283450463225949">
                <text:p>-0.0283450463225949</text:p>
              </table:table-cell>
              <table:table-cell office:value-type="float" office:value="-0.00707647736296585">
                <text:p>-0.00707647736296585</text:p>
              </table:table-cell>
              <table:table-cell office:value-type="float" office:value="-0.006168809199327">
                <text:p>-0.006168809199327</text:p>
              </table:table-cell>
              <table:table-cell office:value-type="float" office:value="-0.00546739384667166">
                <text:p>-0.00546739384667166</text:p>
              </table:table-cell>
              <table:table-cell office:value-type="float" office:value="-0.00292963368326066">
                <text:p>-0.00292963368326066</text:p>
              </table:table-cell>
              <table:table-cell office:value-type="float" office:value="-0.00238564539805591">
                <text:p>-0.00238564539805591</text:p>
              </table:table-cell>
              <table:table-cell office:value-type="float" office:value="-0.00213832863915647">
                <text:p>-0.00213832863915647</text:p>
              </table:table-cell>
              <table:table-cell office:value-type="float" office:value="-0.00340261468606345">
                <text:p>-0.00340261468606345</text:p>
              </table:table-cell>
              <table:table-cell office:value-type="float" office:value="0.00151875133452856">
                <text:p>0.00151875133452856</text:p>
              </table:table-cell>
              <table:table-cell office:value-type="float" office:value="0.0252375812724349">
                <text:p>0.0252375812724349</text:p>
              </table:table-cell>
              <table:table-cell office:value-type="float" office:value="-0.00136934353092721">
                <text:p>-0.00136934353092721</text:p>
              </table:table-cell>
              <table:table-cell office:value-type="float" office:value="-0.00448666565572531">
                <text:p>-0.00448666565572531</text:p>
              </table:table-cell>
              <table:table-cell office:value-type="float" office:value="0.0000786254213827608">
                <text:p>0.0000786254213827608</text:p>
              </table:table-cell>
              <table:table-cell office:value-type="float" office:value="0.0000836414196773716">
                <text:p>0.0000836414196773716</text:p>
              </table:table-cell>
              <table:table-cell office:value-type="float" office:value="-0.00027215124499036">
                <text:p>-0.00027215124499036</text:p>
              </table:table-cell>
              <table:table-cell office:value-type="float" office:value="0.0000164369424865418">
                <text:p>0.0000164369424865418</text:p>
              </table:table-cell>
              <table:table-cell office:value-type="float" office:value="0.000276200367500479">
                <text:p>0.000276200367500479</text:p>
              </table:table-cell>
              <table:table-cell office:value-type="float" office:value="-0.000176333968427311">
                <text:p>-0.000176333968427311</text:p>
              </table:table-cell>
              <table:table-cell office:value-type="float" office:value="-0.000104896744181571">
                <text:p>-0.000104896744181571</text:p>
              </table:table-cell>
              <table:table-cell office:value-type="float" office:value="0.0000788253762825097">
                <text:p>0.0000788253762825097</text:p>
              </table:table-cell>
              <table:table-cell office:value-type="float" office:value="0.000158853268412973">
                <text:p>0.000158853268412973</text:p>
              </table:table-cell>
              <table:table-cell office:value-type="float" office:value="-0.0000754847508314671">
                <text:p>-0.0000754847508314671</text:p>
              </table:table-cell>
              <table:table-cell office:value-type="float" office:value="-0.0000476869390502177">
                <text:p>-0.0000476869390502177</text:p>
              </table:table-cell>
              <table:table-cell office:value-type="float" office:value="0.0000258563057813355">
                <text:p>0.0000258563057813355</text:p>
              </table:table-cell>
              <table:table-cell office:value-type="float" office:value="-0.0000182466195570163">
                <text:p>-0.0000182466195570163</text:p>
              </table:table-cell>
              <table:table-cell office:value-type="float" office:value="-0.0000129129608430478">
                <text:p>-0.0000129129608430478</text:p>
              </table:table-cell>
              <table:table-cell office:value-type="float" office:value="-0.0000000177936115286492">
                <text:p>-0.0000000177936115286492</text:p>
              </table:table-cell>
              <table:table-cell office:value-type="float" office:value="0.00000270163088000874">
                <text:p>0.00000270163088000874</text:p>
              </table:table-cell>
              <table:table-cell office:value-type="float" office:value="0.00000778425705644237">
                <text:p>0.00000778425705644237</text:p>
              </table:table-cell>
              <table:table-cell office:value-type="float" office:value="-0.0000256885081622027">
                <text:p>-0.0000256885081622027</text:p>
              </table:table-cell>
              <table:table-cell office:value-type="float" office:value="0.0000224341473449297">
                <text:p>0.0000224341473449297</text:p>
              </table:table-cell>
              <table:table-cell office:value-type="float" office:value="0.00000428339519553678">
                <text:p>0.00000428339519553678</text:p>
              </table:table-cell>
              <table:table-cell office:value-type="float" office:value="0.0000012623631319153">
                <text:p>0.0000012623631319153</text:p>
              </table:table-cell>
              <table:table-cell office:value-type="float" office:value="-0.0000195649654385899">
                <text:p>-0.0000195649654385899</text:p>
              </table:table-cell>
              <table:table-cell office:value-type="float" office:value="-0.00000310423501531654">
                <text:p>-0.00000310423501531654</text:p>
              </table:table-cell>
              <table:table-cell office:value-type="float" office:value="0.0000164738292747768">
                <text:p>0.0000164738292747768</text:p>
              </table:table-cell>
              <table:table-cell office:value-type="float" office:value="-0.00000852047511068488">
                <text:p>-0.00000852047511068488</text:p>
              </table:table-cell>
              <table:table-cell office:value-type="float" office:value="-0.0000117638462763803">
                <text:p>-0.0000117638462763803</text:p>
              </table:table-cell>
              <table:table-cell office:value-type="float" office:value="0.00000656272697291405">
                <text:p>0.00000656272697291405</text:p>
              </table:table-cell>
              <table:table-cell office:value-type="float" office:value="0.0000245825999061755">
                <text:p>0.0000245825999061755</text:p>
              </table:table-cell>
              <table:table-cell office:value-type="float" office:value="-0.00000107273353838755">
                <text:p>-0.00000107273353838755</text:p>
              </table:table-cell>
              <table:table-cell office:value-type="float" office:value="-0.00000681258233581339">
                <text:p>-0.00000681258233581339</text:p>
              </table:table-cell>
              <table:table-cell office:value-type="float" office:value="-0.0000131475305608086">
                <text:p>-0.0000131475305608086</text:p>
              </table:table-cell>
              <table:table-cell office:value-type="float" office:value="-0.000014712552236118">
                <text:p>-0.000014712552236118</text:p>
              </table:table-cell>
              <table:table-cell office:value-type="float" office:value="0.0000205385273697734">
                <text:p>0.0000205385273697734</text:p>
              </table:table-cell>
              <table:table-cell office:value-type="float" office:value="0.0000119503901374052">
                <text:p>0.0000119503901374052</text:p>
              </table:table-cell>
              <table:table-cell office:value-type="float" office:value="0.000000753047405654961">
                <text:p>0.000000753047405654961</text:p>
              </table:table-cell>
              <table:table-cell office:value-type="float" office:value="-0.0000367645326755372">
                <text:p>-0.0000367645326755372</text:p>
              </table:table-cell>
              <table:table-cell office:value-type="float" office:value="-0.00000376587519246296">
                <text:p>-0.00000376587519246296</text:p>
              </table:table-cell>
              <table:table-cell office:value-type="float" office:value="0.00000344566310328531">
                <text:p>0.00000344566310328531</text:p>
              </table:table-cell>
              <table:table-cell office:value-type="float" office:value="0.0000230383510136378">
                <text:p>0.0000230383510136378</text:p>
              </table:table-cell>
              <table:table-cell office:value-type="float" office:value="-0.0000190870264750176">
                <text:p>-0.0000190870264750176</text:p>
              </table:table-cell>
              <table:table-cell office:value-type="float" office:value="0.0000122863747172297">
                <text:p>0.0000122863747172297</text:p>
              </table:table-cell>
              <table:table-cell office:value-type="float" office:value="-0.00000853243313797547">
                <text:p>-0.00000853243313797547</text:p>
              </table:table-cell>
              <table:table-cell office:value-type="float" office:value="0.0000100220328704825">
                <text:p>0.0000100220328704825</text:p>
              </table:table-cell>
              <table:table-cell office:value-type="float" office:value="-0.0000242462239410379">
                <text:p>-0.0000242462239410379</text:p>
              </table:table-cell>
              <table:table-cell office:value-type="float" office:value="0.0000280362508757737">
                <text:p>0.0000280362508757737</text:p>
              </table:table-cell>
              <table:table-cell office:value-type="float" office:value="-0.0000283570372933695">
                <text:p>-0.0000283570372933695</text:p>
              </table:table-cell>
              <table:table-cell office:value-type="float" office:value="-0.00000071486153746525">
                <text:p>-0.00000071486153746525</text:p>
              </table:table-cell>
              <table:table-cell office:value-type="float" office:value="0.00000801547545953296">
                <text:p>0.00000801547545953296</text:p>
              </table:table-cell>
              <table:table-cell office:value-type="float" office:value="0.0000245327144172691">
                <text:p>0.0000245327144172691</text:p>
              </table:table-cell>
              <table:table-cell office:value-type="float" office:value="0.00000353695138649579">
                <text:p>0.00000353695138649579</text:p>
              </table:table-cell>
              <table:table-cell office:value-type="float" office:value="-0.0000287648489776804">
                <text:p>-0.0000287648489776804</text:p>
              </table:table-cell>
              <table:table-cell office:value-type="float" office:value="0.0000142293249067449">
                <text:p>0.0000142293249067449</text:p>
              </table:table-cell>
              <table:table-cell office:value-type="float" office:value="-0.00000450908217070056">
                <text:p>-0.00000450908217070056</text:p>
              </table:table-cell>
              <table:table-cell office:value-type="float" office:value="-0.0000160492160742876">
                <text:p>-0.0000160492160742876</text:p>
              </table:table-cell>
              <table:table-cell office:value-type="float" office:value="0.000016862039018295">
                <text:p>0.000016862039018295</text:p>
              </table:table-cell>
              <table:table-cell office:value-type="float" office:value="-0.00000191817027578312">
                <text:p>-0.00000191817027578312</text:p>
              </table:table-cell>
              <table:table-cell office:value-type="float" office:value="-0.0000117158634442283">
                <text:p>-0.0000117158634442283</text:p>
              </table:table-cell>
              <table:table-cell office:value-type="float" office:value="0.0000287175373749893">
                <text:p>0.0000287175373749893</text:p>
              </table:table-cell>
              <table:table-cell office:value-type="float" office:value="-0.00001337170669935">
                <text:p>-0.00001337170669935</text:p>
              </table:table-cell>
              <table:table-cell office:value-type="float" office:value="-0.00000200842122177747">
                <text:p>-0.00000200842122177747</text:p>
              </table:table-cell>
              <table:table-cell office:value-type="float" office:value="-0.0000188084050166681">
                <text:p>-0.0000188084050166681</text:p>
              </table:table-cell>
              <table:table-cell office:value-type="float" office:value="0.0000328804943477978">
                <text:p>0.0000328804943477978</text:p>
              </table:table-cell>
              <table:table-cell office:value-type="float" office:value="-0.0000275539298149052">
                <text:p>-0.0000275539298149052</text:p>
              </table:table-cell>
              <table:table-cell office:value-type="float" office:value="0.0000338509825128508">
                <text:p>0.0000338509825128508</text:p>
              </table:table-cell>
              <table:table-cell office:value-type="float" office:value="-0.0000071163263769547">
                <text:p>-0.0000071163263769547</text:p>
              </table:table-cell>
              <table:table-cell office:value-type="float" office:value="-0.0000240629094725442">
                <text:p>-0.0000240629094725442</text:p>
              </table:table-cell>
              <table:table-cell office:value-type="float" office:value="0.0000243957929074723">
                <text:p>0.0000243957929074723</text:p>
              </table:table-cell>
              <table:table-cell office:value-type="float" office:value="-0.0000125738320306268">
                <text:p>-0.0000125738320306268</text:p>
              </table:table-cell>
              <table:table-cell office:value-type="float" office:value="0.00000277350567273738">
                <text:p>0.00000277350567273738</text:p>
              </table:table-cell>
              <table:table-cell office:value-type="float" office:value="0.000000513469340879258">
                <text:p>0.000000513469340879258</text:p>
              </table:table-cell>
              <table:table-cell office:value-type="float" office:value="-0.0000178580188288646">
                <text:p>-0.0000178580188288646</text:p>
              </table:table-cell>
              <table:table-cell office:value-type="float" office:value="0.000033091027072496">
                <text:p>0.000033091027072496</text:p>
              </table:table-cell>
              <table:table-cell office:value-type="float" office:value="-0.0000370930124560242">
                <text:p>-0.0000370930124560242</text:p>
              </table:table-cell>
              <table:table-cell office:value-type="float" office:value="0.0000108938101440192">
                <text:p>0.0000108938101440192</text:p>
              </table:table-cell>
              <table:table-cell office:value-type="float" office:value="0.0000227561535561804">
                <text:p>0.0000227561535561804</text:p>
              </table:table-cell>
              <table:table-cell office:value-type="float" office:value="0.000016387388032113">
                <text:p>0.000016387388032113</text:p>
              </table:table-cell>
              <table:table-cell office:value-type="float" office:value="-0.0000400034319616438">
                <text:p>-0.0000400034319616438</text:p>
              </table:table-cell>
              <table:table-cell office:value-type="float" office:value="0.0000140885670496527">
                <text:p>0.0000140885670496527</text:p>
              </table:table-cell>
              <table:table-cell office:value-type="float" office:value="-0.00000869017217908219">
                <text:p>-0.00000869017217908219</text:p>
              </table:table-cell>
              <table:table-cell office:value-type="float" office:value="-0.0000130163467718103">
                <text:p>-0.0000130163467718103</text:p>
              </table:table-cell>
              <table:table-cell office:value-type="float" office:value="0.0000145190653256799">
                <text:p>0.0000145190653256799</text:p>
              </table:table-cell>
              <table:table-cell office:value-type="float" office:value="-0.00000849350467557741">
                <text:p>-0.00000849350467557741</text:p>
              </table:table-cell>
              <table:table-cell office:value-type="float" office:value="0.0000212258822508415">
                <text:p>0.0000212258822508415</text:p>
              </table:table-cell>
              <table:table-cell office:value-type="float" office:value="-0.0000115792157997507">
                <text:p>-0.0000115792157997507</text:p>
              </table:table-cell>
              <table:table-cell office:value-type="float" office:value="0.0000235578000097325">
                <text:p>0.0000235578000097325</text:p>
              </table:table-cell>
              <table:table-cell office:value-type="float" office:value="-0.00000942731491837545">
                <text:p>-0.00000942731491837545</text:p>
              </table:table-cell>
              <table:table-cell office:value-type="float" office:value="-0.0000295180638411607">
                <text:p>-0.0000295180638411607</text:p>
              </table:table-cell>
              <table:table-cell office:value-type="float" office:value="0.0000224637981484643">
                <text:p>0.0000224637981484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